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69.9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15.0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7054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7:05:42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202386761" calcext:value-type="float">
            <text:p>1.202386761</text:p>
          </table:table-cell>
          <table:table-cell office:value-type="float" office:value="1.119331851" calcext:value-type="float">
            <text:p>1.119331851</text:p>
          </table:table-cell>
          <table:table-cell office:value-type="float" office:value="1.289290343" calcext:value-type="float">
            <text:p>1.289290343</text:p>
          </table:table-cell>
          <table:table-cell/>
          <table:table-cell office:value-type="float" office:value="0.009823421" calcext:value-type="float">
            <text:p>0.009823421</text:p>
          </table:table-cell>
          <table:table-cell office:value-type="float" office:value="0.009144868" calcext:value-type="float">
            <text:p>0.009144868</text:p>
          </table:table-cell>
          <table:table-cell office:value-type="float" office:value="0.010533418" calcext:value-type="float">
            <text:p>0.010533418</text:p>
          </table:table-cell>
          <table:table-cell/>
          <table:table-cell office:value-type="float" office:value="-0.000072412" calcext:value-type="float">
            <text:p>-7.2412E-05</text:p>
          </table:table-cell>
          <table:table-cell office:value-type="float" office:value="-0.000750965" calcext:value-type="float">
            <text:p>-0.000750965</text:p>
          </table:table-cell>
          <table:table-cell office:value-type="float" office:value="0.000637585" calcext:value-type="float">
            <text:p>0.000637585</text:p>
          </table:table-cell>
          <table:table-cell/>
          <table:table-cell office:value-type="float" office:value="26.588849648" calcext:value-type="float">
            <text:p>26.588849648</text:p>
          </table:table-cell>
          <table:table-cell office:value-type="float" office:value="26.572126046" calcext:value-type="float">
            <text:p>26.572126046</text:p>
          </table:table-cell>
          <table:table-cell office:value-type="float" office:value="26.606347941" calcext:value-type="float">
            <text:p>26.606347941</text:p>
          </table:table-cell>
          <table:table-cell/>
          <table:table-cell office:value-type="float" office:value="-0.001835537" calcext:value-type="float">
            <text:p>-0.001835537</text:p>
          </table:table-cell>
          <table:table-cell office:value-type="float" office:value="-0.01903603" calcext:value-type="float">
            <text:p>-0.01903603</text:p>
          </table:table-cell>
          <table:table-cell office:value-type="float" office:value="0.016161574" calcext:value-type="float">
            <text:p>0.0161615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7:05:44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54190356" calcext:value-type="float">
            <text:p>1.254190356</text:p>
          </table:table-cell>
          <table:table-cell office:value-type="float" office:value="1.099391711" calcext:value-type="float">
            <text:p>1.099391711</text:p>
          </table:table-cell>
          <table:table-cell office:value-type="float" office:value="1.260478051" calcext:value-type="float">
            <text:p>1.260478051</text:p>
          </table:table-cell>
          <table:table-cell/>
          <table:table-cell office:value-type="float" office:value="0.010246653" calcext:value-type="float">
            <text:p>0.010246653</text:p>
          </table:table-cell>
          <table:table-cell office:value-type="float" office:value="0.008981958" calcext:value-type="float">
            <text:p>0.008981958</text:p>
          </table:table-cell>
          <table:table-cell office:value-type="float" office:value="0.010298023" calcext:value-type="float">
            <text:p>0.010298023</text:p>
          </table:table-cell>
          <table:table-cell/>
          <table:table-cell office:value-type="float" office:value="0.00035082" calcext:value-type="float">
            <text:p>0.00035082</text:p>
          </table:table-cell>
          <table:table-cell office:value-type="float" office:value="-0.000913875" calcext:value-type="float">
            <text:p>-0.000913875</text:p>
          </table:table-cell>
          <table:table-cell office:value-type="float" office:value="0.00040219" calcext:value-type="float">
            <text:p>0.00040219</text:p>
          </table:table-cell>
          <table:table-cell/>
          <table:table-cell office:value-type="float" office:value="26.609388608" calcext:value-type="float">
            <text:p>26.609388608</text:p>
          </table:table-cell>
          <table:table-cell office:value-type="float" office:value="26.578219339" calcext:value-type="float">
            <text:p>26.578219339</text:p>
          </table:table-cell>
          <table:table-cell office:value-type="float" office:value="26.61065464" calcext:value-type="float">
            <text:p>26.61065464</text:p>
          </table:table-cell>
          <table:table-cell/>
          <table:table-cell office:value-type="float" office:value="0.008892645" calcext:value-type="float">
            <text:p>0.008892645</text:p>
          </table:table-cell>
          <table:table-cell office:value-type="float" office:value="-0.023165643" calcext:value-type="float">
            <text:p>-0.023165643</text:p>
          </table:table-cell>
          <table:table-cell office:value-type="float" office:value="0.010194782" calcext:value-type="float">
            <text:p>0.0101947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7:05:45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14309861" calcext:value-type="float">
            <text:p>1.14309861</text:p>
          </table:table-cell>
          <table:table-cell office:value-type="float" office:value="1.178574107" calcext:value-type="float">
            <text:p>1.178574107</text:p>
          </table:table-cell>
          <table:table-cell office:value-type="float" office:value="1.276490244" calcext:value-type="float">
            <text:p>1.276490244</text:p>
          </table:table-cell>
          <table:table-cell/>
          <table:table-cell office:value-type="float" office:value="0.009339041" calcext:value-type="float">
            <text:p>0.009339041</text:p>
          </table:table-cell>
          <table:table-cell office:value-type="float" office:value="0.009628873" calcext:value-type="float">
            <text:p>0.009628873</text:p>
          </table:table-cell>
          <table:table-cell office:value-type="float" office:value="0.010428842" calcext:value-type="float">
            <text:p>0.010428842</text:p>
          </table:table-cell>
          <table:table-cell/>
          <table:table-cell office:value-type="float" office:value="-0.000556792" calcext:value-type="float">
            <text:p>-0.000556792</text:p>
          </table:table-cell>
          <table:table-cell office:value-type="float" office:value="-0.00026696" calcext:value-type="float">
            <text:p>-0.00026696</text:p>
          </table:table-cell>
          <table:table-cell office:value-type="float" office:value="0.000533009" calcext:value-type="float">
            <text:p>0.000533009</text:p>
          </table:table-cell>
          <table:table-cell/>
          <table:table-cell office:value-type="float" office:value="26.57691165" calcext:value-type="float">
            <text:p>26.57691165</text:p>
          </table:table-cell>
          <table:table-cell office:value-type="float" office:value="26.584054853" calcext:value-type="float">
            <text:p>26.584054853</text:p>
          </table:table-cell>
          <table:table-cell office:value-type="float" office:value="26.60377062" calcext:value-type="float">
            <text:p>26.60377062</text:p>
          </table:table-cell>
          <table:table-cell/>
          <table:table-cell office:value-type="float" office:value="-0.014113949" calcext:value-type="float">
            <text:p>-0.014113949</text:p>
          </table:table-cell>
          <table:table-cell office:value-type="float" office:value="-0.00676705" calcext:value-type="float">
            <text:p>-0.00676705</text:p>
          </table:table-cell>
          <table:table-cell office:value-type="float" office:value="0.013510783" calcext:value-type="float">
            <text:p>0.0135107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7:05:4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70817753" calcext:value-type="float">
            <text:p>1.170817753</text:p>
          </table:table-cell>
          <table:table-cell office:value-type="float" office:value="1.313617386" calcext:value-type="float">
            <text:p>1.313617386</text:p>
          </table:table-cell>
          <table:table-cell office:value-type="float" office:value="1.217728402" calcext:value-type="float">
            <text:p>1.217728402</text:p>
          </table:table-cell>
          <table:table-cell/>
          <table:table-cell office:value-type="float" office:value="0.009565505" calcext:value-type="float">
            <text:p>0.009565505</text:p>
          </table:table-cell>
          <table:table-cell office:value-type="float" office:value="0.010732168" calcext:value-type="float">
            <text:p>0.010732168</text:p>
          </table:table-cell>
          <table:table-cell office:value-type="float" office:value="0.009948761" calcext:value-type="float">
            <text:p>0.009948761</text:p>
          </table:table-cell>
          <table:table-cell/>
          <table:table-cell office:value-type="float" office:value="-0.000330329" calcext:value-type="float">
            <text:p>-0.000330329</text:p>
          </table:table-cell>
          <table:table-cell office:value-type="float" office:value="0.000836335" calcext:value-type="float">
            <text:p>0.000836335</text:p>
          </table:table-cell>
          <table:table-cell office:value-type="float" office:value="0.000052928" calcext:value-type="float">
            <text:p>5.2928E-05</text:p>
          </table:table-cell>
          <table:table-cell/>
          <table:table-cell office:value-type="float" office:value="26.592601338" calcext:value-type="float">
            <text:p>26.592601338</text:p>
          </table:table-cell>
          <table:table-cell office:value-type="float" office:value="26.621354229" calcext:value-type="float">
            <text:p>26.621354229</text:p>
          </table:table-cell>
          <table:table-cell office:value-type="float" office:value="26.602046938" calcext:value-type="float">
            <text:p>26.602046938</text:p>
          </table:table-cell>
          <table:table-cell/>
          <table:table-cell office:value-type="float" office:value="-0.008373369" calcext:value-type="float">
            <text:p>-0.008373369</text:p>
          </table:table-cell>
          <table:table-cell office:value-type="float" office:value="0.021199472" calcext:value-type="float">
            <text:p>0.021199472</text:p>
          </table:table-cell>
          <table:table-cell office:value-type="float" office:value="0.001341595" calcext:value-type="float">
            <text:p>0.0013415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7:05:48</text:p>
          </table:table-cell>
          <table:table-cell office:value-type="float" office:value="26.58558" calcext:value-type="float">
            <text:p>26.58558</text:p>
          </table:table-cell>
          <table:table-cell office:value-type="float" office:value="1.244125515" calcext:value-type="float">
            <text:p>1.244125515</text:p>
          </table:table-cell>
          <table:table-cell office:value-type="float" office:value="1.252007038" calcext:value-type="float">
            <text:p>1.252007038</text:p>
          </table:table-cell>
          <table:table-cell office:value-type="float" office:value="1.116793289" calcext:value-type="float">
            <text:p>1.116793289</text:p>
          </table:table-cell>
          <table:table-cell/>
          <table:table-cell office:value-type="float" office:value="0.010164424" calcext:value-type="float">
            <text:p>0.010164424</text:p>
          </table:table-cell>
          <table:table-cell office:value-type="float" office:value="0.010228816" calcext:value-type="float">
            <text:p>0.010228816</text:p>
          </table:table-cell>
          <table:table-cell office:value-type="float" office:value="0.009124128" calcext:value-type="float">
            <text:p>0.009124128</text:p>
          </table:table-cell>
          <table:table-cell/>
          <table:table-cell office:value-type="float" office:value="0.000268591" calcext:value-type="float">
            <text:p>0.000268591</text:p>
          </table:table-cell>
          <table:table-cell office:value-type="float" office:value="0.000332982" calcext:value-type="float">
            <text:p>0.000332982</text:p>
          </table:table-cell>
          <table:table-cell office:value-type="float" office:value="-0.000771705" calcext:value-type="float">
            <text:p>-0.000771705</text:p>
          </table:table-cell>
          <table:table-cell/>
          <table:table-cell office:value-type="float" office:value="26.592199835" calcext:value-type="float">
            <text:p>26.592199835</text:p>
          </table:table-cell>
          <table:table-cell office:value-type="float" office:value="26.593786809" calcext:value-type="float">
            <text:p>26.593786809</text:p>
          </table:table-cell>
          <table:table-cell office:value-type="float" office:value="26.566560706" calcext:value-type="float">
            <text:p>26.566560706</text:p>
          </table:table-cell>
          <table:table-cell/>
          <table:table-cell office:value-type="float" office:value="0.006808285" calcext:value-type="float">
            <text:p>0.006808285</text:p>
          </table:table-cell>
          <table:table-cell office:value-type="float" office:value="0.008440495" calcext:value-type="float">
            <text:p>0.008440495</text:p>
          </table:table-cell>
          <table:table-cell office:value-type="float" office:value="-0.019561767" calcext:value-type="float">
            <text:p>-0.0195617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7:05:49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6818198" calcext:value-type="float">
            <text:p>1.266818198</text:p>
          </table:table-cell>
          <table:table-cell office:value-type="float" office:value="1.097310912" calcext:value-type="float">
            <text:p>1.097310912</text:p>
          </table:table-cell>
          <table:table-cell office:value-type="float" office:value="1.193352484" calcext:value-type="float">
            <text:p>1.193352484</text:p>
          </table:table-cell>
          <table:table-cell/>
          <table:table-cell office:value-type="float" office:value="0.010349822" calcext:value-type="float">
            <text:p>0.010349822</text:p>
          </table:table-cell>
          <table:table-cell office:value-type="float" office:value="0.008964958" calcext:value-type="float">
            <text:p>0.008964958</text:p>
          </table:table-cell>
          <table:table-cell office:value-type="float" office:value="0.009749612" calcext:value-type="float">
            <text:p>0.009749612</text:p>
          </table:table-cell>
          <table:table-cell/>
          <table:table-cell office:value-type="float" office:value="0.000453989" calcext:value-type="float">
            <text:p>0.000453989</text:p>
          </table:table-cell>
          <table:table-cell office:value-type="float" office:value="-0.000930875" calcext:value-type="float">
            <text:p>-0.000930875</text:p>
          </table:table-cell>
          <table:table-cell office:value-type="float" office:value="-0.000146222" calcext:value-type="float">
            <text:p>-0.000146222</text:p>
          </table:table-cell>
          <table:table-cell/>
          <table:table-cell office:value-type="float" office:value="26.606877183" calcext:value-type="float">
            <text:p>26.606877183</text:p>
          </table:table-cell>
          <table:table-cell office:value-type="float" office:value="26.572746157" calcext:value-type="float">
            <text:p>26.572746157</text:p>
          </table:table-cell>
          <table:table-cell office:value-type="float" office:value="26.592084669" calcext:value-type="float">
            <text:p>26.592084669</text:p>
          </table:table-cell>
          <table:table-cell/>
          <table:table-cell office:value-type="float" office:value="0.011507778" calcext:value-type="float">
            <text:p>0.011507778</text:p>
          </table:table-cell>
          <table:table-cell office:value-type="float" office:value="-0.023596579" calcext:value-type="float">
            <text:p>-0.023596579</text:p>
          </table:table-cell>
          <table:table-cell office:value-type="float" office:value="-0.003706499" calcext:value-type="float">
            <text:p>-0.0037064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7:05:50</text:p>
          </table:table-cell>
          <table:table-cell office:value-type="float" office:value="26.58558" calcext:value-type="float">
            <text:p>26.58558</text:p>
          </table:table-cell>
          <table:table-cell office:value-type="float" office:value="1.129324571" calcext:value-type="float">
            <text:p>1.129324571</text:p>
          </table:table-cell>
          <table:table-cell office:value-type="float" office:value="1.183899186" calcext:value-type="float">
            <text:p>1.183899186</text:p>
          </table:table-cell>
          <table:table-cell office:value-type="float" office:value="1.285825525" calcext:value-type="float">
            <text:p>1.285825525</text:p>
          </table:table-cell>
          <table:table-cell/>
          <table:table-cell office:value-type="float" office:value="0.009226508" calcext:value-type="float">
            <text:p>0.009226508</text:p>
          </table:table-cell>
          <table:table-cell office:value-type="float" office:value="0.009672379" calcext:value-type="float">
            <text:p>0.009672379</text:p>
          </table:table-cell>
          <table:table-cell office:value-type="float" office:value="0.01050511" calcext:value-type="float">
            <text:p>0.01050511</text:p>
          </table:table-cell>
          <table:table-cell/>
          <table:table-cell office:value-type="float" office:value="-0.000669325" calcext:value-type="float">
            <text:p>-0.000669325</text:p>
          </table:table-cell>
          <table:table-cell office:value-type="float" office:value="-0.000223454" calcext:value-type="float">
            <text:p>-0.000223454</text:p>
          </table:table-cell>
          <table:table-cell office:value-type="float" office:value="0.000609277" calcext:value-type="float">
            <text:p>0.000609277</text:p>
          </table:table-cell>
          <table:table-cell/>
          <table:table-cell office:value-type="float" office:value="26.569083982" calcext:value-type="float">
            <text:p>26.569083982</text:p>
          </table:table-cell>
          <table:table-cell office:value-type="float" office:value="26.580072964" calcext:value-type="float">
            <text:p>26.580072964</text:p>
          </table:table-cell>
          <table:table-cell office:value-type="float" office:value="26.600596264" calcext:value-type="float">
            <text:p>26.600596264</text:p>
          </table:table-cell>
          <table:table-cell/>
          <table:table-cell office:value-type="float" office:value="-0.016966541" calcext:value-type="float">
            <text:p>-0.016966541</text:p>
          </table:table-cell>
          <table:table-cell office:value-type="float" office:value="-0.005664243" calcext:value-type="float">
            <text:p>-0.005664243</text:p>
          </table:table-cell>
          <table:table-cell office:value-type="float" office:value="0.01544404" calcext:value-type="float">
            <text:p>0.015444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7:05:51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33899824" calcext:value-type="float">
            <text:p>1.133899824</text:p>
          </table:table-cell>
          <table:table-cell office:value-type="float" office:value="1.31633059" calcext:value-type="float">
            <text:p>1.31633059</text:p>
          </table:table-cell>
          <table:table-cell office:value-type="float" office:value="1.185704611" calcext:value-type="float">
            <text:p>1.185704611</text:p>
          </table:table-cell>
          <table:table-cell/>
          <table:table-cell office:value-type="float" office:value="0.009263887" calcext:value-type="float">
            <text:p>0.009263887</text:p>
          </table:table-cell>
          <table:table-cell office:value-type="float" office:value="0.010754335" calcext:value-type="float">
            <text:p>0.010754335</text:p>
          </table:table-cell>
          <table:table-cell office:value-type="float" office:value="0.009687129" calcext:value-type="float">
            <text:p>0.009687129</text:p>
          </table:table-cell>
          <table:table-cell/>
          <table:table-cell office:value-type="float" office:value="-0.000631946" calcext:value-type="float">
            <text:p>-0.000631946</text:p>
          </table:table-cell>
          <table:table-cell office:value-type="float" office:value="0.000858502" calcext:value-type="float">
            <text:p>0.000858502</text:p>
          </table:table-cell>
          <table:table-cell office:value-type="float" office:value="-0.000208704" calcext:value-type="float">
            <text:p>-0.000208704</text:p>
          </table:table-cell>
          <table:table-cell/>
          <table:table-cell office:value-type="float" office:value="26.585167747" calcext:value-type="float">
            <text:p>26.585167747</text:p>
          </table:table-cell>
          <table:table-cell office:value-type="float" office:value="26.621900529" calcext:value-type="float">
            <text:p>26.621900529</text:p>
          </table:table-cell>
          <table:table-cell office:value-type="float" office:value="26.59559886" calcext:value-type="float">
            <text:p>26.59559886</text:p>
          </table:table-cell>
          <table:table-cell/>
          <table:table-cell office:value-type="float" office:value="-0.016019009" calcext:value-type="float">
            <text:p>-0.016019009</text:p>
          </table:table-cell>
          <table:table-cell office:value-type="float" office:value="0.021761349" calcext:value-type="float">
            <text:p>0.021761349</text:p>
          </table:table-cell>
          <table:table-cell office:value-type="float" office:value="-0.005290346" calcext:value-type="float">
            <text:p>-0.0052903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7:05:52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048836" calcext:value-type="float">
            <text:p>1.2048836</text:p>
          </table:table-cell>
          <table:table-cell office:value-type="float" office:value="1.282476936" calcext:value-type="float">
            <text:p>1.282476936</text:p>
          </table:table-cell>
          <table:table-cell office:value-type="float" office:value="1.122388377" calcext:value-type="float">
            <text:p>1.122388377</text:p>
          </table:table-cell>
          <table:table-cell/>
          <table:table-cell office:value-type="float" office:value="0.00984382" calcext:value-type="float">
            <text:p>0.00984382</text:p>
          </table:table-cell>
          <table:table-cell office:value-type="float" office:value="0.010477753" calcext:value-type="float">
            <text:p>0.010477753</text:p>
          </table:table-cell>
          <table:table-cell office:value-type="float" office:value="0.00916984" calcext:value-type="float">
            <text:p>0.00916984</text:p>
          </table:table-cell>
          <table:table-cell/>
          <table:table-cell office:value-type="float" office:value="-0.000052013" calcext:value-type="float">
            <text:p>-5.2013E-05</text:p>
          </table:table-cell>
          <table:table-cell office:value-type="float" office:value="0.000581919" calcext:value-type="float">
            <text:p>0.000581919</text:p>
          </table:table-cell>
          <table:table-cell office:value-type="float" office:value="-0.000725994" calcext:value-type="float">
            <text:p>-0.000725994</text:p>
          </table:table-cell>
          <table:table-cell/>
          <table:table-cell office:value-type="float" office:value="26.599460606" calcext:value-type="float">
            <text:p>26.599460606</text:p>
          </table:table-cell>
          <table:table-cell office:value-type="float" office:value="26.615084121" calcext:value-type="float">
            <text:p>26.615084121</text:p>
          </table:table-cell>
          <table:table-cell office:value-type="float" office:value="26.582849855" calcext:value-type="float">
            <text:p>26.582849855</text:p>
          </table:table-cell>
          <table:table-cell/>
          <table:table-cell office:value-type="float" office:value="-0.001318452" calcext:value-type="float">
            <text:p>-0.001318452</text:p>
          </table:table-cell>
          <table:table-cell office:value-type="float" office:value="0.014750576" calcext:value-type="float">
            <text:p>0.014750576</text:p>
          </table:table-cell>
          <table:table-cell office:value-type="float" office:value="-0.018403024" calcext:value-type="float">
            <text:p>-0.0184030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7:05:5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2847336" calcext:value-type="float">
            <text:p>1.262847336</text:p>
          </table:table-cell>
          <table:table-cell office:value-type="float" office:value="1.095891726" calcext:value-type="float">
            <text:p>1.095891726</text:p>
          </table:table-cell>
          <table:table-cell office:value-type="float" office:value="1.269399079" calcext:value-type="float">
            <text:p>1.269399079</text:p>
          </table:table-cell>
          <table:table-cell/>
          <table:table-cell office:value-type="float" office:value="0.01031738" calcext:value-type="float">
            <text:p>0.01031738</text:p>
          </table:table-cell>
          <table:table-cell office:value-type="float" office:value="0.008953364" calcext:value-type="float">
            <text:p>0.008953364</text:p>
          </table:table-cell>
          <table:table-cell office:value-type="float" office:value="0.010370908" calcext:value-type="float">
            <text:p>0.010370908</text:p>
          </table:table-cell>
          <table:table-cell/>
          <table:table-cell office:value-type="float" office:value="0.000421547" calcext:value-type="float">
            <text:p>0.000421547</text:p>
          </table:table-cell>
          <table:table-cell office:value-type="float" office:value="-0.00094247" calcext:value-type="float">
            <text:p>-0.00094247</text:p>
          </table:table-cell>
          <table:table-cell office:value-type="float" office:value="0.000475074" calcext:value-type="float">
            <text:p>0.000475074</text:p>
          </table:table-cell>
          <table:table-cell/>
          <table:table-cell office:value-type="float" office:value="26.606077644" calcext:value-type="float">
            <text:p>26.606077644</text:p>
          </table:table-cell>
          <table:table-cell office:value-type="float" office:value="26.572460394" calcext:value-type="float">
            <text:p>26.572460394</text:p>
          </table:table-cell>
          <table:table-cell office:value-type="float" office:value="26.607396847" calcext:value-type="float">
            <text:p>26.607396847</text:p>
          </table:table-cell>
          <table:table-cell/>
          <table:table-cell office:value-type="float" office:value="0.010685443" calcext:value-type="float">
            <text:p>0.010685443</text:p>
          </table:table-cell>
          <table:table-cell office:value-type="float" office:value="-0.023890494" calcext:value-type="float">
            <text:p>-0.023890494</text:p>
          </table:table-cell>
          <table:table-cell office:value-type="float" office:value="0.012042259" calcext:value-type="float">
            <text:p>0.0120422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7:05:55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13051726" calcext:value-type="float">
            <text:p>1.13051726</text:p>
          </table:table-cell>
          <table:table-cell office:value-type="float" office:value="1.214590813" calcext:value-type="float">
            <text:p>1.214590813</text:p>
          </table:table-cell>
          <table:table-cell office:value-type="float" office:value="1.261506827" calcext:value-type="float">
            <text:p>1.261506827</text:p>
          </table:table-cell>
          <table:table-cell/>
          <table:table-cell office:value-type="float" office:value="0.009236252" calcext:value-type="float">
            <text:p>0.009236252</text:p>
          </table:table-cell>
          <table:table-cell office:value-type="float" office:value="0.009923128" calcext:value-type="float">
            <text:p>0.009923128</text:p>
          </table:table-cell>
          <table:table-cell office:value-type="float" office:value="0.010306428" calcext:value-type="float">
            <text:p>0.010306428</text:p>
          </table:table-cell>
          <table:table-cell/>
          <table:table-cell office:value-type="float" office:value="-0.000659581" calcext:value-type="float">
            <text:p>-0.000659581</text:p>
          </table:table-cell>
          <table:table-cell office:value-type="float" office:value="0.000027294" calcext:value-type="float">
            <text:p>2.7294E-05</text:p>
          </table:table-cell>
          <table:table-cell office:value-type="float" office:value="0.000410595" calcext:value-type="float">
            <text:p>0.000410595</text:p>
          </table:table-cell>
          <table:table-cell/>
          <table:table-cell office:value-type="float" office:value="26.574378309" calcext:value-type="float">
            <text:p>26.574378309</text:p>
          </table:table-cell>
          <table:table-cell office:value-type="float" office:value="26.591306987" calcext:value-type="float">
            <text:p>26.591306987</text:p>
          </table:table-cell>
          <table:table-cell office:value-type="float" office:value="26.600753677" calcext:value-type="float">
            <text:p>26.600753677</text:p>
          </table:table-cell>
          <table:table-cell/>
          <table:table-cell office:value-type="float" office:value="-0.016719535" calcext:value-type="float">
            <text:p>-0.016719535</text:p>
          </table:table-cell>
          <table:table-cell office:value-type="float" office:value="0.000691816" calcext:value-type="float">
            <text:p>0.000691816</text:p>
          </table:table-cell>
          <table:table-cell office:value-type="float" office:value="0.010407834" calcext:value-type="float">
            <text:p>0.0104078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7:05:56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12007548" calcext:value-type="float">
            <text:p>1.212007548</text:p>
          </table:table-cell>
          <table:table-cell office:value-type="float" office:value="1.273770484" calcext:value-type="float">
            <text:p>1.273770484</text:p>
          </table:table-cell>
          <table:table-cell office:value-type="float" office:value="1.125012174" calcext:value-type="float">
            <text:p>1.125012174</text:p>
          </table:table-cell>
          <table:table-cell/>
          <table:table-cell office:value-type="float" office:value="0.009902022" calcext:value-type="float">
            <text:p>0.009902022</text:p>
          </table:table-cell>
          <table:table-cell office:value-type="float" office:value="0.010406622" calcext:value-type="float">
            <text:p>0.010406622</text:p>
          </table:table-cell>
          <table:table-cell office:value-type="float" office:value="0.009191276" calcext:value-type="float">
            <text:p>0.009191276</text:p>
          </table:table-cell>
          <table:table-cell/>
          <table:table-cell office:value-type="float" office:value="0.000006189" calcext:value-type="float">
            <text:p>6.189E-06</text:p>
          </table:table-cell>
          <table:table-cell office:value-type="float" office:value="0.000510788" calcext:value-type="float">
            <text:p>0.000510788</text:p>
          </table:table-cell>
          <table:table-cell office:value-type="float" office:value="-0.000704557" calcext:value-type="float">
            <text:p>-0.000704557</text:p>
          </table:table-cell>
          <table:table-cell/>
          <table:table-cell office:value-type="float" office:value="26.595840933" calcext:value-type="float">
            <text:p>26.595840933</text:p>
          </table:table-cell>
          <table:table-cell office:value-type="float" office:value="26.608277034" calcext:value-type="float">
            <text:p>26.608277034</text:p>
          </table:table-cell>
          <table:table-cell office:value-type="float" office:value="26.578323996" calcext:value-type="float">
            <text:p>26.578323996</text:p>
          </table:table-cell>
          <table:table-cell/>
          <table:table-cell office:value-type="float" office:value="0.000156835" calcext:value-type="float">
            <text:p>0.000156835</text:p>
          </table:table-cell>
          <table:table-cell office:value-type="float" office:value="0.012947542" calcext:value-type="float">
            <text:p>0.012947542</text:p>
          </table:table-cell>
          <table:table-cell office:value-type="float" office:value="-0.017859636" calcext:value-type="float">
            <text:p>-0.0178596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7:05:57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54792363" calcext:value-type="float">
            <text:p>1.254792363</text:p>
          </table:table-cell>
          <table:table-cell office:value-type="float" office:value="1.092386972" calcext:value-type="float">
            <text:p>1.092386972</text:p>
          </table:table-cell>
          <table:table-cell office:value-type="float" office:value="1.208390142" calcext:value-type="float">
            <text:p>1.208390142</text:p>
          </table:table-cell>
          <table:table-cell/>
          <table:table-cell office:value-type="float" office:value="0.010251572" calcext:value-type="float">
            <text:p>0.010251572</text:p>
          </table:table-cell>
          <table:table-cell office:value-type="float" office:value="0.00892473" calcext:value-type="float">
            <text:p>0.00892473</text:p>
          </table:table-cell>
          <table:table-cell office:value-type="float" office:value="0.009872468" calcext:value-type="float">
            <text:p>0.009872468</text:p>
          </table:table-cell>
          <table:table-cell/>
          <table:table-cell office:value-type="float" office:value="0.000355738" calcext:value-type="float">
            <text:p>0.000355738</text:p>
          </table:table-cell>
          <table:table-cell office:value-type="float" office:value="-0.000971103" calcext:value-type="float">
            <text:p>-0.000971103</text:p>
          </table:table-cell>
          <table:table-cell office:value-type="float" office:value="-0.000023365" calcext:value-type="float">
            <text:p>-2.3365E-05</text:p>
          </table:table-cell>
          <table:table-cell/>
          <table:table-cell office:value-type="float" office:value="26.604455763" calcext:value-type="float">
            <text:p>26.604455763</text:p>
          </table:table-cell>
          <table:table-cell office:value-type="float" office:value="26.571754685" calcext:value-type="float">
            <text:p>26.571754685</text:p>
          </table:table-cell>
          <table:table-cell office:value-type="float" office:value="26.595112556" calcext:value-type="float">
            <text:p>26.595112556</text:p>
          </table:table-cell>
          <table:table-cell/>
          <table:table-cell office:value-type="float" office:value="0.009017317" calcext:value-type="float">
            <text:p>0.009017317</text:p>
          </table:table-cell>
          <table:table-cell office:value-type="float" office:value="-0.024616333" calcext:value-type="float">
            <text:p>-0.024616333</text:p>
          </table:table-cell>
          <table:table-cell office:value-type="float" office:value="-0.000592263" calcext:value-type="float">
            <text:p>-0.0005922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7:05:59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76427743" calcext:value-type="float">
            <text:p>1.176427743</text:p>
          </table:table-cell>
          <table:table-cell office:value-type="float" office:value="1.119336619" calcext:value-type="float">
            <text:p>1.119336619</text:p>
          </table:table-cell>
          <table:table-cell office:value-type="float" office:value="1.289634262" calcext:value-type="float">
            <text:p>1.289634262</text:p>
          </table:table-cell>
          <table:table-cell/>
          <table:table-cell office:value-type="float" office:value="0.009611338" calcext:value-type="float">
            <text:p>0.009611338</text:p>
          </table:table-cell>
          <table:table-cell office:value-type="float" office:value="0.009144907" calcext:value-type="float">
            <text:p>0.009144907</text:p>
          </table:table-cell>
          <table:table-cell office:value-type="float" office:value="0.010536228" calcext:value-type="float">
            <text:p>0.010536228</text:p>
          </table:table-cell>
          <table:table-cell/>
          <table:table-cell office:value-type="float" office:value="-0.000284496" calcext:value-type="float">
            <text:p>-0.000284496</text:p>
          </table:table-cell>
          <table:table-cell office:value-type="float" office:value="-0.000750926" calcext:value-type="float">
            <text:p>-0.000750926</text:p>
          </table:table-cell>
          <table:table-cell office:value-type="float" office:value="0.000640394" calcext:value-type="float">
            <text:p>0.000640394</text:p>
          </table:table-cell>
          <table:table-cell/>
          <table:table-cell office:value-type="float" office:value="26.59373093" calcext:value-type="float">
            <text:p>26.59373093</text:p>
          </table:table-cell>
          <table:table-cell office:value-type="float" office:value="26.582235367" calcext:value-type="float">
            <text:p>26.582235367</text:p>
          </table:table-cell>
          <table:table-cell office:value-type="float" office:value="26.616525247" calcext:value-type="float">
            <text:p>26.616525247</text:p>
          </table:table-cell>
          <table:table-cell/>
          <table:table-cell office:value-type="float" office:value="-0.007211556" calcext:value-type="float">
            <text:p>-0.007211556</text:p>
          </table:table-cell>
          <table:table-cell office:value-type="float" office:value="-0.019035043" calcext:value-type="float">
            <text:p>-0.019035043</text:p>
          </table:table-cell>
          <table:table-cell office:value-type="float" office:value="0.016232796" calcext:value-type="float">
            <text:p>0.0162327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7:06:00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0537057" calcext:value-type="float">
            <text:p>1.120537057</text:p>
          </table:table-cell>
          <table:table-cell office:value-type="float" office:value="1.288409387" calcext:value-type="float">
            <text:p>1.288409387</text:p>
          </table:table-cell>
          <table:table-cell office:value-type="float" office:value="1.254882366" calcext:value-type="float">
            <text:p>1.254882366</text:p>
          </table:table-cell>
          <table:table-cell/>
          <table:table-cell office:value-type="float" office:value="0.009154715" calcext:value-type="float">
            <text:p>0.009154715</text:p>
          </table:table-cell>
          <table:table-cell office:value-type="float" office:value="0.01052622" calcext:value-type="float">
            <text:p>0.01052622</text:p>
          </table:table-cell>
          <table:table-cell office:value-type="float" office:value="0.010252307" calcext:value-type="float">
            <text:p>0.010252307</text:p>
          </table:table-cell>
          <table:table-cell/>
          <table:table-cell office:value-type="float" office:value="-0.000741119" calcext:value-type="float">
            <text:p>-0.000741119</text:p>
          </table:table-cell>
          <table:table-cell office:value-type="float" office:value="0.000630387" calcext:value-type="float">
            <text:p>0.000630387</text:p>
          </table:table-cell>
          <table:table-cell office:value-type="float" office:value="0.000356474" calcext:value-type="float">
            <text:p>0.000356474</text:p>
          </table:table-cell>
          <table:table-cell/>
          <table:table-cell office:value-type="float" office:value="26.582477082" calcext:value-type="float">
            <text:p>26.582477082</text:p>
          </table:table-cell>
          <table:table-cell office:value-type="float" office:value="26.616278618" calcext:value-type="float">
            <text:p>26.616278618</text:p>
          </table:table-cell>
          <table:table-cell office:value-type="float" office:value="26.609527944" calcext:value-type="float">
            <text:p>26.609527944</text:p>
          </table:table-cell>
          <table:table-cell/>
          <table:table-cell office:value-type="float" office:value="-0.018786432" calcext:value-type="float">
            <text:p>-0.018786432</text:p>
          </table:table-cell>
          <table:table-cell office:value-type="float" office:value="0.015979135" calcext:value-type="float">
            <text:p>0.015979135</text:p>
          </table:table-cell>
          <table:table-cell office:value-type="float" office:value="0.009035956" calcext:value-type="float">
            <text:p>0.0090359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7:06:01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66411777" calcext:value-type="float">
            <text:p>1.166411777</text:p>
          </table:table-cell>
          <table:table-cell office:value-type="float" office:value="1.310501255" calcext:value-type="float">
            <text:p>1.310501255</text:p>
          </table:table-cell>
          <table:table-cell office:value-type="float" office:value="1.117956772" calcext:value-type="float">
            <text:p>1.117956772</text:p>
          </table:table-cell>
          <table:table-cell/>
          <table:table-cell office:value-type="float" office:value="0.009529508" calcext:value-type="float">
            <text:p>0.009529508</text:p>
          </table:table-cell>
          <table:table-cell office:value-type="float" office:value="0.01070671" calcext:value-type="float">
            <text:p>0.01070671</text:p>
          </table:table-cell>
          <table:table-cell office:value-type="float" office:value="0.009133634" calcext:value-type="float">
            <text:p>0.009133634</text:p>
          </table:table-cell>
          <table:table-cell/>
          <table:table-cell office:value-type="float" office:value="-0.000366325" calcext:value-type="float">
            <text:p>-0.000366325</text:p>
          </table:table-cell>
          <table:table-cell office:value-type="float" office:value="0.000810876" calcext:value-type="float">
            <text:p>0.000810876</text:p>
          </table:table-cell>
          <table:table-cell office:value-type="float" office:value="-0.0007622" calcext:value-type="float">
            <text:p>-0.0007622</text:p>
          </table:table-cell>
          <table:table-cell/>
          <table:table-cell office:value-type="float" office:value="26.591714177" calcext:value-type="float">
            <text:p>26.591714177</text:p>
          </table:table-cell>
          <table:table-cell office:value-type="float" office:value="26.6207268" calcext:value-type="float">
            <text:p>26.6207268</text:p>
          </table:table-cell>
          <table:table-cell office:value-type="float" office:value="26.581957527" calcext:value-type="float">
            <text:p>26.581957527</text:p>
          </table:table-cell>
          <table:table-cell/>
          <table:table-cell office:value-type="float" office:value="-0.009285835" calcext:value-type="float">
            <text:p>-0.009285835</text:p>
          </table:table-cell>
          <table:table-cell office:value-type="float" office:value="0.020554153" calcext:value-type="float">
            <text:p>0.020554153</text:p>
          </table:table-cell>
          <table:table-cell office:value-type="float" office:value="-0.019320809" calcext:value-type="float">
            <text:p>-0.0193208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7:06:02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71044167" calcext:value-type="float">
            <text:p>1.271044167</text:p>
          </table:table-cell>
          <table:table-cell office:value-type="float" office:value="1.113079323" calcext:value-type="float">
            <text:p>1.113079323</text:p>
          </table:table-cell>
          <table:table-cell office:value-type="float" office:value="1.215348389" calcext:value-type="float">
            <text:p>1.215348389</text:p>
          </table:table-cell>
          <table:table-cell/>
          <table:table-cell office:value-type="float" office:value="0.010384348" calcext:value-type="float">
            <text:p>0.010384348</text:p>
          </table:table-cell>
          <table:table-cell office:value-type="float" office:value="0.009093785" calcext:value-type="float">
            <text:p>0.009093785</text:p>
          </table:table-cell>
          <table:table-cell office:value-type="float" office:value="0.009929317" calcext:value-type="float">
            <text:p>0.009929317</text:p>
          </table:table-cell>
          <table:table-cell/>
          <table:table-cell office:value-type="float" office:value="0.000488514" calcext:value-type="float">
            <text:p>0.000488514</text:p>
          </table:table-cell>
          <table:table-cell office:value-type="float" office:value="-0.000802048" calcext:value-type="float">
            <text:p>-0.000802048</text:p>
          </table:table-cell>
          <table:table-cell office:value-type="float" office:value="0.000033484" calcext:value-type="float">
            <text:p>3.3484E-05</text:p>
          </table:table-cell>
          <table:table-cell/>
          <table:table-cell office:value-type="float" office:value="26.612782132" calcext:value-type="float">
            <text:p>26.612782132</text:p>
          </table:table-cell>
          <table:table-cell office:value-type="float" office:value="26.580975424" calcext:value-type="float">
            <text:p>26.580975424</text:p>
          </table:table-cell>
          <table:table-cell office:value-type="float" office:value="26.601567717" calcext:value-type="float">
            <text:p>26.601567717</text:p>
          </table:table-cell>
          <table:table-cell/>
          <table:table-cell office:value-type="float" office:value="0.012382944" calcext:value-type="float">
            <text:p>0.012382944</text:p>
          </table:table-cell>
          <table:table-cell office:value-type="float" office:value="-0.02033093" calcext:value-type="float">
            <text:p>-0.02033093</text:p>
          </table:table-cell>
          <table:table-cell office:value-type="float" office:value="0.000848706" calcext:value-type="float">
            <text:p>0.0008487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7:06:0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66883846" calcext:value-type="float">
            <text:p>1.166883846</text:p>
          </table:table-cell>
          <table:table-cell office:value-type="float" office:value="1.146960395" calcext:value-type="float">
            <text:p>1.146960395</text:p>
          </table:table-cell>
          <table:table-cell office:value-type="float" office:value="1.284254346" calcext:value-type="float">
            <text:p>1.284254346</text:p>
          </table:table-cell>
          <table:table-cell/>
          <table:table-cell office:value-type="float" office:value="0.009533365" calcext:value-type="float">
            <text:p>0.009533365</text:p>
          </table:table-cell>
          <table:table-cell office:value-type="float" office:value="0.009370591" calcext:value-type="float">
            <text:p>0.009370591</text:p>
          </table:table-cell>
          <table:table-cell office:value-type="float" office:value="0.010492274" calcext:value-type="float">
            <text:p>0.010492274</text:p>
          </table:table-cell>
          <table:table-cell/>
          <table:table-cell office:value-type="float" office:value="-0.000362469" calcext:value-type="float">
            <text:p>-0.000362469</text:p>
          </table:table-cell>
          <table:table-cell office:value-type="float" office:value="-0.000525242" calcext:value-type="float">
            <text:p>-0.000525242</text:p>
          </table:table-cell>
          <table:table-cell office:value-type="float" office:value="0.000596441" calcext:value-type="float">
            <text:p>0.000596441</text:p>
          </table:table-cell>
          <table:table-cell/>
          <table:table-cell office:value-type="float" office:value="26.586755092" calcext:value-type="float">
            <text:p>26.586755092</text:p>
          </table:table-cell>
          <table:table-cell office:value-type="float" office:value="26.582743401" calcext:value-type="float">
            <text:p>26.582743401</text:p>
          </table:table-cell>
          <table:table-cell office:value-type="float" office:value="26.610387969" calcext:value-type="float">
            <text:p>26.610387969</text:p>
          </table:table-cell>
          <table:table-cell/>
          <table:table-cell office:value-type="float" office:value="-0.009188071" calcext:value-type="float">
            <text:p>-0.009188071</text:p>
          </table:table-cell>
          <table:table-cell office:value-type="float" office:value="-0.013314179" calcext:value-type="float">
            <text:p>-0.013314179</text:p>
          </table:table-cell>
          <table:table-cell office:value-type="float" office:value="0.015118663" calcext:value-type="float">
            <text:p>0.0151186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7:06:05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51979703" calcext:value-type="float">
            <text:p>1.151979703</text:p>
          </table:table-cell>
          <table:table-cell office:value-type="float" office:value="1.306376017" calcext:value-type="float">
            <text:p>1.306376017</text:p>
          </table:table-cell>
          <table:table-cell office:value-type="float" office:value="1.115952863" calcext:value-type="float">
            <text:p>1.115952863</text:p>
          </table:table-cell>
          <table:table-cell/>
          <table:table-cell office:value-type="float" office:value="0.009411599" calcext:value-type="float">
            <text:p>0.009411599</text:p>
          </table:table-cell>
          <table:table-cell office:value-type="float" office:value="0.010673007" calcext:value-type="float">
            <text:p>0.010673007</text:p>
          </table:table-cell>
          <table:table-cell office:value-type="float" office:value="0.009117262" calcext:value-type="float">
            <text:p>0.009117262</text:p>
          </table:table-cell>
          <table:table-cell/>
          <table:table-cell office:value-type="float" office:value="-0.000484234" calcext:value-type="float">
            <text:p>-0.000484234</text:p>
          </table:table-cell>
          <table:table-cell office:value-type="float" office:value="0.000777173" calcext:value-type="float">
            <text:p>0.000777173</text:p>
          </table:table-cell>
          <table:table-cell office:value-type="float" office:value="-0.000778571" calcext:value-type="float">
            <text:p>-0.000778571</text:p>
          </table:table-cell>
          <table:table-cell/>
          <table:table-cell office:value-type="float" office:value="26.583754066" calcext:value-type="float">
            <text:p>26.583754066</text:p>
          </table:table-cell>
          <table:table-cell office:value-type="float" office:value="26.614842174" calcext:value-type="float">
            <text:p>26.614842174</text:p>
          </table:table-cell>
          <table:table-cell office:value-type="float" office:value="26.576499845" calcext:value-type="float">
            <text:p>26.576499845</text:p>
          </table:table-cell>
          <table:table-cell/>
          <table:table-cell office:value-type="float" office:value="-0.012274688" calcext:value-type="float">
            <text:p>-0.012274688</text:p>
          </table:table-cell>
          <table:table-cell office:value-type="float" office:value="0.019699857" calcext:value-type="float">
            <text:p>0.019699857</text:p>
          </table:table-cell>
          <table:table-cell office:value-type="float" office:value="-0.019735819" calcext:value-type="float">
            <text:p>-0.0197358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7:06:0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70267519" calcext:value-type="float">
            <text:p>1.270267519</text:p>
          </table:table-cell>
          <table:table-cell office:value-type="float" office:value="1.097171437" calcext:value-type="float">
            <text:p>1.097171437</text:p>
          </table:table-cell>
          <table:table-cell office:value-type="float" office:value="1.26064554" calcext:value-type="float">
            <text:p>1.26064554</text:p>
          </table:table-cell>
          <table:table-cell/>
          <table:table-cell office:value-type="float" office:value="0.010378003" calcext:value-type="float">
            <text:p>0.010378003</text:p>
          </table:table-cell>
          <table:table-cell office:value-type="float" office:value="0.008963819" calcext:value-type="float">
            <text:p>0.008963819</text:p>
          </table:table-cell>
          <table:table-cell office:value-type="float" office:value="0.010299392" calcext:value-type="float">
            <text:p>0.010299392</text:p>
          </table:table-cell>
          <table:table-cell/>
          <table:table-cell office:value-type="float" office:value="0.000482169" calcext:value-type="float">
            <text:p>0.000482169</text:p>
          </table:table-cell>
          <table:table-cell office:value-type="float" office:value="-0.000932014" calcext:value-type="float">
            <text:p>-0.000932014</text:p>
          </table:table-cell>
          <table:table-cell office:value-type="float" office:value="0.000403558" calcext:value-type="float">
            <text:p>0.000403558</text:p>
          </table:table-cell>
          <table:table-cell/>
          <table:table-cell office:value-type="float" office:value="26.612625754" calcext:value-type="float">
            <text:p>26.612625754</text:p>
          </table:table-cell>
          <table:table-cell office:value-type="float" office:value="26.577772273" calcext:value-type="float">
            <text:p>26.577772273</text:p>
          </table:table-cell>
          <table:table-cell office:value-type="float" office:value="26.610688364" calcext:value-type="float">
            <text:p>26.610688364</text:p>
          </table:table-cell>
          <table:table-cell/>
          <table:table-cell office:value-type="float" office:value="0.012222106" calcext:value-type="float">
            <text:p>0.012222106</text:p>
          </table:table-cell>
          <table:table-cell office:value-type="float" office:value="-0.023625464" calcext:value-type="float">
            <text:p>-0.023625464</text:p>
          </table:table-cell>
          <table:table-cell office:value-type="float" office:value="0.010229467" calcext:value-type="float">
            <text:p>0.0102294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7:06:07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21637955" calcext:value-type="float">
            <text:p>1.121637955</text:p>
          </table:table-cell>
          <table:table-cell office:value-type="float" office:value="1.301071203" calcext:value-type="float">
            <text:p>1.301071203</text:p>
          </table:table-cell>
          <table:table-cell office:value-type="float" office:value="1.19993999" calcext:value-type="float">
            <text:p>1.19993999</text:p>
          </table:table-cell>
          <table:table-cell/>
          <table:table-cell office:value-type="float" office:value="0.009163709" calcext:value-type="float">
            <text:p>0.009163709</text:p>
          </table:table-cell>
          <table:table-cell office:value-type="float" office:value="0.010629667" calcext:value-type="float">
            <text:p>0.010629667</text:p>
          </table:table-cell>
          <table:table-cell office:value-type="float" office:value="0.009803431" calcext:value-type="float">
            <text:p>0.009803431</text:p>
          </table:table-cell>
          <table:table-cell/>
          <table:table-cell office:value-type="float" office:value="-0.000732125" calcext:value-type="float">
            <text:p>-0.000732125</text:p>
          </table:table-cell>
          <table:table-cell office:value-type="float" office:value="0.000733833" calcext:value-type="float">
            <text:p>0.000733833</text:p>
          </table:table-cell>
          <table:table-cell office:value-type="float" office:value="-0.000092402" calcext:value-type="float">
            <text:p>-9.2402E-05</text:p>
          </table:table-cell>
          <table:table-cell/>
          <table:table-cell office:value-type="float" office:value="26.577644575" calcext:value-type="float">
            <text:p>26.577644575</text:p>
          </table:table-cell>
          <table:table-cell office:value-type="float" office:value="26.61377405" calcext:value-type="float">
            <text:p>26.61377405</text:p>
          </table:table-cell>
          <table:table-cell office:value-type="float" office:value="26.593411088" calcext:value-type="float">
            <text:p>26.593411088</text:p>
          </table:table-cell>
          <table:table-cell/>
          <table:table-cell office:value-type="float" office:value="-0.018558436" calcext:value-type="float">
            <text:p>-0.018558436</text:p>
          </table:table-cell>
          <table:table-cell office:value-type="float" office:value="0.018601281" calcext:value-type="float">
            <text:p>0.018601281</text:p>
          </table:table-cell>
          <table:table-cell office:value-type="float" office:value="-0.002342253" calcext:value-type="float">
            <text:p>-0.0023422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7:06:09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08794261" calcext:value-type="float">
            <text:p>1.208794261</text:p>
          </table:table-cell>
          <table:table-cell office:value-type="float" office:value="1.297171867" calcext:value-type="float">
            <text:p>1.297171867</text:p>
          </table:table-cell>
          <table:table-cell office:value-type="float" office:value="1.116556062" calcext:value-type="float">
            <text:p>1.116556062</text:p>
          </table:table-cell>
          <table:table-cell/>
          <table:table-cell office:value-type="float" office:value="0.00987577" calcext:value-type="float">
            <text:p>0.00987577</text:p>
          </table:table-cell>
          <table:table-cell office:value-type="float" office:value="0.010597809" calcext:value-type="float">
            <text:p>0.010597809</text:p>
          </table:table-cell>
          <table:table-cell office:value-type="float" office:value="0.00912219" calcext:value-type="float">
            <text:p>0.00912219</text:p>
          </table:table-cell>
          <table:table-cell/>
          <table:table-cell office:value-type="float" office:value="-0.000020063" calcext:value-type="float">
            <text:p>-2.0063E-05</text:p>
          </table:table-cell>
          <table:table-cell office:value-type="float" office:value="0.000701976" calcext:value-type="float">
            <text:p>0.000701976</text:p>
          </table:table-cell>
          <table:table-cell office:value-type="float" office:value="-0.000773643" calcext:value-type="float">
            <text:p>-0.000773643</text:p>
          </table:table-cell>
          <table:table-cell/>
          <table:table-cell office:value-type="float" office:value="26.600248028" calcext:value-type="float">
            <text:p>26.600248028</text:p>
          </table:table-cell>
          <table:table-cell office:value-type="float" office:value="26.618042939" calcext:value-type="float">
            <text:p>26.618042939</text:p>
          </table:table-cell>
          <table:table-cell office:value-type="float" office:value="26.581675486" calcext:value-type="float">
            <text:p>26.581675486</text:p>
          </table:table-cell>
          <table:table-cell/>
          <table:table-cell office:value-type="float" office:value="-0.000508572" calcext:value-type="float">
            <text:p>-0.000508572</text:p>
          </table:table-cell>
          <table:table-cell office:value-type="float" office:value="0.017793765" calcext:value-type="float">
            <text:p>0.017793765</text:p>
          </table:table-cell>
          <table:table-cell office:value-type="float" office:value="-0.019610896" calcext:value-type="float">
            <text:p>-0.01961089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7:06:10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68239769" calcext:value-type="float">
            <text:p>1.268239769</text:p>
          </table:table-cell>
          <table:table-cell office:value-type="float" office:value="1.160657544" calcext:value-type="float">
            <text:p>1.160657544</text:p>
          </table:table-cell>
          <table:table-cell office:value-type="float" office:value="1.126994625" calcext:value-type="float">
            <text:p>1.126994625</text:p>
          </table:table-cell>
          <table:table-cell/>
          <table:table-cell office:value-type="float" office:value="0.010361436" calcext:value-type="float">
            <text:p>0.010361436</text:p>
          </table:table-cell>
          <table:table-cell office:value-type="float" office:value="0.009482496" calcext:value-type="float">
            <text:p>0.009482496</text:p>
          </table:table-cell>
          <table:table-cell office:value-type="float" office:value="0.009207472" calcext:value-type="float">
            <text:p>0.009207472</text:p>
          </table:table-cell>
          <table:table-cell/>
          <table:table-cell office:value-type="float" office:value="0.000465603" calcext:value-type="float">
            <text:p>0.000465603</text:p>
          </table:table-cell>
          <table:table-cell office:value-type="float" office:value="-0.000413337" calcext:value-type="float">
            <text:p>-0.000413337</text:p>
          </table:table-cell>
          <table:table-cell office:value-type="float" office:value="-0.000688361" calcext:value-type="float">
            <text:p>-0.000688361</text:p>
          </table:table-cell>
          <table:table-cell/>
          <table:table-cell office:value-type="float" office:value="26.617271513" calcext:value-type="float">
            <text:p>26.617271513</text:p>
          </table:table-cell>
          <table:table-cell office:value-type="float" office:value="26.595609683" calcext:value-type="float">
            <text:p>26.595609683</text:p>
          </table:table-cell>
          <table:table-cell office:value-type="float" office:value="26.588831522" calcext:value-type="float">
            <text:p>26.588831522</text:p>
          </table:table-cell>
          <table:table-cell/>
          <table:table-cell office:value-type="float" office:value="0.011802175" calcext:value-type="float">
            <text:p>0.011802175</text:p>
          </table:table-cell>
          <table:table-cell office:value-type="float" office:value="-0.010477524" calcext:value-type="float">
            <text:p>-0.010477524</text:p>
          </table:table-cell>
          <table:table-cell office:value-type="float" office:value="-0.017449071" calcext:value-type="float">
            <text:p>-0.0174490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7:06:11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46094256" calcext:value-type="float">
            <text:p>1.246094256</text:p>
          </table:table-cell>
          <table:table-cell office:value-type="float" office:value="1.099748743" calcext:value-type="float">
            <text:p>1.099748743</text:p>
          </table:table-cell>
          <table:table-cell office:value-type="float" office:value="1.289392863" calcext:value-type="float">
            <text:p>1.289392863</text:p>
          </table:table-cell>
          <table:table-cell/>
          <table:table-cell office:value-type="float" office:value="0.010180509" calcext:value-type="float">
            <text:p>0.010180509</text:p>
          </table:table-cell>
          <table:table-cell office:value-type="float" office:value="0.008984875" calcext:value-type="float">
            <text:p>0.008984875</text:p>
          </table:table-cell>
          <table:table-cell office:value-type="float" office:value="0.010534255" calcext:value-type="float">
            <text:p>0.010534255</text:p>
          </table:table-cell>
          <table:table-cell/>
          <table:table-cell office:value-type="float" office:value="0.000284675" calcext:value-type="float">
            <text:p>0.000284675</text:p>
          </table:table-cell>
          <table:table-cell office:value-type="float" office:value="-0.000910958" calcext:value-type="float">
            <text:p>-0.000910958</text:p>
          </table:table-cell>
          <table:table-cell office:value-type="float" office:value="0.000638422" calcext:value-type="float">
            <text:p>0.000638422</text:p>
          </table:table-cell>
          <table:table-cell/>
          <table:table-cell office:value-type="float" office:value="26.602704382" calcext:value-type="float">
            <text:p>26.602704382</text:p>
          </table:table-cell>
          <table:table-cell office:value-type="float" office:value="26.573237032" calcext:value-type="float">
            <text:p>26.573237032</text:p>
          </table:table-cell>
          <table:table-cell office:value-type="float" office:value="26.611422612" calcext:value-type="float">
            <text:p>26.611422612</text:p>
          </table:table-cell>
          <table:table-cell/>
          <table:table-cell office:value-type="float" office:value="0.007215998" calcext:value-type="float">
            <text:p>0.007215998</text:p>
          </table:table-cell>
          <table:table-cell office:value-type="float" office:value="-0.023091702" calcext:value-type="float">
            <text:p>-0.023091702</text:p>
          </table:table-cell>
          <table:table-cell office:value-type="float" office:value="0.016182805" calcext:value-type="float">
            <text:p>0.0161828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7:06:12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18757262" calcext:value-type="float">
            <text:p>1.118757262</text:p>
          </table:table-cell>
          <table:table-cell office:value-type="float" office:value="1.299014246" calcext:value-type="float">
            <text:p>1.299014246</text:p>
          </table:table-cell>
          <table:table-cell office:value-type="float" office:value="1.178022763" calcext:value-type="float">
            <text:p>1.178022763</text:p>
          </table:table-cell>
          <table:table-cell/>
          <table:table-cell office:value-type="float" office:value="0.009140174" calcext:value-type="float">
            <text:p>0.009140174</text:p>
          </table:table-cell>
          <table:table-cell office:value-type="float" office:value="0.010612861" calcext:value-type="float">
            <text:p>0.010612861</text:p>
          </table:table-cell>
          <table:table-cell office:value-type="float" office:value="0.009624369" calcext:value-type="float">
            <text:p>0.009624369</text:p>
          </table:table-cell>
          <table:table-cell/>
          <table:table-cell office:value-type="float" office:value="-0.00075566" calcext:value-type="float">
            <text:p>-0.00075566</text:p>
          </table:table-cell>
          <table:table-cell office:value-type="float" office:value="0.000717028" calcext:value-type="float">
            <text:p>0.000717028</text:p>
          </table:table-cell>
          <table:table-cell office:value-type="float" office:value="-0.000271464" calcext:value-type="float">
            <text:p>-0.000271464</text:p>
          </table:table-cell>
          <table:table-cell/>
          <table:table-cell office:value-type="float" office:value="26.58211871" calcext:value-type="float">
            <text:p>26.58211871</text:p>
          </table:table-cell>
          <table:table-cell office:value-type="float" office:value="26.618413901" calcext:value-type="float">
            <text:p>26.618413901</text:p>
          </table:table-cell>
          <table:table-cell office:value-type="float" office:value="26.594052093" calcext:value-type="float">
            <text:p>26.594052093</text:p>
          </table:table-cell>
          <table:table-cell/>
          <table:table-cell office:value-type="float" office:value="-0.019155028" calcext:value-type="float">
            <text:p>-0.019155028</text:p>
          </table:table-cell>
          <table:table-cell office:value-type="float" office:value="0.018175305" calcext:value-type="float">
            <text:p>0.018175305</text:p>
          </table:table-cell>
          <table:table-cell office:value-type="float" office:value="-0.006881232" calcext:value-type="float">
            <text:p>-0.00688123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7:06:14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53950149" calcext:value-type="float">
            <text:p>1.253950149</text:p>
          </table:table-cell>
          <table:table-cell office:value-type="float" office:value="1.228318361" calcext:value-type="float">
            <text:p>1.228318361</text:p>
          </table:table-cell>
          <table:table-cell office:value-type="float" office:value="1.138193743" calcext:value-type="float">
            <text:p>1.138193743</text:p>
          </table:table-cell>
          <table:table-cell/>
          <table:table-cell office:value-type="float" office:value="0.010244691" calcext:value-type="float">
            <text:p>0.010244691</text:p>
          </table:table-cell>
          <table:table-cell office:value-type="float" office:value="0.010035281" calcext:value-type="float">
            <text:p>0.010035281</text:p>
          </table:table-cell>
          <table:table-cell office:value-type="float" office:value="0.009298968" calcext:value-type="float">
            <text:p>0.009298968</text:p>
          </table:table-cell>
          <table:table-cell/>
          <table:table-cell office:value-type="float" office:value="0.000348857" calcext:value-type="float">
            <text:p>0.000348857</text:p>
          </table:table-cell>
          <table:table-cell office:value-type="float" office:value="0.000139447" calcext:value-type="float">
            <text:p>0.000139447</text:p>
          </table:table-cell>
          <table:table-cell office:value-type="float" office:value="-0.000596865" calcext:value-type="float">
            <text:p>-0.000596865</text:p>
          </table:table-cell>
          <table:table-cell/>
          <table:table-cell office:value-type="float" office:value="26.609340242" calcext:value-type="float">
            <text:p>26.609340242</text:p>
          </table:table-cell>
          <table:table-cell office:value-type="float" office:value="26.604179247" calcext:value-type="float">
            <text:p>26.604179247</text:p>
          </table:table-cell>
          <table:table-cell office:value-type="float" office:value="26.586032349" calcext:value-type="float">
            <text:p>26.586032349</text:p>
          </table:table-cell>
          <table:table-cell/>
          <table:table-cell office:value-type="float" office:value="0.0088429" calcext:value-type="float">
            <text:p>0.0088429</text:p>
          </table:table-cell>
          <table:table-cell office:value-type="float" office:value="0.003534719" calcext:value-type="float">
            <text:p>0.003534719</text:p>
          </table:table-cell>
          <table:table-cell office:value-type="float" office:value="-0.015129742" calcext:value-type="float">
            <text:p>-0.0151297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7:06:15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32218293" calcext:value-type="float">
            <text:p>1.232218293</text:p>
          </table:table-cell>
          <table:table-cell office:value-type="float" office:value="1.114597453" calcext:value-type="float">
            <text:p>1.114597453</text:p>
          </table:table-cell>
          <table:table-cell office:value-type="float" office:value="1.294080769" calcext:value-type="float">
            <text:p>1.294080769</text:p>
          </table:table-cell>
          <table:table-cell/>
          <table:table-cell office:value-type="float" office:value="0.010067143" calcext:value-type="float">
            <text:p>0.010067143</text:p>
          </table:table-cell>
          <table:table-cell office:value-type="float" office:value="0.009106188" calcext:value-type="float">
            <text:p>0.009106188</text:p>
          </table:table-cell>
          <table:table-cell office:value-type="float" office:value="0.010572555" calcext:value-type="float">
            <text:p>0.010572555</text:p>
          </table:table-cell>
          <table:table-cell/>
          <table:table-cell office:value-type="float" office:value="0.00017131" calcext:value-type="float">
            <text:p>0.00017131</text:p>
          </table:table-cell>
          <table:table-cell office:value-type="float" office:value="-0.000789645" calcext:value-type="float">
            <text:p>-0.000789645</text:p>
          </table:table-cell>
          <table:table-cell office:value-type="float" office:value="0.000676722" calcext:value-type="float">
            <text:p>0.000676722</text:p>
          </table:table-cell>
          <table:table-cell/>
          <table:table-cell office:value-type="float" office:value="26.610018585" calcext:value-type="float">
            <text:p>26.610018585</text:p>
          </table:table-cell>
          <table:table-cell office:value-type="float" office:value="26.586335293" calcext:value-type="float">
            <text:p>26.586335293</text:p>
          </table:table-cell>
          <table:table-cell office:value-type="float" office:value="26.622474574" calcext:value-type="float">
            <text:p>26.622474574</text:p>
          </table:table-cell>
          <table:table-cell/>
          <table:table-cell office:value-type="float" office:value="0.004342372" calcext:value-type="float">
            <text:p>0.004342372</text:p>
          </table:table-cell>
          <table:table-cell office:value-type="float" office:value="-0.020016525" calcext:value-type="float">
            <text:p>-0.020016525</text:p>
          </table:table-cell>
          <table:table-cell office:value-type="float" office:value="0.017153628" calcext:value-type="float">
            <text:p>0.0171536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7:06:1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37889163" calcext:value-type="float">
            <text:p>1.137889163</text:p>
          </table:table-cell>
          <table:table-cell office:value-type="float" office:value="1.31466464" calcext:value-type="float">
            <text:p>1.31466464</text:p>
          </table:table-cell>
          <table:table-cell office:value-type="float" office:value="1.122853294" calcext:value-type="float">
            <text:p>1.122853294</text:p>
          </table:table-cell>
          <table:table-cell/>
          <table:table-cell office:value-type="float" office:value="0.00929648" calcext:value-type="float">
            <text:p>0.00929648</text:p>
          </table:table-cell>
          <table:table-cell office:value-type="float" office:value="0.010740724" calcext:value-type="float">
            <text:p>0.010740724</text:p>
          </table:table-cell>
          <table:table-cell office:value-type="float" office:value="0.009173638" calcext:value-type="float">
            <text:p>0.009173638</text:p>
          </table:table-cell>
          <table:table-cell/>
          <table:table-cell office:value-type="float" office:value="-0.000599353" calcext:value-type="float">
            <text:p>-0.000599353</text:p>
          </table:table-cell>
          <table:table-cell office:value-type="float" office:value="0.000844891" calcext:value-type="float">
            <text:p>0.000844891</text:p>
          </table:table-cell>
          <table:table-cell office:value-type="float" office:value="-0.000722195" calcext:value-type="float">
            <text:p>-0.000722195</text:p>
          </table:table-cell>
          <table:table-cell/>
          <table:table-cell office:value-type="float" office:value="26.58597102" calcext:value-type="float">
            <text:p>26.58597102</text:p>
          </table:table-cell>
          <table:table-cell office:value-type="float" office:value="26.621565093" calcext:value-type="float">
            <text:p>26.621565093</text:p>
          </table:table-cell>
          <table:table-cell office:value-type="float" office:value="26.582943469" calcext:value-type="float">
            <text:p>26.582943469</text:p>
          </table:table-cell>
          <table:table-cell/>
          <table:table-cell office:value-type="float" office:value="-0.01519282" calcext:value-type="float">
            <text:p>-0.01519282</text:p>
          </table:table-cell>
          <table:table-cell office:value-type="float" office:value="0.021416348" calcext:value-type="float">
            <text:p>0.021416348</text:p>
          </table:table-cell>
          <table:table-cell office:value-type="float" office:value="-0.01830674" calcext:value-type="float">
            <text:p>-0.0183067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7:06:17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73422989" calcext:value-type="float">
            <text:p>1.273422989</text:p>
          </table:table-cell>
          <table:table-cell office:value-type="float" office:value="1.136092679" calcext:value-type="float">
            <text:p>1.136092679</text:p>
          </table:table-cell>
          <table:table-cell office:value-type="float" office:value="1.129160658" calcext:value-type="float">
            <text:p>1.129160658</text:p>
          </table:table-cell>
          <table:table-cell/>
          <table:table-cell office:value-type="float" office:value="0.010403783" calcext:value-type="float">
            <text:p>0.010403783</text:p>
          </table:table-cell>
          <table:table-cell office:value-type="float" office:value="0.009281803" calcext:value-type="float">
            <text:p>0.009281803</text:p>
          </table:table-cell>
          <table:table-cell office:value-type="float" office:value="0.009225169" calcext:value-type="float">
            <text:p>0.009225169</text:p>
          </table:table-cell>
          <table:table-cell/>
          <table:table-cell office:value-type="float" office:value="0.000507949" calcext:value-type="float">
            <text:p>0.000507949</text:p>
          </table:table-cell>
          <table:table-cell office:value-type="float" office:value="-0.00061403" calcext:value-type="float">
            <text:p>-0.00061403</text:p>
          </table:table-cell>
          <table:table-cell office:value-type="float" office:value="-0.000670665" calcext:value-type="float">
            <text:p>-0.000670665</text:p>
          </table:table-cell>
          <table:table-cell/>
          <table:table-cell office:value-type="float" office:value="26.613261108" calcext:value-type="float">
            <text:p>26.613261108</text:p>
          </table:table-cell>
          <table:table-cell office:value-type="float" office:value="26.585609289" calcext:value-type="float">
            <text:p>26.585609289</text:p>
          </table:table-cell>
          <table:table-cell office:value-type="float" office:value="26.584213491" calcext:value-type="float">
            <text:p>26.584213491</text:p>
          </table:table-cell>
          <table:table-cell/>
          <table:table-cell office:value-type="float" office:value="0.012875579" calcext:value-type="float">
            <text:p>0.012875579</text:p>
          </table:table-cell>
          <table:table-cell office:value-type="float" office:value="-0.01556487" calcext:value-type="float">
            <text:p>-0.01556487</text:p>
          </table:table-cell>
          <table:table-cell office:value-type="float" office:value="-0.017000487" calcext:value-type="float">
            <text:p>-0.01700048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7:06:18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41061835" calcext:value-type="float">
            <text:p>1.241061835</text:p>
          </table:table-cell>
          <table:table-cell office:value-type="float" office:value="1.088582407" calcext:value-type="float">
            <text:p>1.088582407</text:p>
          </table:table-cell>
          <table:table-cell office:value-type="float" office:value="1.214146759" calcext:value-type="float">
            <text:p>1.214146759</text:p>
          </table:table-cell>
          <table:table-cell/>
          <table:table-cell office:value-type="float" office:value="0.010139394" calcext:value-type="float">
            <text:p>0.010139394</text:p>
          </table:table-cell>
          <table:table-cell office:value-type="float" office:value="0.008893647" calcext:value-type="float">
            <text:p>0.008893647</text:p>
          </table:table-cell>
          <table:table-cell office:value-type="float" office:value="0.0099195" calcext:value-type="float">
            <text:p>0.0099195</text:p>
          </table:table-cell>
          <table:table-cell/>
          <table:table-cell office:value-type="float" office:value="0.000243561" calcext:value-type="float">
            <text:p>0.000243561</text:p>
          </table:table-cell>
          <table:table-cell office:value-type="float" office:value="-0.001002186" calcext:value-type="float">
            <text:p>-0.001002186</text:p>
          </table:table-cell>
          <table:table-cell office:value-type="float" office:value="0.000023666" calcext:value-type="float">
            <text:p>2.3666E-05</text:p>
          </table:table-cell>
          <table:table-cell/>
          <table:table-cell office:value-type="float" office:value="26.601691094" calcext:value-type="float">
            <text:p>26.601691094</text:p>
          </table:table-cell>
          <table:table-cell office:value-type="float" office:value="26.570988607" calcext:value-type="float">
            <text:p>26.570988607</text:p>
          </table:table-cell>
          <table:table-cell office:value-type="float" office:value="26.59627167" calcext:value-type="float">
            <text:p>26.59627167</text:p>
          </table:table-cell>
          <table:table-cell/>
          <table:table-cell office:value-type="float" office:value="0.006173816" calcext:value-type="float">
            <text:p>0.006173816</text:p>
          </table:table-cell>
          <table:table-cell office:value-type="float" office:value="-0.025404264" calcext:value-type="float">
            <text:p>-0.025404264</text:p>
          </table:table-cell>
          <table:table-cell office:value-type="float" office:value="0.000599855" calcext:value-type="float">
            <text:p>0.0005998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7:06:20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63809438" calcext:value-type="float">
            <text:p>1.163809438</text:p>
          </table:table-cell>
          <table:table-cell office:value-type="float" office:value="1.143599289" calcext:value-type="float">
            <text:p>1.143599289</text:p>
          </table:table-cell>
          <table:table-cell office:value-type="float" office:value="1.291042124" calcext:value-type="float">
            <text:p>1.291042124</text:p>
          </table:table-cell>
          <table:table-cell/>
          <table:table-cell office:value-type="float" office:value="0.009508247" calcext:value-type="float">
            <text:p>0.009508247</text:p>
          </table:table-cell>
          <table:table-cell office:value-type="float" office:value="0.009343131" calcext:value-type="float">
            <text:p>0.009343131</text:p>
          </table:table-cell>
          <table:table-cell office:value-type="float" office:value="0.01054773" calcext:value-type="float">
            <text:p>0.01054773</text:p>
          </table:table-cell>
          <table:table-cell/>
          <table:table-cell office:value-type="float" office:value="-0.000387586" calcext:value-type="float">
            <text:p>-0.000387586</text:p>
          </table:table-cell>
          <table:table-cell office:value-type="float" office:value="-0.000552702" calcext:value-type="float">
            <text:p>-0.000552702</text:p>
          </table:table-cell>
          <table:table-cell office:value-type="float" office:value="0.000651896" calcext:value-type="float">
            <text:p>0.000651896</text:p>
          </table:table-cell>
          <table:table-cell/>
          <table:table-cell office:value-type="float" office:value="26.586136045" calcext:value-type="float">
            <text:p>26.586136045</text:p>
          </table:table-cell>
          <table:table-cell office:value-type="float" office:value="26.582066624" calcext:value-type="float">
            <text:p>26.582066624</text:p>
          </table:table-cell>
          <table:table-cell office:value-type="float" office:value="26.611754692" calcext:value-type="float">
            <text:p>26.611754692</text:p>
          </table:table-cell>
          <table:table-cell/>
          <table:table-cell office:value-type="float" office:value="-0.009824773" calcext:value-type="float">
            <text:p>-0.009824773</text:p>
          </table:table-cell>
          <table:table-cell office:value-type="float" office:value="-0.014010259" calcext:value-type="float">
            <text:p>-0.014010259</text:p>
          </table:table-cell>
          <table:table-cell office:value-type="float" office:value="0.016524352" calcext:value-type="float">
            <text:p>0.0165243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7:06:21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2759842" calcext:value-type="float">
            <text:p>1.12759842</text:p>
          </table:table-cell>
          <table:table-cell office:value-type="float" office:value="1.306419528" calcext:value-type="float">
            <text:p>1.306419528</text:p>
          </table:table-cell>
          <table:table-cell office:value-type="float" office:value="1.226442006" calcext:value-type="float">
            <text:p>1.226442006</text:p>
          </table:table-cell>
          <table:table-cell/>
          <table:table-cell office:value-type="float" office:value="0.009212405" calcext:value-type="float">
            <text:p>0.009212405</text:p>
          </table:table-cell>
          <table:table-cell office:value-type="float" office:value="0.010673362" calcext:value-type="float">
            <text:p>0.010673362</text:p>
          </table:table-cell>
          <table:table-cell office:value-type="float" office:value="0.010019951" calcext:value-type="float">
            <text:p>0.010019951</text:p>
          </table:table-cell>
          <table:table-cell/>
          <table:table-cell office:value-type="float" office:value="-0.000683428" calcext:value-type="float">
            <text:p>-0.000683428</text:p>
          </table:table-cell>
          <table:table-cell office:value-type="float" office:value="0.000777529" calcext:value-type="float">
            <text:p>0.000777529</text:p>
          </table:table-cell>
          <table:table-cell office:value-type="float" office:value="0.000124118" calcext:value-type="float">
            <text:p>0.000124118</text:p>
          </table:table-cell>
          <table:table-cell/>
          <table:table-cell office:value-type="float" office:value="26.594007273" calcext:value-type="float">
            <text:p>26.594007273</text:p>
          </table:table-cell>
          <table:table-cell office:value-type="float" office:value="26.630012977" calcext:value-type="float">
            <text:p>26.630012977</text:p>
          </table:table-cell>
          <table:table-cell office:value-type="float" office:value="26.61390961" calcext:value-type="float">
            <text:p>26.61390961</text:p>
          </table:table-cell>
          <table:table-cell/>
          <table:table-cell office:value-type="float" office:value="-0.017324026" calcext:value-type="float">
            <text:p>-0.017324026</text:p>
          </table:table-cell>
          <table:table-cell office:value-type="float" office:value="0.019708868" calcext:value-type="float">
            <text:p>0.019708868</text:p>
          </table:table-cell>
          <table:table-cell office:value-type="float" office:value="0.003146136" calcext:value-type="float">
            <text:p>0.0031461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7:06:22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85189627" calcext:value-type="float">
            <text:p>1.185189627</text:p>
          </table:table-cell>
          <table:table-cell office:value-type="float" office:value="1.29931227" calcext:value-type="float">
            <text:p>1.29931227</text:p>
          </table:table-cell>
          <table:table-cell office:value-type="float" office:value="1.121123567" calcext:value-type="float">
            <text:p>1.121123567</text:p>
          </table:table-cell>
          <table:table-cell/>
          <table:table-cell office:value-type="float" office:value="0.009682922" calcext:value-type="float">
            <text:p>0.009682922</text:p>
          </table:table-cell>
          <table:table-cell office:value-type="float" office:value="0.010615296" calcext:value-type="float">
            <text:p>0.010615296</text:p>
          </table:table-cell>
          <table:table-cell office:value-type="float" office:value="0.009159506" calcext:value-type="float">
            <text:p>0.009159506</text:p>
          </table:table-cell>
          <table:table-cell/>
          <table:table-cell office:value-type="float" office:value="-0.000212912" calcext:value-type="float">
            <text:p>-0.000212912</text:p>
          </table:table-cell>
          <table:table-cell office:value-type="float" office:value="0.000719463" calcext:value-type="float">
            <text:p>0.000719463</text:p>
          </table:table-cell>
          <table:table-cell office:value-type="float" office:value="-0.000736327" calcext:value-type="float">
            <text:p>-0.000736327</text:p>
          </table:table-cell>
          <table:table-cell/>
          <table:table-cell office:value-type="float" office:value="26.595495166" calcext:value-type="float">
            <text:p>26.595495166</text:p>
          </table:table-cell>
          <table:table-cell office:value-type="float" office:value="26.618473908" calcext:value-type="float">
            <text:p>26.618473908</text:p>
          </table:table-cell>
          <table:table-cell office:value-type="float" office:value="26.582595179" calcext:value-type="float">
            <text:p>26.582595179</text:p>
          </table:table-cell>
          <table:table-cell/>
          <table:table-cell office:value-type="float" office:value="-0.005396997" calcext:value-type="float">
            <text:p>-0.005396997</text:p>
          </table:table-cell>
          <table:table-cell office:value-type="float" office:value="0.018237023" calcext:value-type="float">
            <text:p>0.018237023</text:p>
          </table:table-cell>
          <table:table-cell office:value-type="float" office:value="-0.018664966" calcext:value-type="float">
            <text:p>-0.0186649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7:06:23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71137151" calcext:value-type="float">
            <text:p>1.271137151</text:p>
          </table:table-cell>
          <table:table-cell office:value-type="float" office:value="1.097948682" calcext:value-type="float">
            <text:p>1.097948682</text:p>
          </table:table-cell>
          <table:table-cell office:value-type="float" office:value="1.260792167" calcext:value-type="float">
            <text:p>1.260792167</text:p>
          </table:table-cell>
          <table:table-cell/>
          <table:table-cell office:value-type="float" office:value="0.010385107" calcext:value-type="float">
            <text:p>0.010385107</text:p>
          </table:table-cell>
          <table:table-cell office:value-type="float" office:value="0.008970169" calcext:value-type="float">
            <text:p>0.008970169</text:p>
          </table:table-cell>
          <table:table-cell office:value-type="float" office:value="0.01030059" calcext:value-type="float">
            <text:p>0.01030059</text:p>
          </table:table-cell>
          <table:table-cell/>
          <table:table-cell office:value-type="float" office:value="0.000489274" calcext:value-type="float">
            <text:p>0.000489274</text:p>
          </table:table-cell>
          <table:table-cell office:value-type="float" office:value="-0.000925664" calcext:value-type="float">
            <text:p>-0.000925664</text:p>
          </table:table-cell>
          <table:table-cell office:value-type="float" office:value="0.000404756" calcext:value-type="float">
            <text:p>0.000404756</text:p>
          </table:table-cell>
          <table:table-cell/>
          <table:table-cell office:value-type="float" office:value="26.612800854" calcext:value-type="float">
            <text:p>26.612800854</text:p>
          </table:table-cell>
          <table:table-cell office:value-type="float" office:value="26.577928776" calcext:value-type="float">
            <text:p>26.577928776</text:p>
          </table:table-cell>
          <table:table-cell office:value-type="float" office:value="26.610717887" calcext:value-type="float">
            <text:p>26.610717887</text:p>
          </table:table-cell>
          <table:table-cell/>
          <table:table-cell office:value-type="float" office:value="0.0124022" calcext:value-type="float">
            <text:p>0.0124022</text:p>
          </table:table-cell>
          <table:table-cell office:value-type="float" office:value="-0.023464496" calcext:value-type="float">
            <text:p>-0.023464496</text:p>
          </table:table-cell>
          <table:table-cell office:value-type="float" office:value="0.010259833" calcext:value-type="float">
            <text:p>0.0102598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7:06:25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8132478" calcext:value-type="float">
            <text:p>1.128132478</text:p>
          </table:table-cell>
          <table:table-cell office:value-type="float" office:value="1.223614362" calcext:value-type="float">
            <text:p>1.223614362</text:p>
          </table:table-cell>
          <table:table-cell office:value-type="float" office:value="1.259009988" calcext:value-type="float">
            <text:p>1.259009988</text:p>
          </table:table-cell>
          <table:table-cell/>
          <table:table-cell office:value-type="float" office:value="0.009216769" calcext:value-type="float">
            <text:p>0.009216769</text:p>
          </table:table-cell>
          <table:table-cell office:value-type="float" office:value="0.009996849" calcext:value-type="float">
            <text:p>0.009996849</text:p>
          </table:table-cell>
          <table:table-cell office:value-type="float" office:value="0.010286029" calcext:value-type="float">
            <text:p>0.010286029</text:p>
          </table:table-cell>
          <table:table-cell/>
          <table:table-cell office:value-type="float" office:value="-0.000679065" calcext:value-type="float">
            <text:p>-0.000679065</text:p>
          </table:table-cell>
          <table:table-cell office:value-type="float" office:value="0.000101016" calcext:value-type="float">
            <text:p>0.000101016</text:p>
          </table:table-cell>
          <table:table-cell office:value-type="float" office:value="0.000390196" calcext:value-type="float">
            <text:p>0.000390196</text:p>
          </table:table-cell>
          <table:table-cell/>
          <table:table-cell office:value-type="float" office:value="26.584006461" calcext:value-type="float">
            <text:p>26.584006461</text:p>
          </table:table-cell>
          <table:table-cell office:value-type="float" office:value="26.603232088" calcext:value-type="float">
            <text:p>26.603232088</text:p>
          </table:table-cell>
          <table:table-cell office:value-type="float" office:value="26.610359044" calcext:value-type="float">
            <text:p>26.610359044</text:p>
          </table:table-cell>
          <table:table-cell/>
          <table:table-cell office:value-type="float" office:value="-0.017213423" calcext:value-type="float">
            <text:p>-0.017213423</text:p>
          </table:table-cell>
          <table:table-cell office:value-type="float" office:value="0.002560547" calcext:value-type="float">
            <text:p>0.002560547</text:p>
          </table:table-cell>
          <table:table-cell office:value-type="float" office:value="0.009890757" calcext:value-type="float">
            <text:p>0.0098907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7:06:2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06475044" calcext:value-type="float">
            <text:p>1.206475044</text:p>
          </table:table-cell>
          <table:table-cell office:value-type="float" office:value="1.279674921" calcext:value-type="float">
            <text:p>1.279674921</text:p>
          </table:table-cell>
          <table:table-cell office:value-type="float" office:value="1.12451686" calcext:value-type="float">
            <text:p>1.12451686</text:p>
          </table:table-cell>
          <table:table-cell/>
          <table:table-cell office:value-type="float" office:value="0.009856822" calcext:value-type="float">
            <text:p>0.009856822</text:p>
          </table:table-cell>
          <table:table-cell office:value-type="float" office:value="0.01045486" calcext:value-type="float">
            <text:p>0.01045486</text:p>
          </table:table-cell>
          <table:table-cell office:value-type="float" office:value="0.009187229" calcext:value-type="float">
            <text:p>0.009187229</text:p>
          </table:table-cell>
          <table:table-cell/>
          <table:table-cell office:value-type="float" office:value="-0.000039011" calcext:value-type="float">
            <text:p>-3.9011E-05</text:p>
          </table:table-cell>
          <table:table-cell office:value-type="float" office:value="0.000559027" calcext:value-type="float">
            <text:p>0.000559027</text:p>
          </table:table-cell>
          <table:table-cell office:value-type="float" office:value="-0.000708604" calcext:value-type="float">
            <text:p>-0.000708604</text:p>
          </table:table-cell>
          <table:table-cell/>
          <table:table-cell office:value-type="float" office:value="26.599781047" calcext:value-type="float">
            <text:p>26.599781047</text:p>
          </table:table-cell>
          <table:table-cell office:value-type="float" office:value="26.614519935" calcext:value-type="float">
            <text:p>26.614519935</text:p>
          </table:table-cell>
          <table:table-cell office:value-type="float" office:value="26.583278437" calcext:value-type="float">
            <text:p>26.583278437</text:p>
          </table:table-cell>
          <table:table-cell/>
          <table:table-cell office:value-type="float" office:value="-0.000988871" calcext:value-type="float">
            <text:p>-0.000988871</text:p>
          </table:table-cell>
          <table:table-cell office:value-type="float" office:value="0.014170303" calcext:value-type="float">
            <text:p>0.014170303</text:p>
          </table:table-cell>
          <table:table-cell office:value-type="float" office:value="-0.017962216" calcext:value-type="float">
            <text:p>-0.0179622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7:06:27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4552384" calcext:value-type="float">
            <text:p>1.24552384</text:p>
          </table:table-cell>
          <table:table-cell office:value-type="float" office:value="1.099648607" calcext:value-type="float">
            <text:p>1.099648607</text:p>
          </table:table-cell>
          <table:table-cell office:value-type="float" office:value="1.238367705" calcext:value-type="float">
            <text:p>1.238367705</text:p>
          </table:table-cell>
          <table:table-cell/>
          <table:table-cell office:value-type="float" office:value="0.010175848" calcext:value-type="float">
            <text:p>0.010175848</text:p>
          </table:table-cell>
          <table:table-cell office:value-type="float" office:value="0.008984057" calcext:value-type="float">
            <text:p>0.008984057</text:p>
          </table:table-cell>
          <table:table-cell office:value-type="float" office:value="0.010117383" calcext:value-type="float">
            <text:p>0.010117383</text:p>
          </table:table-cell>
          <table:table-cell/>
          <table:table-cell office:value-type="float" office:value="0.000280015" calcext:value-type="float">
            <text:p>0.000280015</text:p>
          </table:table-cell>
          <table:table-cell office:value-type="float" office:value="-0.000911776" calcext:value-type="float">
            <text:p>-0.000911776</text:p>
          </table:table-cell>
          <table:table-cell office:value-type="float" office:value="0.00022155" calcext:value-type="float">
            <text:p>0.00022155</text:p>
          </table:table-cell>
          <table:table-cell/>
          <table:table-cell office:value-type="float" office:value="26.607643596" calcext:value-type="float">
            <text:p>26.607643596</text:p>
          </table:table-cell>
          <table:table-cell office:value-type="float" office:value="26.578271067" calcext:value-type="float">
            <text:p>26.578271067</text:p>
          </table:table-cell>
          <table:table-cell office:value-type="float" office:value="26.606202698" calcext:value-type="float">
            <text:p>26.606202698</text:p>
          </table:table-cell>
          <table:table-cell/>
          <table:table-cell office:value-type="float" office:value="0.007097869" calcext:value-type="float">
            <text:p>0.007097869</text:p>
          </table:table-cell>
          <table:table-cell office:value-type="float" office:value="-0.02311244" calcext:value-type="float">
            <text:p>-0.02311244</text:p>
          </table:table-cell>
          <table:table-cell office:value-type="float" office:value="0.005615879" calcext:value-type="float">
            <text:p>0.00561587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7:06:28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4737584" calcext:value-type="float">
            <text:p>1.14737584</text:p>
          </table:table-cell>
          <table:table-cell office:value-type="float" office:value="1.132497922" calcext:value-type="float">
            <text:p>1.132497922</text:p>
          </table:table-cell>
          <table:table-cell office:value-type="float" office:value="1.29381374" calcext:value-type="float">
            <text:p>1.29381374</text:p>
          </table:table-cell>
          <table:table-cell/>
          <table:table-cell office:value-type="float" office:value="0.009373986" calcext:value-type="float">
            <text:p>0.009373986</text:p>
          </table:table-cell>
          <table:table-cell office:value-type="float" office:value="0.009252434" calcext:value-type="float">
            <text:p>0.009252434</text:p>
          </table:table-cell>
          <table:table-cell office:value-type="float" office:value="0.010570374" calcext:value-type="float">
            <text:p>0.010570374</text:p>
          </table:table-cell>
          <table:table-cell/>
          <table:table-cell office:value-type="float" office:value="-0.000521848" calcext:value-type="float">
            <text:p>-0.000521848</text:p>
          </table:table-cell>
          <table:table-cell office:value-type="float" office:value="-0.000643399" calcext:value-type="float">
            <text:p>-0.000643399</text:p>
          </table:table-cell>
          <table:table-cell office:value-type="float" office:value="0.00067454" calcext:value-type="float">
            <text:p>0.00067454</text:p>
          </table:table-cell>
          <table:table-cell/>
          <table:table-cell office:value-type="float" office:value="26.587881209" calcext:value-type="float">
            <text:p>26.587881209</text:p>
          </table:table-cell>
          <table:table-cell office:value-type="float" office:value="26.584885467" calcext:value-type="float">
            <text:p>26.584885467</text:p>
          </table:table-cell>
          <table:table-cell office:value-type="float" office:value="26.617366783" calcext:value-type="float">
            <text:p>26.617366783</text:p>
          </table:table-cell>
          <table:table-cell/>
          <table:table-cell office:value-type="float" office:value="-0.013228141" calcext:value-type="float">
            <text:p>-0.013228141</text:p>
          </table:table-cell>
          <table:table-cell office:value-type="float" office:value="-0.016309342" calcext:value-type="float">
            <text:p>-0.016309342</text:p>
          </table:table-cell>
          <table:table-cell office:value-type="float" office:value="0.017098328" calcext:value-type="float">
            <text:p>0.0170983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7:06:30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5051513" calcext:value-type="float">
            <text:p>1.125051513</text:p>
          </table:table-cell>
          <table:table-cell office:value-type="float" office:value="1.279683862" calcext:value-type="float">
            <text:p>1.279683862</text:p>
          </table:table-cell>
          <table:table-cell office:value-type="float" office:value="1.266513618" calcext:value-type="float">
            <text:p>1.266513618</text:p>
          </table:table-cell>
          <table:table-cell/>
          <table:table-cell office:value-type="float" office:value="0.009191597" calcext:value-type="float">
            <text:p>0.009191597</text:p>
          </table:table-cell>
          <table:table-cell office:value-type="float" office:value="0.010454934" calcext:value-type="float">
            <text:p>0.010454934</text:p>
          </table:table-cell>
          <table:table-cell office:value-type="float" office:value="0.010347333" calcext:value-type="float">
            <text:p>0.010347333</text:p>
          </table:table-cell>
          <table:table-cell/>
          <table:table-cell office:value-type="float" office:value="-0.000704236" calcext:value-type="float">
            <text:p>-0.000704236</text:p>
          </table:table-cell>
          <table:table-cell office:value-type="float" office:value="0.0005591" calcext:value-type="float">
            <text:p>0.0005591</text:p>
          </table:table-cell>
          <table:table-cell office:value-type="float" office:value="0.0004515" calcext:value-type="float">
            <text:p>0.0004515</text:p>
          </table:table-cell>
          <table:table-cell/>
          <table:table-cell office:value-type="float" office:value="26.583386093" calcext:value-type="float">
            <text:p>26.583386093</text:p>
          </table:table-cell>
          <table:table-cell office:value-type="float" office:value="26.614521736" calcext:value-type="float">
            <text:p>26.614521736</text:p>
          </table:table-cell>
          <table:table-cell office:value-type="float" office:value="26.611869904" calcext:value-type="float">
            <text:p>26.611869904</text:p>
          </table:table-cell>
          <table:table-cell/>
          <table:table-cell office:value-type="float" office:value="-0.017851489" calcext:value-type="float">
            <text:p>-0.017851489</text:p>
          </table:table-cell>
          <table:table-cell office:value-type="float" office:value="0.014172154" calcext:value-type="float">
            <text:p>0.014172154</text:p>
          </table:table-cell>
          <table:table-cell office:value-type="float" office:value="0.011444702" calcext:value-type="float">
            <text:p>0.01144470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7:06:31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59793873" calcext:value-type="float">
            <text:p>1.159793873</text:p>
          </table:table-cell>
          <table:table-cell office:value-type="float" office:value="1.315363206" calcext:value-type="float">
            <text:p>1.315363206</text:p>
          </table:table-cell>
          <table:table-cell office:value-type="float" office:value="1.119941607" calcext:value-type="float">
            <text:p>1.119941607</text:p>
          </table:table-cell>
          <table:table-cell/>
          <table:table-cell office:value-type="float" office:value="0.00947544" calcext:value-type="float">
            <text:p>0.00947544</text:p>
          </table:table-cell>
          <table:table-cell office:value-type="float" office:value="0.010746431" calcext:value-type="float">
            <text:p>0.010746431</text:p>
          </table:table-cell>
          <table:table-cell office:value-type="float" office:value="0.00914985" calcext:value-type="float">
            <text:p>0.00914985</text:p>
          </table:table-cell>
          <table:table-cell/>
          <table:table-cell office:value-type="float" office:value="-0.000420393" calcext:value-type="float">
            <text:p>-0.000420393</text:p>
          </table:table-cell>
          <table:table-cell office:value-type="float" office:value="0.000850598" calcext:value-type="float">
            <text:p>0.000850598</text:p>
          </table:table-cell>
          <table:table-cell office:value-type="float" office:value="-0.000745984" calcext:value-type="float">
            <text:p>-0.000745984</text:p>
          </table:table-cell>
          <table:table-cell/>
          <table:table-cell office:value-type="float" office:value="26.585327491" calcext:value-type="float">
            <text:p>26.585327491</text:p>
          </table:table-cell>
          <table:table-cell office:value-type="float" office:value="26.616651742" calcext:value-type="float">
            <text:p>26.616651742</text:p>
          </table:table-cell>
          <table:table-cell office:value-type="float" office:value="26.577303005" calcext:value-type="float">
            <text:p>26.577303005</text:p>
          </table:table-cell>
          <table:table-cell/>
          <table:table-cell office:value-type="float" office:value="-0.010656388" calcext:value-type="float">
            <text:p>-0.010656388</text:p>
          </table:table-cell>
          <table:table-cell office:value-type="float" office:value="0.021561014" calcext:value-type="float">
            <text:p>0.021561014</text:p>
          </table:table-cell>
          <table:table-cell office:value-type="float" office:value="-0.01890975" calcext:value-type="float">
            <text:p>-0.018909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7:06:32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76841912" calcext:value-type="float">
            <text:p>1.276841912</text:p>
          </table:table-cell>
          <table:table-cell office:value-type="float" office:value="1.118416323" calcext:value-type="float">
            <text:p>1.118416323</text:p>
          </table:table-cell>
          <table:table-cell office:value-type="float" office:value="1.208201791" calcext:value-type="float">
            <text:p>1.208201791</text:p>
          </table:table-cell>
          <table:table-cell/>
          <table:table-cell office:value-type="float" office:value="0.010431715" calcext:value-type="float">
            <text:p>0.010431715</text:p>
          </table:table-cell>
          <table:table-cell office:value-type="float" office:value="0.009137388" calcext:value-type="float">
            <text:p>0.009137388</text:p>
          </table:table-cell>
          <table:table-cell office:value-type="float" office:value="0.00987093" calcext:value-type="float">
            <text:p>0.00987093</text:p>
          </table:table-cell>
          <table:table-cell/>
          <table:table-cell office:value-type="float" office:value="0.000535882" calcext:value-type="float">
            <text:p>0.000535882</text:p>
          </table:table-cell>
          <table:table-cell office:value-type="float" office:value="-0.000758445" calcext:value-type="float">
            <text:p>-0.000758445</text:p>
          </table:table-cell>
          <table:table-cell office:value-type="float" office:value="-0.000024904" calcext:value-type="float">
            <text:p>-2.4904E-05</text:p>
          </table:table-cell>
          <table:table-cell/>
          <table:table-cell office:value-type="float" office:value="26.619003549" calcext:value-type="float">
            <text:p>26.619003549</text:p>
          </table:table-cell>
          <table:table-cell office:value-type="float" office:value="26.587104241" calcext:value-type="float">
            <text:p>26.587104241</text:p>
          </table:table-cell>
          <table:table-cell office:value-type="float" office:value="26.605182834" calcext:value-type="float">
            <text:p>26.605182834</text:p>
          </table:table-cell>
          <table:table-cell/>
          <table:table-cell office:value-type="float" office:value="0.01358361" calcext:value-type="float">
            <text:p>0.01358361</text:p>
          </table:table-cell>
          <table:table-cell office:value-type="float" office:value="-0.019225636" calcext:value-type="float">
            <text:p>-0.019225636</text:p>
          </table:table-cell>
          <table:table-cell office:value-type="float" office:value="-0.00063127" calcext:value-type="float">
            <text:p>-0.0006312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7:06:33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63764139" calcext:value-type="float">
            <text:p>1.163764139</text:p>
          </table:table-cell>
          <table:table-cell office:value-type="float" office:value="1.158743639" calcext:value-type="float">
            <text:p>1.158743639</text:p>
          </table:table-cell>
          <table:table-cell office:value-type="float" office:value="1.284682308" calcext:value-type="float">
            <text:p>1.284682308</text:p>
          </table:table-cell>
          <table:table-cell/>
          <table:table-cell office:value-type="float" office:value="0.009507877" calcext:value-type="float">
            <text:p>0.009507877</text:p>
          </table:table-cell>
          <table:table-cell office:value-type="float" office:value="0.00946686" calcext:value-type="float">
            <text:p>0.00946686</text:p>
          </table:table-cell>
          <table:table-cell office:value-type="float" office:value="0.01049577" calcext:value-type="float">
            <text:p>0.01049577</text:p>
          </table:table-cell>
          <table:table-cell/>
          <table:table-cell office:value-type="float" office:value="-0.000387956" calcext:value-type="float">
            <text:p>-0.000387956</text:p>
          </table:table-cell>
          <table:table-cell office:value-type="float" office:value="-0.000428974" calcext:value-type="float">
            <text:p>-0.000428974</text:p>
          </table:table-cell>
          <table:table-cell office:value-type="float" office:value="0.000599937" calcext:value-type="float">
            <text:p>0.000599937</text:p>
          </table:table-cell>
          <table:table-cell/>
          <table:table-cell office:value-type="float" office:value="26.601289347" calcext:value-type="float">
            <text:p>26.601289347</text:p>
          </table:table-cell>
          <table:table-cell office:value-type="float" office:value="26.600278457" calcext:value-type="float">
            <text:p>26.600278457</text:p>
          </table:table-cell>
          <table:table-cell office:value-type="float" office:value="26.625636239" calcext:value-type="float">
            <text:p>26.625636239</text:p>
          </table:table-cell>
          <table:table-cell/>
          <table:table-cell office:value-type="float" office:value="-0.009834155" calcext:value-type="float">
            <text:p>-0.009834155</text:p>
          </table:table-cell>
          <table:table-cell office:value-type="float" office:value="-0.010873889" calcext:value-type="float">
            <text:p>-0.010873889</text:p>
          </table:table-cell>
          <table:table-cell office:value-type="float" office:value="0.01520729" calcext:value-type="float">
            <text:p>0.015207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7:06:35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61479492" calcext:value-type="float">
            <text:p>1.161479492</text:p>
          </table:table-cell>
          <table:table-cell office:value-type="float" office:value="1.30756513" calcext:value-type="float">
            <text:p>1.30756513</text:p>
          </table:table-cell>
          <table:table-cell office:value-type="float" office:value="1.117790475" calcext:value-type="float">
            <text:p>1.117790475</text:p>
          </table:table-cell>
          <table:table-cell/>
          <table:table-cell office:value-type="float" office:value="0.009489212" calcext:value-type="float">
            <text:p>0.009489212</text:p>
          </table:table-cell>
          <table:table-cell office:value-type="float" office:value="0.010682722" calcext:value-type="float">
            <text:p>0.010682722</text:p>
          </table:table-cell>
          <table:table-cell office:value-type="float" office:value="0.009132275" calcext:value-type="float">
            <text:p>0.009132275</text:p>
          </table:table-cell>
          <table:table-cell/>
          <table:table-cell office:value-type="float" office:value="-0.000406622" calcext:value-type="float">
            <text:p>-0.000406622</text:p>
          </table:table-cell>
          <table:table-cell office:value-type="float" office:value="0.000786888" calcext:value-type="float">
            <text:p>0.000786888</text:p>
          </table:table-cell>
          <table:table-cell office:value-type="float" office:value="-0.000763558" calcext:value-type="float">
            <text:p>-0.000763558</text:p>
          </table:table-cell>
          <table:table-cell/>
          <table:table-cell office:value-type="float" office:value="26.585666899" calcext:value-type="float">
            <text:p>26.585666899</text:p>
          </table:table-cell>
          <table:table-cell office:value-type="float" office:value="26.615081602" calcext:value-type="float">
            <text:p>26.615081602</text:p>
          </table:table-cell>
          <table:table-cell office:value-type="float" office:value="26.57686986" calcext:value-type="float">
            <text:p>26.57686986</text:p>
          </table:table-cell>
          <table:table-cell/>
          <table:table-cell office:value-type="float" office:value="-0.0103073" calcext:value-type="float">
            <text:p>-0.0103073</text:p>
          </table:table-cell>
          <table:table-cell office:value-type="float" office:value="0.019946111" calcext:value-type="float">
            <text:p>0.019946111</text:p>
          </table:table-cell>
          <table:table-cell office:value-type="float" office:value="-0.019355249" calcext:value-type="float">
            <text:p>-0.01935524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7:06:36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271597895" calcext:value-type="float">
            <text:p>1.271597895</text:p>
          </table:table-cell>
          <table:table-cell office:value-type="float" office:value="1.097706687" calcext:value-type="float">
            <text:p>1.097706687</text:p>
          </table:table-cell>
          <table:table-cell office:value-type="float" office:value="1.272235664" calcext:value-type="float">
            <text:p>1.272235664</text:p>
          </table:table-cell>
          <table:table-cell/>
          <table:table-cell office:value-type="float" office:value="0.010388872" calcext:value-type="float">
            <text:p>0.010388872</text:p>
          </table:table-cell>
          <table:table-cell office:value-type="float" office:value="0.008968192" calcext:value-type="float">
            <text:p>0.008968192</text:p>
          </table:table-cell>
          <table:table-cell office:value-type="float" office:value="0.010394082" calcext:value-type="float">
            <text:p>0.010394082</text:p>
          </table:table-cell>
          <table:table-cell/>
          <table:table-cell office:value-type="float" office:value="0.000493038" calcext:value-type="float">
            <text:p>0.000493038</text:p>
          </table:table-cell>
          <table:table-cell office:value-type="float" office:value="-0.000927641" calcext:value-type="float">
            <text:p>-0.000927641</text:p>
          </table:table-cell>
          <table:table-cell office:value-type="float" office:value="0.000498249" calcext:value-type="float">
            <text:p>0.000498249</text:p>
          </table:table-cell>
          <table:table-cell/>
          <table:table-cell office:value-type="float" office:value="26.602785536" calcext:value-type="float">
            <text:p>26.602785536</text:p>
          </table:table-cell>
          <table:table-cell office:value-type="float" office:value="26.56777165" calcext:value-type="float">
            <text:p>26.56777165</text:p>
          </table:table-cell>
          <table:table-cell office:value-type="float" office:value="26.602913953" calcext:value-type="float">
            <text:p>26.602913953</text:p>
          </table:table-cell>
          <table:table-cell/>
          <table:table-cell office:value-type="float" office:value="0.012497616" calcext:value-type="float">
            <text:p>0.012497616</text:p>
          </table:table-cell>
          <table:table-cell office:value-type="float" office:value="-0.023514613" calcext:value-type="float">
            <text:p>-0.023514613</text:p>
          </table:table-cell>
          <table:table-cell office:value-type="float" office:value="0.012629693" calcext:value-type="float">
            <text:p>0.01262969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7:06:37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125301257" calcext:value-type="float">
            <text:p>1.125301257</text:p>
          </table:table-cell>
          <table:table-cell office:value-type="float" office:value="1.302604831" calcext:value-type="float">
            <text:p>1.302604831</text:p>
          </table:table-cell>
          <table:table-cell office:value-type="float" office:value="1.21811166" calcext:value-type="float">
            <text:p>1.21811166</text:p>
          </table:table-cell>
          <table:table-cell/>
          <table:table-cell office:value-type="float" office:value="0.009193638" calcext:value-type="float">
            <text:p>0.009193638</text:p>
          </table:table-cell>
          <table:table-cell office:value-type="float" office:value="0.010642196" calcext:value-type="float">
            <text:p>0.010642196</text:p>
          </table:table-cell>
          <table:table-cell office:value-type="float" office:value="0.009951893" calcext:value-type="float">
            <text:p>0.009951893</text:p>
          </table:table-cell>
          <table:table-cell/>
          <table:table-cell office:value-type="float" office:value="-0.000702196" calcext:value-type="float">
            <text:p>-0.000702196</text:p>
          </table:table-cell>
          <table:table-cell office:value-type="float" office:value="0.000746363" calcext:value-type="float">
            <text:p>0.000746363</text:p>
          </table:table-cell>
          <table:table-cell office:value-type="float" office:value="0.000056059" calcext:value-type="float">
            <text:p>5.6059E-05</text:p>
          </table:table-cell>
          <table:table-cell/>
          <table:table-cell office:value-type="float" office:value="26.588490555" calcext:value-type="float">
            <text:p>26.588490555</text:p>
          </table:table-cell>
          <table:table-cell office:value-type="float" office:value="26.62419088" calcext:value-type="float">
            <text:p>26.62419088</text:p>
          </table:table-cell>
          <table:table-cell office:value-type="float" office:value="26.6071782" calcext:value-type="float">
            <text:p>26.6071782</text:p>
          </table:table-cell>
          <table:table-cell/>
          <table:table-cell office:value-type="float" office:value="-0.017799767" calcext:value-type="float">
            <text:p>-0.017799767</text:p>
          </table:table-cell>
          <table:table-cell office:value-type="float" office:value="0.018918881" calcext:value-type="float">
            <text:p>0.018918881</text:p>
          </table:table-cell>
          <table:table-cell office:value-type="float" office:value="0.001420966" calcext:value-type="float">
            <text:p>0.0014209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7:06:38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01411629" calcext:value-type="float">
            <text:p>1.201411629</text:p>
          </table:table-cell>
          <table:table-cell office:value-type="float" office:value="1.292349254" calcext:value-type="float">
            <text:p>1.292349254</text:p>
          </table:table-cell>
          <table:table-cell office:value-type="float" office:value="1.11186458" calcext:value-type="float">
            <text:p>1.11186458</text:p>
          </table:table-cell>
          <table:table-cell/>
          <table:table-cell office:value-type="float" office:value="0.009815454" calcext:value-type="float">
            <text:p>0.009815454</text:p>
          </table:table-cell>
          <table:table-cell office:value-type="float" office:value="0.010558409" calcext:value-type="float">
            <text:p>0.010558409</text:p>
          </table:table-cell>
          <table:table-cell office:value-type="float" office:value="0.009083861" calcext:value-type="float">
            <text:p>0.009083861</text:p>
          </table:table-cell>
          <table:table-cell/>
          <table:table-cell office:value-type="float" office:value="-0.000080379" calcext:value-type="float">
            <text:p>-8.0379E-05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-0.000811972" calcext:value-type="float">
            <text:p>-0.000811972</text:p>
          </table:table-cell>
          <table:table-cell/>
          <table:table-cell office:value-type="float" office:value="26.593707408" calcext:value-type="float">
            <text:p>26.593707408</text:p>
          </table:table-cell>
          <table:table-cell office:value-type="float" office:value="26.612017883" calcext:value-type="float">
            <text:p>26.612017883</text:p>
          </table:table-cell>
          <table:table-cell office:value-type="float" office:value="26.575676641" calcext:value-type="float">
            <text:p>26.575676641</text:p>
          </table:table-cell>
          <table:table-cell/>
          <table:table-cell office:value-type="float" office:value="-0.002037483" calcext:value-type="float">
            <text:p>-0.002037483</text:p>
          </table:table-cell>
          <table:table-cell office:value-type="float" office:value="0.016795047" calcext:value-type="float">
            <text:p>0.016795047</text:p>
          </table:table-cell>
          <table:table-cell office:value-type="float" office:value="-0.020582503" calcext:value-type="float">
            <text:p>-0.02058250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7:06:40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71097812" calcext:value-type="float">
            <text:p>1.271097812</text:p>
          </table:table-cell>
          <table:table-cell office:value-type="float" office:value="1.138222949" calcext:value-type="float">
            <text:p>1.138222949</text:p>
          </table:table-cell>
          <table:table-cell office:value-type="float" office:value="1.134269969" calcext:value-type="float">
            <text:p>1.134269969</text:p>
          </table:table-cell>
          <table:table-cell/>
          <table:table-cell office:value-type="float" office:value="0.010384786" calcext:value-type="float">
            <text:p>0.010384786</text:p>
          </table:table-cell>
          <table:table-cell office:value-type="float" office:value="0.009299207" calcext:value-type="float">
            <text:p>0.009299207</text:p>
          </table:table-cell>
          <table:table-cell office:value-type="float" office:value="0.009266912" calcext:value-type="float">
            <text:p>0.009266912</text:p>
          </table:table-cell>
          <table:table-cell/>
          <table:table-cell office:value-type="float" office:value="0.000488953" calcext:value-type="float">
            <text:p>0.000488953</text:p>
          </table:table-cell>
          <table:table-cell office:value-type="float" office:value="-0.000596626" calcext:value-type="float">
            <text:p>-0.000596626</text:p>
          </table:table-cell>
          <table:table-cell office:value-type="float" office:value="-0.000628922" calcext:value-type="float">
            <text:p>-0.000628922</text:p>
          </table:table-cell>
          <table:table-cell/>
          <table:table-cell office:value-type="float" office:value="26.617846979" calcext:value-type="float">
            <text:p>26.617846979</text:p>
          </table:table-cell>
          <table:table-cell office:value-type="float" office:value="26.591092394" calcext:value-type="float">
            <text:p>26.591092394</text:p>
          </table:table-cell>
          <table:table-cell office:value-type="float" office:value="26.590296445" calcext:value-type="float">
            <text:p>26.590296445</text:p>
          </table:table-cell>
          <table:table-cell/>
          <table:table-cell office:value-type="float" office:value="0.012394053" calcext:value-type="float">
            <text:p>0.012394053</text:p>
          </table:table-cell>
          <table:table-cell office:value-type="float" office:value="-0.015123693" calcext:value-type="float">
            <text:p>-0.015123693</text:p>
          </table:table-cell>
          <table:table-cell office:value-type="float" office:value="-0.015942352" calcext:value-type="float">
            <text:p>-0.0159423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7:06:41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42157369" calcext:value-type="float">
            <text:p>1.242157369</text:p>
          </table:table-cell>
          <table:table-cell office:value-type="float" office:value="1.0986848" calcext:value-type="float">
            <text:p>1.0986848</text:p>
          </table:table-cell>
          <table:table-cell office:value-type="float" office:value="1.288424288" calcext:value-type="float">
            <text:p>1.288424288</text:p>
          </table:table-cell>
          <table:table-cell/>
          <table:table-cell office:value-type="float" office:value="0.010148345" calcext:value-type="float">
            <text:p>0.010148345</text:p>
          </table:table-cell>
          <table:table-cell office:value-type="float" office:value="0.008976183" calcext:value-type="float">
            <text:p>0.008976183</text:p>
          </table:table-cell>
          <table:table-cell office:value-type="float" office:value="0.010526342" calcext:value-type="float">
            <text:p>0.010526342</text:p>
          </table:table-cell>
          <table:table-cell/>
          <table:table-cell office:value-type="float" office:value="0.000252511" calcext:value-type="float">
            <text:p>0.000252511</text:p>
          </table:table-cell>
          <table:table-cell office:value-type="float" office:value="-0.00091965" calcext:value-type="float">
            <text:p>-0.00091965</text:p>
          </table:table-cell>
          <table:table-cell office:value-type="float" office:value="0.000630509" calcext:value-type="float">
            <text:p>0.000630509</text:p>
          </table:table-cell>
          <table:table-cell/>
          <table:table-cell office:value-type="float" office:value="26.606965752" calcext:value-type="float">
            <text:p>26.606965752</text:p>
          </table:table-cell>
          <table:table-cell office:value-type="float" office:value="26.578076998" calcext:value-type="float">
            <text:p>26.578076998</text:p>
          </table:table-cell>
          <table:table-cell office:value-type="float" office:value="26.616281619" calcext:value-type="float">
            <text:p>26.616281619</text:p>
          </table:table-cell>
          <table:table-cell/>
          <table:table-cell office:value-type="float" office:value="0.006400694" calcext:value-type="float">
            <text:p>0.006400694</text:p>
          </table:table-cell>
          <table:table-cell office:value-type="float" office:value="-0.023312045" calcext:value-type="float">
            <text:p>-0.023312045</text:p>
          </table:table-cell>
          <table:table-cell office:value-type="float" office:value="0.015982221" calcext:value-type="float">
            <text:p>0.0159822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7:06:42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2160398" calcext:value-type="float">
            <text:p>1.12160398</text:p>
          </table:table-cell>
          <table:table-cell office:value-type="float" office:value="1.275066885" calcext:value-type="float">
            <text:p>1.275066885</text:p>
          </table:table-cell>
          <table:table-cell office:value-type="float" office:value="1.227421907" calcext:value-type="float">
            <text:p>1.227421907</text:p>
          </table:table-cell>
          <table:table-cell/>
          <table:table-cell office:value-type="float" office:value="0.009163431" calcext:value-type="float">
            <text:p>0.009163431</text:p>
          </table:table-cell>
          <table:table-cell office:value-type="float" office:value="0.010417213" calcext:value-type="float">
            <text:p>0.010417213</text:p>
          </table:table-cell>
          <table:table-cell office:value-type="float" office:value="0.010027957" calcext:value-type="float">
            <text:p>0.010027957</text:p>
          </table:table-cell>
          <table:table-cell/>
          <table:table-cell office:value-type="float" office:value="-0.000732402" calcext:value-type="float">
            <text:p>-0.000732402</text:p>
          </table:table-cell>
          <table:table-cell office:value-type="float" office:value="0.00052138" calcext:value-type="float">
            <text:p>0.00052138</text:p>
          </table:table-cell>
          <table:table-cell office:value-type="float" office:value="0.000132123" calcext:value-type="float">
            <text:p>0.000132123</text:p>
          </table:table-cell>
          <table:table-cell/>
          <table:table-cell office:value-type="float" office:value="26.59280027" calcext:value-type="float">
            <text:p>26.59280027</text:p>
          </table:table-cell>
          <table:table-cell office:value-type="float" office:value="26.623700191" calcext:value-type="float">
            <text:p>26.623700191</text:p>
          </table:table-cell>
          <table:table-cell office:value-type="float" office:value="26.614106913" calcext:value-type="float">
            <text:p>26.614106913</text:p>
          </table:table-cell>
          <table:table-cell/>
          <table:table-cell office:value-type="float" office:value="-0.018565472" calcext:value-type="float">
            <text:p>-0.018565472</text:p>
          </table:table-cell>
          <table:table-cell office:value-type="float" office:value="0.013216016" calcext:value-type="float">
            <text:p>0.013216016</text:p>
          </table:table-cell>
          <table:table-cell office:value-type="float" office:value="0.003349068" calcext:value-type="float">
            <text:p>0.0033490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7:06:43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97708392" calcext:value-type="float">
            <text:p>1.197708392</text:p>
          </table:table-cell>
          <table:table-cell office:value-type="float" office:value="1.294310247" calcext:value-type="float">
            <text:p>1.294310247</text:p>
          </table:table-cell>
          <table:table-cell office:value-type="float" office:value="1.124259964" calcext:value-type="float">
            <text:p>1.124259964</text:p>
          </table:table-cell>
          <table:table-cell/>
          <table:table-cell office:value-type="float" office:value="0.009785199" calcext:value-type="float">
            <text:p>0.009785199</text:p>
          </table:table-cell>
          <table:table-cell office:value-type="float" office:value="0.01057443" calcext:value-type="float">
            <text:p>0.01057443</text:p>
          </table:table-cell>
          <table:table-cell office:value-type="float" office:value="0.00918513" calcext:value-type="float">
            <text:p>0.00918513</text:p>
          </table:table-cell>
          <table:table-cell/>
          <table:table-cell office:value-type="float" office:value="-0.000110634" calcext:value-type="float">
            <text:p>-0.000110634</text:p>
          </table:table-cell>
          <table:table-cell office:value-type="float" office:value="0.000678597" calcext:value-type="float">
            <text:p>0.000678597</text:p>
          </table:table-cell>
          <table:table-cell office:value-type="float" office:value="-0.000710703" calcext:value-type="float">
            <text:p>-0.000710703</text:p>
          </table:table-cell>
          <table:table-cell/>
          <table:table-cell office:value-type="float" office:value="26.598015858" calcext:value-type="float">
            <text:p>26.598015858</text:p>
          </table:table-cell>
          <table:table-cell office:value-type="float" office:value="26.617466754" calcext:value-type="float">
            <text:p>26.617466754</text:p>
          </table:table-cell>
          <table:table-cell office:value-type="float" office:value="26.58322671" calcext:value-type="float">
            <text:p>26.58322671</text:p>
          </table:table-cell>
          <table:table-cell/>
          <table:table-cell office:value-type="float" office:value="-0.002804408" calcext:value-type="float">
            <text:p>-0.002804408</text:p>
          </table:table-cell>
          <table:table-cell office:value-type="float" office:value="0.017201151" calcext:value-type="float">
            <text:p>0.017201151</text:p>
          </table:table-cell>
          <table:table-cell office:value-type="float" office:value="-0.018015419" calcext:value-type="float">
            <text:p>-0.0180154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7:06:4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3716372" calcext:value-type="float">
            <text:p>1.263716372</text:p>
          </table:table-cell>
          <table:table-cell office:value-type="float" office:value="1.097621453" calcext:value-type="float">
            <text:p>1.097621453</text:p>
          </table:table-cell>
          <table:table-cell office:value-type="float" office:value="1.283015762" calcext:value-type="float">
            <text:p>1.283015762</text:p>
          </table:table-cell>
          <table:table-cell/>
          <table:table-cell office:value-type="float" office:value="0.01032448" calcext:value-type="float">
            <text:p>0.01032448</text:p>
          </table:table-cell>
          <table:table-cell office:value-type="float" office:value="0.008967496" calcext:value-type="float">
            <text:p>0.008967496</text:p>
          </table:table-cell>
          <table:table-cell office:value-type="float" office:value="0.010482155" calcext:value-type="float">
            <text:p>0.010482155</text:p>
          </table:table-cell>
          <table:table-cell/>
          <table:table-cell office:value-type="float" office:value="0.000428647" calcext:value-type="float">
            <text:p>0.000428647</text:p>
          </table:table-cell>
          <table:table-cell office:value-type="float" office:value="-0.000928338" calcext:value-type="float">
            <text:p>-0.000928338</text:p>
          </table:table-cell>
          <table:table-cell office:value-type="float" office:value="0.000586322" calcext:value-type="float">
            <text:p>0.000586322</text:p>
          </table:table-cell>
          <table:table-cell/>
          <table:table-cell office:value-type="float" office:value="26.606252626" calcext:value-type="float">
            <text:p>26.606252626</text:p>
          </table:table-cell>
          <table:table-cell office:value-type="float" office:value="26.572808687" calcext:value-type="float">
            <text:p>26.572808687</text:p>
          </table:table-cell>
          <table:table-cell office:value-type="float" office:value="26.610138579" calcext:value-type="float">
            <text:p>26.610138579</text:p>
          </table:table-cell>
          <table:table-cell/>
          <table:table-cell office:value-type="float" office:value="0.010865414" calcext:value-type="float">
            <text:p>0.010865414</text:p>
          </table:table-cell>
          <table:table-cell office:value-type="float" office:value="-0.023532266" calcext:value-type="float">
            <text:p>-0.023532266</text:p>
          </table:table-cell>
          <table:table-cell office:value-type="float" office:value="0.014862162" calcext:value-type="float">
            <text:p>0.01486216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7:06:4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6701966" calcext:value-type="float">
            <text:p>1.126701966</text:p>
          </table:table-cell>
          <table:table-cell office:value-type="float" office:value="1.285234247" calcext:value-type="float">
            <text:p>1.285234247</text:p>
          </table:table-cell>
          <table:table-cell office:value-type="float" office:value="1.262111814" calcext:value-type="float">
            <text:p>1.262111814</text:p>
          </table:table-cell>
          <table:table-cell/>
          <table:table-cell office:value-type="float" office:value="0.009205081" calcext:value-type="float">
            <text:p>0.009205081</text:p>
          </table:table-cell>
          <table:table-cell office:value-type="float" office:value="0.01050028" calcext:value-type="float">
            <text:p>0.01050028</text:p>
          </table:table-cell>
          <table:table-cell office:value-type="float" office:value="0.010311371" calcext:value-type="float">
            <text:p>0.010311371</text:p>
          </table:table-cell>
          <table:table-cell/>
          <table:table-cell office:value-type="float" office:value="-0.000690752" calcext:value-type="float">
            <text:p>-0.000690752</text:p>
          </table:table-cell>
          <table:table-cell office:value-type="float" office:value="0.000604446" calcext:value-type="float">
            <text:p>0.000604446</text:p>
          </table:table-cell>
          <table:table-cell office:value-type="float" office:value="0.000415538" calcext:value-type="float">
            <text:p>0.000415538</text:p>
          </table:table-cell>
          <table:table-cell/>
          <table:table-cell office:value-type="float" office:value="26.58371842" calcext:value-type="float">
            <text:p>26.58371842</text:p>
          </table:table-cell>
          <table:table-cell office:value-type="float" office:value="26.615639305" calcext:value-type="float">
            <text:p>26.615639305</text:p>
          </table:table-cell>
          <table:table-cell office:value-type="float" office:value="26.610983599" calcext:value-type="float">
            <text:p>26.610983599</text:p>
          </table:table-cell>
          <table:table-cell/>
          <table:table-cell office:value-type="float" office:value="-0.017509681" calcext:value-type="float">
            <text:p>-0.017509681</text:p>
          </table:table-cell>
          <table:table-cell office:value-type="float" office:value="0.015321592" calcext:value-type="float">
            <text:p>0.015321592</text:p>
          </table:table-cell>
          <table:table-cell office:value-type="float" office:value="0.010533122" calcext:value-type="float">
            <text:p>0.01053312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7:06:47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59794469" calcext:value-type="float">
            <text:p>1.159794469</text:p>
          </table:table-cell>
          <table:table-cell office:value-type="float" office:value="1.319302478" calcext:value-type="float">
            <text:p>1.319302478</text:p>
          </table:table-cell>
          <table:table-cell office:value-type="float" office:value="1.170967361" calcext:value-type="float">
            <text:p>1.170967361</text:p>
          </table:table-cell>
          <table:table-cell/>
          <table:table-cell office:value-type="float" office:value="0.009475445" calcext:value-type="float">
            <text:p>0.009475445</text:p>
          </table:table-cell>
          <table:table-cell office:value-type="float" office:value="0.010778615" calcext:value-type="float">
            <text:p>0.010778615</text:p>
          </table:table-cell>
          <table:table-cell office:value-type="float" office:value="0.009566727" calcext:value-type="float">
            <text:p>0.009566727</text:p>
          </table:table-cell>
          <table:table-cell/>
          <table:table-cell office:value-type="float" office:value="-0.000420388" calcext:value-type="float">
            <text:p>-0.000420388</text:p>
          </table:table-cell>
          <table:table-cell office:value-type="float" office:value="0.000882782" calcext:value-type="float">
            <text:p>0.000882782</text:p>
          </table:table-cell>
          <table:table-cell office:value-type="float" office:value="-0.000329107" calcext:value-type="float">
            <text:p>-0.000329107</text:p>
          </table:table-cell>
          <table:table-cell/>
          <table:table-cell office:value-type="float" office:value="26.590381755" calcext:value-type="float">
            <text:p>26.590381755</text:p>
          </table:table-cell>
          <table:table-cell office:value-type="float" office:value="26.622498915" calcext:value-type="float">
            <text:p>26.622498915</text:p>
          </table:table-cell>
          <table:table-cell office:value-type="float" office:value="26.592631462" calcext:value-type="float">
            <text:p>26.592631462</text:p>
          </table:table-cell>
          <table:table-cell/>
          <table:table-cell office:value-type="float" office:value="-0.010656265" calcext:value-type="float">
            <text:p>-0.010656265</text:p>
          </table:table-cell>
          <table:table-cell office:value-type="float" office:value="0.022376796" calcext:value-type="float">
            <text:p>0.022376796</text:p>
          </table:table-cell>
          <table:table-cell office:value-type="float" office:value="-0.008342385" calcext:value-type="float">
            <text:p>-0.0083423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7:06:48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29135541" calcext:value-type="float">
            <text:p>1.229135541</text:p>
          </table:table-cell>
          <table:table-cell office:value-type="float" office:value="1.264267715" calcext:value-type="float">
            <text:p>1.264267715</text:p>
          </table:table-cell>
          <table:table-cell office:value-type="float" office:value="1.114566459" calcext:value-type="float">
            <text:p>1.114566459</text:p>
          </table:table-cell>
          <table:table-cell/>
          <table:table-cell office:value-type="float" office:value="0.010041957" calcext:value-type="float">
            <text:p>0.010041957</text:p>
          </table:table-cell>
          <table:table-cell office:value-type="float" office:value="0.010328985" calcext:value-type="float">
            <text:p>0.010328985</text:p>
          </table:table-cell>
          <table:table-cell office:value-type="float" office:value="0.009105935" calcext:value-type="float">
            <text:p>0.009105935</text:p>
          </table:table-cell>
          <table:table-cell/>
          <table:table-cell office:value-type="float" office:value="0.000146124" calcext:value-type="float">
            <text:p>0.000146124</text:p>
          </table:table-cell>
          <table:table-cell office:value-type="float" office:value="0.000433151" calcext:value-type="float">
            <text:p>0.000433151</text:p>
          </table:table-cell>
          <table:table-cell office:value-type="float" office:value="-0.000789898" calcext:value-type="float">
            <text:p>-0.000789898</text:p>
          </table:table-cell>
          <table:table-cell/>
          <table:table-cell office:value-type="float" office:value="26.60939787" calcext:value-type="float">
            <text:p>26.60939787</text:p>
          </table:table-cell>
          <table:table-cell office:value-type="float" office:value="26.616471742" calcext:value-type="float">
            <text:p>26.616471742</text:p>
          </table:table-cell>
          <table:table-cell office:value-type="float" office:value="26.586329053" calcext:value-type="float">
            <text:p>26.586329053</text:p>
          </table:table-cell>
          <table:table-cell/>
          <table:table-cell office:value-type="float" office:value="0.003703952" calcext:value-type="float">
            <text:p>0.003703952</text:p>
          </table:table-cell>
          <table:table-cell office:value-type="float" office:value="0.010979593" calcext:value-type="float">
            <text:p>0.010979593</text:p>
          </table:table-cell>
          <table:table-cell office:value-type="float" office:value="-0.020022943" calcext:value-type="float">
            <text:p>-0.02002294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7:06:49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6812833" calcext:value-type="float">
            <text:p>1.266812833</text:p>
          </table:table-cell>
          <table:table-cell office:value-type="float" office:value="1.106217635" calcext:value-type="float">
            <text:p>1.106217635</text:p>
          </table:table-cell>
          <table:table-cell office:value-type="float" office:value="1.216908838" calcext:value-type="float">
            <text:p>1.216908838</text:p>
          </table:table-cell>
          <table:table-cell/>
          <table:table-cell office:value-type="float" office:value="0.010349778" calcext:value-type="float">
            <text:p>0.010349778</text:p>
          </table:table-cell>
          <table:table-cell office:value-type="float" office:value="0.009037726" calcext:value-type="float">
            <text:p>0.009037726</text:p>
          </table:table-cell>
          <table:table-cell office:value-type="float" office:value="0.009942066" calcext:value-type="float">
            <text:p>0.009942066</text:p>
          </table:table-cell>
          <table:table-cell/>
          <table:table-cell office:value-type="float" office:value="0.000453945" calcext:value-type="float">
            <text:p>0.000453945</text:p>
          </table:table-cell>
          <table:table-cell office:value-type="float" office:value="-0.000858108" calcext:value-type="float">
            <text:p>-0.000858108</text:p>
          </table:table-cell>
          <table:table-cell office:value-type="float" office:value="0.000046232" calcext:value-type="float">
            <text:p>4.6232E-05</text:p>
          </table:table-cell>
          <table:table-cell/>
          <table:table-cell office:value-type="float" office:value="26.606876103" calcext:value-type="float">
            <text:p>26.606876103</text:p>
          </table:table-cell>
          <table:table-cell office:value-type="float" office:value="26.57453959" calcext:value-type="float">
            <text:p>26.57453959</text:p>
          </table:table-cell>
          <table:table-cell office:value-type="float" office:value="26.596827823" calcext:value-type="float">
            <text:p>26.596827823</text:p>
          </table:table-cell>
          <table:table-cell/>
          <table:table-cell office:value-type="float" office:value="0.011506668" calcext:value-type="float">
            <text:p>0.011506668</text:p>
          </table:table-cell>
          <table:table-cell office:value-type="float" office:value="-0.021751989" calcext:value-type="float">
            <text:p>-0.021751989</text:p>
          </table:table-cell>
          <table:table-cell office:value-type="float" office:value="0.001171868" calcext:value-type="float">
            <text:p>0.00117186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7:06:51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82840608" calcext:value-type="float">
            <text:p>1.182840608</text:p>
          </table:table-cell>
          <table:table-cell office:value-type="float" office:value="1.13564922" calcext:value-type="float">
            <text:p>1.13564922</text:p>
          </table:table-cell>
          <table:table-cell office:value-type="float" office:value="1.288185869" calcext:value-type="float">
            <text:p>1.288185869</text:p>
          </table:table-cell>
          <table:table-cell/>
          <table:table-cell office:value-type="float" office:value="0.00966373" calcext:value-type="float">
            <text:p>0.00966373</text:p>
          </table:table-cell>
          <table:table-cell office:value-type="float" office:value="0.00927818" calcext:value-type="float">
            <text:p>0.00927818</text:p>
          </table:table-cell>
          <table:table-cell office:value-type="float" office:value="0.010524394" calcext:value-type="float">
            <text:p>0.010524394</text:p>
          </table:table-cell>
          <table:table-cell/>
          <table:table-cell office:value-type="float" office:value="-0.000232103" calcext:value-type="float">
            <text:p>-0.000232103</text:p>
          </table:table-cell>
          <table:table-cell office:value-type="float" office:value="-0.000617653" calcext:value-type="float">
            <text:p>-0.000617653</text:p>
          </table:table-cell>
          <table:table-cell office:value-type="float" office:value="0.000628561" calcext:value-type="float">
            <text:p>0.000628561</text:p>
          </table:table-cell>
          <table:table-cell/>
          <table:table-cell office:value-type="float" office:value="26.595022183" calcext:value-type="float">
            <text:p>26.595022183</text:p>
          </table:table-cell>
          <table:table-cell office:value-type="float" office:value="26.585519997" calcext:value-type="float">
            <text:p>26.585519997</text:p>
          </table:table-cell>
          <table:table-cell office:value-type="float" office:value="26.616233613" calcext:value-type="float">
            <text:p>26.616233613</text:p>
          </table:table-cell>
          <table:table-cell/>
          <table:table-cell office:value-type="float" office:value="-0.005883471" calcext:value-type="float">
            <text:p>-0.005883471</text:p>
          </table:table-cell>
          <table:table-cell office:value-type="float" office:value="-0.01565671" calcext:value-type="float">
            <text:p>-0.01565671</text:p>
          </table:table-cell>
          <table:table-cell office:value-type="float" office:value="0.015932847" calcext:value-type="float">
            <text:p>0.01593284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7:06:52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139050858" calcext:value-type="float">
            <text:p>1.139050858</text:p>
          </table:table-cell>
          <table:table-cell office:value-type="float" office:value="1.318565168" calcext:value-type="float">
            <text:p>1.318565168</text:p>
          </table:table-cell>
          <table:table-cell office:value-type="float" office:value="1.123501792" calcext:value-type="float">
            <text:p>1.123501792</text:p>
          </table:table-cell>
          <table:table-cell/>
          <table:table-cell office:value-type="float" office:value="0.009305971" calcext:value-type="float">
            <text:p>0.009305971</text:p>
          </table:table-cell>
          <table:table-cell office:value-type="float" office:value="0.010772591" calcext:value-type="float">
            <text:p>0.010772591</text:p>
          </table:table-cell>
          <table:table-cell office:value-type="float" office:value="0.009178936" calcext:value-type="float">
            <text:p>0.009178936</text:p>
          </table:table-cell>
          <table:table-cell/>
          <table:table-cell office:value-type="float" office:value="-0.000589862" calcext:value-type="float">
            <text:p>-0.000589862</text:p>
          </table:table-cell>
          <table:table-cell office:value-type="float" office:value="0.000876758" calcext:value-type="float">
            <text:p>0.000876758</text:p>
          </table:table-cell>
          <table:table-cell office:value-type="float" office:value="-0.000716897" calcext:value-type="float">
            <text:p>-0.000716897</text:p>
          </table:table-cell>
          <table:table-cell/>
          <table:table-cell office:value-type="float" office:value="26.576096608" calcext:value-type="float">
            <text:p>26.576096608</text:p>
          </table:table-cell>
          <table:table-cell office:value-type="float" office:value="26.612242453" calcext:value-type="float">
            <text:p>26.612242453</text:p>
          </table:table-cell>
          <table:table-cell office:value-type="float" office:value="26.572965695" calcext:value-type="float">
            <text:p>26.572965695</text:p>
          </table:table-cell>
          <table:table-cell/>
          <table:table-cell office:value-type="float" office:value="-0.014952234" calcext:value-type="float">
            <text:p>-0.014952234</text:p>
          </table:table-cell>
          <table:table-cell office:value-type="float" office:value="0.022224107" calcext:value-type="float">
            <text:p>0.022224107</text:p>
          </table:table-cell>
          <table:table-cell office:value-type="float" office:value="-0.018172436" calcext:value-type="float">
            <text:p>-0.01817243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7:06:53</text:p>
          </table:table-cell>
          <table:table-cell office:value-type="float" office:value="26.58558" calcext:value-type="float">
            <text:p>26.58558</text:p>
          </table:table-cell>
          <table:table-cell office:value-type="float" office:value="1.269209536" calcext:value-type="float">
            <text:p>1.269209536</text:p>
          </table:table-cell>
          <table:table-cell office:value-type="float" office:value="1.098557246" calcext:value-type="float">
            <text:p>1.098557246</text:p>
          </table:table-cell>
          <table:table-cell office:value-type="float" office:value="1.270608457" calcext:value-type="float">
            <text:p>1.270608457</text:p>
          </table:table-cell>
          <table:table-cell/>
          <table:table-cell office:value-type="float" office:value="0.010369359" calcext:value-type="float">
            <text:p>0.010369359</text:p>
          </table:table-cell>
          <table:table-cell office:value-type="float" office:value="0.008975141" calcext:value-type="float">
            <text:p>0.008975141</text:p>
          </table:table-cell>
          <table:table-cell office:value-type="float" office:value="0.010380788" calcext:value-type="float">
            <text:p>0.010380788</text:p>
          </table:table-cell>
          <table:table-cell/>
          <table:table-cell office:value-type="float" office:value="0.000473526" calcext:value-type="float">
            <text:p>0.000473526</text:p>
          </table:table-cell>
          <table:table-cell office:value-type="float" office:value="-0.000920692" calcext:value-type="float">
            <text:p>-0.000920692</text:p>
          </table:table-cell>
          <table:table-cell office:value-type="float" office:value="0.000484955" calcext:value-type="float">
            <text:p>0.000484955</text:p>
          </table:table-cell>
          <table:table-cell/>
          <table:table-cell office:value-type="float" office:value="26.597250589" calcext:value-type="float">
            <text:p>26.597250589</text:p>
          </table:table-cell>
          <table:table-cell office:value-type="float" office:value="26.562888719" calcext:value-type="float">
            <text:p>26.562888719</text:p>
          </table:table-cell>
          <table:table-cell office:value-type="float" office:value="26.597532266" calcext:value-type="float">
            <text:p>26.597532266</text:p>
          </table:table-cell>
          <table:table-cell/>
          <table:table-cell office:value-type="float" office:value="0.012003006" calcext:value-type="float">
            <text:p>0.012003006</text:p>
          </table:table-cell>
          <table:table-cell office:value-type="float" office:value="-0.023338462" calcext:value-type="float">
            <text:p>-0.023338462</text:p>
          </table:table-cell>
          <table:table-cell office:value-type="float" office:value="0.012292712" calcext:value-type="float">
            <text:p>0.01229271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7:06:5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18990316" calcext:value-type="float">
            <text:p>1.118990316</text:p>
          </table:table-cell>
          <table:table-cell office:value-type="float" office:value="1.295865333" calcext:value-type="float">
            <text:p>1.295865333</text:p>
          </table:table-cell>
          <table:table-cell office:value-type="float" office:value="1.22558966" calcext:value-type="float">
            <text:p>1.22558966</text:p>
          </table:table-cell>
          <table:table-cell/>
          <table:table-cell office:value-type="float" office:value="0.009142078" calcext:value-type="float">
            <text:p>0.009142078</text:p>
          </table:table-cell>
          <table:table-cell office:value-type="float" office:value="0.010587135" calcext:value-type="float">
            <text:p>0.010587135</text:p>
          </table:table-cell>
          <table:table-cell office:value-type="float" office:value="0.010012987" calcext:value-type="float">
            <text:p>0.010012987</text:p>
          </table:table-cell>
          <table:table-cell/>
          <table:table-cell office:value-type="float" office:value="-0.000753756" calcext:value-type="float">
            <text:p>-0.000753756</text:p>
          </table:table-cell>
          <table:table-cell office:value-type="float" office:value="0.000691302" calcext:value-type="float">
            <text:p>0.000691302</text:p>
          </table:table-cell>
          <table:table-cell office:value-type="float" office:value="0.000117154" calcext:value-type="float">
            <text:p>0.000117154</text:p>
          </table:table-cell>
          <table:table-cell/>
          <table:table-cell office:value-type="float" office:value="26.577111456" calcext:value-type="float">
            <text:p>26.577111456</text:p>
          </table:table-cell>
          <table:table-cell office:value-type="float" office:value="26.612725847" calcext:value-type="float">
            <text:p>26.612725847</text:p>
          </table:table-cell>
          <table:table-cell office:value-type="float" office:value="26.598575732" calcext:value-type="float">
            <text:p>26.598575732</text:p>
          </table:table-cell>
          <table:table-cell/>
          <table:table-cell office:value-type="float" office:value="-0.019106762" calcext:value-type="float">
            <text:p>-0.019106762</text:p>
          </table:table-cell>
          <table:table-cell office:value-type="float" office:value="0.017523194" calcext:value-type="float">
            <text:p>0.017523194</text:p>
          </table:table-cell>
          <table:table-cell office:value-type="float" office:value="0.00296962" calcext:value-type="float">
            <text:p>0.002969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7:06:56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236034183" calcext:value-type="float">
            <text:p>1.236034183</text:p>
          </table:table-cell>
          <table:table-cell office:value-type="float" office:value="1.275780353" calcext:value-type="float">
            <text:p>1.275780353</text:p>
          </table:table-cell>
          <table:table-cell office:value-type="float" office:value="1.107922925" calcext:value-type="float">
            <text:p>1.107922925</text:p>
          </table:table-cell>
          <table:table-cell/>
          <table:table-cell office:value-type="float" office:value="0.010098318" calcext:value-type="float">
            <text:p>0.010098318</text:p>
          </table:table-cell>
          <table:table-cell office:value-type="float" office:value="0.010423042" calcext:value-type="float">
            <text:p>0.010423042</text:p>
          </table:table-cell>
          <table:table-cell office:value-type="float" office:value="0.009051658" calcext:value-type="float">
            <text:p>0.009051658</text:p>
          </table:table-cell>
          <table:table-cell/>
          <table:table-cell office:value-type="float" office:value="0.000202485" calcext:value-type="float">
            <text:p>0.000202485</text:p>
          </table:table-cell>
          <table:table-cell office:value-type="float" office:value="0.000527209" calcext:value-type="float">
            <text:p>0.000527209</text:p>
          </table:table-cell>
          <table:table-cell office:value-type="float" office:value="-0.000844175" calcext:value-type="float">
            <text:p>-0.000844175</text:p>
          </table:table-cell>
          <table:table-cell/>
          <table:table-cell office:value-type="float" office:value="26.595624688" calcext:value-type="float">
            <text:p>26.595624688</text:p>
          </table:table-cell>
          <table:table-cell office:value-type="float" office:value="26.603627683" calcext:value-type="float">
            <text:p>26.603627683</text:p>
          </table:table-cell>
          <table:table-cell office:value-type="float" office:value="26.569828772" calcext:value-type="float">
            <text:p>26.569828772</text:p>
          </table:table-cell>
          <table:table-cell/>
          <table:table-cell office:value-type="float" office:value="0.005132621" calcext:value-type="float">
            <text:p>0.005132621</text:p>
          </table:table-cell>
          <table:table-cell office:value-type="float" office:value="0.01336377" calcext:value-type="float">
            <text:p>0.01336377</text:p>
          </table:table-cell>
          <table:table-cell office:value-type="float" office:value="-0.021398822" calcext:value-type="float">
            <text:p>-0.02139882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1 17:06:57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6964465" calcext:value-type="float">
            <text:p>1.26964465</text:p>
          </table:table-cell>
          <table:table-cell office:value-type="float" office:value="1.113413109" calcext:value-type="float">
            <text:p>1.113413109</text:p>
          </table:table-cell>
          <table:table-cell office:value-type="float" office:value="1.151083249" calcext:value-type="float">
            <text:p>1.151083249</text:p>
          </table:table-cell>
          <table:table-cell/>
          <table:table-cell office:value-type="float" office:value="0.010372914" calcext:value-type="float">
            <text:p>0.010372914</text:p>
          </table:table-cell>
          <table:table-cell office:value-type="float" office:value="0.009096512" calcext:value-type="float">
            <text:p>0.009096512</text:p>
          </table:table-cell>
          <table:table-cell office:value-type="float" office:value="0.009404275" calcext:value-type="float">
            <text:p>0.009404275</text:p>
          </table:table-cell>
          <table:table-cell/>
          <table:table-cell office:value-type="float" office:value="0.00047708" calcext:value-type="float">
            <text:p>0.00047708</text:p>
          </table:table-cell>
          <table:table-cell office:value-type="float" office:value="-0.000799321" calcext:value-type="float">
            <text:p>-0.000799321</text:p>
          </table:table-cell>
          <table:table-cell office:value-type="float" office:value="-0.000491558" calcext:value-type="float">
            <text:p>-0.000491558</text:p>
          </table:table-cell>
          <table:table-cell/>
          <table:table-cell office:value-type="float" office:value="26.612500339" calcext:value-type="float">
            <text:p>26.612500339</text:p>
          </table:table-cell>
          <table:table-cell office:value-type="float" office:value="26.581042634" calcext:value-type="float">
            <text:p>26.581042634</text:p>
          </table:table-cell>
          <table:table-cell office:value-type="float" office:value="26.588627713" calcext:value-type="float">
            <text:p>26.588627713</text:p>
          </table:table-cell>
          <table:table-cell/>
          <table:table-cell office:value-type="float" office:value="0.012093115" calcext:value-type="float">
            <text:p>0.012093115</text:p>
          </table:table-cell>
          <table:table-cell office:value-type="float" office:value="-0.020261803" calcext:value-type="float">
            <text:p>-0.020261803</text:p>
          </table:table-cell>
          <table:table-cell office:value-type="float" office:value="-0.012460342" calcext:value-type="float">
            <text:p>-0.01246034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1 17:06:58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23496941" calcext:value-type="float">
            <text:p>1.223496941</text:p>
          </table:table-cell>
          <table:table-cell office:value-type="float" office:value="1.108457578" calcext:value-type="float">
            <text:p>1.108457578</text:p>
          </table:table-cell>
          <table:table-cell office:value-type="float" office:value="1.2920107" calcext:value-type="float">
            <text:p>1.2920107</text:p>
          </table:table-cell>
          <table:table-cell/>
          <table:table-cell office:value-type="float" office:value="0.00999589" calcext:value-type="float">
            <text:p>0.00999589</text:p>
          </table:table-cell>
          <table:table-cell office:value-type="float" office:value="0.009056026" calcext:value-type="float">
            <text:p>0.009056026</text:p>
          </table:table-cell>
          <table:table-cell office:value-type="float" office:value="0.010555643" calcext:value-type="float">
            <text:p>0.010555643</text:p>
          </table:table-cell>
          <table:table-cell/>
          <table:table-cell office:value-type="float" office:value="0.000100057" calcext:value-type="float">
            <text:p>0.000100057</text:p>
          </table:table-cell>
          <table:table-cell office:value-type="float" office:value="-0.000839807" calcext:value-type="float">
            <text:p>-0.000839807</text:p>
          </table:table-cell>
          <table:table-cell office:value-type="float" office:value="0.00065981" calcext:value-type="float">
            <text:p>0.00065981</text:p>
          </table:table-cell>
          <table:table-cell/>
          <table:table-cell office:value-type="float" office:value="26.603208445" calcext:value-type="float">
            <text:p>26.603208445</text:p>
          </table:table-cell>
          <table:table-cell office:value-type="float" office:value="26.580044808" calcext:value-type="float">
            <text:p>26.580044808</text:p>
          </table:table-cell>
          <table:table-cell office:value-type="float" office:value="26.617003741" calcext:value-type="float">
            <text:p>26.617003741</text:p>
          </table:table-cell>
          <table:table-cell/>
          <table:table-cell office:value-type="float" office:value="0.002536229" calcext:value-type="float">
            <text:p>0.002536229</text:p>
          </table:table-cell>
          <table:table-cell office:value-type="float" office:value="-0.021288095" calcext:value-type="float">
            <text:p>-0.021288095</text:p>
          </table:table-cell>
          <table:table-cell office:value-type="float" office:value="0.016724935" calcext:value-type="float">
            <text:p>0.0167249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1 17:06:59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3920813" calcext:value-type="float">
            <text:p>1.123920813</text:p>
          </table:table-cell>
          <table:table-cell office:value-type="float" office:value="1.303237236" calcext:value-type="float">
            <text:p>1.303237236</text:p>
          </table:table-cell>
          <table:table-cell office:value-type="float" office:value="1.180759213" calcext:value-type="float">
            <text:p>1.180759213</text:p>
          </table:table-cell>
          <table:table-cell/>
          <table:table-cell office:value-type="float" office:value="0.00918236" calcext:value-type="float">
            <text:p>0.00918236</text:p>
          </table:table-cell>
          <table:table-cell office:value-type="float" office:value="0.010647363" calcext:value-type="float">
            <text:p>0.010647363</text:p>
          </table:table-cell>
          <table:table-cell office:value-type="float" office:value="0.009646726" calcext:value-type="float">
            <text:p>0.009646726</text:p>
          </table:table-cell>
          <table:table-cell/>
          <table:table-cell office:value-type="float" office:value="-0.000713474" calcext:value-type="float">
            <text:p>-0.000713474</text:p>
          </table:table-cell>
          <table:table-cell office:value-type="float" office:value="0.00075153" calcext:value-type="float">
            <text:p>0.00075153</text:p>
          </table:table-cell>
          <table:table-cell office:value-type="float" office:value="-0.000249108" calcext:value-type="float">
            <text:p>-0.000249108</text:p>
          </table:table-cell>
          <table:table-cell/>
          <table:table-cell office:value-type="float" office:value="26.58315842" calcext:value-type="float">
            <text:p>26.58315842</text:p>
          </table:table-cell>
          <table:table-cell office:value-type="float" office:value="26.619264197" calcext:value-type="float">
            <text:p>26.619264197</text:p>
          </table:table-cell>
          <table:table-cell office:value-type="float" office:value="26.594603087" calcext:value-type="float">
            <text:p>26.594603087</text:p>
          </table:table-cell>
          <table:table-cell/>
          <table:table-cell office:value-type="float" office:value="-0.018085657" calcext:value-type="float">
            <text:p>-0.018085657</text:p>
          </table:table-cell>
          <table:table-cell office:value-type="float" office:value="0.019049846" calcext:value-type="float">
            <text:p>0.019049846</text:p>
          </table:table-cell>
          <table:table-cell office:value-type="float" office:value="-0.006314521" calcext:value-type="float">
            <text:p>-0.00631452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1 17:07:01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8528851" calcext:value-type="float">
            <text:p>1.268528851</text:p>
          </table:table-cell>
          <table:table-cell office:value-type="float" office:value="1.19173541" calcext:value-type="float">
            <text:p>1.19173541</text:p>
          </table:table-cell>
          <table:table-cell office:value-type="float" office:value="1.205187584" calcext:value-type="float">
            <text:p>1.205187584</text:p>
          </table:table-cell>
          <table:table-cell/>
          <table:table-cell office:value-type="float" office:value="0.010363798" calcext:value-type="float">
            <text:p>0.010363798</text:p>
          </table:table-cell>
          <table:table-cell office:value-type="float" office:value="0.0097364" calcext:value-type="float">
            <text:p>0.0097364</text:p>
          </table:table-cell>
          <table:table-cell office:value-type="float" office:value="0.009846304" calcext:value-type="float">
            <text:p>0.009846304</text:p>
          </table:table-cell>
          <table:table-cell/>
          <table:table-cell office:value-type="float" office:value="0.000467964" calcext:value-type="float">
            <text:p>0.000467964</text:p>
          </table:table-cell>
          <table:table-cell office:value-type="float" office:value="-0.000159433" calcext:value-type="float">
            <text:p>-0.000159433</text:p>
          </table:table-cell>
          <table:table-cell office:value-type="float" office:value="-0.00004953" calcext:value-type="float">
            <text:p>-4.953E-05</text:p>
          </table:table-cell>
          <table:table-cell/>
          <table:table-cell office:value-type="float" office:value="26.607221625" calcext:value-type="float">
            <text:p>26.607221625</text:p>
          </table:table-cell>
          <table:table-cell office:value-type="float" office:value="26.591759064" calcext:value-type="float">
            <text:p>26.591759064</text:p>
          </table:table-cell>
          <table:table-cell office:value-type="float" office:value="26.59446771" calcext:value-type="float">
            <text:p>26.59446771</text:p>
          </table:table-cell>
          <table:table-cell/>
          <table:table-cell office:value-type="float" office:value="0.011862042" calcext:value-type="float">
            <text:p>0.011862042</text:p>
          </table:table-cell>
          <table:table-cell office:value-type="float" office:value="-0.004041389" calcext:value-type="float">
            <text:p>-0.004041389</text:p>
          </table:table-cell>
          <table:table-cell office:value-type="float" office:value="-0.001255499" calcext:value-type="float">
            <text:p>-0.00125549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1 17:07:02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11250652" calcext:value-type="float">
            <text:p>1.111250652</text:p>
          </table:table-cell>
          <table:table-cell office:value-type="float" office:value="1.28685907" calcext:value-type="float">
            <text:p>1.28685907</text:p>
          </table:table-cell>
          <table:table-cell office:value-type="float" office:value="1.223378923" calcext:value-type="float">
            <text:p>1.223378923</text:p>
          </table:table-cell>
          <table:table-cell/>
          <table:table-cell office:value-type="float" office:value="0.009078845" calcext:value-type="float">
            <text:p>0.009078845</text:p>
          </table:table-cell>
          <table:table-cell office:value-type="float" office:value="0.010513554" calcext:value-type="float">
            <text:p>0.010513554</text:p>
          </table:table-cell>
          <table:table-cell office:value-type="float" office:value="0.009994926" calcext:value-type="float">
            <text:p>0.009994926</text:p>
          </table:table-cell>
          <table:table-cell/>
          <table:table-cell office:value-type="float" office:value="-0.000816988" calcext:value-type="float">
            <text:p>-0.000816988</text:p>
          </table:table-cell>
          <table:table-cell office:value-type="float" office:value="0.000617721" calcext:value-type="float">
            <text:p>0.000617721</text:p>
          </table:table-cell>
          <table:table-cell office:value-type="float" office:value="0.000099093" calcext:value-type="float">
            <text:p>9.9093E-05</text:p>
          </table:table-cell>
          <table:table-cell/>
          <table:table-cell office:value-type="float" office:value="26.575553023" calcext:value-type="float">
            <text:p>26.575553023</text:p>
          </table:table-cell>
          <table:table-cell office:value-type="float" office:value="26.610912432" calcext:value-type="float">
            <text:p>26.610912432</text:p>
          </table:table-cell>
          <table:table-cell office:value-type="float" office:value="26.598130594" calcext:value-type="float">
            <text:p>26.598130594</text:p>
          </table:table-cell>
          <table:table-cell/>
          <table:table-cell office:value-type="float" office:value="-0.020709648" calcext:value-type="float">
            <text:p>-0.020709648</text:p>
          </table:table-cell>
          <table:table-cell office:value-type="float" office:value="0.015658078" calcext:value-type="float">
            <text:p>0.015658078</text:p>
          </table:table-cell>
          <table:table-cell office:value-type="float" office:value="0.002511789" calcext:value-type="float">
            <text:p>0.00251178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1 17:07:03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47706645" calcext:value-type="float">
            <text:p>1.147706645</text:p>
          </table:table-cell>
          <table:table-cell office:value-type="float" office:value="1.247496754" calcext:value-type="float">
            <text:p>1.247496754</text:p>
          </table:table-cell>
          <table:table-cell office:value-type="float" office:value="1.303770102" calcext:value-type="float">
            <text:p>1.303770102</text:p>
          </table:table-cell>
          <table:table-cell/>
          <table:table-cell office:value-type="float" office:value="0.009376688" calcext:value-type="float">
            <text:p>0.009376688</text:p>
          </table:table-cell>
          <table:table-cell office:value-type="float" office:value="0.010191967" calcext:value-type="float">
            <text:p>0.010191967</text:p>
          </table:table-cell>
          <table:table-cell office:value-type="float" office:value="0.010651717" calcext:value-type="float">
            <text:p>0.010651717</text:p>
          </table:table-cell>
          <table:table-cell/>
          <table:table-cell office:value-type="float" office:value="-0.000519145" calcext:value-type="float">
            <text:p>-0.000519145</text:p>
          </table:table-cell>
          <table:table-cell office:value-type="float" office:value="0.000296134" calcext:value-type="float">
            <text:p>0.000296134</text:p>
          </table:table-cell>
          <table:table-cell office:value-type="float" office:value="0.000755883" calcext:value-type="float">
            <text:p>0.000755883</text:p>
          </table:table-cell>
          <table:table-cell/>
          <table:table-cell office:value-type="float" office:value="26.582893663" calcext:value-type="float">
            <text:p>26.582893663</text:p>
          </table:table-cell>
          <table:table-cell office:value-type="float" office:value="26.602986778" calcext:value-type="float">
            <text:p>26.602986778</text:p>
          </table:table-cell>
          <table:table-cell office:value-type="float" office:value="26.614317473" calcext:value-type="float">
            <text:p>26.614317473</text:p>
          </table:table-cell>
          <table:table-cell/>
          <table:table-cell office:value-type="float" office:value="-0.013159631" calcext:value-type="float">
            <text:p>-0.013159631</text:p>
          </table:table-cell>
          <table:table-cell office:value-type="float" office:value="0.007506446" calcext:value-type="float">
            <text:p>0.007506446</text:p>
          </table:table-cell>
          <table:table-cell office:value-type="float" office:value="0.019160197" calcext:value-type="float">
            <text:p>0.01916019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1 17:07:0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52648467" calcext:value-type="float">
            <text:p>1.152648467</text:p>
          </table:table-cell>
          <table:table-cell office:value-type="float" office:value="1.318642058" calcext:value-type="float">
            <text:p>1.318642058</text:p>
          </table:table-cell>
          <table:table-cell office:value-type="float" office:value="1.191476726" calcext:value-type="float">
            <text:p>1.191476726</text:p>
          </table:table-cell>
          <table:table-cell/>
          <table:table-cell office:value-type="float" office:value="0.009417063" calcext:value-type="float">
            <text:p>0.009417063</text:p>
          </table:table-cell>
          <table:table-cell office:value-type="float" office:value="0.010773219" calcext:value-type="float">
            <text:p>0.010773219</text:p>
          </table:table-cell>
          <table:table-cell office:value-type="float" office:value="0.009734287" calcext:value-type="float">
            <text:p>0.009734287</text:p>
          </table:table-cell>
          <table:table-cell/>
          <table:table-cell office:value-type="float" office:value="-0.000478771" calcext:value-type="float">
            <text:p>-0.000478771</text:p>
          </table:table-cell>
          <table:table-cell office:value-type="float" office:value="0.000877386" calcext:value-type="float">
            <text:p>0.000877386</text:p>
          </table:table-cell>
          <table:table-cell office:value-type="float" office:value="-0.000161546" calcext:value-type="float">
            <text:p>-0.000161546</text:p>
          </table:table-cell>
          <table:table-cell/>
          <table:table-cell office:value-type="float" office:value="26.583888726" calcext:value-type="float">
            <text:p>26.583888726</text:p>
          </table:table-cell>
          <table:table-cell office:value-type="float" office:value="26.617311938" calcext:value-type="float">
            <text:p>26.617311938</text:p>
          </table:table-cell>
          <table:table-cell office:value-type="float" office:value="26.591706977" calcext:value-type="float">
            <text:p>26.591706977</text:p>
          </table:table-cell>
          <table:table-cell/>
          <table:table-cell office:value-type="float" office:value="-0.012136188" calcext:value-type="float">
            <text:p>-0.012136188</text:p>
          </table:table-cell>
          <table:table-cell office:value-type="float" office:value="0.02224003" calcext:value-type="float">
            <text:p>0.02224003</text:p>
          </table:table-cell>
          <table:table-cell office:value-type="float" office:value="-0.004094962" calcext:value-type="float">
            <text:p>-0.00409496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1 17:07:06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48437398" calcext:value-type="float">
            <text:p>1.148437398</text:p>
          </table:table-cell>
          <table:table-cell office:value-type="float" office:value="1.293544327" calcext:value-type="float">
            <text:p>1.293544327</text:p>
          </table:table-cell>
          <table:table-cell office:value-type="float" office:value="1.275708231" calcext:value-type="float">
            <text:p>1.275708231</text:p>
          </table:table-cell>
          <table:table-cell/>
          <table:table-cell office:value-type="float" office:value="0.009382658" calcext:value-type="float">
            <text:p>0.009382658</text:p>
          </table:table-cell>
          <table:table-cell office:value-type="float" office:value="0.010568173" calcext:value-type="float">
            <text:p>0.010568173</text:p>
          </table:table-cell>
          <table:table-cell office:value-type="float" office:value="0.010422453" calcext:value-type="float">
            <text:p>0.010422453</text:p>
          </table:table-cell>
          <table:table-cell/>
          <table:table-cell office:value-type="float" office:value="-0.000513175" calcext:value-type="float">
            <text:p>-0.000513175</text:p>
          </table:table-cell>
          <table:table-cell office:value-type="float" office:value="0.000672339" calcext:value-type="float">
            <text:p>0.000672339</text:p>
          </table:table-cell>
          <table:table-cell office:value-type="float" office:value="0.00052662" calcext:value-type="float">
            <text:p>0.00052662</text:p>
          </table:table-cell>
          <table:table-cell/>
          <table:table-cell office:value-type="float" office:value="26.588094958" calcext:value-type="float">
            <text:p>26.588094958</text:p>
          </table:table-cell>
          <table:table-cell office:value-type="float" office:value="26.617312537" calcext:value-type="float">
            <text:p>26.617312537</text:p>
          </table:table-cell>
          <table:table-cell office:value-type="float" office:value="26.613721242" calcext:value-type="float">
            <text:p>26.613721242</text:p>
          </table:table-cell>
          <table:table-cell/>
          <table:table-cell office:value-type="float" office:value="-0.013008294" calcext:value-type="float">
            <text:p>-0.013008294</text:p>
          </table:table-cell>
          <table:table-cell office:value-type="float" office:value="0.017042536" calcext:value-type="float">
            <text:p>0.017042536</text:p>
          </table:table-cell>
          <table:table-cell office:value-type="float" office:value="0.013348834" calcext:value-type="float">
            <text:p>0.01334883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1 17:07:07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87184595" calcext:value-type="float">
            <text:p>1.187184595</text:p>
          </table:table-cell>
          <table:table-cell office:value-type="float" office:value="1.303546584" calcext:value-type="float">
            <text:p>1.303546584</text:p>
          </table:table-cell>
          <table:table-cell office:value-type="float" office:value="1.121305957" calcext:value-type="float">
            <text:p>1.121305957</text:p>
          </table:table-cell>
          <table:table-cell/>
          <table:table-cell office:value-type="float" office:value="0.009699221" calcext:value-type="float">
            <text:p>0.009699221</text:p>
          </table:table-cell>
          <table:table-cell office:value-type="float" office:value="0.01064989" calcext:value-type="float">
            <text:p>0.01064989</text:p>
          </table:table-cell>
          <table:table-cell office:value-type="float" office:value="0.009160996" calcext:value-type="float">
            <text:p>0.009160996</text:p>
          </table:table-cell>
          <table:table-cell/>
          <table:table-cell office:value-type="float" office:value="-0.000196613" calcext:value-type="float">
            <text:p>-0.000196613</text:p>
          </table:table-cell>
          <table:table-cell office:value-type="float" office:value="0.000754057" calcext:value-type="float">
            <text:p>0.000754057</text:p>
          </table:table-cell>
          <table:table-cell office:value-type="float" office:value="-0.000734837" calcext:value-type="float">
            <text:p>-0.000734837</text:p>
          </table:table-cell>
          <table:table-cell/>
          <table:table-cell office:value-type="float" office:value="26.590842739" calcext:value-type="float">
            <text:p>26.590842739</text:p>
          </table:table-cell>
          <table:table-cell office:value-type="float" office:value="26.614272468" calcext:value-type="float">
            <text:p>26.614272468</text:p>
          </table:table-cell>
          <table:table-cell office:value-type="float" office:value="26.577577725" calcext:value-type="float">
            <text:p>26.577577725</text:p>
          </table:table-cell>
          <table:table-cell/>
          <table:table-cell office:value-type="float" office:value="-0.004983846" calcext:value-type="float">
            <text:p>-0.004983846</text:p>
          </table:table-cell>
          <table:table-cell office:value-type="float" office:value="0.019113909" calcext:value-type="float">
            <text:p>0.019113909</text:p>
          </table:table-cell>
          <table:table-cell office:value-type="float" office:value="-0.018627193" calcext:value-type="float">
            <text:p>-0.0186271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1 17:07:08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15221514" calcext:value-type="float">
            <text:p>1.115221514</text:p>
          </table:table-cell>
          <table:table-cell office:value-type="float" office:value="1.245997697" calcext:value-type="float">
            <text:p>1.245997697</text:p>
          </table:table-cell>
          <table:table-cell office:value-type="float" office:value="1.2817587" calcext:value-type="float">
            <text:p>1.2817587</text:p>
          </table:table-cell>
          <table:table-cell/>
          <table:table-cell office:value-type="float" office:value="0.009111287" calcext:value-type="float">
            <text:p>0.009111287</text:p>
          </table:table-cell>
          <table:table-cell office:value-type="float" office:value="0.01017972" calcext:value-type="float">
            <text:p>0.01017972</text:p>
          </table:table-cell>
          <table:table-cell office:value-type="float" office:value="0.010471885" calcext:value-type="float">
            <text:p>0.010471885</text:p>
          </table:table-cell>
          <table:table-cell/>
          <table:table-cell office:value-type="float" office:value="-0.000784546" calcext:value-type="float">
            <text:p>-0.000784546</text:p>
          </table:table-cell>
          <table:table-cell office:value-type="float" office:value="0.000283886" calcext:value-type="float">
            <text:p>0.000283886</text:p>
          </table:table-cell>
          <table:table-cell office:value-type="float" office:value="0.000576051" calcext:value-type="float">
            <text:p>0.000576051</text:p>
          </table:table-cell>
          <table:table-cell/>
          <table:table-cell office:value-type="float" office:value="26.581406767" calcext:value-type="float">
            <text:p>26.581406767</text:p>
          </table:table-cell>
          <table:table-cell office:value-type="float" office:value="26.607739007" calcext:value-type="float">
            <text:p>26.607739007</text:p>
          </table:table-cell>
          <table:table-cell office:value-type="float" office:value="26.614939504" calcext:value-type="float">
            <text:p>26.614939504</text:p>
          </table:table-cell>
          <table:table-cell/>
          <table:table-cell office:value-type="float" office:value="-0.019887281" calcext:value-type="float">
            <text:p>-0.019887281</text:p>
          </table:table-cell>
          <table:table-cell office:value-type="float" office:value="0.007196001" calcext:value-type="float">
            <text:p>0.007196001</text:p>
          </table:table-cell>
          <table:table-cell office:value-type="float" office:value="0.014601836" calcext:value-type="float">
            <text:p>0.01460183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1 17:07:09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2327601" calcext:value-type="float">
            <text:p>1.2327601</text:p>
          </table:table-cell>
          <table:table-cell office:value-type="float" office:value="1.274138841" calcext:value-type="float">
            <text:p>1.274138841</text:p>
          </table:table-cell>
          <table:table-cell office:value-type="float" office:value="1.103690994" calcext:value-type="float">
            <text:p>1.103690994</text:p>
          </table:table-cell>
          <table:table-cell/>
          <table:table-cell office:value-type="float" office:value="0.010071569" calcext:value-type="float">
            <text:p>0.010071569</text:p>
          </table:table-cell>
          <table:table-cell office:value-type="float" office:value="0.010409631" calcext:value-type="float">
            <text:p>0.010409631</text:p>
          </table:table-cell>
          <table:table-cell office:value-type="float" office:value="0.009017083" calcext:value-type="float">
            <text:p>0.009017083</text:p>
          </table:table-cell>
          <table:table-cell/>
          <table:table-cell office:value-type="float" office:value="0.000175736" calcext:value-type="float">
            <text:p>0.000175736</text:p>
          </table:table-cell>
          <table:table-cell office:value-type="float" office:value="0.000513798" calcext:value-type="float">
            <text:p>0.000513798</text:p>
          </table:table-cell>
          <table:table-cell office:value-type="float" office:value="-0.00087875" calcext:value-type="float">
            <text:p>-0.00087875</text:p>
          </table:table-cell>
          <table:table-cell/>
          <table:table-cell office:value-type="float" office:value="26.59496544" calcext:value-type="float">
            <text:p>26.59496544</text:p>
          </table:table-cell>
          <table:table-cell office:value-type="float" office:value="26.603297161" calcext:value-type="float">
            <text:p>26.603297161</text:p>
          </table:table-cell>
          <table:table-cell office:value-type="float" office:value="26.568976639" calcext:value-type="float">
            <text:p>26.568976639</text:p>
          </table:table-cell>
          <table:table-cell/>
          <table:table-cell office:value-type="float" office:value="0.004454577" calcext:value-type="float">
            <text:p>0.004454577</text:p>
          </table:table-cell>
          <table:table-cell office:value-type="float" office:value="0.013023826" calcext:value-type="float">
            <text:p>0.013023826</text:p>
          </table:table-cell>
          <table:table-cell office:value-type="float" office:value="-0.022275258" calcext:value-type="float">
            <text:p>-0.0222752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1 17:07:10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53147871" calcext:value-type="float">
            <text:p>1.253147871</text:p>
          </table:table-cell>
          <table:table-cell office:value-type="float" office:value="1.219285872" calcext:value-type="float">
            <text:p>1.219285872</text:p>
          </table:table-cell>
          <table:table-cell office:value-type="float" office:value="1.099748743" calcext:value-type="float">
            <text:p>1.099748743</text:p>
          </table:table-cell>
          <table:table-cell/>
          <table:table-cell office:value-type="float" office:value="0.010238136" calcext:value-type="float">
            <text:p>0.010238136</text:p>
          </table:table-cell>
          <table:table-cell office:value-type="float" office:value="0.009961486" calcext:value-type="float">
            <text:p>0.009961486</text:p>
          </table:table-cell>
          <table:table-cell office:value-type="float" office:value="0.008984875" calcext:value-type="float">
            <text:p>0.008984875</text:p>
          </table:table-cell>
          <table:table-cell/>
          <table:table-cell office:value-type="float" office:value="0.000342303" calcext:value-type="float">
            <text:p>0.000342303</text:p>
          </table:table-cell>
          <table:table-cell office:value-type="float" office:value="0.000065653" calcext:value-type="float">
            <text:p>6.5653E-05</text:p>
          </table:table-cell>
          <table:table-cell office:value-type="float" office:value="-0.000910958" calcext:value-type="float">
            <text:p>-0.000910958</text:p>
          </table:table-cell>
          <table:table-cell/>
          <table:table-cell office:value-type="float" office:value="26.604124641" calcext:value-type="float">
            <text:p>26.604124641</text:p>
          </table:table-cell>
          <table:table-cell office:value-type="float" office:value="26.597306446" calcext:value-type="float">
            <text:p>26.597306446</text:p>
          </table:table-cell>
          <table:table-cell office:value-type="float" office:value="26.573237032" calcext:value-type="float">
            <text:p>26.573237032</text:p>
          </table:table-cell>
          <table:table-cell/>
          <table:table-cell office:value-type="float" office:value="0.008676754" calcext:value-type="float">
            <text:p>0.008676754</text:p>
          </table:table-cell>
          <table:table-cell office:value-type="float" office:value="0.001664139" calcext:value-type="float">
            <text:p>0.001664139</text:p>
          </table:table-cell>
          <table:table-cell office:value-type="float" office:value="-0.023091702" calcext:value-type="float">
            <text:p>-0.02309170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1 17:07:12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198050523" calcext:value-type="float">
            <text:p>1.198050523</text:p>
          </table:table-cell>
          <table:table-cell office:value-type="float" office:value="1.145389813" calcext:value-type="float">
            <text:p>1.145389813</text:p>
          </table:table-cell>
          <table:table-cell office:value-type="float" office:value="1.294986164" calcext:value-type="float">
            <text:p>1.294986164</text:p>
          </table:table-cell>
          <table:table-cell/>
          <table:table-cell office:value-type="float" office:value="0.009787994" calcext:value-type="float">
            <text:p>0.009787994</text:p>
          </table:table-cell>
          <table:table-cell office:value-type="float" office:value="0.00935776" calcext:value-type="float">
            <text:p>0.00935776</text:p>
          </table:table-cell>
          <table:table-cell office:value-type="float" office:value="0.010579952" calcext:value-type="float">
            <text:p>0.010579952</text:p>
          </table:table-cell>
          <table:table-cell/>
          <table:table-cell office:value-type="float" office:value="-0.000107839" calcext:value-type="float">
            <text:p>-0.000107839</text:p>
          </table:table-cell>
          <table:table-cell office:value-type="float" office:value="-0.000538073" calcext:value-type="float">
            <text:p>-0.000538073</text:p>
          </table:table-cell>
          <table:table-cell office:value-type="float" office:value="0.000684119" calcext:value-type="float">
            <text:p>0.000684119</text:p>
          </table:table-cell>
          <table:table-cell/>
          <table:table-cell office:value-type="float" office:value="26.603138857" calcext:value-type="float">
            <text:p>26.603138857</text:p>
          </table:table-cell>
          <table:table-cell office:value-type="float" office:value="26.59253547" calcext:value-type="float">
            <text:p>26.59253547</text:p>
          </table:table-cell>
          <table:table-cell office:value-type="float" office:value="26.622656874" calcext:value-type="float">
            <text:p>26.622656874</text:p>
          </table:table-cell>
          <table:table-cell/>
          <table:table-cell office:value-type="float" office:value="-0.002733554" calcext:value-type="float">
            <text:p>-0.002733554</text:p>
          </table:table-cell>
          <table:table-cell office:value-type="float" office:value="-0.013639444" calcext:value-type="float">
            <text:p>-0.013639444</text:p>
          </table:table-cell>
          <table:table-cell office:value-type="float" office:value="0.017341127" calcext:value-type="float">
            <text:p>0.01734112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1 17:07:13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152367133" calcext:value-type="float">
            <text:p>1.152367133</text:p>
          </table:table-cell>
          <table:table-cell office:value-type="float" office:value="1.313893952" calcext:value-type="float">
            <text:p>1.313893952</text:p>
          </table:table-cell>
          <table:table-cell office:value-type="float" office:value="1.117453112" calcext:value-type="float">
            <text:p>1.117453112</text:p>
          </table:table-cell>
          <table:table-cell/>
          <table:table-cell office:value-type="float" office:value="0.009414764" calcext:value-type="float">
            <text:p>0.009414764</text:p>
          </table:table-cell>
          <table:table-cell office:value-type="float" office:value="0.010734428" calcext:value-type="float">
            <text:p>0.010734428</text:p>
          </table:table-cell>
          <table:table-cell office:value-type="float" office:value="0.009129519" calcext:value-type="float">
            <text:p>0.009129519</text:p>
          </table:table-cell>
          <table:table-cell/>
          <table:table-cell office:value-type="float" office:value="-0.000481069" calcext:value-type="float">
            <text:p>-0.000481069</text:p>
          </table:table-cell>
          <table:table-cell office:value-type="float" office:value="0.000838594" calcext:value-type="float">
            <text:p>0.000838594</text:p>
          </table:table-cell>
          <table:table-cell office:value-type="float" office:value="-0.000766314" calcext:value-type="float">
            <text:p>-0.000766314</text:p>
          </table:table-cell>
          <table:table-cell/>
          <table:table-cell office:value-type="float" office:value="26.59394038" calcext:value-type="float">
            <text:p>26.59394038</text:p>
          </table:table-cell>
          <table:table-cell office:value-type="float" office:value="26.626463923" calcext:value-type="float">
            <text:p>26.626463923</text:p>
          </table:table-cell>
          <table:table-cell office:value-type="float" office:value="26.586910294" calcext:value-type="float">
            <text:p>26.586910294</text:p>
          </table:table-cell>
          <table:table-cell/>
          <table:table-cell office:value-type="float" office:value="-0.012194452" calcext:value-type="float">
            <text:p>-0.012194452</text:p>
          </table:table-cell>
          <table:table-cell office:value-type="float" office:value="0.021256746" calcext:value-type="float">
            <text:p>0.021256746</text:p>
          </table:table-cell>
          <table:table-cell office:value-type="float" office:value="-0.019425117" calcext:value-type="float">
            <text:p>-0.0194251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1 17:07:14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72739324" calcext:value-type="float">
            <text:p>1.272739324</text:p>
          </table:table-cell>
          <table:table-cell office:value-type="float" office:value="1.137695448" calcext:value-type="float">
            <text:p>1.137695448</text:p>
          </table:table-cell>
          <table:table-cell office:value-type="float" office:value="1.185037635" calcext:value-type="float">
            <text:p>1.185037635</text:p>
          </table:table-cell>
          <table:table-cell/>
          <table:table-cell office:value-type="float" office:value="0.010398197" calcext:value-type="float">
            <text:p>0.010398197</text:p>
          </table:table-cell>
          <table:table-cell office:value-type="float" office:value="0.009294897" calcext:value-type="float">
            <text:p>0.009294897</text:p>
          </table:table-cell>
          <table:table-cell office:value-type="float" office:value="0.00968168" calcext:value-type="float">
            <text:p>0.00968168</text:p>
          </table:table-cell>
          <table:table-cell/>
          <table:table-cell office:value-type="float" office:value="0.000502364" calcext:value-type="float">
            <text:p>0.000502364</text:p>
          </table:table-cell>
          <table:table-cell office:value-type="float" office:value="-0.000600936" calcext:value-type="float">
            <text:p>-0.000600936</text:p>
          </table:table-cell>
          <table:table-cell office:value-type="float" office:value="-0.000214153" calcext:value-type="float">
            <text:p>-0.000214153</text:p>
          </table:table-cell>
          <table:table-cell/>
          <table:table-cell office:value-type="float" office:value="26.608069409" calcext:value-type="float">
            <text:p>26.608069409</text:p>
          </table:table-cell>
          <table:table-cell office:value-type="float" office:value="26.580877851" calcext:value-type="float">
            <text:p>26.580877851</text:p>
          </table:table-cell>
          <table:table-cell office:value-type="float" office:value="26.59041044" calcext:value-type="float">
            <text:p>26.59041044</text:p>
          </table:table-cell>
          <table:table-cell/>
          <table:table-cell office:value-type="float" office:value="0.012733997" calcext:value-type="float">
            <text:p>0.012733997</text:p>
          </table:table-cell>
          <table:table-cell office:value-type="float" office:value="-0.015232938" calcext:value-type="float">
            <text:p>-0.015232938</text:p>
          </table:table-cell>
          <table:table-cell office:value-type="float" office:value="-0.005428474" calcext:value-type="float">
            <text:p>-0.0054284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1 17:07:15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6465642" calcext:value-type="float">
            <text:p>1.16465642</text:p>
          </table:table-cell>
          <table:table-cell office:value-type="float" office:value="1.160457869" calcext:value-type="float">
            <text:p>1.160457869</text:p>
          </table:table-cell>
          <table:table-cell office:value-type="float" office:value="1.287501012" calcext:value-type="float">
            <text:p>1.287501012</text:p>
          </table:table-cell>
          <table:table-cell/>
          <table:table-cell office:value-type="float" office:value="0.009515167" calcext:value-type="float">
            <text:p>0.009515167</text:p>
          </table:table-cell>
          <table:table-cell office:value-type="float" office:value="0.009480865" calcext:value-type="float">
            <text:p>0.009480865</text:p>
          </table:table-cell>
          <table:table-cell office:value-type="float" office:value="0.010518799" calcext:value-type="float">
            <text:p>0.010518799</text:p>
          </table:table-cell>
          <table:table-cell/>
          <table:table-cell office:value-type="float" office:value="-0.000380667" calcext:value-type="float">
            <text:p>-0.000380667</text:p>
          </table:table-cell>
          <table:table-cell office:value-type="float" office:value="-0.000414968" calcext:value-type="float">
            <text:p>-0.000414968</text:p>
          </table:table-cell>
          <table:table-cell office:value-type="float" office:value="0.000622966" calcext:value-type="float">
            <text:p>0.000622966</text:p>
          </table:table-cell>
          <table:table-cell/>
          <table:table-cell office:value-type="float" office:value="26.586306589" calcext:value-type="float">
            <text:p>26.586306589</text:p>
          </table:table-cell>
          <table:table-cell office:value-type="float" office:value="26.58546119" calcext:value-type="float">
            <text:p>26.58546119</text:p>
          </table:table-cell>
          <table:table-cell office:value-type="float" office:value="26.611041687" calcext:value-type="float">
            <text:p>26.611041687</text:p>
          </table:table-cell>
          <table:table-cell/>
          <table:table-cell office:value-type="float" office:value="-0.009649365" calcext:value-type="float">
            <text:p>-0.009649365</text:p>
          </table:table-cell>
          <table:table-cell office:value-type="float" office:value="-0.010518876" calcext:value-type="float">
            <text:p>-0.010518876</text:p>
          </table:table-cell>
          <table:table-cell office:value-type="float" office:value="0.015791019" calcext:value-type="float">
            <text:p>0.0157910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1 17:07:17</text:p>
          </table:table-cell>
          <table:table-cell office:value-type="float" office:value="26.59063" calcext:value-type="float">
            <text:p>26.59063</text:p>
          </table:table-cell>
          <table:table-cell office:value-type="float" office:value="1.268728527" calcext:value-type="float">
            <text:p>1.268728527</text:p>
          </table:table-cell>
          <table:table-cell office:value-type="float" office:value="1.255632789" calcext:value-type="float">
            <text:p>1.255632789</text:p>
          </table:table-cell>
          <table:table-cell office:value-type="float" office:value="1.108796133" calcext:value-type="float">
            <text:p>1.108796133</text:p>
          </table:table-cell>
          <table:table-cell/>
          <table:table-cell office:value-type="float" office:value="0.010365429" calcext:value-type="float">
            <text:p>0.010365429</text:p>
          </table:table-cell>
          <table:table-cell office:value-type="float" office:value="0.010258438" calcext:value-type="float">
            <text:p>0.010258438</text:p>
          </table:table-cell>
          <table:table-cell office:value-type="float" office:value="0.009058792" calcext:value-type="float">
            <text:p>0.009058792</text:p>
          </table:table-cell>
          <table:table-cell/>
          <table:table-cell office:value-type="float" office:value="0.000469596" calcext:value-type="float">
            <text:p>0.000469596</text:p>
          </table:table-cell>
          <table:table-cell office:value-type="float" office:value="0.000362604" calcext:value-type="float">
            <text:p>0.000362604</text:p>
          </table:table-cell>
          <table:table-cell office:value-type="float" office:value="-0.000837041" calcext:value-type="float">
            <text:p>-0.000837041</text:p>
          </table:table-cell>
          <table:table-cell/>
          <table:table-cell office:value-type="float" office:value="26.602207783" calcext:value-type="float">
            <text:p>26.602207783</text:p>
          </table:table-cell>
          <table:table-cell office:value-type="float" office:value="26.599570925" calcext:value-type="float">
            <text:p>26.599570925</text:p>
          </table:table-cell>
          <table:table-cell office:value-type="float" office:value="26.570004599" calcext:value-type="float">
            <text:p>26.570004599</text:p>
          </table:table-cell>
          <table:table-cell/>
          <table:table-cell office:value-type="float" office:value="0.011903393" calcext:value-type="float">
            <text:p>0.011903393</text:p>
          </table:table-cell>
          <table:table-cell office:value-type="float" office:value="0.009191363" calcext:value-type="float">
            <text:p>0.009191363</text:p>
          </table:table-cell>
          <table:table-cell office:value-type="float" office:value="-0.02121798" calcext:value-type="float">
            <text:p>-0.0212179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1 17:07:18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66800912" calcext:value-type="float">
            <text:p>1.266800912</text:p>
          </table:table-cell>
          <table:table-cell office:value-type="float" office:value="1.095197331" calcext:value-type="float">
            <text:p>1.095197331</text:p>
          </table:table-cell>
          <table:table-cell office:value-type="float" office:value="1.190097474" calcext:value-type="float">
            <text:p>1.190097474</text:p>
          </table:table-cell>
          <table:table-cell/>
          <table:table-cell office:value-type="float" office:value="0.010349681" calcext:value-type="float">
            <text:p>0.010349681</text:p>
          </table:table-cell>
          <table:table-cell office:value-type="float" office:value="0.008947691" calcext:value-type="float">
            <text:p>0.008947691</text:p>
          </table:table-cell>
          <table:table-cell office:value-type="float" office:value="0.009723019" calcext:value-type="float">
            <text:p>0.009723019</text:p>
          </table:table-cell>
          <table:table-cell/>
          <table:table-cell office:value-type="float" office:value="0.000453847" calcext:value-type="float">
            <text:p>0.000453847</text:p>
          </table:table-cell>
          <table:table-cell office:value-type="float" office:value="-0.000948143" calcext:value-type="float">
            <text:p>-0.000948143</text:p>
          </table:table-cell>
          <table:table-cell office:value-type="float" office:value="-0.000172815" calcext:value-type="float">
            <text:p>-0.000172815</text:p>
          </table:table-cell>
          <table:table-cell/>
          <table:table-cell office:value-type="float" office:value="26.6169818" calcext:value-type="float">
            <text:p>26.6169818</text:p>
          </table:table-cell>
          <table:table-cell office:value-type="float" office:value="26.582428976" calcext:value-type="float">
            <text:p>26.582428976</text:p>
          </table:table-cell>
          <table:table-cell office:value-type="float" office:value="26.601537494" calcext:value-type="float">
            <text:p>26.601537494</text:p>
          </table:table-cell>
          <table:table-cell/>
          <table:table-cell office:value-type="float" office:value="0.011504199" calcext:value-type="float">
            <text:p>0.011504199</text:p>
          </table:table-cell>
          <table:table-cell office:value-type="float" office:value="-0.024034304" calcext:value-type="float">
            <text:p>-0.024034304</text:p>
          </table:table-cell>
          <table:table-cell office:value-type="float" office:value="-0.004380599" calcext:value-type="float">
            <text:p>-0.0043805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1 17:07:19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87721632" calcext:value-type="float">
            <text:p>1.187721632</text:p>
          </table:table-cell>
          <table:table-cell office:value-type="float" office:value="1.130280033" calcext:value-type="float">
            <text:p>1.130280033</text:p>
          </table:table-cell>
          <table:table-cell office:value-type="float" office:value="1.287710224" calcext:value-type="float">
            <text:p>1.287710224</text:p>
          </table:table-cell>
          <table:table-cell/>
          <table:table-cell office:value-type="float" office:value="0.009703608" calcext:value-type="float">
            <text:p>0.009703608</text:p>
          </table:table-cell>
          <table:table-cell office:value-type="float" office:value="0.009234314" calcext:value-type="float">
            <text:p>0.009234314</text:p>
          </table:table-cell>
          <table:table-cell office:value-type="float" office:value="0.010520508" calcext:value-type="float">
            <text:p>0.010520508</text:p>
          </table:table-cell>
          <table:table-cell/>
          <table:table-cell office:value-type="float" office:value="-0.000192225" calcext:value-type="float">
            <text:p>-0.000192225</text:p>
          </table:table-cell>
          <table:table-cell office:value-type="float" office:value="-0.000661519" calcext:value-type="float">
            <text:p>-0.000661519</text:p>
          </table:table-cell>
          <table:table-cell office:value-type="float" office:value="0.000624675" calcext:value-type="float">
            <text:p>0.000624675</text:p>
          </table:table-cell>
          <table:table-cell/>
          <table:table-cell office:value-type="float" office:value="26.596004993" calcext:value-type="float">
            <text:p>26.596004993</text:p>
          </table:table-cell>
          <table:table-cell office:value-type="float" office:value="26.584438883" calcext:value-type="float">
            <text:p>26.584438883</text:p>
          </table:table-cell>
          <table:table-cell office:value-type="float" office:value="26.616137842" calcext:value-type="float">
            <text:p>26.616137842</text:p>
          </table:table-cell>
          <table:table-cell/>
          <table:table-cell office:value-type="float" office:value="-0.004872628" calcext:value-type="float">
            <text:p>-0.004872628</text:p>
          </table:table-cell>
          <table:table-cell office:value-type="float" office:value="-0.016768665" calcext:value-type="float">
            <text:p>-0.016768665</text:p>
          </table:table-cell>
          <table:table-cell office:value-type="float" office:value="0.015834345" calcext:value-type="float">
            <text:p>0.01583434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1 17:07:20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131110326" calcext:value-type="float">
            <text:p>1.131110326</text:p>
          </table:table-cell>
          <table:table-cell office:value-type="float" office:value="1.317787328" calcext:value-type="float">
            <text:p>1.317787328</text:p>
          </table:table-cell>
          <table:table-cell office:value-type="float" office:value="1.15097298" calcext:value-type="float">
            <text:p>1.15097298</text:p>
          </table:table-cell>
          <table:table-cell/>
          <table:table-cell office:value-type="float" office:value="0.009241097" calcext:value-type="float">
            <text:p>0.009241097</text:p>
          </table:table-cell>
          <table:table-cell office:value-type="float" office:value="0.010766236" calcext:value-type="float">
            <text:p>0.010766236</text:p>
          </table:table-cell>
          <table:table-cell office:value-type="float" office:value="0.009403374" calcext:value-type="float">
            <text:p>0.009403374</text:p>
          </table:table-cell>
          <table:table-cell/>
          <table:table-cell office:value-type="float" office:value="-0.000654736" calcext:value-type="float">
            <text:p>-0.000654736</text:p>
          </table:table-cell>
          <table:table-cell office:value-type="float" office:value="0.000870403" calcext:value-type="float">
            <text:p>0.000870403</text:p>
          </table:table-cell>
          <table:table-cell office:value-type="float" office:value="-0.000492459" calcext:value-type="float">
            <text:p>-0.000492459</text:p>
          </table:table-cell>
          <table:table-cell/>
          <table:table-cell office:value-type="float" office:value="26.579551897" calcext:value-type="float">
            <text:p>26.579551897</text:p>
          </table:table-cell>
          <table:table-cell office:value-type="float" office:value="26.617139838" calcext:value-type="float">
            <text:p>26.617139838</text:p>
          </table:table-cell>
          <table:table-cell office:value-type="float" office:value="26.583551357" calcext:value-type="float">
            <text:p>26.583551357</text:p>
          </table:table-cell>
          <table:table-cell/>
          <table:table-cell office:value-type="float" office:value="-0.016596712" calcext:value-type="float">
            <text:p>-0.016596712</text:p>
          </table:table-cell>
          <table:table-cell office:value-type="float" office:value="0.022063024" calcext:value-type="float">
            <text:p>0.022063024</text:p>
          </table:table-cell>
          <table:table-cell office:value-type="float" office:value="-0.012483179" calcext:value-type="float">
            <text:p>-0.0124831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1 17:07:22</text:p>
          </table:table-cell>
          <table:table-cell office:value-type="float" office:value="26.59569" calcext:value-type="float">
            <text:p>26.59569</text:p>
          </table:table-cell>
          <table:table-cell office:value-type="float" office:value="1.262044461" calcext:value-type="float">
            <text:p>1.262044461</text:p>
          </table:table-cell>
          <table:table-cell office:value-type="float" office:value="1.209253217" calcext:value-type="float">
            <text:p>1.209253217</text:p>
          </table:table-cell>
          <table:table-cell office:value-type="float" office:value="1.14268853" calcext:value-type="float">
            <text:p>1.14268853</text:p>
          </table:table-cell>
          <table:table-cell/>
          <table:table-cell office:value-type="float" office:value="0.010310821" calcext:value-type="float">
            <text:p>0.010310821</text:p>
          </table:table-cell>
          <table:table-cell office:value-type="float" office:value="0.00987952" calcext:value-type="float">
            <text:p>0.00987952</text:p>
          </table:table-cell>
          <table:table-cell office:value-type="float" office:value="0.009335691" calcext:value-type="float">
            <text:p>0.009335691</text:p>
          </table:table-cell>
          <table:table-cell/>
          <table:table-cell office:value-type="float" office:value="0.000414987" calcext:value-type="float">
            <text:p>0.000414987</text:p>
          </table:table-cell>
          <table:table-cell office:value-type="float" office:value="-0.000016314" calcext:value-type="float">
            <text:p>-1.6314E-05</text:p>
          </table:table-cell>
          <table:table-cell office:value-type="float" office:value="-0.000560143" calcext:value-type="float">
            <text:p>-0.000560143</text:p>
          </table:table-cell>
          <table:table-cell/>
          <table:table-cell office:value-type="float" office:value="26.605915984" calcext:value-type="float">
            <text:p>26.605915984</text:p>
          </table:table-cell>
          <table:table-cell office:value-type="float" office:value="26.595286339" calcext:value-type="float">
            <text:p>26.595286339</text:p>
          </table:table-cell>
          <table:table-cell office:value-type="float" office:value="26.581883237" calcext:value-type="float">
            <text:p>26.581883237</text:p>
          </table:table-cell>
          <table:table-cell/>
          <table:table-cell office:value-type="float" office:value="0.010519174" calcext:value-type="float">
            <text:p>0.010519174</text:p>
          </table:table-cell>
          <table:table-cell office:value-type="float" office:value="-0.000413524" calcext:value-type="float">
            <text:p>-0.000413524</text:p>
          </table:table-cell>
          <table:table-cell office:value-type="float" office:value="-0.014198876" calcext:value-type="float">
            <text:p>-0.01419887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1 17:07:23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01069498" calcext:value-type="float">
            <text:p>1.201069498</text:p>
          </table:table-cell>
          <table:table-cell office:value-type="float" office:value="1.105416549" calcext:value-type="float">
            <text:p>1.105416549</text:p>
          </table:table-cell>
          <table:table-cell office:value-type="float" office:value="1.276922378" calcext:value-type="float">
            <text:p>1.276922378</text:p>
          </table:table-cell>
          <table:table-cell/>
          <table:table-cell office:value-type="float" office:value="0.009812659" calcext:value-type="float">
            <text:p>0.009812659</text:p>
          </table:table-cell>
          <table:table-cell office:value-type="float" office:value="0.009031181" calcext:value-type="float">
            <text:p>0.009031181</text:p>
          </table:table-cell>
          <table:table-cell office:value-type="float" office:value="0.010432372" calcext:value-type="float">
            <text:p>0.010432372</text:p>
          </table:table-cell>
          <table:table-cell/>
          <table:table-cell office:value-type="float" office:value="-0.000083174" calcext:value-type="float">
            <text:p>-8.3174E-05</text:p>
          </table:table-cell>
          <table:table-cell office:value-type="float" office:value="-0.000864652" calcext:value-type="float">
            <text:p>-0.000864652</text:p>
          </table:table-cell>
          <table:table-cell office:value-type="float" office:value="0.000536539" calcext:value-type="float">
            <text:p>0.000536539</text:p>
          </table:table-cell>
          <table:table-cell/>
          <table:table-cell office:value-type="float" office:value="26.598692626" calcext:value-type="float">
            <text:p>26.598692626</text:p>
          </table:table-cell>
          <table:table-cell office:value-type="float" office:value="26.579432478" calcext:value-type="float">
            <text:p>26.579432478</text:p>
          </table:table-cell>
          <table:table-cell office:value-type="float" office:value="26.613965711" calcext:value-type="float">
            <text:p>26.613965711</text:p>
          </table:table-cell>
          <table:table-cell/>
          <table:table-cell office:value-type="float" office:value="-0.002108336" calcext:value-type="float">
            <text:p>-0.002108336</text:p>
          </table:table-cell>
          <table:table-cell office:value-type="float" office:value="-0.021917894" calcext:value-type="float">
            <text:p>-0.021917894</text:p>
          </table:table-cell>
          <table:table-cell office:value-type="float" office:value="0.013600274" calcext:value-type="float">
            <text:p>0.01360027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1 17:07:24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22251883" calcext:value-type="float">
            <text:p>1.122251883</text:p>
          </table:table-cell>
          <table:table-cell office:value-type="float" office:value="1.218403723" calcext:value-type="float">
            <text:p>1.218403723</text:p>
          </table:table-cell>
          <table:table-cell office:value-type="float" office:value="1.287037288" calcext:value-type="float">
            <text:p>1.287037288</text:p>
          </table:table-cell>
          <table:table-cell/>
          <table:table-cell office:value-type="float" office:value="0.009168725" calcext:value-type="float">
            <text:p>0.009168725</text:p>
          </table:table-cell>
          <table:table-cell office:value-type="float" office:value="0.009954279" calcext:value-type="float">
            <text:p>0.009954279</text:p>
          </table:table-cell>
          <table:table-cell office:value-type="float" office:value="0.010515011" calcext:value-type="float">
            <text:p>0.010515011</text:p>
          </table:table-cell>
          <table:table-cell/>
          <table:table-cell office:value-type="float" office:value="-0.000727109" calcext:value-type="float">
            <text:p>-0.000727109</text:p>
          </table:table-cell>
          <table:table-cell office:value-type="float" office:value="0.000058445" calcext:value-type="float">
            <text:p>5.8445E-05</text:p>
          </table:table-cell>
          <table:table-cell office:value-type="float" office:value="0.000619177" calcext:value-type="float">
            <text:p>0.000619177</text:p>
          </table:table-cell>
          <table:table-cell/>
          <table:table-cell office:value-type="float" office:value="26.582822371" calcext:value-type="float">
            <text:p>26.582822371</text:p>
          </table:table-cell>
          <table:table-cell office:value-type="float" office:value="26.602182915" calcext:value-type="float">
            <text:p>26.602182915</text:p>
          </table:table-cell>
          <table:table-cell office:value-type="float" office:value="26.616002347" calcext:value-type="float">
            <text:p>26.616002347</text:p>
          </table:table-cell>
          <table:table-cell/>
          <table:table-cell office:value-type="float" office:value="-0.018431292" calcext:value-type="float">
            <text:p>-0.018431292</text:p>
          </table:table-cell>
          <table:table-cell office:value-type="float" office:value="0.001481451" calcext:value-type="float">
            <text:p>0.001481451</text:p>
          </table:table-cell>
          <table:table-cell office:value-type="float" office:value="0.015694986" calcext:value-type="float">
            <text:p>0.01569498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1 17:07:25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39847176" calcext:value-type="float">
            <text:p>1.139847176</text:p>
          </table:table-cell>
          <table:table-cell office:value-type="float" office:value="1.322009125" calcext:value-type="float">
            <text:p>1.322009125</text:p>
          </table:table-cell>
          <table:table-cell office:value-type="float" office:value="1.174306413" calcext:value-type="float">
            <text:p>1.174306413</text:p>
          </table:table-cell>
          <table:table-cell/>
          <table:table-cell office:value-type="float" office:value="0.009312477" calcext:value-type="float">
            <text:p>0.009312477</text:p>
          </table:table-cell>
          <table:table-cell office:value-type="float" office:value="0.010800728" calcext:value-type="float">
            <text:p>0.010800728</text:p>
          </table:table-cell>
          <table:table-cell office:value-type="float" office:value="0.009594007" calcext:value-type="float">
            <text:p>0.009594007</text:p>
          </table:table-cell>
          <table:table-cell/>
          <table:table-cell office:value-type="float" office:value="-0.000583356" calcext:value-type="float">
            <text:p>-0.000583356</text:p>
          </table:table-cell>
          <table:table-cell office:value-type="float" office:value="0.000904895" calcext:value-type="float">
            <text:p>0.000904895</text:p>
          </table:table-cell>
          <table:table-cell office:value-type="float" office:value="-0.000301827" calcext:value-type="float">
            <text:p>-0.000301827</text:p>
          </table:table-cell>
          <table:table-cell/>
          <table:table-cell office:value-type="float" office:value="26.586365276" calcext:value-type="float">
            <text:p>26.586365276</text:p>
          </table:table-cell>
          <table:table-cell office:value-type="float" office:value="26.623043894" calcext:value-type="float">
            <text:p>26.623043894</text:p>
          </table:table-cell>
          <table:table-cell office:value-type="float" office:value="26.593303793" calcext:value-type="float">
            <text:p>26.593303793</text:p>
          </table:table-cell>
          <table:table-cell/>
          <table:table-cell office:value-type="float" office:value="-0.014787318" calcext:value-type="float">
            <text:p>-0.014787318</text:p>
          </table:table-cell>
          <table:table-cell office:value-type="float" office:value="0.022937314" calcext:value-type="float">
            <text:p>0.022937314</text:p>
          </table:table-cell>
          <table:table-cell office:value-type="float" office:value="-0.007650877" calcext:value-type="float">
            <text:p>-0.00765087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1 17:07:27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232571749" calcext:value-type="float">
            <text:p>1.232571749</text:p>
          </table:table-cell>
          <table:table-cell office:value-type="float" office:value="1.257628352" calcext:value-type="float">
            <text:p>1.257628352</text:p>
          </table:table-cell>
          <table:table-cell office:value-type="float" office:value="1.130374805" calcext:value-type="float">
            <text:p>1.130374805</text:p>
          </table:table-cell>
          <table:table-cell/>
          <table:table-cell office:value-type="float" office:value="0.010070031" calcext:value-type="float">
            <text:p>0.010070031</text:p>
          </table:table-cell>
          <table:table-cell office:value-type="float" office:value="0.010274741" calcext:value-type="float">
            <text:p>0.010274741</text:p>
          </table:table-cell>
          <table:table-cell office:value-type="float" office:value="0.009235088" calcext:value-type="float">
            <text:p>0.009235088</text:p>
          </table:table-cell>
          <table:table-cell/>
          <table:table-cell office:value-type="float" office:value="0.000174197" calcext:value-type="float">
            <text:p>0.000174197</text:p>
          </table:table-cell>
          <table:table-cell office:value-type="float" office:value="0.000378908" calcext:value-type="float">
            <text:p>0.000378908</text:p>
          </table:table-cell>
          <table:table-cell office:value-type="float" office:value="-0.000660745" calcext:value-type="float">
            <text:p>-0.000660745</text:p>
          </table:table-cell>
          <table:table-cell/>
          <table:table-cell office:value-type="float" office:value="26.605035674" calcext:value-type="float">
            <text:p>26.605035674</text:p>
          </table:table-cell>
          <table:table-cell office:value-type="float" office:value="26.610080851" calcext:value-type="float">
            <text:p>26.610080851</text:p>
          </table:table-cell>
          <table:table-cell office:value-type="float" office:value="26.584457966" calcext:value-type="float">
            <text:p>26.584457966</text:p>
          </table:table-cell>
          <table:table-cell/>
          <table:table-cell office:value-type="float" office:value="0.004415571" calcext:value-type="float">
            <text:p>0.004415571</text:p>
          </table:table-cell>
          <table:table-cell office:value-type="float" office:value="0.00960463" calcext:value-type="float">
            <text:p>0.00960463</text:p>
          </table:table-cell>
          <table:table-cell office:value-type="float" office:value="-0.016749038" calcext:value-type="float">
            <text:p>-0.01674903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1 17:07:28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64157446" calcext:value-type="float">
            <text:p>1.264157446</text:p>
          </table:table-cell>
          <table:table-cell office:value-type="float" office:value="1.095448863" calcext:value-type="float">
            <text:p>1.095448863</text:p>
          </table:table-cell>
          <table:table-cell office:value-type="float" office:value="1.281818304" calcext:value-type="float">
            <text:p>1.281818304</text:p>
          </table:table-cell>
          <table:table-cell/>
          <table:table-cell office:value-type="float" office:value="0.010328084" calcext:value-type="float">
            <text:p>0.010328084</text:p>
          </table:table-cell>
          <table:table-cell office:value-type="float" office:value="0.008949746" calcext:value-type="float">
            <text:p>0.008949746</text:p>
          </table:table-cell>
          <table:table-cell office:value-type="float" office:value="0.010472372" calcext:value-type="float">
            <text:p>0.010472372</text:p>
          </table:table-cell>
          <table:table-cell/>
          <table:table-cell office:value-type="float" office:value="0.00043225" calcext:value-type="float">
            <text:p>0.00043225</text:p>
          </table:table-cell>
          <table:table-cell office:value-type="float" office:value="-0.000946088" calcext:value-type="float">
            <text:p>-0.000946088</text:p>
          </table:table-cell>
          <table:table-cell office:value-type="float" office:value="0.000576538" calcext:value-type="float">
            <text:p>0.000576538</text:p>
          </table:table-cell>
          <table:table-cell/>
          <table:table-cell office:value-type="float" office:value="26.61644954" calcext:value-type="float">
            <text:p>26.61644954</text:p>
          </table:table-cell>
          <table:table-cell office:value-type="float" office:value="26.582479624" calcext:value-type="float">
            <text:p>26.582479624</text:p>
          </table:table-cell>
          <table:table-cell office:value-type="float" office:value="26.620005541" calcext:value-type="float">
            <text:p>26.620005541</text:p>
          </table:table-cell>
          <table:table-cell/>
          <table:table-cell office:value-type="float" office:value="0.010956757" calcext:value-type="float">
            <text:p>0.010956757</text:p>
          </table:table-cell>
          <table:table-cell office:value-type="float" office:value="-0.023982211" calcext:value-type="float">
            <text:p>-0.023982211</text:p>
          </table:table-cell>
          <table:table-cell office:value-type="float" office:value="0.014614179" calcext:value-type="float">
            <text:p>0.01461417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1 17:07:29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123983994" calcext:value-type="float">
            <text:p>1.123983994</text:p>
          </table:table-cell>
          <table:table-cell office:value-type="float" office:value="1.30320803" calcext:value-type="float">
            <text:p>1.30320803</text:p>
          </table:table-cell>
          <table:table-cell office:value-type="float" office:value="1.182362578" calcext:value-type="float">
            <text:p>1.182362578</text:p>
          </table:table-cell>
          <table:table-cell/>
          <table:table-cell office:value-type="float" office:value="0.009182876" calcext:value-type="float">
            <text:p>0.009182876</text:p>
          </table:table-cell>
          <table:table-cell office:value-type="float" office:value="0.010647124" calcext:value-type="float">
            <text:p>0.010647124</text:p>
          </table:table-cell>
          <table:table-cell office:value-type="float" office:value="0.009659825" calcext:value-type="float">
            <text:p>0.009659825</text:p>
          </table:table-cell>
          <table:table-cell/>
          <table:table-cell office:value-type="float" office:value="-0.000712958" calcext:value-type="float">
            <text:p>-0.000712958</text:p>
          </table:table-cell>
          <table:table-cell office:value-type="float" office:value="0.000751291" calcext:value-type="float">
            <text:p>0.000751291</text:p>
          </table:table-cell>
          <table:table-cell office:value-type="float" office:value="-0.000236008" calcext:value-type="float">
            <text:p>-0.000236008</text:p>
          </table:table-cell>
          <table:table-cell/>
          <table:table-cell office:value-type="float" office:value="26.588225318" calcext:value-type="float">
            <text:p>26.588225318</text:p>
          </table:table-cell>
          <table:table-cell office:value-type="float" office:value="26.624312333" calcext:value-type="float">
            <text:p>26.624312333</text:p>
          </table:table-cell>
          <table:table-cell office:value-type="float" office:value="26.599980054" calcext:value-type="float">
            <text:p>26.599980054</text:p>
          </table:table-cell>
          <table:table-cell/>
          <table:table-cell office:value-type="float" office:value="-0.018072572" calcext:value-type="float">
            <text:p>-0.018072572</text:p>
          </table:table-cell>
          <table:table-cell office:value-type="float" office:value="0.019043798" calcext:value-type="float">
            <text:p>0.019043798</text:p>
          </table:table-cell>
          <table:table-cell office:value-type="float" office:value="-0.00598247" calcext:value-type="float">
            <text:p>-0.0059824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1 17:07:30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286748205" calcext:value-type="float">
            <text:p>1.286748205</text:p>
          </table:table-cell>
          <table:table-cell office:value-type="float" office:value="1.126312152" calcext:value-type="float">
            <text:p>1.126312152</text:p>
          </table:table-cell>
          <table:table-cell office:value-type="float" office:value="1.219247129" calcext:value-type="float">
            <text:p>1.219247129</text:p>
          </table:table-cell>
          <table:table-cell/>
          <table:table-cell office:value-type="float" office:value="0.010512649" calcext:value-type="float">
            <text:p>0.010512649</text:p>
          </table:table-cell>
          <table:table-cell office:value-type="float" office:value="0.009201897" calcext:value-type="float">
            <text:p>0.009201897</text:p>
          </table:table-cell>
          <table:table-cell office:value-type="float" office:value="0.009961169" calcext:value-type="float">
            <text:p>0.009961169</text:p>
          </table:table-cell>
          <table:table-cell/>
          <table:table-cell office:value-type="float" office:value="0.000616815" calcext:value-type="float">
            <text:p>0.000616815</text:p>
          </table:table-cell>
          <table:table-cell office:value-type="float" office:value="-0.000693937" calcext:value-type="float">
            <text:p>-0.000693937</text:p>
          </table:table-cell>
          <table:table-cell office:value-type="float" office:value="0.000065336" calcext:value-type="float">
            <text:p>6.5336E-05</text:p>
          </table:table-cell>
          <table:table-cell/>
          <table:table-cell office:value-type="float" office:value="26.626052203" calcext:value-type="float">
            <text:p>26.626052203</text:p>
          </table:table-cell>
          <table:table-cell office:value-type="float" office:value="26.593748278" calcext:value-type="float">
            <text:p>26.593748278</text:p>
          </table:table-cell>
          <table:table-cell office:value-type="float" office:value="26.61246092" calcext:value-type="float">
            <text:p>26.61246092</text:p>
          </table:table-cell>
          <table:table-cell/>
          <table:table-cell office:value-type="float" office:value="0.015635119" calcext:value-type="float">
            <text:p>0.015635119</text:p>
          </table:table-cell>
          <table:table-cell office:value-type="float" office:value="-0.017590411" calcext:value-type="float">
            <text:p>-0.017590411</text:p>
          </table:table-cell>
          <table:table-cell office:value-type="float" office:value="0.001656116" calcext:value-type="float">
            <text:p>0.00165611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1 17:07:32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47655385" calcext:value-type="float">
            <text:p>1.147655385</text:p>
          </table:table-cell>
          <table:table-cell office:value-type="float" office:value="1.19148209" calcext:value-type="float">
            <text:p>1.19148209</text:p>
          </table:table-cell>
          <table:table-cell office:value-type="float" office:value="1.283727441" calcext:value-type="float">
            <text:p>1.283727441</text:p>
          </table:table-cell>
          <table:table-cell/>
          <table:table-cell office:value-type="float" office:value="0.009376269" calcext:value-type="float">
            <text:p>0.009376269</text:p>
          </table:table-cell>
          <table:table-cell office:value-type="float" office:value="0.009734331" calcext:value-type="float">
            <text:p>0.009734331</text:p>
          </table:table-cell>
          <table:table-cell office:value-type="float" office:value="0.010487969" calcext:value-type="float">
            <text:p>0.010487969</text:p>
          </table:table-cell>
          <table:table-cell/>
          <table:table-cell office:value-type="float" office:value="-0.000519564" calcext:value-type="float">
            <text:p>-0.000519564</text:p>
          </table:table-cell>
          <table:table-cell office:value-type="float" office:value="-0.000161503" calcext:value-type="float">
            <text:p>-0.000161503</text:p>
          </table:table-cell>
          <table:table-cell office:value-type="float" office:value="0.000592136" calcext:value-type="float">
            <text:p>0.000592136</text:p>
          </table:table-cell>
          <table:table-cell/>
          <table:table-cell office:value-type="float" office:value="26.587937497" calcext:value-type="float">
            <text:p>26.587937497</text:p>
          </table:table-cell>
          <table:table-cell office:value-type="float" office:value="26.596762173" calcext:value-type="float">
            <text:p>26.596762173</text:p>
          </table:table-cell>
          <table:table-cell office:value-type="float" office:value="26.61533591" calcext:value-type="float">
            <text:p>26.61533591</text:p>
          </table:table-cell>
          <table:table-cell/>
          <table:table-cell office:value-type="float" office:value="-0.013170247" calcext:value-type="float">
            <text:p>-0.013170247</text:p>
          </table:table-cell>
          <table:table-cell office:value-type="float" office:value="-0.004093851" calcext:value-type="float">
            <text:p>-0.004093851</text:p>
          </table:table-cell>
          <table:table-cell office:value-type="float" office:value="0.015009545" calcext:value-type="float">
            <text:p>0.01500954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1 17:07:33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98751986" calcext:value-type="float">
            <text:p>1.298751986</text:p>
          </table:table-cell>
          <table:table-cell office:value-type="float" office:value="1.119779482" calcext:value-type="float">
            <text:p>1.119779482</text:p>
          </table:table-cell>
          <table:table-cell office:value-type="float" office:value="1.215018179" calcext:value-type="float">
            <text:p>1.215018179</text:p>
          </table:table-cell>
          <table:table-cell/>
          <table:table-cell office:value-type="float" office:value="0.010610719" calcext:value-type="float">
            <text:p>0.010610719</text:p>
          </table:table-cell>
          <table:table-cell office:value-type="float" office:value="0.009148525" calcext:value-type="float">
            <text:p>0.009148525</text:p>
          </table:table-cell>
          <table:table-cell office:value-type="float" office:value="0.009926619" calcext:value-type="float">
            <text:p>0.009926619</text:p>
          </table:table-cell>
          <table:table-cell/>
          <table:table-cell office:value-type="float" office:value="0.000714886" calcext:value-type="float">
            <text:p>0.000714886</text:p>
          </table:table-cell>
          <table:table-cell office:value-type="float" office:value="-0.000747308" calcext:value-type="float">
            <text:p>-0.000747308</text:p>
          </table:table-cell>
          <table:table-cell office:value-type="float" office:value="0.000030786" calcext:value-type="float">
            <text:p>3.0786E-05</text:p>
          </table:table-cell>
          <table:table-cell/>
          <table:table-cell office:value-type="float" office:value="26.623415116" calcext:value-type="float">
            <text:p>26.623415116</text:p>
          </table:table-cell>
          <table:table-cell office:value-type="float" office:value="26.58737872" calcext:value-type="float">
            <text:p>26.58737872</text:p>
          </table:table-cell>
          <table:table-cell office:value-type="float" office:value="26.606555323" calcext:value-type="float">
            <text:p>26.606555323</text:p>
          </table:table-cell>
          <table:table-cell/>
          <table:table-cell office:value-type="float" office:value="0.018120993" calcext:value-type="float">
            <text:p>0.018120993</text:p>
          </table:table-cell>
          <table:table-cell office:value-type="float" office:value="-0.018943326" calcext:value-type="float">
            <text:p>-0.018943326</text:p>
          </table:table-cell>
          <table:table-cell office:value-type="float" office:value="0.000780322" calcext:value-type="float">
            <text:p>0.00078032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1 17:07:34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1.111442579" calcext:value-type="float">
            <text:p>1.111442579</text:p>
          </table:table-cell>
          <table:table-cell office:value-type="float" office:value="1.204933072" calcext:value-type="float">
            <text:p>1.204933072</text:p>
          </table:table-cell>
          <table:table-cell office:value-type="float" office:value="1.290099179" calcext:value-type="float">
            <text:p>1.290099179</text:p>
          </table:table-cell>
          <table:table-cell/>
          <table:table-cell office:value-type="float" office:value="0.009080413" calcext:value-type="float">
            <text:p>0.009080413</text:p>
          </table:table-cell>
          <table:table-cell office:value-type="float" office:value="0.009844224" calcext:value-type="float">
            <text:p>0.009844224</text:p>
          </table:table-cell>
          <table:table-cell office:value-type="float" office:value="0.010540026" calcext:value-type="float">
            <text:p>0.010540026</text:p>
          </table:table-cell>
          <table:table-cell/>
          <table:table-cell office:value-type="float" office:value="-0.00081542" calcext:value-type="float">
            <text:p>-0.00081542</text:p>
          </table:table-cell>
          <table:table-cell office:value-type="float" office:value="-0.000051609" calcext:value-type="float">
            <text:p>-5.1609E-05</text:p>
          </table:table-cell>
          <table:table-cell office:value-type="float" office:value="0.000644193" calcext:value-type="float">
            <text:p>0.000644193</text:p>
          </table:table-cell>
          <table:table-cell/>
          <table:table-cell office:value-type="float" office:value="26.580645856" calcext:value-type="float">
            <text:p>26.580645856</text:p>
          </table:table-cell>
          <table:table-cell office:value-type="float" office:value="26.599470567" calcext:value-type="float">
            <text:p>26.599470567</text:p>
          </table:table-cell>
          <table:table-cell office:value-type="float" office:value="26.616618857" calcext:value-type="float">
            <text:p>26.616618857</text:p>
          </table:table-cell>
          <table:table-cell/>
          <table:table-cell office:value-type="float" office:value="-0.0206699" calcext:value-type="float">
            <text:p>-0.0206699</text:p>
          </table:table-cell>
          <table:table-cell office:value-type="float" office:value="-0.001308207" calcext:value-type="float">
            <text:p>-0.001308207</text:p>
          </table:table-cell>
          <table:table-cell office:value-type="float" office:value="0.016329076" calcext:value-type="float">
            <text:p>0.0163290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1 17:07:35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181625865" calcext:value-type="float">
            <text:p>1.181625865</text:p>
          </table:table-cell>
          <table:table-cell office:value-type="float" office:value="1.23140767" calcext:value-type="float">
            <text:p>1.23140767</text:p>
          </table:table-cell>
          <table:table-cell office:value-type="float" office:value="1.113492383" calcext:value-type="float">
            <text:p>1.113492383</text:p>
          </table:table-cell>
          <table:table-cell/>
          <table:table-cell office:value-type="float" office:value="0.009653806" calcext:value-type="float">
            <text:p>0.009653806</text:p>
          </table:table-cell>
          <table:table-cell office:value-type="float" office:value="0.01006052" calcext:value-type="float">
            <text:p>0.01006052</text:p>
          </table:table-cell>
          <table:table-cell office:value-type="float" office:value="0.00909716" calcext:value-type="float">
            <text:p>0.00909716</text:p>
          </table:table-cell>
          <table:table-cell/>
          <table:table-cell office:value-type="float" office:value="-0.000242027" calcext:value-type="float">
            <text:p>-0.000242027</text:p>
          </table:table-cell>
          <table:table-cell office:value-type="float" office:value="0.000164687" calcext:value-type="float">
            <text:p>0.000164687</text:p>
          </table:table-cell>
          <table:table-cell office:value-type="float" office:value="-0.000798673" calcext:value-type="float">
            <text:p>-0.000798673</text:p>
          </table:table-cell>
          <table:table-cell/>
          <table:table-cell office:value-type="float" office:value="26.599831715" calcext:value-type="float">
            <text:p>26.599831715</text:p>
          </table:table-cell>
          <table:table-cell office:value-type="float" office:value="26.609855365" calcext:value-type="float">
            <text:p>26.609855365</text:p>
          </table:table-cell>
          <table:table-cell office:value-type="float" office:value="26.586112782" calcext:value-type="float">
            <text:p>26.586112782</text:p>
          </table:table-cell>
          <table:table-cell/>
          <table:table-cell office:value-type="float" office:value="-0.006135041" calcext:value-type="float">
            <text:p>-0.006135041</text:p>
          </table:table-cell>
          <table:table-cell office:value-type="float" office:value="0.004174497" calcext:value-type="float">
            <text:p>0.004174497</text:p>
          </table:table-cell>
          <table:table-cell office:value-type="float" office:value="-0.020245385" calcext:value-type="float">
            <text:p>-0.02024538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1 17:07:37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74989483" calcext:value-type="float">
            <text:p>1.174989483</text:p>
          </table:table-cell>
          <table:table-cell office:value-type="float" office:value="1.268803629" calcext:value-type="float">
            <text:p>1.268803629</text:p>
          </table:table-cell>
          <table:table-cell office:value-type="float" office:value="1.095600259" calcext:value-type="float">
            <text:p>1.095600259</text:p>
          </table:table-cell>
          <table:table-cell/>
          <table:table-cell office:value-type="float" office:value="0.009599587" calcext:value-type="float">
            <text:p>0.009599587</text:p>
          </table:table-cell>
          <table:table-cell office:value-type="float" office:value="0.010366043" calcext:value-type="float">
            <text:p>0.010366043</text:p>
          </table:table-cell>
          <table:table-cell office:value-type="float" office:value="0.008950983" calcext:value-type="float">
            <text:p>0.008950983</text:p>
          </table:table-cell>
          <table:table-cell/>
          <table:table-cell office:value-type="float" office:value="-0.000296246" calcext:value-type="float">
            <text:p>-0.000296246</text:p>
          </table:table-cell>
          <table:table-cell office:value-type="float" office:value="0.000470209" calcext:value-type="float">
            <text:p>0.000470209</text:p>
          </table:table-cell>
          <table:table-cell office:value-type="float" office:value="-0.000944851" calcext:value-type="float">
            <text:p>-0.000944851</text:p>
          </table:table-cell>
          <table:table-cell/>
          <table:table-cell office:value-type="float" office:value="26.603549593" calcext:value-type="float">
            <text:p>26.603549593</text:p>
          </table:table-cell>
          <table:table-cell office:value-type="float" office:value="26.622439094" calcext:value-type="float">
            <text:p>26.622439094</text:p>
          </table:table-cell>
          <table:table-cell office:value-type="float" office:value="26.58756431" calcext:value-type="float">
            <text:p>26.58756431</text:p>
          </table:table-cell>
          <table:table-cell/>
          <table:table-cell office:value-type="float" office:value="-0.007509415" calcext:value-type="float">
            <text:p>-0.007509415</text:p>
          </table:table-cell>
          <table:table-cell office:value-type="float" office:value="0.011918946" calcext:value-type="float">
            <text:p>0.011918946</text:p>
          </table:table-cell>
          <table:table-cell office:value-type="float" office:value="-0.023950857" calcext:value-type="float">
            <text:p>-0.02395085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1 17:07:38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269342455" calcext:value-type="float">
            <text:p>1.269342455</text:p>
          </table:table-cell>
          <table:table-cell office:value-type="float" office:value="1.147121328" calcext:value-type="float">
            <text:p>1.147121328</text:p>
          </table:table-cell>
          <table:table-cell office:value-type="float" office:value="1.120357647" calcext:value-type="float">
            <text:p>1.120357647</text:p>
          </table:table-cell>
          <table:table-cell/>
          <table:table-cell office:value-type="float" office:value="0.010370445" calcext:value-type="float">
            <text:p>0.010370445</text:p>
          </table:table-cell>
          <table:table-cell office:value-type="float" office:value="0.009371906" calcext:value-type="float">
            <text:p>0.009371906</text:p>
          </table:table-cell>
          <table:table-cell office:value-type="float" office:value="0.009153249" calcext:value-type="float">
            <text:p>0.009153249</text:p>
          </table:table-cell>
          <table:table-cell/>
          <table:table-cell office:value-type="float" office:value="0.000474612" calcext:value-type="float">
            <text:p>0.000474612</text:p>
          </table:table-cell>
          <table:table-cell office:value-type="float" office:value="-0.000523927" calcext:value-type="float">
            <text:p>-0.000523927</text:p>
          </table:table-cell>
          <table:table-cell office:value-type="float" office:value="-0.000742585" calcext:value-type="float">
            <text:p>-0.000742585</text:p>
          </table:table-cell>
          <table:table-cell/>
          <table:table-cell office:value-type="float" office:value="26.622547586" calcext:value-type="float">
            <text:p>26.622547586</text:p>
          </table:table-cell>
          <table:table-cell office:value-type="float" office:value="26.597938274" calcext:value-type="float">
            <text:p>26.597938274</text:p>
          </table:table-cell>
          <table:table-cell office:value-type="float" office:value="26.592549316" calcext:value-type="float">
            <text:p>26.592549316</text:p>
          </table:table-cell>
          <table:table-cell/>
          <table:table-cell office:value-type="float" office:value="0.012030533" calcext:value-type="float">
            <text:p>0.012030533</text:p>
          </table:table-cell>
          <table:table-cell office:value-type="float" office:value="-0.01328085" calcext:value-type="float">
            <text:p>-0.01328085</text:p>
          </table:table-cell>
          <table:table-cell office:value-type="float" office:value="-0.018823588" calcext:value-type="float">
            <text:p>-0.0188235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1 17:07:39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221506741" calcext:value-type="float">
            <text:p>1.221506741</text:p>
          </table:table-cell>
          <table:table-cell office:value-type="float" office:value="1.214194443" calcext:value-type="float">
            <text:p>1.214194443</text:p>
          </table:table-cell>
          <table:table-cell office:value-type="float" office:value="1.085823308" calcext:value-type="float">
            <text:p>1.085823308</text:p>
          </table:table-cell>
          <table:table-cell/>
          <table:table-cell office:value-type="float" office:value="0.00997963" calcext:value-type="float">
            <text:p>0.00997963</text:p>
          </table:table-cell>
          <table:table-cell office:value-type="float" office:value="0.009919889" calcext:value-type="float">
            <text:p>0.009919889</text:p>
          </table:table-cell>
          <table:table-cell office:value-type="float" office:value="0.008871105" calcext:value-type="float">
            <text:p>0.008871105</text:p>
          </table:table-cell>
          <table:table-cell/>
          <table:table-cell office:value-type="float" office:value="0.000083797" calcext:value-type="float">
            <text:p>8.3797E-05</text:p>
          </table:table-cell>
          <table:table-cell office:value-type="float" office:value="0.000024056" calcext:value-type="float">
            <text:p>2.4056E-05</text:p>
          </table:table-cell>
          <table:table-cell office:value-type="float" office:value="-0.001024728" calcext:value-type="float">
            <text:p>-0.001024728</text:p>
          </table:table-cell>
          <table:table-cell/>
          <table:table-cell office:value-type="float" office:value="26.612915894" calcext:value-type="float">
            <text:p>26.612915894</text:p>
          </table:table-cell>
          <table:table-cell office:value-type="float" office:value="26.611443559" calcext:value-type="float">
            <text:p>26.611443559</text:p>
          </table:table-cell>
          <table:table-cell office:value-type="float" office:value="26.585595673" calcext:value-type="float">
            <text:p>26.585595673</text:p>
          </table:table-cell>
          <table:table-cell/>
          <table:table-cell office:value-type="float" office:value="0.00212407" calcext:value-type="float">
            <text:p>0.00212407</text:p>
          </table:table-cell>
          <table:table-cell office:value-type="float" office:value="0.00060973" calcext:value-type="float">
            <text:p>0.00060973</text:p>
          </table:table-cell>
          <table:table-cell office:value-type="float" office:value="-0.025975678" calcext:value-type="float">
            <text:p>-0.02597567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1 17:07:40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251361519" calcext:value-type="float">
            <text:p>1.251361519</text:p>
          </table:table-cell>
          <table:table-cell office:value-type="float" office:value="1.115546359" calcext:value-type="float">
            <text:p>1.115546359</text:p>
          </table:table-cell>
          <table:table-cell office:value-type="float" office:value="1.28612176" calcext:value-type="float">
            <text:p>1.28612176</text:p>
          </table:table-cell>
          <table:table-cell/>
          <table:table-cell office:value-type="float" office:value="0.010223542" calcext:value-type="float">
            <text:p>0.010223542</text:p>
          </table:table-cell>
          <table:table-cell office:value-type="float" office:value="0.009113941" calcext:value-type="float">
            <text:p>0.009113941</text:p>
          </table:table-cell>
          <table:table-cell office:value-type="float" office:value="0.010507531" calcext:value-type="float">
            <text:p>0.010507531</text:p>
          </table:table-cell>
          <table:table-cell/>
          <table:table-cell office:value-type="float" office:value="0.000327708" calcext:value-type="float">
            <text:p>0.000327708</text:p>
          </table:table-cell>
          <table:table-cell office:value-type="float" office:value="-0.000781892" calcext:value-type="float">
            <text:p>-0.000781892</text:p>
          </table:table-cell>
          <table:table-cell office:value-type="float" office:value="0.000611697" calcext:value-type="float">
            <text:p>0.000611697</text:p>
          </table:table-cell>
          <table:table-cell/>
          <table:table-cell office:value-type="float" office:value="26.618927145" calcext:value-type="float">
            <text:p>26.618927145</text:p>
          </table:table-cell>
          <table:table-cell office:value-type="float" office:value="26.591580545" calcext:value-type="float">
            <text:p>26.591580545</text:p>
          </table:table-cell>
          <table:table-cell office:value-type="float" office:value="26.62592607" calcext:value-type="float">
            <text:p>26.62592607</text:p>
          </table:table-cell>
          <table:table-cell/>
          <table:table-cell office:value-type="float" office:value="0.008306813" calcext:value-type="float">
            <text:p>0.008306813</text:p>
          </table:table-cell>
          <table:table-cell office:value-type="float" office:value="-0.019820006" calcext:value-type="float">
            <text:p>-0.019820006</text:p>
          </table:table-cell>
          <table:table-cell office:value-type="float" office:value="0.015505388" calcext:value-type="float">
            <text:p>0.0155053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1 17:07:41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54053265" calcext:value-type="float">
            <text:p>1.254053265</text:p>
          </table:table-cell>
          <table:table-cell office:value-type="float" office:value="1.098954809" calcext:value-type="float">
            <text:p>1.098954809</text:p>
          </table:table-cell>
          <table:table-cell office:value-type="float" office:value="1.234895138" calcext:value-type="float">
            <text:p>1.234895138</text:p>
          </table:table-cell>
          <table:table-cell/>
          <table:table-cell office:value-type="float" office:value="0.010245533" calcext:value-type="float">
            <text:p>0.010245533</text:p>
          </table:table-cell>
          <table:table-cell office:value-type="float" office:value="0.008978389" calcext:value-type="float">
            <text:p>0.008978389</text:p>
          </table:table-cell>
          <table:table-cell office:value-type="float" office:value="0.010089013" calcext:value-type="float">
            <text:p>0.010089013</text:p>
          </table:table-cell>
          <table:table-cell/>
          <table:table-cell office:value-type="float" office:value="0.0003497" calcext:value-type="float">
            <text:p>0.0003497</text:p>
          </table:table-cell>
          <table:table-cell office:value-type="float" office:value="-0.000917444" calcext:value-type="float">
            <text:p>-0.000917444</text:p>
          </table:table-cell>
          <table:table-cell office:value-type="float" office:value="0.000193179" calcext:value-type="float">
            <text:p>0.000193179</text:p>
          </table:table-cell>
          <table:table-cell/>
          <table:table-cell office:value-type="float" office:value="26.614415065" calcext:value-type="float">
            <text:p>26.614415065</text:p>
          </table:table-cell>
          <table:table-cell office:value-type="float" office:value="26.583185565" calcext:value-type="float">
            <text:p>26.583185565</text:p>
          </table:table-cell>
          <table:table-cell office:value-type="float" office:value="26.61055757" calcext:value-type="float">
            <text:p>26.61055757</text:p>
          </table:table-cell>
          <table:table-cell/>
          <table:table-cell office:value-type="float" office:value="0.008864255" calcext:value-type="float">
            <text:p>0.008864255</text:p>
          </table:table-cell>
          <table:table-cell office:value-type="float" office:value="-0.023256126" calcext:value-type="float">
            <text:p>-0.023256126</text:p>
          </table:table-cell>
          <table:table-cell office:value-type="float" office:value="0.004896731" calcext:value-type="float">
            <text:p>0.00489673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1 17:07:43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49004835" calcext:value-type="float">
            <text:p>1.149004835</text:p>
          </table:table-cell>
          <table:table-cell office:value-type="float" office:value="1.13072826" calcext:value-type="float">
            <text:p>1.13072826</text:p>
          </table:table-cell>
          <table:table-cell office:value-type="float" office:value="1.294372236" calcext:value-type="float">
            <text:p>1.294372236</text:p>
          </table:table-cell>
          <table:table-cell/>
          <table:table-cell office:value-type="float" office:value="0.009387294" calcext:value-type="float">
            <text:p>0.009387294</text:p>
          </table:table-cell>
          <table:table-cell office:value-type="float" office:value="0.009237976" calcext:value-type="float">
            <text:p>0.009237976</text:p>
          </table:table-cell>
          <table:table-cell office:value-type="float" office:value="0.010574937" calcext:value-type="float">
            <text:p>0.010574937</text:p>
          </table:table-cell>
          <table:table-cell/>
          <table:table-cell office:value-type="float" office:value="-0.000508539" calcext:value-type="float">
            <text:p>-0.000508539</text:p>
          </table:table-cell>
          <table:table-cell office:value-type="float" office:value="-0.000657857" calcext:value-type="float">
            <text:p>-0.000657857</text:p>
          </table:table-cell>
          <table:table-cell office:value-type="float" office:value="0.000679103" calcext:value-type="float">
            <text:p>0.000679103</text:p>
          </table:table-cell>
          <table:table-cell/>
          <table:table-cell office:value-type="float" office:value="26.598317523" calcext:value-type="float">
            <text:p>26.598317523</text:p>
          </table:table-cell>
          <table:table-cell office:value-type="float" office:value="26.594637477" calcext:value-type="float">
            <text:p>26.594637477</text:p>
          </table:table-cell>
          <table:table-cell office:value-type="float" office:value="26.627587285" calcext:value-type="float">
            <text:p>26.627587285</text:p>
          </table:table-cell>
          <table:table-cell/>
          <table:table-cell office:value-type="float" office:value="-0.012890778" calcext:value-type="float">
            <text:p>-0.012890778</text:p>
          </table:table-cell>
          <table:table-cell office:value-type="float" office:value="-0.016675837" calcext:value-type="float">
            <text:p>-0.016675837</text:p>
          </table:table-cell>
          <table:table-cell office:value-type="float" office:value="0.017213988" calcext:value-type="float">
            <text:p>0.01721398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1 17:07:44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23342052" calcext:value-type="float">
            <text:p>1.123342052</text:p>
          </table:table-cell>
          <table:table-cell office:value-type="float" office:value="1.303168691" calcext:value-type="float">
            <text:p>1.303168691</text:p>
          </table:table-cell>
          <table:table-cell office:value-type="float" office:value="1.228729633" calcext:value-type="float">
            <text:p>1.228729633</text:p>
          </table:table-cell>
          <table:table-cell/>
          <table:table-cell office:value-type="float" office:value="0.009177631" calcext:value-type="float">
            <text:p>0.009177631</text:p>
          </table:table-cell>
          <table:table-cell office:value-type="float" office:value="0.010646803" calcext:value-type="float">
            <text:p>0.010646803</text:p>
          </table:table-cell>
          <table:table-cell office:value-type="float" office:value="0.010038641" calcext:value-type="float">
            <text:p>0.010038641</text:p>
          </table:table-cell>
          <table:table-cell/>
          <table:table-cell office:value-type="float" office:value="-0.000718202" calcext:value-type="float">
            <text:p>-0.000718202</text:p>
          </table:table-cell>
          <table:table-cell office:value-type="float" office:value="0.00075097" calcext:value-type="float">
            <text:p>0.00075097</text:p>
          </table:table-cell>
          <table:table-cell office:value-type="float" office:value="0.000142807" calcext:value-type="float">
            <text:p>0.000142807</text:p>
          </table:table-cell>
          <table:table-cell/>
          <table:table-cell office:value-type="float" office:value="26.593150237" calcext:value-type="float">
            <text:p>26.593150237</text:p>
          </table:table-cell>
          <table:table-cell office:value-type="float" office:value="26.629358429" calcext:value-type="float">
            <text:p>26.629358429</text:p>
          </table:table-cell>
          <table:table-cell office:value-type="float" office:value="26.614370224" calcext:value-type="float">
            <text:p>26.614370224</text:p>
          </table:table-cell>
          <table:table-cell/>
          <table:table-cell office:value-type="float" office:value="-0.018205518" calcext:value-type="float">
            <text:p>-0.018205518</text:p>
          </table:table-cell>
          <table:table-cell office:value-type="float" office:value="0.019035651" calcext:value-type="float">
            <text:p>0.019035651</text:p>
          </table:table-cell>
          <table:table-cell office:value-type="float" office:value="0.003619891" calcext:value-type="float">
            <text:p>0.00361989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1 17:07:45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92022704" calcext:value-type="float">
            <text:p>1.192022704</text:p>
          </table:table-cell>
          <table:table-cell office:value-type="float" office:value="1.295276439" calcext:value-type="float">
            <text:p>1.295276439</text:p>
          </table:table-cell>
          <table:table-cell office:value-type="float" office:value="1.115723981" calcext:value-type="float">
            <text:p>1.115723981</text:p>
          </table:table-cell>
          <table:table-cell/>
          <table:table-cell office:value-type="float" office:value="0.009738748" calcext:value-type="float">
            <text:p>0.009738748</text:p>
          </table:table-cell>
          <table:table-cell office:value-type="float" office:value="0.010582324" calcext:value-type="float">
            <text:p>0.010582324</text:p>
          </table:table-cell>
          <table:table-cell office:value-type="float" office:value="0.009115392" calcext:value-type="float">
            <text:p>0.009115392</text:p>
          </table:table-cell>
          <table:table-cell/>
          <table:table-cell office:value-type="float" office:value="-0.000157086" calcext:value-type="float">
            <text:p>-0.000157086</text:p>
          </table:table-cell>
          <table:table-cell office:value-type="float" office:value="0.000686491" calcext:value-type="float">
            <text:p>0.000686491</text:p>
          </table:table-cell>
          <table:table-cell office:value-type="float" office:value="-0.000780441" calcext:value-type="float">
            <text:p>-0.000780441</text:p>
          </table:table-cell>
          <table:table-cell/>
          <table:table-cell office:value-type="float" office:value="26.60697926" calcext:value-type="float">
            <text:p>26.60697926</text:p>
          </table:table-cell>
          <table:table-cell office:value-type="float" office:value="26.627769344" calcext:value-type="float">
            <text:p>26.627769344</text:p>
          </table:table-cell>
          <table:table-cell office:value-type="float" office:value="26.591616309" calcext:value-type="float">
            <text:p>26.591616309</text:p>
          </table:table-cell>
          <table:table-cell/>
          <table:table-cell office:value-type="float" office:value="-0.003981891" calcext:value-type="float">
            <text:p>-0.003981891</text:p>
          </table:table-cell>
          <table:table-cell office:value-type="float" office:value="0.01740124" calcext:value-type="float">
            <text:p>0.01740124</text:p>
          </table:table-cell>
          <table:table-cell office:value-type="float" office:value="-0.01978322" calcext:value-type="float">
            <text:p>-0.019783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1 17:07:46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74179968" calcext:value-type="float">
            <text:p>1.274179968</text:p>
          </table:table-cell>
          <table:table-cell office:value-type="float" office:value="1.12831904" calcext:value-type="float">
            <text:p>1.12831904</text:p>
          </table:table-cell>
          <table:table-cell office:value-type="float" office:value="1.194270992" calcext:value-type="float">
            <text:p>1.194270992</text:p>
          </table:table-cell>
          <table:table-cell/>
          <table:table-cell office:value-type="float" office:value="0.010409967" calcext:value-type="float">
            <text:p>0.010409967</text:p>
          </table:table-cell>
          <table:table-cell office:value-type="float" office:value="0.009218293" calcext:value-type="float">
            <text:p>0.009218293</text:p>
          </table:table-cell>
          <table:table-cell office:value-type="float" office:value="0.009757116" calcext:value-type="float">
            <text:p>0.009757116</text:p>
          </table:table-cell>
          <table:table-cell/>
          <table:table-cell office:value-type="float" office:value="0.000514134" calcext:value-type="float">
            <text:p>0.000514134</text:p>
          </table:table-cell>
          <table:table-cell office:value-type="float" office:value="-0.000677541" calcext:value-type="float">
            <text:p>-0.000677541</text:p>
          </table:table-cell>
          <table:table-cell office:value-type="float" office:value="-0.000138717" calcext:value-type="float">
            <text:p>-0.000138717</text:p>
          </table:table-cell>
          <table:table-cell/>
          <table:table-cell office:value-type="float" office:value="26.618467569" calcext:value-type="float">
            <text:p>26.618467569</text:p>
          </table:table-cell>
          <table:table-cell office:value-type="float" office:value="26.589098199" calcext:value-type="float">
            <text:p>26.589098199</text:p>
          </table:table-cell>
          <table:table-cell office:value-type="float" office:value="26.602377841" calcext:value-type="float">
            <text:p>26.602377841</text:p>
          </table:table-cell>
          <table:table-cell/>
          <table:table-cell office:value-type="float" office:value="0.013032343" calcext:value-type="float">
            <text:p>0.013032343</text:p>
          </table:table-cell>
          <table:table-cell office:value-type="float" office:value="-0.017174786" calcext:value-type="float">
            <text:p>-0.017174786</text:p>
          </table:table-cell>
          <table:table-cell office:value-type="float" office:value="-0.00351628" calcext:value-type="float">
            <text:p>-0.0035162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1 17:07:48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93501496" calcext:value-type="float">
            <text:p>1.193501496</text:p>
          </table:table-cell>
          <table:table-cell office:value-type="float" office:value="1.129257814" calcext:value-type="float">
            <text:p>1.129257814</text:p>
          </table:table-cell>
          <table:table-cell office:value-type="float" office:value="1.288849269" calcext:value-type="float">
            <text:p>1.288849269</text:p>
          </table:table-cell>
          <table:table-cell/>
          <table:table-cell office:value-type="float" office:value="0.009750829" calcext:value-type="float">
            <text:p>0.009750829</text:p>
          </table:table-cell>
          <table:table-cell office:value-type="float" office:value="0.009225963" calcext:value-type="float">
            <text:p>0.009225963</text:p>
          </table:table-cell>
          <table:table-cell office:value-type="float" office:value="0.010529814" calcext:value-type="float">
            <text:p>0.010529814</text:p>
          </table:table-cell>
          <table:table-cell/>
          <table:table-cell office:value-type="float" office:value="-0.000145004" calcext:value-type="float">
            <text:p>-0.000145004</text:p>
          </table:table-cell>
          <table:table-cell office:value-type="float" office:value="-0.000669871" calcext:value-type="float">
            <text:p>-0.000669871</text:p>
          </table:table-cell>
          <table:table-cell office:value-type="float" office:value="0.000633981" calcext:value-type="float">
            <text:p>0.000633981</text:p>
          </table:table-cell>
          <table:table-cell/>
          <table:table-cell office:value-type="float" office:value="26.617385247" calcext:value-type="float">
            <text:p>26.617385247</text:p>
          </table:table-cell>
          <table:table-cell office:value-type="float" office:value="26.604449743" calcext:value-type="float">
            <text:p>26.604449743</text:p>
          </table:table-cell>
          <table:table-cell office:value-type="float" office:value="26.636583309" calcext:value-type="float">
            <text:p>26.636583309</text:p>
          </table:table-cell>
          <table:table-cell/>
          <table:table-cell office:value-type="float" office:value="-0.003675639" calcext:value-type="float">
            <text:p>-0.003675639</text:p>
          </table:table-cell>
          <table:table-cell office:value-type="float" office:value="-0.016980366" calcext:value-type="float">
            <text:p>-0.016980366</text:p>
          </table:table-cell>
          <table:table-cell office:value-type="float" office:value="0.016070231" calcext:value-type="float">
            <text:p>0.0160702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1 17:07:49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37979762" calcext:value-type="float">
            <text:p>1.137979762</text:p>
          </table:table-cell>
          <table:table-cell office:value-type="float" office:value="1.313728847" calcext:value-type="float">
            <text:p>1.313728847</text:p>
          </table:table-cell>
          <table:table-cell office:value-type="float" office:value="1.124041214" calcext:value-type="float">
            <text:p>1.124041214</text:p>
          </table:table-cell>
          <table:table-cell/>
          <table:table-cell office:value-type="float" office:value="0.00929722" calcext:value-type="float">
            <text:p>0.00929722</text:p>
          </table:table-cell>
          <table:table-cell office:value-type="float" office:value="0.010733079" calcext:value-type="float">
            <text:p>0.010733079</text:p>
          </table:table-cell>
          <table:table-cell office:value-type="float" office:value="0.009183343" calcext:value-type="float">
            <text:p>0.009183343</text:p>
          </table:table-cell>
          <table:table-cell/>
          <table:table-cell office:value-type="float" office:value="-0.000598613" calcext:value-type="float">
            <text:p>-0.000598613</text:p>
          </table:table-cell>
          <table:table-cell office:value-type="float" office:value="0.000837245" calcext:value-type="float">
            <text:p>0.000837245</text:p>
          </table:table-cell>
          <table:table-cell office:value-type="float" office:value="-0.00071249" calcext:value-type="float">
            <text:p>-0.00071249</text:p>
          </table:table-cell>
          <table:table-cell/>
          <table:table-cell office:value-type="float" office:value="26.596097591" calcext:value-type="float">
            <text:p>26.596097591</text:p>
          </table:table-cell>
          <table:table-cell office:value-type="float" office:value="26.631484687" calcext:value-type="float">
            <text:p>26.631484687</text:p>
          </table:table-cell>
          <table:table-cell office:value-type="float" office:value="26.593291016" calcext:value-type="float">
            <text:p>26.593291016</text:p>
          </table:table-cell>
          <table:table-cell/>
          <table:table-cell office:value-type="float" office:value="-0.015174057" calcext:value-type="float">
            <text:p>-0.015174057</text:p>
          </table:table-cell>
          <table:table-cell office:value-type="float" office:value="0.021222555" calcext:value-type="float">
            <text:p>0.021222555</text:p>
          </table:table-cell>
          <table:table-cell office:value-type="float" office:value="-0.018060722" calcext:value-type="float">
            <text:p>-0.01806072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1 17:07:50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74492297" calcext:value-type="float">
            <text:p>1.274492297</text:p>
          </table:table-cell>
          <table:table-cell office:value-type="float" office:value="1.117491855" calcext:value-type="float">
            <text:p>1.117491855</text:p>
          </table:table-cell>
          <table:table-cell office:value-type="float" office:value="1.204974199" calcext:value-type="float">
            <text:p>1.204974199</text:p>
          </table:table-cell>
          <table:table-cell/>
          <table:table-cell office:value-type="float" office:value="0.010412519" calcext:value-type="float">
            <text:p>0.010412519</text:p>
          </table:table-cell>
          <table:table-cell office:value-type="float" office:value="0.009129835" calcext:value-type="float">
            <text:p>0.009129835</text:p>
          </table:table-cell>
          <table:table-cell office:value-type="float" office:value="0.00984456" calcext:value-type="float">
            <text:p>0.00984456</text:p>
          </table:table-cell>
          <table:table-cell/>
          <table:table-cell office:value-type="float" office:value="0.000516685" calcext:value-type="float">
            <text:p>0.000516685</text:p>
          </table:table-cell>
          <table:table-cell office:value-type="float" office:value="-0.000765998" calcext:value-type="float">
            <text:p>-0.000765998</text:p>
          </table:table-cell>
          <table:table-cell office:value-type="float" office:value="-0.000051273" calcext:value-type="float">
            <text:p>-5.1273E-05</text:p>
          </table:table-cell>
          <table:table-cell/>
          <table:table-cell office:value-type="float" office:value="26.638746628" calcext:value-type="float">
            <text:p>26.638746628</text:p>
          </table:table-cell>
          <table:table-cell office:value-type="float" office:value="26.607134827" calcext:value-type="float">
            <text:p>26.607134827</text:p>
          </table:table-cell>
          <table:table-cell office:value-type="float" office:value="26.624749373" calcext:value-type="float">
            <text:p>26.624749373</text:p>
          </table:table-cell>
          <table:table-cell/>
          <table:table-cell office:value-type="float" office:value="0.013097024" calcext:value-type="float">
            <text:p>0.013097024</text:p>
          </table:table-cell>
          <table:table-cell office:value-type="float" office:value="-0.019417093" calcext:value-type="float">
            <text:p>-0.019417093</text:p>
          </table:table-cell>
          <table:table-cell office:value-type="float" office:value="-0.00129969" calcext:value-type="float">
            <text:p>-0.0012996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1 17:07:51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20131745" calcext:value-type="float">
            <text:p>1.120131745</text:p>
          </table:table-cell>
          <table:table-cell office:value-type="float" office:value="1.292327796" calcext:value-type="float">
            <text:p>1.292327796</text:p>
          </table:table-cell>
          <table:table-cell office:value-type="float" office:value="1.10404743" calcext:value-type="float">
            <text:p>1.10404743</text:p>
          </table:table-cell>
          <table:table-cell/>
          <table:table-cell office:value-type="float" office:value="0.009151403" calcext:value-type="float">
            <text:p>0.009151403</text:p>
          </table:table-cell>
          <table:table-cell office:value-type="float" office:value="0.010558234" calcext:value-type="float">
            <text:p>0.010558234</text:p>
          </table:table-cell>
          <table:table-cell office:value-type="float" office:value="0.009019995" calcext:value-type="float">
            <text:p>0.009019995</text:p>
          </table:table-cell>
          <table:table-cell/>
          <table:table-cell office:value-type="float" office:value="-0.00074443" calcext:value-type="float">
            <text:p>-0.00074443</text:p>
          </table:table-cell>
          <table:table-cell office:value-type="float" office:value="0.0006624" calcext:value-type="float">
            <text:p>0.0006624</text:p>
          </table:table-cell>
          <table:table-cell office:value-type="float" office:value="-0.000875838" calcext:value-type="float">
            <text:p>-0.000875838</text:p>
          </table:table-cell>
          <table:table-cell/>
          <table:table-cell office:value-type="float" office:value="26.602612191" calcext:value-type="float">
            <text:p>26.602612191</text:p>
          </table:table-cell>
          <table:table-cell office:value-type="float" office:value="26.637283696" calcext:value-type="float">
            <text:p>26.637283696</text:p>
          </table:table-cell>
          <table:table-cell office:value-type="float" office:value="26.599373577" calcext:value-type="float">
            <text:p>26.599373577</text:p>
          </table:table-cell>
          <table:table-cell/>
          <table:table-cell office:value-type="float" office:value="-0.018870372" calcext:value-type="float">
            <text:p>-0.018870372</text:p>
          </table:table-cell>
          <table:table-cell office:value-type="float" office:value="0.016790603" calcext:value-type="float">
            <text:p>0.016790603</text:p>
          </table:table-cell>
          <table:table-cell office:value-type="float" office:value="-0.02220144" calcext:value-type="float">
            <text:p>-0.022201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1 17:07:53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66876014" calcext:value-type="float">
            <text:p>1.266876014</text:p>
          </table:table-cell>
          <table:table-cell office:value-type="float" office:value="1.132318512" calcext:value-type="float">
            <text:p>1.132318512</text:p>
          </table:table-cell>
          <table:table-cell office:value-type="float" office:value="1.180977366" calcext:value-type="float">
            <text:p>1.180977366</text:p>
          </table:table-cell>
          <table:table-cell/>
          <table:table-cell office:value-type="float" office:value="0.010350294" calcext:value-type="float">
            <text:p>0.010350294</text:p>
          </table:table-cell>
          <table:table-cell office:value-type="float" office:value="0.009250968" calcext:value-type="float">
            <text:p>0.009250968</text:p>
          </table:table-cell>
          <table:table-cell office:value-type="float" office:value="0.009648508" calcext:value-type="float">
            <text:p>0.009648508</text:p>
          </table:table-cell>
          <table:table-cell/>
          <table:table-cell office:value-type="float" office:value="0.000454461" calcext:value-type="float">
            <text:p>0.000454461</text:p>
          </table:table-cell>
          <table:table-cell office:value-type="float" office:value="-0.000644865" calcext:value-type="float">
            <text:p>-0.000644865</text:p>
          </table:table-cell>
          <table:table-cell office:value-type="float" office:value="-0.000247325" calcext:value-type="float">
            <text:p>-0.000247325</text:p>
          </table:table-cell>
          <table:table-cell/>
          <table:table-cell office:value-type="float" office:value="26.627105021" calcext:value-type="float">
            <text:p>26.627105021</text:p>
          </table:table-cell>
          <table:table-cell office:value-type="float" office:value="26.60001185" calcext:value-type="float">
            <text:p>26.60001185</text:p>
          </table:table-cell>
          <table:table-cell office:value-type="float" office:value="26.609809391" calcext:value-type="float">
            <text:p>26.609809391</text:p>
          </table:table-cell>
          <table:table-cell/>
          <table:table-cell office:value-type="float" office:value="0.011519752" calcext:value-type="float">
            <text:p>0.011519752</text:p>
          </table:table-cell>
          <table:table-cell office:value-type="float" office:value="-0.016346497" calcext:value-type="float">
            <text:p>-0.016346497</text:p>
          </table:table-cell>
          <table:table-cell office:value-type="float" office:value="-0.006269343" calcext:value-type="float">
            <text:p>-0.00626934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1 17:07:54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15909173" calcext:value-type="float">
            <text:p>1.15909173</text:p>
          </table:table-cell>
          <table:table-cell office:value-type="float" office:value="1.163039942" calcext:value-type="float">
            <text:p>1.163039942</text:p>
          </table:table-cell>
          <table:table-cell office:value-type="float" office:value="1.287081991" calcext:value-type="float">
            <text:p>1.287081991</text:p>
          </table:table-cell>
          <table:table-cell/>
          <table:table-cell office:value-type="float" office:value="0.009469704" calcext:value-type="float">
            <text:p>0.009469704</text:p>
          </table:table-cell>
          <table:table-cell office:value-type="float" office:value="0.00950196" calcext:value-type="float">
            <text:p>0.00950196</text:p>
          </table:table-cell>
          <table:table-cell office:value-type="float" office:value="0.010515376" calcext:value-type="float">
            <text:p>0.010515376</text:p>
          </table:table-cell>
          <table:table-cell/>
          <table:table-cell office:value-type="float" office:value="-0.00042613" calcext:value-type="float">
            <text:p>-0.00042613</text:p>
          </table:table-cell>
          <table:table-cell office:value-type="float" office:value="-0.000393873" calcext:value-type="float">
            <text:p>-0.000393873</text:p>
          </table:table-cell>
          <table:table-cell office:value-type="float" office:value="0.000619542" calcext:value-type="float">
            <text:p>0.000619542</text:p>
          </table:table-cell>
          <table:table-cell/>
          <table:table-cell office:value-type="float" office:value="26.605402692" calcext:value-type="float">
            <text:p>26.605402692</text:p>
          </table:table-cell>
          <table:table-cell office:value-type="float" office:value="26.60619767" calcext:value-type="float">
            <text:p>26.60619767</text:p>
          </table:table-cell>
          <table:table-cell office:value-type="float" office:value="26.631173442" calcext:value-type="float">
            <text:p>26.631173442</text:p>
          </table:table-cell>
          <table:table-cell/>
          <table:table-cell office:value-type="float" office:value="-0.010801801" calcext:value-type="float">
            <text:p>-0.010801801</text:p>
          </table:table-cell>
          <table:table-cell office:value-type="float" office:value="-0.009984134" calcext:value-type="float">
            <text:p>-0.009984134</text:p>
          </table:table-cell>
          <table:table-cell office:value-type="float" office:value="0.015704243" calcext:value-type="float">
            <text:p>0.01570424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1 17:07:55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12237622" calcext:value-type="float">
            <text:p>1.212237622</text:p>
          </table:table-cell>
          <table:table-cell office:value-type="float" office:value="1.271061453" calcext:value-type="float">
            <text:p>1.271061453</text:p>
          </table:table-cell>
          <table:table-cell office:value-type="float" office:value="1.124019757" calcext:value-type="float">
            <text:p>1.124019757</text:p>
          </table:table-cell>
          <table:table-cell/>
          <table:table-cell office:value-type="float" office:value="0.009903902" calcext:value-type="float">
            <text:p>0.009903902</text:p>
          </table:table-cell>
          <table:table-cell office:value-type="float" office:value="0.010384489" calcext:value-type="float">
            <text:p>0.010384489</text:p>
          </table:table-cell>
          <table:table-cell office:value-type="float" office:value="0.009183168" calcext:value-type="float">
            <text:p>0.009183168</text:p>
          </table:table-cell>
          <table:table-cell/>
          <table:table-cell office:value-type="float" office:value="0.000008069" calcext:value-type="float">
            <text:p>8.069E-06</text:p>
          </table:table-cell>
          <table:table-cell office:value-type="float" office:value="0.000488656" calcext:value-type="float">
            <text:p>0.000488656</text:p>
          </table:table-cell>
          <table:table-cell office:value-type="float" office:value="-0.000712665" calcext:value-type="float">
            <text:p>-0.000712665</text:p>
          </table:table-cell>
          <table:table-cell/>
          <table:table-cell office:value-type="float" office:value="26.616103651" calcext:value-type="float">
            <text:p>26.616103651</text:p>
          </table:table-cell>
          <table:table-cell office:value-type="float" office:value="26.62794775" calcext:value-type="float">
            <text:p>26.62794775</text:p>
          </table:table-cell>
          <table:table-cell office:value-type="float" office:value="26.598340873" calcext:value-type="float">
            <text:p>26.598340873</text:p>
          </table:table-cell>
          <table:table-cell/>
          <table:table-cell office:value-type="float" office:value="0.000204482" calcext:value-type="float">
            <text:p>0.000204482</text:p>
          </table:table-cell>
          <table:table-cell office:value-type="float" office:value="0.012386523" calcext:value-type="float">
            <text:p>0.012386523</text:p>
          </table:table-cell>
          <table:table-cell office:value-type="float" office:value="-0.018065166" calcext:value-type="float">
            <text:p>-0.01806516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1 17:07:56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51148218" calcext:value-type="float">
            <text:p>1.151148218</text:p>
          </table:table-cell>
          <table:table-cell office:value-type="float" office:value="1.180916569" calcext:value-type="float">
            <text:p>1.180916569</text:p>
          </table:table-cell>
          <table:table-cell office:value-type="float" office:value="1.281219874" calcext:value-type="float">
            <text:p>1.281219874</text:p>
          </table:table-cell>
          <table:table-cell/>
          <table:table-cell office:value-type="float" office:value="0.009404806" calcext:value-type="float">
            <text:p>0.009404806</text:p>
          </table:table-cell>
          <table:table-cell office:value-type="float" office:value="0.009648011" calcext:value-type="float">
            <text:p>0.009648011</text:p>
          </table:table-cell>
          <table:table-cell office:value-type="float" office:value="0.010467483" calcext:value-type="float">
            <text:p>0.010467483</text:p>
          </table:table-cell>
          <table:table-cell/>
          <table:table-cell office:value-type="float" office:value="-0.000491028" calcext:value-type="float">
            <text:p>-0.000491028</text:p>
          </table:table-cell>
          <table:table-cell office:value-type="float" office:value="-0.000247822" calcext:value-type="float">
            <text:p>-0.000247822</text:p>
          </table:table-cell>
          <table:table-cell office:value-type="float" office:value="0.000571649" calcext:value-type="float">
            <text:p>0.000571649</text:p>
          </table:table-cell>
          <table:table-cell/>
          <table:table-cell office:value-type="float" office:value="26.618965712" calcext:value-type="float">
            <text:p>26.618965712</text:p>
          </table:table-cell>
          <table:table-cell office:value-type="float" office:value="26.62495953" calcext:value-type="float">
            <text:p>26.62495953</text:p>
          </table:table-cell>
          <table:table-cell office:value-type="float" office:value="26.645155234" calcext:value-type="float">
            <text:p>26.645155234</text:p>
          </table:table-cell>
          <table:table-cell/>
          <table:table-cell office:value-type="float" office:value="-0.012446887" calcext:value-type="float">
            <text:p>-0.012446887</text:p>
          </table:table-cell>
          <table:table-cell office:value-type="float" office:value="-0.006281933" calcext:value-type="float">
            <text:p>-0.006281933</text:p>
          </table:table-cell>
          <table:table-cell office:value-type="float" office:value="0.014490249" calcext:value-type="float">
            <text:p>0.01449024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1 17:07:58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166737219" calcext:value-type="float">
            <text:p>1.166737219</text:p>
          </table:table-cell>
          <table:table-cell office:value-type="float" office:value="1.307090081" calcext:value-type="float">
            <text:p>1.307090081</text:p>
          </table:table-cell>
          <table:table-cell office:value-type="float" office:value="1.11939682" calcext:value-type="float">
            <text:p>1.11939682</text:p>
          </table:table-cell>
          <table:table-cell/>
          <table:table-cell office:value-type="float" office:value="0.009532167" calcext:value-type="float">
            <text:p>0.009532167</text:p>
          </table:table-cell>
          <table:table-cell office:value-type="float" office:value="0.010678841" calcext:value-type="float">
            <text:p>0.010678841</text:p>
          </table:table-cell>
          <table:table-cell office:value-type="float" office:value="0.009145399" calcext:value-type="float">
            <text:p>0.009145399</text:p>
          </table:table-cell>
          <table:table-cell/>
          <table:table-cell office:value-type="float" office:value="-0.000363667" calcext:value-type="float">
            <text:p>-0.000363667</text:p>
          </table:table-cell>
          <table:table-cell office:value-type="float" office:value="0.000783007" calcext:value-type="float">
            <text:p>0.000783007</text:p>
          </table:table-cell>
          <table:table-cell office:value-type="float" office:value="-0.000750434" calcext:value-type="float">
            <text:p>-0.000750434</text:p>
          </table:table-cell>
          <table:table-cell/>
          <table:table-cell office:value-type="float" office:value="26.606942122" calcext:value-type="float">
            <text:p>26.606942122</text:p>
          </table:table-cell>
          <table:table-cell office:value-type="float" office:value="26.635202004" calcext:value-type="float">
            <text:p>26.635202004</text:p>
          </table:table-cell>
          <table:table-cell office:value-type="float" office:value="26.597410031" calcext:value-type="float">
            <text:p>26.597410031</text:p>
          </table:table-cell>
          <table:table-cell/>
          <table:table-cell office:value-type="float" office:value="-0.009218437" calcext:value-type="float">
            <text:p>-0.009218437</text:p>
          </table:table-cell>
          <table:table-cell office:value-type="float" office:value="0.019847733" calcext:value-type="float">
            <text:p>0.019847733</text:p>
          </table:table-cell>
          <table:table-cell office:value-type="float" office:value="-0.019022575" calcext:value-type="float">
            <text:p>-0.0190225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1 17:07:59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266662629" calcext:value-type="float">
            <text:p>1.266662629</text:p>
          </table:table-cell>
          <table:table-cell office:value-type="float" office:value="1.096550953" calcext:value-type="float">
            <text:p>1.096550953</text:p>
          </table:table-cell>
          <table:table-cell office:value-type="float" office:value="1.25762716" calcext:value-type="float">
            <text:p>1.25762716</text:p>
          </table:table-cell>
          <table:table-cell/>
          <table:table-cell office:value-type="float" office:value="0.010348551" calcext:value-type="float">
            <text:p>0.010348551</text:p>
          </table:table-cell>
          <table:table-cell office:value-type="float" office:value="0.00895875" calcext:value-type="float">
            <text:p>0.00895875</text:p>
          </table:table-cell>
          <table:table-cell office:value-type="float" office:value="0.010274732" calcext:value-type="float">
            <text:p>0.010274732</text:p>
          </table:table-cell>
          <table:table-cell/>
          <table:table-cell office:value-type="float" office:value="0.000452718" calcext:value-type="float">
            <text:p>0.000452718</text:p>
          </table:table-cell>
          <table:table-cell office:value-type="float" office:value="-0.000937084" calcext:value-type="float">
            <text:p>-0.000937084</text:p>
          </table:table-cell>
          <table:table-cell office:value-type="float" office:value="0.000378898" calcext:value-type="float">
            <text:p>0.000378898</text:p>
          </table:table-cell>
          <table:table-cell/>
          <table:table-cell office:value-type="float" office:value="26.622008007" calcext:value-type="float">
            <text:p>26.622008007</text:p>
          </table:table-cell>
          <table:table-cell office:value-type="float" office:value="26.587755737" calcext:value-type="float">
            <text:p>26.587755737</text:p>
          </table:table-cell>
          <table:table-cell office:value-type="float" office:value="26.620188726" calcext:value-type="float">
            <text:p>26.620188726</text:p>
          </table:table-cell>
          <table:table-cell/>
          <table:table-cell office:value-type="float" office:value="0.011475561" calcext:value-type="float">
            <text:p>0.011475561</text:p>
          </table:table-cell>
          <table:table-cell office:value-type="float" office:value="-0.023753967" calcext:value-type="float">
            <text:p>-0.023753967</text:p>
          </table:table-cell>
          <table:table-cell office:value-type="float" office:value="0.009604383" calcext:value-type="float">
            <text:p>0.0096043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1 17:08:00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2295343" calcext:value-type="float">
            <text:p>1.12295343</text:p>
          </table:table-cell>
          <table:table-cell office:value-type="float" office:value="1.304731525" calcext:value-type="float">
            <text:p>1.304731525</text:p>
          </table:table-cell>
          <table:table-cell office:value-type="float" office:value="1.118235721" calcext:value-type="float">
            <text:p>1.118235721</text:p>
          </table:table-cell>
          <table:table-cell/>
          <table:table-cell office:value-type="float" office:value="0.009174456" calcext:value-type="float">
            <text:p>0.009174456</text:p>
          </table:table-cell>
          <table:table-cell office:value-type="float" office:value="0.010659571" calcext:value-type="float">
            <text:p>0.010659571</text:p>
          </table:table-cell>
          <table:table-cell office:value-type="float" office:value="0.009135913" calcext:value-type="float">
            <text:p>0.009135913</text:p>
          </table:table-cell>
          <table:table-cell/>
          <table:table-cell office:value-type="float" office:value="-0.000721377" calcext:value-type="float">
            <text:p>-0.000721377</text:p>
          </table:table-cell>
          <table:table-cell office:value-type="float" office:value="0.000763738" calcext:value-type="float">
            <text:p>0.000763738</text:p>
          </table:table-cell>
          <table:table-cell office:value-type="float" office:value="-0.000759921" calcext:value-type="float">
            <text:p>-0.000759921</text:p>
          </table:table-cell>
          <table:table-cell/>
          <table:table-cell office:value-type="float" office:value="26.593071987" calcext:value-type="float">
            <text:p>26.593071987</text:p>
          </table:table-cell>
          <table:table-cell office:value-type="float" office:value="26.629673102" calcext:value-type="float">
            <text:p>26.629673102</text:p>
          </table:table-cell>
          <table:table-cell office:value-type="float" office:value="26.592122058" calcext:value-type="float">
            <text:p>26.592122058</text:p>
          </table:table-cell>
          <table:table-cell/>
          <table:table-cell office:value-type="float" office:value="-0.018286002" calcext:value-type="float">
            <text:p>-0.018286002</text:p>
          </table:table-cell>
          <table:table-cell office:value-type="float" office:value="0.019359299" calcext:value-type="float">
            <text:p>0.019359299</text:p>
          </table:table-cell>
          <table:table-cell office:value-type="float" office:value="-0.019263039" calcext:value-type="float">
            <text:p>-0.01926303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1 17:08:01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66490372" calcext:value-type="float">
            <text:p>1.266490372</text:p>
          </table:table-cell>
          <table:table-cell office:value-type="float" office:value="1.175534865" calcext:value-type="float">
            <text:p>1.175534865</text:p>
          </table:table-cell>
          <table:table-cell office:value-type="float" office:value="1.15481748" calcext:value-type="float">
            <text:p>1.15481748</text:p>
          </table:table-cell>
          <table:table-cell/>
          <table:table-cell office:value-type="float" office:value="0.010347144" calcext:value-type="float">
            <text:p>0.010347144</text:p>
          </table:table-cell>
          <table:table-cell office:value-type="float" office:value="0.009604043" calcext:value-type="float">
            <text:p>0.009604043</text:p>
          </table:table-cell>
          <table:table-cell office:value-type="float" office:value="0.009434783" calcext:value-type="float">
            <text:p>0.009434783</text:p>
          </table:table-cell>
          <table:table-cell/>
          <table:table-cell office:value-type="float" office:value="0.00045131" calcext:value-type="float">
            <text:p>0.00045131</text:p>
          </table:table-cell>
          <table:table-cell office:value-type="float" office:value="-0.00029179" calcext:value-type="float">
            <text:p>-0.00029179</text:p>
          </table:table-cell>
          <table:table-cell office:value-type="float" office:value="-0.00046105" calcext:value-type="float">
            <text:p>-0.00046105</text:p>
          </table:table-cell>
          <table:table-cell/>
          <table:table-cell office:value-type="float" office:value="26.632081423" calcext:value-type="float">
            <text:p>26.632081423</text:p>
          </table:table-cell>
          <table:table-cell office:value-type="float" office:value="26.61376767" calcext:value-type="float">
            <text:p>26.61376767</text:p>
          </table:table-cell>
          <table:table-cell office:value-type="float" office:value="26.609596215" calcext:value-type="float">
            <text:p>26.609596215</text:p>
          </table:table-cell>
          <table:table-cell/>
          <table:table-cell office:value-type="float" office:value="0.011439888" calcext:value-type="float">
            <text:p>0.011439888</text:p>
          </table:table-cell>
          <table:table-cell office:value-type="float" office:value="-0.007396468" calcext:value-type="float">
            <text:p>-0.007396468</text:p>
          </table:table-cell>
          <table:table-cell office:value-type="float" office:value="-0.011686989" calcext:value-type="float">
            <text:p>-0.0116869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1 17:08:03</text:p>
          </table:table-cell>
          <table:table-cell office:value-type="float" office:value="26.61085" calcext:value-type="float">
            <text:p>26.61085</text:p>
          </table:table-cell>
          <table:table-cell office:value-type="float" office:value="1.169464132" calcext:value-type="float">
            <text:p>1.169464132</text:p>
          </table:table-cell>
          <table:table-cell office:value-type="float" office:value="1.151304382" calcext:value-type="float">
            <text:p>1.151304382</text:p>
          </table:table-cell>
          <table:table-cell office:value-type="float" office:value="1.286837612" calcext:value-type="float">
            <text:p>1.286837612</text:p>
          </table:table-cell>
          <table:table-cell/>
          <table:table-cell office:value-type="float" office:value="0.009554446" calcext:value-type="float">
            <text:p>0.009554446</text:p>
          </table:table-cell>
          <table:table-cell office:value-type="float" office:value="0.009406082" calcext:value-type="float">
            <text:p>0.009406082</text:p>
          </table:table-cell>
          <table:table-cell office:value-type="float" office:value="0.010513379" calcext:value-type="float">
            <text:p>0.010513379</text:p>
          </table:table-cell>
          <table:table-cell/>
          <table:table-cell office:value-type="float" office:value="-0.000341388" calcext:value-type="float">
            <text:p>-0.000341388</text:p>
          </table:table-cell>
          <table:table-cell office:value-type="float" office:value="-0.000489752" calcext:value-type="float">
            <text:p>-0.000489752</text:p>
          </table:table-cell>
          <table:table-cell office:value-type="float" office:value="0.000617546" calcext:value-type="float">
            <text:p>0.000617546</text:p>
          </table:table-cell>
          <table:table-cell/>
          <table:table-cell office:value-type="float" office:value="26.602437053" calcext:value-type="float">
            <text:p>26.602437053</text:p>
          </table:table-cell>
          <table:table-cell office:value-type="float" office:value="26.598780543" calcext:value-type="float">
            <text:p>26.598780543</text:p>
          </table:table-cell>
          <table:table-cell office:value-type="float" office:value="26.626070205" calcext:value-type="float">
            <text:p>26.626070205</text:p>
          </table:table-cell>
          <table:table-cell/>
          <table:table-cell office:value-type="float" office:value="-0.0086537" calcext:value-type="float">
            <text:p>-0.0086537</text:p>
          </table:table-cell>
          <table:table-cell office:value-type="float" office:value="-0.012414546" calcext:value-type="float">
            <text:p>-0.012414546</text:p>
          </table:table-cell>
          <table:table-cell office:value-type="float" office:value="0.015653635" calcext:value-type="float">
            <text:p>0.0156536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1 17:08:04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53006095" calcext:value-type="float">
            <text:p>1.153006095</text:p>
          </table:table-cell>
          <table:table-cell office:value-type="float" office:value="1.310914315" calcext:value-type="float">
            <text:p>1.310914315</text:p>
          </table:table-cell>
          <table:table-cell office:value-type="float" office:value="1.16073801" calcext:value-type="float">
            <text:p>1.16073801</text:p>
          </table:table-cell>
          <table:table-cell/>
          <table:table-cell office:value-type="float" office:value="0.009419984" calcext:value-type="float">
            <text:p>0.009419984</text:p>
          </table:table-cell>
          <table:table-cell office:value-type="float" office:value="0.010710084" calcext:value-type="float">
            <text:p>0.010710084</text:p>
          </table:table-cell>
          <table:table-cell office:value-type="float" office:value="0.009483154" calcext:value-type="float">
            <text:p>0.009483154</text:p>
          </table:table-cell>
          <table:table-cell/>
          <table:table-cell office:value-type="float" office:value="-0.000475849" calcext:value-type="float">
            <text:p>-0.000475849</text:p>
          </table:table-cell>
          <table:table-cell office:value-type="float" office:value="0.000814251" calcext:value-type="float">
            <text:p>0.000814251</text:p>
          </table:table-cell>
          <table:table-cell office:value-type="float" office:value="-0.00041268" calcext:value-type="float">
            <text:p>-0.00041268</text:p>
          </table:table-cell>
          <table:table-cell/>
          <table:table-cell office:value-type="float" office:value="26.609231491" calcext:value-type="float">
            <text:p>26.609231491</text:p>
          </table:table-cell>
          <table:table-cell office:value-type="float" office:value="26.64102601" calcext:value-type="float">
            <text:p>26.64102601</text:p>
          </table:table-cell>
          <table:table-cell office:value-type="float" office:value="26.610788318" calcext:value-type="float">
            <text:p>26.610788318</text:p>
          </table:table-cell>
          <table:table-cell/>
          <table:table-cell office:value-type="float" office:value="-0.012062124" calcext:value-type="float">
            <text:p>-0.012062124</text:p>
          </table:table-cell>
          <table:table-cell office:value-type="float" office:value="0.020639694" calcext:value-type="float">
            <text:p>0.020639694</text:p>
          </table:table-cell>
          <table:table-cell office:value-type="float" office:value="-0.010460859" calcext:value-type="float">
            <text:p>-0.01046085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1 17:08:05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54621298" calcext:value-type="float">
            <text:p>1.254621298</text:p>
          </table:table-cell>
          <table:table-cell office:value-type="float" office:value="1.268592032" calcext:value-type="float">
            <text:p>1.268592032</text:p>
          </table:table-cell>
          <table:table-cell office:value-type="float" office:value="1.107662452" calcext:value-type="float">
            <text:p>1.107662452</text:p>
          </table:table-cell>
          <table:table-cell/>
          <table:table-cell office:value-type="float" office:value="0.010250174" calcext:value-type="float">
            <text:p>0.010250174</text:p>
          </table:table-cell>
          <table:table-cell office:value-type="float" office:value="0.010364314" calcext:value-type="float">
            <text:p>0.010364314</text:p>
          </table:table-cell>
          <table:table-cell office:value-type="float" office:value="0.00904953" calcext:value-type="float">
            <text:p>0.00904953</text:p>
          </table:table-cell>
          <table:table-cell/>
          <table:table-cell office:value-type="float" office:value="0.000354341" calcext:value-type="float">
            <text:p>0.000354341</text:p>
          </table:table-cell>
          <table:table-cell office:value-type="float" office:value="0.000468481" calcext:value-type="float">
            <text:p>0.000468481</text:p>
          </table:table-cell>
          <table:table-cell office:value-type="float" office:value="-0.000846303" calcext:value-type="float">
            <text:p>-0.000846303</text:p>
          </table:table-cell>
          <table:table-cell/>
          <table:table-cell office:value-type="float" office:value="26.62969162" calcext:value-type="float">
            <text:p>26.62969162</text:p>
          </table:table-cell>
          <table:table-cell office:value-type="float" office:value="26.632504586" calcext:value-type="float">
            <text:p>26.632504586</text:p>
          </table:table-cell>
          <table:table-cell office:value-type="float" office:value="26.600101471" calcext:value-type="float">
            <text:p>26.600101471</text:p>
          </table:table-cell>
          <table:table-cell/>
          <table:table-cell office:value-type="float" office:value="0.00898189" calcext:value-type="float">
            <text:p>0.00898189</text:p>
          </table:table-cell>
          <table:table-cell office:value-type="float" office:value="0.011875126" calcext:value-type="float">
            <text:p>0.011875126</text:p>
          </table:table-cell>
          <table:table-cell office:value-type="float" office:value="-0.021452766" calcext:value-type="float">
            <text:p>-0.02145276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1 17:08:06</text:p>
          </table:table-cell>
          <table:table-cell office:value-type="float" office:value="26.6058" calcext:value-type="float">
            <text:p>26.6058</text:p>
          </table:table-cell>
          <table:table-cell office:value-type="float" office:value="1.269737037" calcext:value-type="float">
            <text:p>1.269737037</text:p>
          </table:table-cell>
          <table:table-cell office:value-type="float" office:value="1.097151172" calcext:value-type="float">
            <text:p>1.097151172</text:p>
          </table:table-cell>
          <table:table-cell office:value-type="float" office:value="1.184268139" calcext:value-type="float">
            <text:p>1.184268139</text:p>
          </table:table-cell>
          <table:table-cell/>
          <table:table-cell office:value-type="float" office:value="0.010373669" calcext:value-type="float">
            <text:p>0.010373669</text:p>
          </table:table-cell>
          <table:table-cell office:value-type="float" office:value="0.008963653" calcext:value-type="float">
            <text:p>0.008963653</text:p>
          </table:table-cell>
          <table:table-cell office:value-type="float" office:value="0.009675393" calcext:value-type="float">
            <text:p>0.009675393</text:p>
          </table:table-cell>
          <table:table-cell/>
          <table:table-cell office:value-type="float" office:value="0.000477835" calcext:value-type="float">
            <text:p>0.000477835</text:p>
          </table:table-cell>
          <table:table-cell office:value-type="float" office:value="-0.00093218" calcext:value-type="float">
            <text:p>-0.00093218</text:p>
          </table:table-cell>
          <table:table-cell office:value-type="float" office:value="-0.00022044" calcext:value-type="float">
            <text:p>-0.00022044</text:p>
          </table:table-cell>
          <table:table-cell/>
          <table:table-cell office:value-type="float" office:value="26.617572988" calcext:value-type="float">
            <text:p>26.617572988</text:p>
          </table:table-cell>
          <table:table-cell office:value-type="float" office:value="26.582822393" calcext:value-type="float">
            <text:p>26.582822393</text:p>
          </table:table-cell>
          <table:table-cell office:value-type="float" office:value="26.600363744" calcext:value-type="float">
            <text:p>26.600363744</text:p>
          </table:table-cell>
          <table:table-cell/>
          <table:table-cell office:value-type="float" office:value="0.012112248" calcext:value-type="float">
            <text:p>0.012112248</text:p>
          </table:table-cell>
          <table:table-cell office:value-type="float" office:value="-0.023629661" calcext:value-type="float">
            <text:p>-0.023629661</text:p>
          </table:table-cell>
          <table:table-cell office:value-type="float" office:value="-0.005587834" calcext:value-type="float">
            <text:p>-0.00558783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1 17:08:07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91131019" calcext:value-type="float">
            <text:p>1.191131019</text:p>
          </table:table-cell>
          <table:table-cell office:value-type="float" office:value="1.124575868" calcext:value-type="float">
            <text:p>1.124575868</text:p>
          </table:table-cell>
          <table:table-cell office:value-type="float" office:value="1.287644659" calcext:value-type="float">
            <text:p>1.287644659</text:p>
          </table:table-cell>
          <table:table-cell/>
          <table:table-cell office:value-type="float" office:value="0.009731463" calcext:value-type="float">
            <text:p>0.009731463</text:p>
          </table:table-cell>
          <table:table-cell office:value-type="float" office:value="0.009187711" calcext:value-type="float">
            <text:p>0.009187711</text:p>
          </table:table-cell>
          <table:table-cell office:value-type="float" office:value="0.010519973" calcext:value-type="float">
            <text:p>0.010519973</text:p>
          </table:table-cell>
          <table:table-cell/>
          <table:table-cell office:value-type="float" office:value="-0.000164371" calcext:value-type="float">
            <text:p>-0.000164371</text:p>
          </table:table-cell>
          <table:table-cell office:value-type="float" office:value="-0.000708122" calcext:value-type="float">
            <text:p>-0.000708122</text:p>
          </table:table-cell>
          <table:table-cell office:value-type="float" office:value="0.000624139" calcext:value-type="float">
            <text:p>0.000624139</text:p>
          </table:table-cell>
          <table:table-cell/>
          <table:table-cell office:value-type="float" office:value="26.616907952" calcext:value-type="float">
            <text:p>26.616907952</text:p>
          </table:table-cell>
          <table:table-cell office:value-type="float" office:value="26.603507024" calcext:value-type="float">
            <text:p>26.603507024</text:p>
          </table:table-cell>
          <table:table-cell office:value-type="float" office:value="26.636340765" calcext:value-type="float">
            <text:p>26.636340765</text:p>
          </table:table-cell>
          <table:table-cell/>
          <table:table-cell office:value-type="float" office:value="-0.004166556" calcext:value-type="float">
            <text:p>-0.004166556</text:p>
          </table:table-cell>
          <table:table-cell office:value-type="float" office:value="-0.017949995" calcext:value-type="float">
            <text:p>-0.017949995</text:p>
          </table:table-cell>
          <table:table-cell office:value-type="float" office:value="0.015820767" calcext:value-type="float">
            <text:p>0.0158207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1 17:08:09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25759021" calcext:value-type="float">
            <text:p>1.125759021</text:p>
          </table:table-cell>
          <table:table-cell office:value-type="float" office:value="1.31197647" calcext:value-type="float">
            <text:p>1.31197647</text:p>
          </table:table-cell>
          <table:table-cell office:value-type="float" office:value="1.164720197" calcext:value-type="float">
            <text:p>1.164720197</text:p>
          </table:table-cell>
          <table:table-cell/>
          <table:table-cell office:value-type="float" office:value="0.009197378" calcext:value-type="float">
            <text:p>0.009197378</text:p>
          </table:table-cell>
          <table:table-cell office:value-type="float" office:value="0.010718762" calcext:value-type="float">
            <text:p>0.010718762</text:p>
          </table:table-cell>
          <table:table-cell office:value-type="float" office:value="0.009515688" calcext:value-type="float">
            <text:p>0.009515688</text:p>
          </table:table-cell>
          <table:table-cell/>
          <table:table-cell office:value-type="float" office:value="-0.000698456" calcext:value-type="float">
            <text:p>-0.000698456</text:p>
          </table:table-cell>
          <table:table-cell office:value-type="float" office:value="0.000822929" calcext:value-type="float">
            <text:p>0.000822929</text:p>
          </table:table-cell>
          <table:table-cell office:value-type="float" office:value="-0.000380145" calcext:value-type="float">
            <text:p>-0.000380145</text:p>
          </table:table-cell>
          <table:table-cell/>
          <table:table-cell office:value-type="float" office:value="26.603745254" calcext:value-type="float">
            <text:p>26.603745254</text:p>
          </table:table-cell>
          <table:table-cell office:value-type="float" office:value="26.64123987" calcext:value-type="float">
            <text:p>26.64123987</text:p>
          </table:table-cell>
          <table:table-cell office:value-type="float" office:value="26.611590133" calcext:value-type="float">
            <text:p>26.611590133</text:p>
          </table:table-cell>
          <table:table-cell/>
          <table:table-cell office:value-type="float" office:value="-0.017704965" calcext:value-type="float">
            <text:p>-0.017704965</text:p>
          </table:table-cell>
          <table:table-cell office:value-type="float" office:value="0.020859655" calcext:value-type="float">
            <text:p>0.020859655</text:p>
          </table:table-cell>
          <table:table-cell office:value-type="float" office:value="-0.009636157" calcext:value-type="float">
            <text:p>-0.00963615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1 17:08:10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48311549" calcext:value-type="float">
            <text:p>1.248311549</text:p>
          </table:table-cell>
          <table:table-cell office:value-type="float" office:value="1.240306644" calcext:value-type="float">
            <text:p>1.240306644</text:p>
          </table:table-cell>
          <table:table-cell office:value-type="float" office:value="1.134221093" calcext:value-type="float">
            <text:p>1.134221093</text:p>
          </table:table-cell>
          <table:table-cell/>
          <table:table-cell office:value-type="float" office:value="0.010198624" calcext:value-type="float">
            <text:p>0.010198624</text:p>
          </table:table-cell>
          <table:table-cell office:value-type="float" office:value="0.010133224" calcext:value-type="float">
            <text:p>0.010133224</text:p>
          </table:table-cell>
          <table:table-cell office:value-type="float" office:value="0.009266512" calcext:value-type="float">
            <text:p>0.009266512</text:p>
          </table:table-cell>
          <table:table-cell/>
          <table:table-cell office:value-type="float" office:value="0.00030279" calcext:value-type="float">
            <text:p>0.00030279</text:p>
          </table:table-cell>
          <table:table-cell office:value-type="float" office:value="0.000237391" calcext:value-type="float">
            <text:p>0.000237391</text:p>
          </table:table-cell>
          <table:table-cell office:value-type="float" office:value="-0.000629321" calcext:value-type="float">
            <text:p>-0.000629321</text:p>
          </table:table-cell>
          <table:table-cell/>
          <table:table-cell office:value-type="float" office:value="26.623367102" calcext:value-type="float">
            <text:p>26.623367102</text:p>
          </table:table-cell>
          <table:table-cell office:value-type="float" office:value="26.621755326" calcext:value-type="float">
            <text:p>26.621755326</text:p>
          </table:table-cell>
          <table:table-cell office:value-type="float" office:value="26.600394939" calcext:value-type="float">
            <text:p>26.600394939</text:p>
          </table:table-cell>
          <table:table-cell/>
          <table:table-cell office:value-type="float" office:value="0.007675185" calcext:value-type="float">
            <text:p>0.007675185</text:p>
          </table:table-cell>
          <table:table-cell office:value-type="float" office:value="0.006017421" calcext:value-type="float">
            <text:p>0.006017421</text:p>
          </table:table-cell>
          <table:table-cell office:value-type="float" office:value="-0.015952474" calcext:value-type="float">
            <text:p>-0.0159524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1 17:08:11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05762768" calcext:value-type="float">
            <text:p>1.205762768</text:p>
          </table:table-cell>
          <table:table-cell office:value-type="float" office:value="1.129467026" calcext:value-type="float">
            <text:p>1.129467026</text:p>
          </table:table-cell>
          <table:table-cell office:value-type="float" office:value="1.293572938" calcext:value-type="float">
            <text:p>1.293572938</text:p>
          </table:table-cell>
          <table:table-cell/>
          <table:table-cell office:value-type="float" office:value="0.009851003" calcext:value-type="float">
            <text:p>0.009851003</text:p>
          </table:table-cell>
          <table:table-cell office:value-type="float" office:value="0.009227672" calcext:value-type="float">
            <text:p>0.009227672</text:p>
          </table:table-cell>
          <table:table-cell office:value-type="float" office:value="0.010568406" calcext:value-type="float">
            <text:p>0.010568406</text:p>
          </table:table-cell>
          <table:table-cell/>
          <table:table-cell office:value-type="float" office:value="-0.00004483" calcext:value-type="float">
            <text:p>-4.483E-05</text:p>
          </table:table-cell>
          <table:table-cell office:value-type="float" office:value="-0.000668162" calcext:value-type="float">
            <text:p>-0.000668162</text:p>
          </table:table-cell>
          <table:table-cell office:value-type="float" office:value="0.000672573" calcext:value-type="float">
            <text:p>0.000672573</text:p>
          </table:table-cell>
          <table:table-cell/>
          <table:table-cell office:value-type="float" office:value="26.619854045" calcext:value-type="float">
            <text:p>26.619854045</text:p>
          </table:table-cell>
          <table:table-cell office:value-type="float" office:value="26.604491868" calcext:value-type="float">
            <text:p>26.604491868</text:p>
          </table:table-cell>
          <table:table-cell office:value-type="float" office:value="26.6375344" calcext:value-type="float">
            <text:p>26.6375344</text:p>
          </table:table-cell>
          <table:table-cell/>
          <table:table-cell office:value-type="float" office:value="-0.00113638" calcext:value-type="float">
            <text:p>-0.00113638</text:p>
          </table:table-cell>
          <table:table-cell office:value-type="float" office:value="-0.016937038" calcext:value-type="float">
            <text:p>-0.016937038</text:p>
          </table:table-cell>
          <table:table-cell office:value-type="float" office:value="0.01704846" calcext:value-type="float">
            <text:p>0.017048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1 17:08:12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45028608" calcext:value-type="float">
            <text:p>1.145028608</text:p>
          </table:table-cell>
          <table:table-cell office:value-type="float" office:value="1.312506355" calcext:value-type="float">
            <text:p>1.312506355</text:p>
          </table:table-cell>
          <table:table-cell office:value-type="float" office:value="1.119279995" calcext:value-type="float">
            <text:p>1.119279995</text:p>
          </table:table-cell>
          <table:table-cell/>
          <table:table-cell office:value-type="float" office:value="0.009354809" calcext:value-type="float">
            <text:p>0.009354809</text:p>
          </table:table-cell>
          <table:table-cell office:value-type="float" office:value="0.010723091" calcext:value-type="float">
            <text:p>0.010723091</text:p>
          </table:table-cell>
          <table:table-cell office:value-type="float" office:value="0.009144444" calcext:value-type="float">
            <text:p>0.009144444</text:p>
          </table:table-cell>
          <table:table-cell/>
          <table:table-cell office:value-type="float" office:value="-0.000541024" calcext:value-type="float">
            <text:p>-0.000541024</text:p>
          </table:table-cell>
          <table:table-cell office:value-type="float" office:value="0.000827258" calcext:value-type="float">
            <text:p>0.000827258</text:p>
          </table:table-cell>
          <table:table-cell office:value-type="float" office:value="-0.000751389" calcext:value-type="float">
            <text:p>-0.000751389</text:p>
          </table:table-cell>
          <table:table-cell/>
          <table:table-cell office:value-type="float" office:value="26.617733533" calcext:value-type="float">
            <text:p>26.617733533</text:p>
          </table:table-cell>
          <table:table-cell office:value-type="float" office:value="26.65145458" calcext:value-type="float">
            <text:p>26.65145458</text:p>
          </table:table-cell>
          <table:table-cell office:value-type="float" office:value="26.612549054" calcext:value-type="float">
            <text:p>26.612549054</text:p>
          </table:table-cell>
          <table:table-cell/>
          <table:table-cell office:value-type="float" office:value="-0.013714249" calcext:value-type="float">
            <text:p>-0.013714249</text:p>
          </table:table-cell>
          <table:table-cell office:value-type="float" office:value="0.020969389" calcext:value-type="float">
            <text:p>0.020969389</text:p>
          </table:table-cell>
          <table:table-cell office:value-type="float" office:value="-0.01904677" calcext:value-type="float">
            <text:p>-0.0190467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1 17:08:14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6308635" calcext:value-type="float">
            <text:p>1.26308635</text:p>
          </table:table-cell>
          <table:table-cell office:value-type="float" office:value="1.099460852" calcext:value-type="float">
            <text:p>1.099460852</text:p>
          </table:table-cell>
          <table:table-cell office:value-type="float" office:value="1.210054303" calcext:value-type="float">
            <text:p>1.210054303</text:p>
          </table:table-cell>
          <table:table-cell/>
          <table:table-cell office:value-type="float" office:value="0.010319333" calcext:value-type="float">
            <text:p>0.010319333</text:p>
          </table:table-cell>
          <table:table-cell office:value-type="float" office:value="0.008982523" calcext:value-type="float">
            <text:p>0.008982523</text:p>
          </table:table-cell>
          <table:table-cell office:value-type="float" office:value="0.009886065" calcext:value-type="float">
            <text:p>0.009886065</text:p>
          </table:table-cell>
          <table:table-cell/>
          <table:table-cell office:value-type="float" office:value="0.0004235" calcext:value-type="float">
            <text:p>0.0004235</text:p>
          </table:table-cell>
          <table:table-cell office:value-type="float" office:value="-0.00091331" calcext:value-type="float">
            <text:p>-0.00091331</text:p>
          </table:table-cell>
          <table:table-cell office:value-type="float" office:value="-0.000009769" calcext:value-type="float">
            <text:p>-9.769E-06</text:p>
          </table:table-cell>
          <table:table-cell/>
          <table:table-cell office:value-type="float" office:value="26.641504142" calcext:value-type="float">
            <text:p>26.641504142</text:p>
          </table:table-cell>
          <table:table-cell office:value-type="float" office:value="26.608558456" calcext:value-type="float">
            <text:p>26.608558456</text:p>
          </table:table-cell>
          <table:table-cell office:value-type="float" office:value="26.630826343" calcext:value-type="float">
            <text:p>26.630826343</text:p>
          </table:table-cell>
          <table:table-cell/>
          <table:table-cell office:value-type="float" office:value="0.010734941" calcext:value-type="float">
            <text:p>0.010734941</text:p>
          </table:table-cell>
          <table:table-cell office:value-type="float" office:value="-0.023151324" calcext:value-type="float">
            <text:p>-0.023151324</text:p>
          </table:table-cell>
          <table:table-cell office:value-type="float" office:value="-0.000247623" calcext:value-type="float">
            <text:p>-0.00024762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1 17:08:15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1831583" calcext:value-type="float">
            <text:p>1.1831583</text:p>
          </table:table-cell>
          <table:table-cell office:value-type="float" office:value="1.118028297" calcext:value-type="float">
            <text:p>1.118028297</text:p>
          </table:table-cell>
          <table:table-cell office:value-type="float" office:value="1.288619791" calcext:value-type="float">
            <text:p>1.288619791</text:p>
          </table:table-cell>
          <table:table-cell/>
          <table:table-cell office:value-type="float" office:value="0.009666326" calcext:value-type="float">
            <text:p>0.009666326</text:p>
          </table:table-cell>
          <table:table-cell office:value-type="float" office:value="0.009134218" calcext:value-type="float">
            <text:p>0.009134218</text:p>
          </table:table-cell>
          <table:table-cell office:value-type="float" office:value="0.010527939" calcext:value-type="float">
            <text:p>0.010527939</text:p>
          </table:table-cell>
          <table:table-cell/>
          <table:table-cell office:value-type="float" office:value="-0.000229507" calcext:value-type="float">
            <text:p>-0.000229507</text:p>
          </table:table-cell>
          <table:table-cell office:value-type="float" office:value="-0.000761615" calcext:value-type="float">
            <text:p>-0.000761615</text:p>
          </table:table-cell>
          <table:table-cell office:value-type="float" office:value="0.000632106" calcext:value-type="float">
            <text:p>0.000632106</text:p>
          </table:table-cell>
          <table:table-cell/>
          <table:table-cell office:value-type="float" office:value="26.610248523" calcext:value-type="float">
            <text:p>26.610248523</text:p>
          </table:table-cell>
          <table:table-cell office:value-type="float" office:value="26.597134475" calcext:value-type="float">
            <text:p>26.597134475</text:p>
          </table:table-cell>
          <table:table-cell office:value-type="float" office:value="26.631483073" calcext:value-type="float">
            <text:p>26.631483073</text:p>
          </table:table-cell>
          <table:table-cell/>
          <table:table-cell office:value-type="float" office:value="-0.005817678" calcext:value-type="float">
            <text:p>-0.005817678</text:p>
          </table:table-cell>
          <table:table-cell office:value-type="float" office:value="-0.019305996" calcext:value-type="float">
            <text:p>-0.019305996</text:p>
          </table:table-cell>
          <table:table-cell office:value-type="float" office:value="0.016022708" calcext:value-type="float">
            <text:p>0.0160227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1 17:08:16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18986144" calcext:value-type="float">
            <text:p>1.118986144</text:p>
          </table:table-cell>
          <table:table-cell office:value-type="float" office:value="1.283872877" calcext:value-type="float">
            <text:p>1.283872877</text:p>
          </table:table-cell>
          <table:table-cell office:value-type="float" office:value="1.257534177" calcext:value-type="float">
            <text:p>1.257534177</text:p>
          </table:table-cell>
          <table:table-cell/>
          <table:table-cell office:value-type="float" office:value="0.009142044" calcext:value-type="float">
            <text:p>0.009142044</text:p>
          </table:table-cell>
          <table:table-cell office:value-type="float" office:value="0.010489157" calcext:value-type="float">
            <text:p>0.010489157</text:p>
          </table:table-cell>
          <table:table-cell office:value-type="float" office:value="0.010273972" calcext:value-type="float">
            <text:p>0.010273972</text:p>
          </table:table-cell>
          <table:table-cell/>
          <table:table-cell office:value-type="float" office:value="-0.00075379" calcext:value-type="float">
            <text:p>-0.00075379</text:p>
          </table:table-cell>
          <table:table-cell office:value-type="float" office:value="0.000593324" calcext:value-type="float">
            <text:p>0.000593324</text:p>
          </table:table-cell>
          <table:table-cell office:value-type="float" office:value="0.000378139" calcext:value-type="float">
            <text:p>0.000378139</text:p>
          </table:table-cell>
          <table:table-cell/>
          <table:table-cell office:value-type="float" office:value="26.602381522" calcext:value-type="float">
            <text:p>26.602381522</text:p>
          </table:table-cell>
          <table:table-cell office:value-type="float" office:value="26.635581331" calcext:value-type="float">
            <text:p>26.635581331</text:p>
          </table:table-cell>
          <table:table-cell office:value-type="float" office:value="26.63027812" calcext:value-type="float">
            <text:p>26.63027812</text:p>
          </table:table-cell>
          <table:table-cell/>
          <table:table-cell office:value-type="float" office:value="-0.019107626" calcext:value-type="float">
            <text:p>-0.019107626</text:p>
          </table:table-cell>
          <table:table-cell office:value-type="float" office:value="0.015039664" calcext:value-type="float">
            <text:p>0.015039664</text:p>
          </table:table-cell>
          <table:table-cell office:value-type="float" office:value="0.009585127" calcext:value-type="float">
            <text:p>0.00958512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1 17:08:17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63284917" calcext:value-type="float">
            <text:p>1.163284917</text:p>
          </table:table-cell>
          <table:table-cell office:value-type="float" office:value="1.312307276" calcext:value-type="float">
            <text:p>1.312307276</text:p>
          </table:table-cell>
          <table:table-cell office:value-type="float" office:value="1.118432417" calcext:value-type="float">
            <text:p>1.118432417</text:p>
          </table:table-cell>
          <table:table-cell/>
          <table:table-cell office:value-type="float" office:value="0.009503962" calcext:value-type="float">
            <text:p>0.009503962</text:p>
          </table:table-cell>
          <table:table-cell office:value-type="float" office:value="0.010721465" calcext:value-type="float">
            <text:p>0.010721465</text:p>
          </table:table-cell>
          <table:table-cell office:value-type="float" office:value="0.00913752" calcext:value-type="float">
            <text:p>0.00913752</text:p>
          </table:table-cell>
          <table:table-cell/>
          <table:table-cell office:value-type="float" office:value="-0.000391872" calcext:value-type="float">
            <text:p>-0.000391872</text:p>
          </table:table-cell>
          <table:table-cell office:value-type="float" office:value="0.000825631" calcext:value-type="float">
            <text:p>0.000825631</text:p>
          </table:table-cell>
          <table:table-cell office:value-type="float" office:value="-0.000758314" calcext:value-type="float">
            <text:p>-0.000758314</text:p>
          </table:table-cell>
          <table:table-cell/>
          <table:table-cell office:value-type="float" office:value="26.611301139" calcext:value-type="float">
            <text:p>26.611301139</text:p>
          </table:table-cell>
          <table:table-cell office:value-type="float" office:value="26.641306477" calcext:value-type="float">
            <text:p>26.641306477</text:p>
          </table:table-cell>
          <table:table-cell office:value-type="float" office:value="26.602270028" calcext:value-type="float">
            <text:p>26.602270028</text:p>
          </table:table-cell>
          <table:table-cell/>
          <table:table-cell office:value-type="float" office:value="-0.009933401" calcext:value-type="float">
            <text:p>-0.009933401</text:p>
          </table:table-cell>
          <table:table-cell office:value-type="float" office:value="0.020928162" calcext:value-type="float">
            <text:p>0.020928162</text:p>
          </table:table-cell>
          <table:table-cell office:value-type="float" office:value="-0.019222303" calcext:value-type="float">
            <text:p>-0.01922230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1 17:08:19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72300037" calcext:value-type="float">
            <text:p>1.272300037</text:p>
          </table:table-cell>
          <table:table-cell office:value-type="float" office:value="1.116883292" calcext:value-type="float">
            <text:p>1.116883292</text:p>
          </table:table-cell>
          <table:table-cell office:value-type="float" office:value="1.208275701" calcext:value-type="float">
            <text:p>1.208275701</text:p>
          </table:table-cell>
          <table:table-cell/>
          <table:table-cell office:value-type="float" office:value="0.010394608" calcext:value-type="float">
            <text:p>0.010394608</text:p>
          </table:table-cell>
          <table:table-cell office:value-type="float" office:value="0.009124863" calcext:value-type="float">
            <text:p>0.009124863</text:p>
          </table:table-cell>
          <table:table-cell office:value-type="float" office:value="0.009871534" calcext:value-type="float">
            <text:p>0.009871534</text:p>
          </table:table-cell>
          <table:table-cell/>
          <table:table-cell office:value-type="float" office:value="0.000498775" calcext:value-type="float">
            <text:p>0.000498775</text:p>
          </table:table-cell>
          <table:table-cell office:value-type="float" office:value="-0.00077097" calcext:value-type="float">
            <text:p>-0.00077097</text:p>
          </table:table-cell>
          <table:table-cell office:value-type="float" office:value="-0.0000243" calcext:value-type="float">
            <text:p>-2.43E-05</text:p>
          </table:table-cell>
          <table:table-cell/>
          <table:table-cell office:value-type="float" office:value="26.638305226" calcext:value-type="float">
            <text:p>26.638305226</text:p>
          </table:table-cell>
          <table:table-cell office:value-type="float" office:value="26.607012292" calcext:value-type="float">
            <text:p>26.607012292</text:p>
          </table:table-cell>
          <table:table-cell office:value-type="float" office:value="26.625414124" calcext:value-type="float">
            <text:p>26.625414124</text:p>
          </table:table-cell>
          <table:table-cell/>
          <table:table-cell office:value-type="float" office:value="0.012643025" calcext:value-type="float">
            <text:p>0.012643025</text:p>
          </table:table-cell>
          <table:table-cell office:value-type="float" office:value="-0.019543127" calcext:value-type="float">
            <text:p>-0.019543127</text:p>
          </table:table-cell>
          <table:table-cell office:value-type="float" office:value="-0.000615964" calcext:value-type="float">
            <text:p>-0.00061596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1 17:08:20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52736086" calcext:value-type="float">
            <text:p>1.152736086</text:p>
          </table:table-cell>
          <table:table-cell office:value-type="float" office:value="1.165473004" calcext:value-type="float">
            <text:p>1.165473004</text:p>
          </table:table-cell>
          <table:table-cell office:value-type="float" office:value="1.279826317" calcext:value-type="float">
            <text:p>1.279826317</text:p>
          </table:table-cell>
          <table:table-cell/>
          <table:table-cell office:value-type="float" office:value="0.009417778" calcext:value-type="float">
            <text:p>0.009417778</text:p>
          </table:table-cell>
          <table:table-cell office:value-type="float" office:value="0.009521838" calcext:value-type="float">
            <text:p>0.009521838</text:p>
          </table:table-cell>
          <table:table-cell office:value-type="float" office:value="0.010456097" calcext:value-type="float">
            <text:p>0.010456097</text:p>
          </table:table-cell>
          <table:table-cell/>
          <table:table-cell office:value-type="float" office:value="-0.000478055" calcext:value-type="float">
            <text:p>-0.000478055</text:p>
          </table:table-cell>
          <table:table-cell office:value-type="float" office:value="-0.000373995" calcext:value-type="float">
            <text:p>-0.000373995</text:p>
          </table:table-cell>
          <table:table-cell office:value-type="float" office:value="0.000560264" calcext:value-type="float">
            <text:p>0.000560264</text:p>
          </table:table-cell>
          <table:table-cell/>
          <table:table-cell office:value-type="float" office:value="26.619285428" calcext:value-type="float">
            <text:p>26.619285428</text:p>
          </table:table-cell>
          <table:table-cell office:value-type="float" office:value="26.621849993" calcext:value-type="float">
            <text:p>26.621849993</text:p>
          </table:table-cell>
          <table:table-cell office:value-type="float" office:value="26.644874649" calcext:value-type="float">
            <text:p>26.644874649</text:p>
          </table:table-cell>
          <table:table-cell/>
          <table:table-cell office:value-type="float" office:value="-0.012118042" calcext:value-type="float">
            <text:p>-0.012118042</text:p>
          </table:table-cell>
          <table:table-cell office:value-type="float" office:value="-0.009480253" calcext:value-type="float">
            <text:p>-0.009480253</text:p>
          </table:table-cell>
          <table:table-cell office:value-type="float" office:value="0.014201655" calcext:value-type="float">
            <text:p>0.0142016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1 17:08:21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57801885" calcext:value-type="float">
            <text:p>1.157801885</text:p>
          </table:table-cell>
          <table:table-cell office:value-type="float" office:value="1.31180004" calcext:value-type="float">
            <text:p>1.31180004</text:p>
          </table:table-cell>
          <table:table-cell office:value-type="float" office:value="1.118973031" calcext:value-type="float">
            <text:p>1.118973031</text:p>
          </table:table-cell>
          <table:table-cell/>
          <table:table-cell office:value-type="float" office:value="0.009459166" calcext:value-type="float">
            <text:p>0.009459166</text:p>
          </table:table-cell>
          <table:table-cell office:value-type="float" office:value="0.010717321" calcext:value-type="float">
            <text:p>0.010717321</text:p>
          </table:table-cell>
          <table:table-cell office:value-type="float" office:value="0.009141937" calcext:value-type="float">
            <text:p>0.009141937</text:p>
          </table:table-cell>
          <table:table-cell/>
          <table:table-cell office:value-type="float" office:value="-0.000436668" calcext:value-type="float">
            <text:p>-0.000436668</text:p>
          </table:table-cell>
          <table:table-cell office:value-type="float" office:value="0.000821487" calcext:value-type="float">
            <text:p>0.000821487</text:p>
          </table:table-cell>
          <table:table-cell office:value-type="float" office:value="-0.000753897" calcext:value-type="float">
            <text:p>-0.000753897</text:p>
          </table:table-cell>
          <table:table-cell/>
          <table:table-cell office:value-type="float" office:value="26.615251274" calcext:value-type="float">
            <text:p>26.615251274</text:p>
          </table:table-cell>
          <table:table-cell office:value-type="float" office:value="26.646258357" calcext:value-type="float">
            <text:p>26.646258357</text:p>
          </table:table-cell>
          <table:table-cell office:value-type="float" office:value="26.607433064" calcext:value-type="float">
            <text:p>26.607433064</text:p>
          </table:table-cell>
          <table:table-cell/>
          <table:table-cell office:value-type="float" office:value="-0.011068925" calcext:value-type="float">
            <text:p>-0.011068925</text:p>
          </table:table-cell>
          <table:table-cell office:value-type="float" office:value="0.020823119" calcext:value-type="float">
            <text:p>0.020823119</text:p>
          </table:table-cell>
          <table:table-cell office:value-type="float" office:value="-0.019110342" calcext:value-type="float">
            <text:p>-0.01911034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1 17:08:22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67252715" calcext:value-type="float">
            <text:p>1.267252715</text:p>
          </table:table-cell>
          <table:table-cell office:value-type="float" office:value="1.102822554" calcext:value-type="float">
            <text:p>1.102822554</text:p>
          </table:table-cell>
          <table:table-cell office:value-type="float" office:value="1.162766357" calcext:value-type="float">
            <text:p>1.162766357</text:p>
          </table:table-cell>
          <table:table-cell/>
          <table:table-cell office:value-type="float" office:value="0.010353372" calcext:value-type="float">
            <text:p>0.010353372</text:p>
          </table:table-cell>
          <table:table-cell office:value-type="float" office:value="0.009009988" calcext:value-type="float">
            <text:p>0.009009988</text:p>
          </table:table-cell>
          <table:table-cell office:value-type="float" office:value="0.009499725" calcext:value-type="float">
            <text:p>0.009499725</text:p>
          </table:table-cell>
          <table:table-cell/>
          <table:table-cell office:value-type="float" office:value="0.000457539" calcext:value-type="float">
            <text:p>0.000457539</text:p>
          </table:table-cell>
          <table:table-cell office:value-type="float" office:value="-0.000885845" calcext:value-type="float">
            <text:p>-0.000885845</text:p>
          </table:table-cell>
          <table:table-cell office:value-type="float" office:value="-0.000396108" calcext:value-type="float">
            <text:p>-0.000396108</text:p>
          </table:table-cell>
          <table:table-cell/>
          <table:table-cell office:value-type="float" office:value="26.627180869" calcext:value-type="float">
            <text:p>26.627180869</text:p>
          </table:table-cell>
          <table:table-cell office:value-type="float" office:value="26.594072748" calcext:value-type="float">
            <text:p>26.594072748</text:p>
          </table:table-cell>
          <table:table-cell office:value-type="float" office:value="26.606142584" calcext:value-type="float">
            <text:p>26.606142584</text:p>
          </table:table-cell>
          <table:table-cell/>
          <table:table-cell office:value-type="float" office:value="0.011597764" calcext:value-type="float">
            <text:p>0.011597764</text:p>
          </table:table-cell>
          <table:table-cell office:value-type="float" office:value="-0.022455112" calcext:value-type="float">
            <text:p>-0.022455112</text:p>
          </table:table-cell>
          <table:table-cell office:value-type="float" office:value="-0.010040793" calcext:value-type="float">
            <text:p>-0.01004079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1 17:08:24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1034279" calcext:value-type="float">
            <text:p>1.21034279</text:p>
          </table:table-cell>
          <table:table-cell office:value-type="float" office:value="1.101088655" calcext:value-type="float">
            <text:p>1.101088655</text:p>
          </table:table-cell>
          <table:table-cell office:value-type="float" office:value="1.274512562" calcext:value-type="float">
            <text:p>1.274512562</text:p>
          </table:table-cell>
          <table:table-cell/>
          <table:table-cell office:value-type="float" office:value="0.009888421" calcext:value-type="float">
            <text:p>0.009888421</text:p>
          </table:table-cell>
          <table:table-cell office:value-type="float" office:value="0.008995822" calcext:value-type="float">
            <text:p>0.008995822</text:p>
          </table:table-cell>
          <table:table-cell office:value-type="float" office:value="0.010412684" calcext:value-type="float">
            <text:p>0.010412684</text:p>
          </table:table-cell>
          <table:table-cell/>
          <table:table-cell office:value-type="float" office:value="-0.000007412" calcext:value-type="float">
            <text:p>-7.412E-06</text:p>
          </table:table-cell>
          <table:table-cell office:value-type="float" office:value="-0.000900011" calcext:value-type="float">
            <text:p>-0.000900011</text:p>
          </table:table-cell>
          <table:table-cell office:value-type="float" office:value="0.000516851" calcext:value-type="float">
            <text:p>0.000516851</text:p>
          </table:table-cell>
          <table:table-cell/>
          <table:table-cell office:value-type="float" office:value="26.620776227" calcext:value-type="float">
            <text:p>26.620776227</text:p>
          </table:table-cell>
          <table:table-cell office:value-type="float" office:value="26.598777819" calcext:value-type="float">
            <text:p>26.598777819</text:p>
          </table:table-cell>
          <table:table-cell office:value-type="float" office:value="26.633696665" calcext:value-type="float">
            <text:p>26.633696665</text:p>
          </table:table-cell>
          <table:table-cell/>
          <table:table-cell office:value-type="float" office:value="-0.000187879" calcext:value-type="float">
            <text:p>-0.000187879</text:p>
          </table:table-cell>
          <table:table-cell office:value-type="float" office:value="-0.022814204" calcext:value-type="float">
            <text:p>-0.022814204</text:p>
          </table:table-cell>
          <table:table-cell office:value-type="float" office:value="0.013101221" calcext:value-type="float">
            <text:p>0.01310122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1 17:08:25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54906208" calcext:value-type="float">
            <text:p>1.254906208</text:p>
          </table:table-cell>
          <table:table-cell office:value-type="float" office:value="1.090397965" calcext:value-type="float">
            <text:p>1.090397965</text:p>
          </table:table-cell>
          <table:table-cell office:value-type="float" office:value="1.202968502" calcext:value-type="float">
            <text:p>1.202968502</text:p>
          </table:table-cell>
          <table:table-cell/>
          <table:table-cell office:value-type="float" office:value="0.010252502" calcext:value-type="float">
            <text:p>0.010252502</text:p>
          </table:table-cell>
          <table:table-cell office:value-type="float" office:value="0.00890848" calcext:value-type="float">
            <text:p>0.00890848</text:p>
          </table:table-cell>
          <table:table-cell office:value-type="float" office:value="0.009828174" calcext:value-type="float">
            <text:p>0.009828174</text:p>
          </table:table-cell>
          <table:table-cell/>
          <table:table-cell office:value-type="float" office:value="0.000356668" calcext:value-type="float">
            <text:p>0.000356668</text:p>
          </table:table-cell>
          <table:table-cell office:value-type="float" office:value="-0.000987353" calcext:value-type="float">
            <text:p>-0.000987353</text:p>
          </table:table-cell>
          <table:table-cell office:value-type="float" office:value="-0.000067659" calcext:value-type="float">
            <text:p>-6.7659E-05</text:p>
          </table:table-cell>
          <table:table-cell/>
          <table:table-cell office:value-type="float" office:value="26.624694925" calcext:value-type="float">
            <text:p>26.624694925</text:p>
          </table:table-cell>
          <table:table-cell office:value-type="float" office:value="26.59157101" calcext:value-type="float">
            <text:p>26.59157101</text:p>
          </table:table-cell>
          <table:table-cell office:value-type="float" office:value="26.614237315" calcext:value-type="float">
            <text:p>26.614237315</text:p>
          </table:table-cell>
          <table:table-cell/>
          <table:table-cell office:value-type="float" office:value="0.009040893" calcext:value-type="float">
            <text:p>0.009040893</text:p>
          </table:table-cell>
          <table:table-cell office:value-type="float" office:value="-0.025028259" calcext:value-type="float">
            <text:p>-0.025028259</text:p>
          </table:table-cell>
          <table:table-cell office:value-type="float" office:value="-0.001715061" calcext:value-type="float">
            <text:p>-0.00171506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1 17:08:26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8368759" calcext:value-type="float">
            <text:p>1.18368759</text:p>
          </table:table-cell>
          <table:table-cell office:value-type="float" office:value="1.130346195" calcext:value-type="float">
            <text:p>1.130346195</text:p>
          </table:table-cell>
          <table:table-cell office:value-type="float" office:value="1.291555916" calcext:value-type="float">
            <text:p>1.291555916</text:p>
          </table:table-cell>
          <table:table-cell/>
          <table:table-cell office:value-type="float" office:value="0.00967065" calcext:value-type="float">
            <text:p>0.00967065</text:p>
          </table:table-cell>
          <table:table-cell office:value-type="float" office:value="0.009234855" calcext:value-type="float">
            <text:p>0.009234855</text:p>
          </table:table-cell>
          <table:table-cell office:value-type="float" office:value="0.010551927" calcext:value-type="float">
            <text:p>0.010551927</text:p>
          </table:table-cell>
          <table:table-cell/>
          <table:table-cell office:value-type="float" office:value="-0.000225183" calcext:value-type="float">
            <text:p>-0.000225183</text:p>
          </table:table-cell>
          <table:table-cell office:value-type="float" office:value="-0.000660979" calcext:value-type="float">
            <text:p>-0.000660979</text:p>
          </table:table-cell>
          <table:table-cell office:value-type="float" office:value="0.000656094" calcext:value-type="float">
            <text:p>0.000656094</text:p>
          </table:table-cell>
          <table:table-cell/>
          <table:table-cell office:value-type="float" office:value="26.620463345" calcext:value-type="float">
            <text:p>26.620463345</text:p>
          </table:table-cell>
          <table:table-cell office:value-type="float" office:value="26.609723062" calcext:value-type="float">
            <text:p>26.609723062</text:p>
          </table:table-cell>
          <table:table-cell office:value-type="float" office:value="26.64218231" calcext:value-type="float">
            <text:p>26.64218231</text:p>
          </table:table-cell>
          <table:table-cell/>
          <table:table-cell office:value-type="float" office:value="-0.005708064" calcext:value-type="float">
            <text:p>-0.005708064</text:p>
          </table:table-cell>
          <table:table-cell office:value-type="float" office:value="-0.016754963" calcext:value-type="float">
            <text:p>-0.016754963</text:p>
          </table:table-cell>
          <table:table-cell office:value-type="float" office:value="0.016630754" calcext:value-type="float">
            <text:p>0.01663075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1 17:08:27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22299567" calcext:value-type="float">
            <text:p>1.122299567</text:p>
          </table:table-cell>
          <table:table-cell office:value-type="float" office:value="1.292325412" calcext:value-type="float">
            <text:p>1.292325412</text:p>
          </table:table-cell>
          <table:table-cell office:value-type="float" office:value="1.20578363" calcext:value-type="float">
            <text:p>1.20578363</text:p>
          </table:table-cell>
          <table:table-cell/>
          <table:table-cell office:value-type="float" office:value="0.009169114" calcext:value-type="float">
            <text:p>0.009169114</text:p>
          </table:table-cell>
          <table:table-cell office:value-type="float" office:value="0.010558214" calcext:value-type="float">
            <text:p>0.010558214</text:p>
          </table:table-cell>
          <table:table-cell office:value-type="float" office:value="0.009851173" calcext:value-type="float">
            <text:p>0.009851173</text:p>
          </table:table-cell>
          <table:table-cell/>
          <table:table-cell office:value-type="float" office:value="-0.000726719" calcext:value-type="float">
            <text:p>-0.000726719</text:p>
          </table:table-cell>
          <table:table-cell office:value-type="float" office:value="0.000662381" calcext:value-type="float">
            <text:p>0.000662381</text:p>
          </table:table-cell>
          <table:table-cell office:value-type="float" office:value="-0.00004466" calcext:value-type="float">
            <text:p>-4.466E-05</text:p>
          </table:table-cell>
          <table:table-cell/>
          <table:table-cell office:value-type="float" office:value="26.613157045" calcext:value-type="float">
            <text:p>26.613157045</text:p>
          </table:table-cell>
          <table:table-cell office:value-type="float" office:value="26.647391272" calcext:value-type="float">
            <text:p>26.647391272</text:p>
          </table:table-cell>
          <table:table-cell office:value-type="float" office:value="26.629966455" calcext:value-type="float">
            <text:p>26.629966455</text:p>
          </table:table-cell>
          <table:table-cell/>
          <table:table-cell office:value-type="float" office:value="-0.018421417" calcext:value-type="float">
            <text:p>-0.018421417</text:p>
          </table:table-cell>
          <table:table-cell office:value-type="float" office:value="0.016790109" calcext:value-type="float">
            <text:p>0.016790109</text:p>
          </table:table-cell>
          <table:table-cell office:value-type="float" office:value="-0.00113206" calcext:value-type="float">
            <text:p>-0.0011320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1 17:08:29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10247422" calcext:value-type="float">
            <text:p>1.210247422</text:p>
          </table:table-cell>
          <table:table-cell office:value-type="float" office:value="1.280018244" calcext:value-type="float">
            <text:p>1.280018244</text:p>
          </table:table-cell>
          <table:table-cell office:value-type="float" office:value="1.125556961" calcext:value-type="float">
            <text:p>1.125556961</text:p>
          </table:table-cell>
          <table:table-cell/>
          <table:table-cell office:value-type="float" office:value="0.009887642" calcext:value-type="float">
            <text:p>0.009887642</text:p>
          </table:table-cell>
          <table:table-cell office:value-type="float" office:value="0.010457665" calcext:value-type="float">
            <text:p>0.010457665</text:p>
          </table:table-cell>
          <table:table-cell office:value-type="float" office:value="0.009195727" calcext:value-type="float">
            <text:p>0.009195727</text:p>
          </table:table-cell>
          <table:table-cell/>
          <table:table-cell office:value-type="float" office:value="-0.000008191" calcext:value-type="float">
            <text:p>-8.191E-06</text:p>
          </table:table-cell>
          <table:table-cell office:value-type="float" office:value="0.000561832" calcext:value-type="float">
            <text:p>0.000561832</text:p>
          </table:table-cell>
          <table:table-cell office:value-type="float" office:value="-0.000700107" calcext:value-type="float">
            <text:p>-0.000700107</text:p>
          </table:table-cell>
          <table:table-cell/>
          <table:table-cell office:value-type="float" office:value="26.625811126" calcext:value-type="float">
            <text:p>26.625811126</text:p>
          </table:table-cell>
          <table:table-cell office:value-type="float" office:value="26.639859253" calcext:value-type="float">
            <text:p>26.639859253</text:p>
          </table:table-cell>
          <table:table-cell office:value-type="float" office:value="26.608758745" calcext:value-type="float">
            <text:p>26.608758745</text:p>
          </table:table-cell>
          <table:table-cell/>
          <table:table-cell office:value-type="float" office:value="-0.000207629" calcext:value-type="float">
            <text:p>-0.000207629</text:p>
          </table:table-cell>
          <table:table-cell office:value-type="float" office:value="0.014241402" calcext:value-type="float">
            <text:p>0.014241402</text:p>
          </table:table-cell>
          <table:table-cell office:value-type="float" office:value="-0.017746811" calcext:value-type="float">
            <text:p>-0.0177468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1 17:08:30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65221985" calcext:value-type="float">
            <text:p>1.265221985</text:p>
          </table:table-cell>
          <table:table-cell office:value-type="float" office:value="1.095573437" calcext:value-type="float">
            <text:p>1.095573437</text:p>
          </table:table-cell>
          <table:table-cell office:value-type="float" office:value="1.27127901" calcext:value-type="float">
            <text:p>1.27127901</text:p>
          </table:table-cell>
          <table:table-cell/>
          <table:table-cell office:value-type="float" office:value="0.010336781" calcext:value-type="float">
            <text:p>0.010336781</text:p>
          </table:table-cell>
          <table:table-cell office:value-type="float" office:value="0.008950763" calcext:value-type="float">
            <text:p>0.008950763</text:p>
          </table:table-cell>
          <table:table-cell office:value-type="float" office:value="0.010386266" calcext:value-type="float">
            <text:p>0.010386266</text:p>
          </table:table-cell>
          <table:table-cell/>
          <table:table-cell office:value-type="float" office:value="0.000440948" calcext:value-type="float">
            <text:p>0.000440948</text:p>
          </table:table-cell>
          <table:table-cell office:value-type="float" office:value="-0.00094507" calcext:value-type="float">
            <text:p>-0.00094507</text:p>
          </table:table-cell>
          <table:table-cell office:value-type="float" office:value="0.000490433" calcext:value-type="float">
            <text:p>0.000490433</text:p>
          </table:table-cell>
          <table:table-cell/>
          <table:table-cell office:value-type="float" office:value="26.641934142" calcext:value-type="float">
            <text:p>26.641934142</text:p>
          </table:table-cell>
          <table:table-cell office:value-type="float" office:value="26.607775721" calcext:value-type="float">
            <text:p>26.607775721</text:p>
          </table:table-cell>
          <table:table-cell office:value-type="float" office:value="26.643153693" calcext:value-type="float">
            <text:p>26.643153693</text:p>
          </table:table-cell>
          <table:table-cell/>
          <table:table-cell office:value-type="float" office:value="0.011177215" calcext:value-type="float">
            <text:p>0.011177215</text:p>
          </table:table-cell>
          <table:table-cell office:value-type="float" office:value="-0.023956412" calcext:value-type="float">
            <text:p>-0.023956412</text:p>
          </table:table-cell>
          <table:table-cell office:value-type="float" office:value="0.012431578" calcext:value-type="float">
            <text:p>0.0124315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1 17:08:31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21561661" calcext:value-type="float">
            <text:p>1.121561661</text:p>
          </table:table-cell>
          <table:table-cell office:value-type="float" office:value="1.281504784" calcext:value-type="float">
            <text:p>1.281504784</text:p>
          </table:table-cell>
          <table:table-cell office:value-type="float" office:value="1.210515047" calcext:value-type="float">
            <text:p>1.210515047</text:p>
          </table:table-cell>
          <table:table-cell/>
          <table:table-cell office:value-type="float" office:value="0.009163085" calcext:value-type="float">
            <text:p>0.009163085</text:p>
          </table:table-cell>
          <table:table-cell office:value-type="float" office:value="0.01046981" calcext:value-type="float">
            <text:p>0.01046981</text:p>
          </table:table-cell>
          <table:table-cell office:value-type="float" office:value="0.009889829" calcext:value-type="float">
            <text:p>0.009889829</text:p>
          </table:table-cell>
          <table:table-cell/>
          <table:table-cell office:value-type="float" office:value="-0.000732748" calcext:value-type="float">
            <text:p>-0.000732748</text:p>
          </table:table-cell>
          <table:table-cell office:value-type="float" office:value="0.000573977" calcext:value-type="float">
            <text:p>0.000573977</text:p>
          </table:table-cell>
          <table:table-cell office:value-type="float" office:value="-0.000006005" calcext:value-type="float">
            <text:p>-6.005E-06</text:p>
          </table:table-cell>
          <table:table-cell/>
          <table:table-cell office:value-type="float" office:value="26.613008468" calcext:value-type="float">
            <text:p>26.613008468</text:p>
          </table:table-cell>
          <table:table-cell office:value-type="float" office:value="26.645212599" calcext:value-type="float">
            <text:p>26.645212599</text:p>
          </table:table-cell>
          <table:table-cell office:value-type="float" office:value="26.630919113" calcext:value-type="float">
            <text:p>26.630919113</text:p>
          </table:table-cell>
          <table:table-cell/>
          <table:table-cell office:value-type="float" office:value="-0.018574237" calcext:value-type="float">
            <text:p>-0.018574237</text:p>
          </table:table-cell>
          <table:table-cell office:value-type="float" office:value="0.014549252" calcext:value-type="float">
            <text:p>0.014549252</text:p>
          </table:table-cell>
          <table:table-cell office:value-type="float" office:value="-0.000152205" calcext:value-type="float">
            <text:p>-0.0001522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1 17:08:32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62816341" calcext:value-type="float">
            <text:p>1.262816341</text:p>
          </table:table-cell>
          <table:table-cell office:value-type="float" office:value="1.255677492" calcext:value-type="float">
            <text:p>1.255677492</text:p>
          </table:table-cell>
          <table:table-cell office:value-type="float" office:value="1.10634817" calcext:value-type="float">
            <text:p>1.10634817</text:p>
          </table:table-cell>
          <table:table-cell/>
          <table:table-cell office:value-type="float" office:value="0.010317127" calcext:value-type="float">
            <text:p>0.010317127</text:p>
          </table:table-cell>
          <table:table-cell office:value-type="float" office:value="0.010258803" calcext:value-type="float">
            <text:p>0.010258803</text:p>
          </table:table-cell>
          <table:table-cell office:value-type="float" office:value="0.009038792" calcext:value-type="float">
            <text:p>0.009038792</text:p>
          </table:table-cell>
          <table:table-cell/>
          <table:table-cell office:value-type="float" office:value="0.000421294" calcext:value-type="float">
            <text:p>0.000421294</text:p>
          </table:table-cell>
          <table:table-cell office:value-type="float" office:value="0.00036297" calcext:value-type="float">
            <text:p>0.00036297</text:p>
          </table:table-cell>
          <table:table-cell office:value-type="float" office:value="-0.000857041" calcext:value-type="float">
            <text:p>-0.000857041</text:p>
          </table:table-cell>
          <table:table-cell/>
          <table:table-cell office:value-type="float" office:value="26.631341669" calcext:value-type="float">
            <text:p>26.631341669</text:p>
          </table:table-cell>
          <table:table-cell office:value-type="float" office:value="26.629904282" calcext:value-type="float">
            <text:p>26.629904282</text:p>
          </table:table-cell>
          <table:table-cell office:value-type="float" office:value="26.599836836" calcext:value-type="float">
            <text:p>26.599836836</text:p>
          </table:table-cell>
          <table:table-cell/>
          <table:table-cell office:value-type="float" office:value="0.010679024" calcext:value-type="float">
            <text:p>0.010679024</text:p>
          </table:table-cell>
          <table:table-cell office:value-type="float" office:value="0.009200621" calcext:value-type="float">
            <text:p>0.009200621</text:p>
          </table:table-cell>
          <table:table-cell office:value-type="float" office:value="-0.021724955" calcext:value-type="float">
            <text:p>-0.02172495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1 17:08:33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66551169" calcext:value-type="float">
            <text:p>1.266551169</text:p>
          </table:table-cell>
          <table:table-cell office:value-type="float" office:value="1.104851497" calcext:value-type="float">
            <text:p>1.104851497</text:p>
          </table:table-cell>
          <table:table-cell office:value-type="float" office:value="1.160199184" calcext:value-type="float">
            <text:p>1.160199184</text:p>
          </table:table-cell>
          <table:table-cell/>
          <table:table-cell office:value-type="float" office:value="0.01034764" calcext:value-type="float">
            <text:p>0.01034764</text:p>
          </table:table-cell>
          <table:table-cell office:value-type="float" office:value="0.009026565" calcext:value-type="float">
            <text:p>0.009026565</text:p>
          </table:table-cell>
          <table:table-cell office:value-type="float" office:value="0.009478752" calcext:value-type="float">
            <text:p>0.009478752</text:p>
          </table:table-cell>
          <table:table-cell/>
          <table:table-cell office:value-type="float" office:value="0.000451807" calcext:value-type="float">
            <text:p>0.000451807</text:p>
          </table:table-cell>
          <table:table-cell office:value-type="float" office:value="-0.000869269" calcext:value-type="float">
            <text:p>-0.000869269</text:p>
          </table:table-cell>
          <table:table-cell office:value-type="float" office:value="-0.000417082" calcext:value-type="float">
            <text:p>-0.000417082</text:p>
          </table:table-cell>
          <table:table-cell/>
          <table:table-cell office:value-type="float" office:value="26.647255817" calcext:value-type="float">
            <text:p>26.647255817</text:p>
          </table:table-cell>
          <table:table-cell office:value-type="float" office:value="26.614698062" calcext:value-type="float">
            <text:p>26.614698062</text:p>
          </table:table-cell>
          <table:table-cell office:value-type="float" office:value="26.625842262" calcext:value-type="float">
            <text:p>26.625842262</text:p>
          </table:table-cell>
          <table:table-cell/>
          <table:table-cell office:value-type="float" office:value="0.011452479" calcext:value-type="float">
            <text:p>0.011452479</text:p>
          </table:table-cell>
          <table:table-cell office:value-type="float" office:value="-0.022034917" calcext:value-type="float">
            <text:p>-0.022034917</text:p>
          </table:table-cell>
          <table:table-cell office:value-type="float" office:value="-0.010572449" calcext:value-type="float">
            <text:p>-0.0105724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1 17:08:35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19155338" calcext:value-type="float">
            <text:p>1.219155338</text:p>
          </table:table-cell>
          <table:table-cell office:value-type="float" office:value="1.106670035" calcext:value-type="float">
            <text:p>1.106670035</text:p>
          </table:table-cell>
          <table:table-cell office:value-type="float" office:value="1.283374582" calcext:value-type="float">
            <text:p>1.283374582</text:p>
          </table:table-cell>
          <table:table-cell/>
          <table:table-cell office:value-type="float" office:value="0.009960419" calcext:value-type="float">
            <text:p>0.009960419</text:p>
          </table:table-cell>
          <table:table-cell office:value-type="float" office:value="0.009041422" calcext:value-type="float">
            <text:p>0.009041422</text:p>
          </table:table-cell>
          <table:table-cell office:value-type="float" office:value="0.010485086" calcext:value-type="float">
            <text:p>0.010485086</text:p>
          </table:table-cell>
          <table:table-cell/>
          <table:table-cell office:value-type="float" office:value="0.000064586" calcext:value-type="float">
            <text:p>6.4586E-05</text:p>
          </table:table-cell>
          <table:table-cell office:value-type="float" office:value="-0.000854411" calcext:value-type="float">
            <text:p>-0.000854411</text:p>
          </table:table-cell>
          <table:table-cell office:value-type="float" office:value="0.000589253" calcext:value-type="float">
            <text:p>0.000589253</text:p>
          </table:table-cell>
          <table:table-cell/>
          <table:table-cell office:value-type="float" office:value="26.632658808" calcext:value-type="float">
            <text:p>26.632658808</text:p>
          </table:table-cell>
          <table:table-cell office:value-type="float" office:value="26.610010031" calcext:value-type="float">
            <text:p>26.610010031</text:p>
          </table:table-cell>
          <table:table-cell office:value-type="float" office:value="26.645589073" calcext:value-type="float">
            <text:p>26.645589073</text:p>
          </table:table-cell>
          <table:table-cell/>
          <table:table-cell office:value-type="float" office:value="0.001637106" calcext:value-type="float">
            <text:p>0.001637106</text:p>
          </table:table-cell>
          <table:table-cell office:value-type="float" office:value="-0.021658296" calcext:value-type="float">
            <text:p>-0.021658296</text:p>
          </table:table-cell>
          <table:table-cell office:value-type="float" office:value="0.014936471" calcext:value-type="float">
            <text:p>0.01493647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1 17:08:36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19175091" calcext:value-type="float">
            <text:p>1.119175091</text:p>
          </table:table-cell>
          <table:table-cell office:value-type="float" office:value="1.258682759" calcext:value-type="float">
            <text:p>1.258682759</text:p>
          </table:table-cell>
          <table:table-cell office:value-type="float" office:value="1.2333329" calcext:value-type="float">
            <text:p>1.2333329</text:p>
          </table:table-cell>
          <table:table-cell/>
          <table:table-cell office:value-type="float" office:value="0.009143587" calcext:value-type="float">
            <text:p>0.009143587</text:p>
          </table:table-cell>
          <table:table-cell office:value-type="float" office:value="0.010283356" calcext:value-type="float">
            <text:p>0.010283356</text:p>
          </table:table-cell>
          <table:table-cell office:value-type="float" office:value="0.010076249" calcext:value-type="float">
            <text:p>0.010076249</text:p>
          </table:table-cell>
          <table:table-cell/>
          <table:table-cell office:value-type="float" office:value="-0.000752246" calcext:value-type="float">
            <text:p>-0.000752246</text:p>
          </table:table-cell>
          <table:table-cell office:value-type="float" office:value="0.000387523" calcext:value-type="float">
            <text:p>0.000387523</text:p>
          </table:table-cell>
          <table:table-cell office:value-type="float" office:value="0.000180416" calcext:value-type="float">
            <text:p>0.000180416</text:p>
          </table:table-cell>
          <table:table-cell/>
          <table:table-cell office:value-type="float" office:value="26.607473749" calcext:value-type="float">
            <text:p>26.607473749</text:p>
          </table:table-cell>
          <table:table-cell office:value-type="float" office:value="26.635563441" calcext:value-type="float">
            <text:p>26.635563441</text:p>
          </table:table-cell>
          <table:table-cell office:value-type="float" office:value="26.630459331" calcext:value-type="float">
            <text:p>26.630459331</text:p>
          </table:table-cell>
          <table:table-cell/>
          <table:table-cell office:value-type="float" office:value="-0.019068495" calcext:value-type="float">
            <text:p>-0.019068495</text:p>
          </table:table-cell>
          <table:table-cell office:value-type="float" office:value="0.00982299" calcext:value-type="float">
            <text:p>0.00982299</text:p>
          </table:table-cell>
          <table:table-cell office:value-type="float" office:value="0.004573201" calcext:value-type="float">
            <text:p>0.0045732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1 17:08:37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81373737" calcext:value-type="float">
            <text:p>1.181373737</text:p>
          </table:table-cell>
          <table:table-cell office:value-type="float" office:value="1.298868811" calcext:value-type="float">
            <text:p>1.298868811</text:p>
          </table:table-cell>
          <table:table-cell office:value-type="float" office:value="1.121398344" calcext:value-type="float">
            <text:p>1.121398344</text:p>
          </table:table-cell>
          <table:table-cell/>
          <table:table-cell office:value-type="float" office:value="0.009651746" calcext:value-type="float">
            <text:p>0.009651746</text:p>
          </table:table-cell>
          <table:table-cell office:value-type="float" office:value="0.010611673" calcext:value-type="float">
            <text:p>0.010611673</text:p>
          </table:table-cell>
          <table:table-cell office:value-type="float" office:value="0.009161751" calcext:value-type="float">
            <text:p>0.009161751</text:p>
          </table:table-cell>
          <table:table-cell/>
          <table:table-cell office:value-type="float" office:value="-0.000244087" calcext:value-type="float">
            <text:p>-0.000244087</text:p>
          </table:table-cell>
          <table:table-cell office:value-type="float" office:value="0.00071584" calcext:value-type="float">
            <text:p>0.00071584</text:p>
          </table:table-cell>
          <table:table-cell office:value-type="float" office:value="-0.000734082" calcext:value-type="float">
            <text:p>-0.000734082</text:p>
          </table:table-cell>
          <table:table-cell/>
          <table:table-cell office:value-type="float" office:value="26.614943327" calcext:value-type="float">
            <text:p>26.614943327</text:p>
          </table:table-cell>
          <table:table-cell office:value-type="float" office:value="26.638600702" calcext:value-type="float">
            <text:p>26.638600702</text:p>
          </table:table-cell>
          <table:table-cell office:value-type="float" office:value="26.602867224" calcext:value-type="float">
            <text:p>26.602867224</text:p>
          </table:table-cell>
          <table:table-cell/>
          <table:table-cell office:value-type="float" office:value="-0.006187255" calcext:value-type="float">
            <text:p>-0.006187255</text:p>
          </table:table-cell>
          <table:table-cell office:value-type="float" office:value="0.018145187" calcext:value-type="float">
            <text:p>0.018145187</text:p>
          </table:table-cell>
          <table:table-cell office:value-type="float" office:value="-0.01860806" calcext:value-type="float">
            <text:p>-0.0186080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1 17:08:38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74060246" calcext:value-type="float">
            <text:p>1.174060246</text:p>
          </table:table-cell>
          <table:table-cell office:value-type="float" office:value="1.17787256" calcext:value-type="float">
            <text:p>1.17787256</text:p>
          </table:table-cell>
          <table:table-cell office:value-type="float" office:value="1.293156301" calcext:value-type="float">
            <text:p>1.293156301</text:p>
          </table:table-cell>
          <table:table-cell/>
          <table:table-cell office:value-type="float" office:value="0.009591995" calcext:value-type="float">
            <text:p>0.009591995</text:p>
          </table:table-cell>
          <table:table-cell office:value-type="float" office:value="0.009623142" calcext:value-type="float">
            <text:p>0.009623142</text:p>
          </table:table-cell>
          <table:table-cell office:value-type="float" office:value="0.010565002" calcext:value-type="float">
            <text:p>0.010565002</text:p>
          </table:table-cell>
          <table:table-cell/>
          <table:table-cell office:value-type="float" office:value="-0.000303838" calcext:value-type="float">
            <text:p>-0.000303838</text:p>
          </table:table-cell>
          <table:table-cell office:value-type="float" office:value="-0.000272692" calcext:value-type="float">
            <text:p>-0.000272692</text:p>
          </table:table-cell>
          <table:table-cell office:value-type="float" office:value="0.000669169" calcext:value-type="float">
            <text:p>0.000669169</text:p>
          </table:table-cell>
          <table:table-cell/>
          <table:table-cell office:value-type="float" office:value="26.623579021" calcext:value-type="float">
            <text:p>26.623579021</text:p>
          </table:table-cell>
          <table:table-cell office:value-type="float" office:value="26.624346624" calcext:value-type="float">
            <text:p>26.624346624</text:p>
          </table:table-cell>
          <table:table-cell office:value-type="float" office:value="26.647558566" calcext:value-type="float">
            <text:p>26.647558566</text:p>
          </table:table-cell>
          <table:table-cell/>
          <table:table-cell office:value-type="float" office:value="-0.007701857" calcext:value-type="float">
            <text:p>-0.007701857</text:p>
          </table:table-cell>
          <table:table-cell office:value-type="float" office:value="-0.006912338" calcext:value-type="float">
            <text:p>-0.006912338</text:p>
          </table:table-cell>
          <table:table-cell office:value-type="float" office:value="0.016962179" calcext:value-type="float">
            <text:p>0.01696217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1 17:08:40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66622098" calcext:value-type="float">
            <text:p>1.266622098</text:p>
          </table:table-cell>
          <table:table-cell office:value-type="float" office:value="1.20847478" calcext:value-type="float">
            <text:p>1.20847478</text:p>
          </table:table-cell>
          <table:table-cell office:value-type="float" office:value="1.146149772" calcext:value-type="float">
            <text:p>1.146149772</text:p>
          </table:table-cell>
          <table:table-cell/>
          <table:table-cell office:value-type="float" office:value="0.01034822" calcext:value-type="float">
            <text:p>0.01034822</text:p>
          </table:table-cell>
          <table:table-cell office:value-type="float" office:value="0.00987316" calcext:value-type="float">
            <text:p>0.00987316</text:p>
          </table:table-cell>
          <table:table-cell office:value-type="float" office:value="0.009363969" calcext:value-type="float">
            <text:p>0.009363969</text:p>
          </table:table-cell>
          <table:table-cell/>
          <table:table-cell office:value-type="float" office:value="0.000452386" calcext:value-type="float">
            <text:p>0.000452386</text:p>
          </table:table-cell>
          <table:table-cell office:value-type="float" office:value="-0.000022673" calcext:value-type="float">
            <text:p>-2.2673E-05</text:p>
          </table:table-cell>
          <table:table-cell office:value-type="float" office:value="-0.000531865" calcext:value-type="float">
            <text:p>-0.000531865</text:p>
          </table:table-cell>
          <table:table-cell/>
          <table:table-cell office:value-type="float" office:value="26.637161997" calcext:value-type="float">
            <text:p>26.637161997</text:p>
          </table:table-cell>
          <table:table-cell office:value-type="float" office:value="26.625454208" calcext:value-type="float">
            <text:p>26.625454208</text:p>
          </table:table-cell>
          <table:table-cell office:value-type="float" office:value="26.612905121" calcext:value-type="float">
            <text:p>26.612905121</text:p>
          </table:table-cell>
          <table:table-cell/>
          <table:table-cell office:value-type="float" office:value="0.011467168" calcext:value-type="float">
            <text:p>0.011467168</text:p>
          </table:table-cell>
          <table:table-cell office:value-type="float" office:value="-0.000574735" calcext:value-type="float">
            <text:p>-0.000574735</text:p>
          </table:table-cell>
          <table:table-cell office:value-type="float" office:value="-0.013482058" calcext:value-type="float">
            <text:p>-0.01348205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1 17:08:41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04717386" calcext:value-type="float">
            <text:p>1.104717386</text:p>
          </table:table-cell>
          <table:table-cell office:value-type="float" office:value="1.286572371" calcext:value-type="float">
            <text:p>1.286572371</text:p>
          </table:table-cell>
          <table:table-cell office:value-type="float" office:value="1.185574673" calcext:value-type="float">
            <text:p>1.185574673</text:p>
          </table:table-cell>
          <table:table-cell/>
          <table:table-cell office:value-type="float" office:value="0.009025469" calcext:value-type="float">
            <text:p>0.009025469</text:p>
          </table:table-cell>
          <table:table-cell office:value-type="float" office:value="0.010511212" calcext:value-type="float">
            <text:p>0.010511212</text:p>
          </table:table-cell>
          <table:table-cell office:value-type="float" office:value="0.009686068" calcext:value-type="float">
            <text:p>0.009686068</text:p>
          </table:table-cell>
          <table:table-cell/>
          <table:table-cell office:value-type="float" office:value="-0.000870364" calcext:value-type="float">
            <text:p>-0.000870364</text:p>
          </table:table-cell>
          <table:table-cell office:value-type="float" office:value="0.000615379" calcext:value-type="float">
            <text:p>0.000615379</text:p>
          </table:table-cell>
          <table:table-cell office:value-type="float" office:value="-0.000209766" calcext:value-type="float">
            <text:p>-0.000209766</text:p>
          </table:table-cell>
          <table:table-cell/>
          <table:table-cell office:value-type="float" office:value="26.609616864" calcext:value-type="float">
            <text:p>26.609616864</text:p>
          </table:table-cell>
          <table:table-cell office:value-type="float" office:value="26.64623293" calcext:value-type="float">
            <text:p>26.64623293</text:p>
          </table:table-cell>
          <table:table-cell office:value-type="float" office:value="26.62589743" calcext:value-type="float">
            <text:p>26.62589743</text:p>
          </table:table-cell>
          <table:table-cell/>
          <table:table-cell office:value-type="float" office:value="-0.022062691" calcext:value-type="float">
            <text:p>-0.022062691</text:p>
          </table:table-cell>
          <table:table-cell office:value-type="float" office:value="0.015598706" calcext:value-type="float">
            <text:p>0.015598706</text:p>
          </table:table-cell>
          <table:table-cell office:value-type="float" office:value="-0.005317256" calcext:value-type="float">
            <text:p>-0.00531725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1 17:08:42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61102111" calcext:value-type="float">
            <text:p>1.261102111</text:p>
          </table:table-cell>
          <table:table-cell office:value-type="float" office:value="1.206199671" calcext:value-type="float">
            <text:p>1.206199671</text:p>
          </table:table-cell>
          <table:table-cell office:value-type="float" office:value="1.141694324" calcext:value-type="float">
            <text:p>1.141694324</text:p>
          </table:table-cell>
          <table:table-cell/>
          <table:table-cell office:value-type="float" office:value="0.010303122" calcext:value-type="float">
            <text:p>0.010303122</text:p>
          </table:table-cell>
          <table:table-cell office:value-type="float" office:value="0.009854572" calcext:value-type="float">
            <text:p>0.009854572</text:p>
          </table:table-cell>
          <table:table-cell office:value-type="float" office:value="0.009327568" calcext:value-type="float">
            <text:p>0.009327568</text:p>
          </table:table-cell>
          <table:table-cell/>
          <table:table-cell office:value-type="float" office:value="0.000407288" calcext:value-type="float">
            <text:p>0.000407288</text:p>
          </table:table-cell>
          <table:table-cell office:value-type="float" office:value="-0.000041261" calcext:value-type="float">
            <text:p>-4.1261E-05</text:p>
          </table:table-cell>
          <table:table-cell office:value-type="float" office:value="-0.000568265" calcext:value-type="float">
            <text:p>-0.000568265</text:p>
          </table:table-cell>
          <table:table-cell/>
          <table:table-cell office:value-type="float" office:value="26.636050569" calcext:value-type="float">
            <text:p>26.636050569</text:p>
          </table:table-cell>
          <table:table-cell office:value-type="float" office:value="26.624996119" calcext:value-type="float">
            <text:p>26.624996119</text:p>
          </table:table-cell>
          <table:table-cell office:value-type="float" office:value="26.612008015" calcext:value-type="float">
            <text:p>26.612008015</text:p>
          </table:table-cell>
          <table:table-cell/>
          <table:table-cell office:value-type="float" office:value="0.01032402" calcext:value-type="float">
            <text:p>0.01032402</text:p>
          </table:table-cell>
          <table:table-cell office:value-type="float" office:value="-0.0010459" calcext:value-type="float">
            <text:p>-0.0010459</text:p>
          </table:table-cell>
          <table:table-cell office:value-type="float" office:value="-0.014404775" calcext:value-type="float">
            <text:p>-0.01440477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1 17:08:43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10547913" calcext:value-type="float">
            <text:p>1.110547913</text:p>
          </table:table-cell>
          <table:table-cell office:value-type="float" office:value="1.196231389" calcext:value-type="float">
            <text:p>1.196231389</text:p>
          </table:table-cell>
          <table:table-cell office:value-type="float" office:value="1.29263178" calcext:value-type="float">
            <text:p>1.29263178</text:p>
          </table:table-cell>
          <table:table-cell/>
          <table:table-cell office:value-type="float" office:value="0.009073104" calcext:value-type="float">
            <text:p>0.009073104</text:p>
          </table:table-cell>
          <table:table-cell office:value-type="float" office:value="0.009773132" calcext:value-type="float">
            <text:p>0.009773132</text:p>
          </table:table-cell>
          <table:table-cell office:value-type="float" office:value="0.010560717" calcext:value-type="float">
            <text:p>0.010560717</text:p>
          </table:table-cell>
          <table:table-cell/>
          <table:table-cell office:value-type="float" office:value="-0.000822729" calcext:value-type="float">
            <text:p>-0.000822729</text:p>
          </table:table-cell>
          <table:table-cell office:value-type="float" office:value="-0.000122701" calcext:value-type="float">
            <text:p>-0.000122701</text:p>
          </table:table-cell>
          <table:table-cell office:value-type="float" office:value="0.000664884" calcext:value-type="float">
            <text:p>0.000664884</text:p>
          </table:table-cell>
          <table:table-cell/>
          <table:table-cell office:value-type="float" office:value="26.605736655" calcext:value-type="float">
            <text:p>26.605736655</text:p>
          </table:table-cell>
          <table:table-cell office:value-type="float" office:value="26.622989022" calcext:value-type="float">
            <text:p>26.622989022</text:p>
          </table:table-cell>
          <table:table-cell office:value-type="float" office:value="26.642398929" calcext:value-type="float">
            <text:p>26.642398929</text:p>
          </table:table-cell>
          <table:table-cell/>
          <table:table-cell office:value-type="float" office:value="-0.020855186" calcext:value-type="float">
            <text:p>-0.020855186</text:p>
          </table:table-cell>
          <table:table-cell office:value-type="float" office:value="-0.003110289" calcext:value-type="float">
            <text:p>-0.003110289</text:p>
          </table:table-cell>
          <table:table-cell office:value-type="float" office:value="0.016853555" calcext:value-type="float">
            <text:p>0.0168535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1 17:08:45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35509746" calcext:value-type="float">
            <text:p>1.135509746</text:p>
          </table:table-cell>
          <table:table-cell office:value-type="float" office:value="1.296804106" calcext:value-type="float">
            <text:p>1.296804106</text:p>
          </table:table-cell>
          <table:table-cell office:value-type="float" office:value="1.255960018" calcext:value-type="float">
            <text:p>1.255960018</text:p>
          </table:table-cell>
          <table:table-cell/>
          <table:table-cell office:value-type="float" office:value="0.00927704" calcext:value-type="float">
            <text:p>0.00927704</text:p>
          </table:table-cell>
          <table:table-cell office:value-type="float" office:value="0.010594805" calcext:value-type="float">
            <text:p>0.010594805</text:p>
          </table:table-cell>
          <table:table-cell office:value-type="float" office:value="0.010261111" calcext:value-type="float">
            <text:p>0.010261111</text:p>
          </table:table-cell>
          <table:table-cell/>
          <table:table-cell office:value-type="float" office:value="-0.000618793" calcext:value-type="float">
            <text:p>-0.000618793</text:p>
          </table:table-cell>
          <table:table-cell office:value-type="float" office:value="0.000698971" calcext:value-type="float">
            <text:p>0.000698971</text:p>
          </table:table-cell>
          <table:table-cell office:value-type="float" office:value="0.000365278" calcext:value-type="float">
            <text:p>0.000365278</text:p>
          </table:table-cell>
          <table:table-cell/>
          <table:table-cell office:value-type="float" office:value="26.615816914" calcext:value-type="float">
            <text:p>26.615816914</text:p>
          </table:table-cell>
          <table:table-cell office:value-type="float" office:value="26.64829303" calcext:value-type="float">
            <text:p>26.64829303</text:p>
          </table:table-cell>
          <table:table-cell office:value-type="float" office:value="26.640069288" calcext:value-type="float">
            <text:p>26.640069288</text:p>
          </table:table-cell>
          <table:table-cell/>
          <table:table-cell office:value-type="float" office:value="-0.015685595" calcext:value-type="float">
            <text:p>-0.015685595</text:p>
          </table:table-cell>
          <table:table-cell office:value-type="float" office:value="0.017717606" calcext:value-type="float">
            <text:p>0.017717606</text:p>
          </table:table-cell>
          <table:table-cell office:value-type="float" office:value="0.00925913" calcext:value-type="float">
            <text:p>0.0092591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1 17:08:46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70205613" calcext:value-type="float">
            <text:p>1.170205613</text:p>
          </table:table-cell>
          <table:table-cell office:value-type="float" office:value="1.306966699" calcext:value-type="float">
            <text:p>1.306966699</text:p>
          </table:table-cell>
          <table:table-cell office:value-type="float" office:value="1.121583715" calcext:value-type="float">
            <text:p>1.121583715</text:p>
          </table:table-cell>
          <table:table-cell/>
          <table:table-cell office:value-type="float" office:value="0.009560503" calcext:value-type="float">
            <text:p>0.009560503</text:p>
          </table:table-cell>
          <table:table-cell office:value-type="float" office:value="0.010677833" calcext:value-type="float">
            <text:p>0.010677833</text:p>
          </table:table-cell>
          <table:table-cell office:value-type="float" office:value="0.009163266" calcext:value-type="float">
            <text:p>0.009163266</text:p>
          </table:table-cell>
          <table:table-cell/>
          <table:table-cell office:value-type="float" office:value="-0.00033533" calcext:value-type="float">
            <text:p>-0.00033533</text:p>
          </table:table-cell>
          <table:table-cell office:value-type="float" office:value="0.000781999" calcext:value-type="float">
            <text:p>0.000781999</text:p>
          </table:table-cell>
          <table:table-cell office:value-type="float" office:value="-0.000732568" calcext:value-type="float">
            <text:p>-0.000732568</text:p>
          </table:table-cell>
          <table:table-cell/>
          <table:table-cell office:value-type="float" office:value="26.622802897" calcext:value-type="float">
            <text:p>26.622802897</text:p>
          </table:table-cell>
          <table:table-cell office:value-type="float" office:value="26.650339206" calcext:value-type="float">
            <text:p>26.650339206</text:p>
          </table:table-cell>
          <table:table-cell office:value-type="float" office:value="26.613012908" calcext:value-type="float">
            <text:p>26.613012908</text:p>
          </table:table-cell>
          <table:table-cell/>
          <table:table-cell office:value-type="float" office:value="-0.008500141" calcext:value-type="float">
            <text:p>-0.008500141</text:p>
          </table:table-cell>
          <table:table-cell office:value-type="float" office:value="0.019822182" calcext:value-type="float">
            <text:p>0.019822182</text:p>
          </table:table-cell>
          <table:table-cell office:value-type="float" office:value="-0.018569669" calcext:value-type="float">
            <text:p>-0.01856966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1 17:08:47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72262486" calcext:value-type="float">
            <text:p>1.272262486</text:p>
          </table:table-cell>
          <table:table-cell office:value-type="float" office:value="1.161967654" calcext:value-type="float">
            <text:p>1.161967654</text:p>
          </table:table-cell>
          <table:table-cell office:value-type="float" office:value="1.133962409" calcext:value-type="float">
            <text:p>1.133962409</text:p>
          </table:table-cell>
          <table:table-cell/>
          <table:table-cell office:value-type="float" office:value="0.010394301" calcext:value-type="float">
            <text:p>0.010394301</text:p>
          </table:table-cell>
          <table:table-cell office:value-type="float" office:value="0.0094932" calcext:value-type="float">
            <text:p>0.0094932</text:p>
          </table:table-cell>
          <table:table-cell office:value-type="float" office:value="0.009264399" calcext:value-type="float">
            <text:p>0.009264399</text:p>
          </table:table-cell>
          <table:table-cell/>
          <table:table-cell office:value-type="float" office:value="0.000498468" calcext:value-type="float">
            <text:p>0.000498468</text:p>
          </table:table-cell>
          <table:table-cell office:value-type="float" office:value="-0.000402634" calcext:value-type="float">
            <text:p>-0.000402634</text:p>
          </table:table-cell>
          <table:table-cell office:value-type="float" office:value="-0.000631435" calcext:value-type="float">
            <text:p>-0.000631435</text:p>
          </table:table-cell>
          <table:table-cell/>
          <table:table-cell office:value-type="float" office:value="26.648405757" calcext:value-type="float">
            <text:p>26.648405757</text:p>
          </table:table-cell>
          <table:table-cell office:value-type="float" office:value="26.626198339" calcext:value-type="float">
            <text:p>26.626198339</text:p>
          </table:table-cell>
          <table:table-cell office:value-type="float" office:value="26.620559528" calcext:value-type="float">
            <text:p>26.620559528</text:p>
          </table:table-cell>
          <table:table-cell/>
          <table:table-cell office:value-type="float" office:value="0.012635248" calcext:value-type="float">
            <text:p>0.012635248</text:p>
          </table:table-cell>
          <table:table-cell office:value-type="float" office:value="-0.010206203" calcext:value-type="float">
            <text:p>-0.010206203</text:p>
          </table:table-cell>
          <table:table-cell office:value-type="float" office:value="-0.016006047" calcext:value-type="float">
            <text:p>-0.0160060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1 17:08:48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36779837" calcext:value-type="float">
            <text:p>1.236779837</text:p>
          </table:table-cell>
          <table:table-cell office:value-type="float" office:value="1.110043658" calcext:value-type="float">
            <text:p>1.110043658</text:p>
          </table:table-cell>
          <table:table-cell office:value-type="float" office:value="1.293418562" calcext:value-type="float">
            <text:p>1.293418562</text:p>
          </table:table-cell>
          <table:table-cell/>
          <table:table-cell office:value-type="float" office:value="0.01010441" calcext:value-type="float">
            <text:p>0.01010441</text:p>
          </table:table-cell>
          <table:table-cell office:value-type="float" office:value="0.009068984" calcext:value-type="float">
            <text:p>0.009068984</text:p>
          </table:table-cell>
          <table:table-cell office:value-type="float" office:value="0.010567145" calcext:value-type="float">
            <text:p>0.010567145</text:p>
          </table:table-cell>
          <table:table-cell/>
          <table:table-cell office:value-type="float" office:value="0.000208577" calcext:value-type="float">
            <text:p>0.000208577</text:p>
          </table:table-cell>
          <table:table-cell office:value-type="float" office:value="-0.000826849" calcext:value-type="float">
            <text:p>-0.000826849</text:p>
          </table:table-cell>
          <table:table-cell office:value-type="float" office:value="0.000671312" calcext:value-type="float">
            <text:p>0.000671312</text:p>
          </table:table-cell>
          <table:table-cell/>
          <table:table-cell office:value-type="float" office:value="26.631153362" calcext:value-type="float">
            <text:p>26.631153362</text:p>
          </table:table-cell>
          <table:table-cell office:value-type="float" office:value="26.605635122" calcext:value-type="float">
            <text:p>26.605635122</text:p>
          </table:table-cell>
          <table:table-cell office:value-type="float" office:value="26.642557344" calcext:value-type="float">
            <text:p>26.642557344</text:p>
          </table:table-cell>
          <table:table-cell/>
          <table:table-cell office:value-type="float" office:value="0.005287041" calcext:value-type="float">
            <text:p>0.005287041</text:p>
          </table:table-cell>
          <table:table-cell office:value-type="float" office:value="-0.020959617" calcext:value-type="float">
            <text:p>-0.020959617</text:p>
          </table:table-cell>
          <table:table-cell office:value-type="float" office:value="0.017016491" calcext:value-type="float">
            <text:p>0.01701649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1 17:08:50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26088038" calcext:value-type="float">
            <text:p>1.126088038</text:p>
          </table:table-cell>
          <table:table-cell office:value-type="float" office:value="1.287745987" calcext:value-type="float">
            <text:p>1.287745987</text:p>
          </table:table-cell>
          <table:table-cell office:value-type="float" office:value="1.215667273" calcext:value-type="float">
            <text:p>1.215667273</text:p>
          </table:table-cell>
          <table:table-cell/>
          <table:table-cell office:value-type="float" office:value="0.009200066" calcext:value-type="float">
            <text:p>0.009200066</text:p>
          </table:table-cell>
          <table:table-cell office:value-type="float" office:value="0.010520801" calcext:value-type="float">
            <text:p>0.010520801</text:p>
          </table:table-cell>
          <table:table-cell office:value-type="float" office:value="0.009931922" calcext:value-type="float">
            <text:p>0.009931922</text:p>
          </table:table-cell>
          <table:table-cell/>
          <table:table-cell office:value-type="float" office:value="-0.000695768" calcext:value-type="float">
            <text:p>-0.000695768</text:p>
          </table:table-cell>
          <table:table-cell office:value-type="float" office:value="0.000624967" calcext:value-type="float">
            <text:p>0.000624967</text:p>
          </table:table-cell>
          <table:table-cell office:value-type="float" office:value="0.000036089" calcext:value-type="float">
            <text:p>3.6089E-05</text:p>
          </table:table-cell>
          <table:table-cell/>
          <table:table-cell office:value-type="float" office:value="26.613919854" calcext:value-type="float">
            <text:p>26.613919854</text:p>
          </table:table-cell>
          <table:table-cell office:value-type="float" office:value="26.646469231" calcext:value-type="float">
            <text:p>26.646469231</text:p>
          </table:table-cell>
          <table:table-cell office:value-type="float" office:value="26.631956498" calcext:value-type="float">
            <text:p>26.631956498</text:p>
          </table:table-cell>
          <table:table-cell/>
          <table:table-cell office:value-type="float" office:value="-0.017636825" calcext:value-type="float">
            <text:p>-0.017636825</text:p>
          </table:table-cell>
          <table:table-cell office:value-type="float" office:value="0.015841751" calcext:value-type="float">
            <text:p>0.015841751</text:p>
          </table:table-cell>
          <table:table-cell office:value-type="float" office:value="0.000914746" calcext:value-type="float">
            <text:p>0.00091474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1 17:08:51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05164338" calcext:value-type="float">
            <text:p>1.205164338</text:p>
          </table:table-cell>
          <table:table-cell office:value-type="float" office:value="1.286741649" calcext:value-type="float">
            <text:p>1.286741649</text:p>
          </table:table-cell>
          <table:table-cell office:value-type="float" office:value="1.12475051" calcext:value-type="float">
            <text:p>1.12475051</text:p>
          </table:table-cell>
          <table:table-cell/>
          <table:table-cell office:value-type="float" office:value="0.009846114" calcext:value-type="float">
            <text:p>0.009846114</text:p>
          </table:table-cell>
          <table:table-cell office:value-type="float" office:value="0.010512595" calcext:value-type="float">
            <text:p>0.010512595</text:p>
          </table:table-cell>
          <table:table-cell office:value-type="float" office:value="0.009189138" calcext:value-type="float">
            <text:p>0.009189138</text:p>
          </table:table-cell>
          <table:table-cell/>
          <table:table-cell office:value-type="float" office:value="-0.000049719" calcext:value-type="float">
            <text:p>-4.9719E-05</text:p>
          </table:table-cell>
          <table:table-cell office:value-type="float" office:value="0.000616762" calcext:value-type="float">
            <text:p>0.000616762</text:p>
          </table:table-cell>
          <table:table-cell office:value-type="float" office:value="-0.000706695" calcext:value-type="float">
            <text:p>-0.000706695</text:p>
          </table:table-cell>
          <table:table-cell/>
          <table:table-cell office:value-type="float" office:value="26.634895868" calcext:value-type="float">
            <text:p>26.634895868</text:p>
          </table:table-cell>
          <table:table-cell office:value-type="float" office:value="26.651321046" calcext:value-type="float">
            <text:p>26.651321046</text:p>
          </table:table-cell>
          <table:table-cell office:value-type="float" office:value="26.61870472" calcext:value-type="float">
            <text:p>26.61870472</text:p>
          </table:table-cell>
          <table:table-cell/>
          <table:table-cell office:value-type="float" office:value="-0.001260313" calcext:value-type="float">
            <text:p>-0.001260313</text:p>
          </table:table-cell>
          <table:table-cell office:value-type="float" office:value="0.015633761" calcext:value-type="float">
            <text:p>0.015633761</text:p>
          </table:table-cell>
          <table:table-cell office:value-type="float" office:value="-0.017913827" calcext:value-type="float">
            <text:p>-0.01791382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1 17:08:52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63049991" calcext:value-type="float">
            <text:p>1.263049991</text:p>
          </table:table-cell>
          <table:table-cell office:value-type="float" office:value="1.09476639" calcext:value-type="float">
            <text:p>1.09476639</text:p>
          </table:table-cell>
          <table:table-cell office:value-type="float" office:value="1.279323254" calcext:value-type="float">
            <text:p>1.279323254</text:p>
          </table:table-cell>
          <table:table-cell/>
          <table:table-cell office:value-type="float" office:value="0.010319036" calcext:value-type="float">
            <text:p>0.010319036</text:p>
          </table:table-cell>
          <table:table-cell office:value-type="float" office:value="0.00894417" calcext:value-type="float">
            <text:p>0.00894417</text:p>
          </table:table-cell>
          <table:table-cell office:value-type="float" office:value="0.010451987" calcext:value-type="float">
            <text:p>0.010451987</text:p>
          </table:table-cell>
          <table:table-cell/>
          <table:table-cell office:value-type="float" office:value="0.000423203" calcext:value-type="float">
            <text:p>0.000423203</text:p>
          </table:table-cell>
          <table:table-cell office:value-type="float" office:value="-0.000951663" calcext:value-type="float">
            <text:p>-0.000951663</text:p>
          </table:table-cell>
          <table:table-cell office:value-type="float" office:value="0.000556154" calcext:value-type="float">
            <text:p>0.000556154</text:p>
          </table:table-cell>
          <table:table-cell/>
          <table:table-cell office:value-type="float" office:value="26.646550875" calcext:value-type="float">
            <text:p>26.646550875</text:p>
          </table:table-cell>
          <table:table-cell office:value-type="float" office:value="26.612667425" calcext:value-type="float">
            <text:p>26.612667425</text:p>
          </table:table-cell>
          <table:table-cell office:value-type="float" office:value="26.6498274" calcext:value-type="float">
            <text:p>26.6498274</text:p>
          </table:table-cell>
          <table:table-cell/>
          <table:table-cell office:value-type="float" office:value="0.010727412" calcext:value-type="float">
            <text:p>0.010727412</text:p>
          </table:table-cell>
          <table:table-cell office:value-type="float" office:value="-0.024123552" calcext:value-type="float">
            <text:p>-0.024123552</text:p>
          </table:table-cell>
          <table:table-cell office:value-type="float" office:value="0.014097475" calcext:value-type="float">
            <text:p>0.01409747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1 17:08:53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25624314" calcext:value-type="float">
            <text:p>1.125624314</text:p>
          </table:table-cell>
          <table:table-cell office:value-type="float" office:value="1.301720894" calcext:value-type="float">
            <text:p>1.301720894</text:p>
          </table:table-cell>
          <table:table-cell office:value-type="float" office:value="1.222101596" calcext:value-type="float">
            <text:p>1.222101596</text:p>
          </table:table-cell>
          <table:table-cell/>
          <table:table-cell office:value-type="float" office:value="0.009196277" calcext:value-type="float">
            <text:p>0.009196277</text:p>
          </table:table-cell>
          <table:table-cell office:value-type="float" office:value="0.010634975" calcext:value-type="float">
            <text:p>0.010634975</text:p>
          </table:table-cell>
          <table:table-cell office:value-type="float" office:value="0.00998449" calcext:value-type="float">
            <text:p>0.00998449</text:p>
          </table:table-cell>
          <table:table-cell/>
          <table:table-cell office:value-type="float" office:value="-0.000699556" calcext:value-type="float">
            <text:p>-0.000699556</text:p>
          </table:table-cell>
          <table:table-cell office:value-type="float" office:value="0.000739141" calcext:value-type="float">
            <text:p>0.000739141</text:p>
          </table:table-cell>
          <table:table-cell office:value-type="float" office:value="0.000088657" calcext:value-type="float">
            <text:p>8.8657E-05</text:p>
          </table:table-cell>
          <table:table-cell/>
          <table:table-cell office:value-type="float" office:value="26.61888066" calcext:value-type="float">
            <text:p>26.61888066</text:p>
          </table:table-cell>
          <table:table-cell office:value-type="float" office:value="26.654337015" calcext:value-type="float">
            <text:p>26.654337015</text:p>
          </table:table-cell>
          <table:table-cell office:value-type="float" office:value="26.638306119" calcext:value-type="float">
            <text:p>26.638306119</text:p>
          </table:table-cell>
          <table:table-cell/>
          <table:table-cell office:value-type="float" office:value="-0.017732862" calcext:value-type="float">
            <text:p>-0.017732862</text:p>
          </table:table-cell>
          <table:table-cell office:value-type="float" office:value="0.018735826" calcext:value-type="float">
            <text:p>0.018735826</text:p>
          </table:table-cell>
          <table:table-cell office:value-type="float" office:value="0.002247261" calcext:value-type="float">
            <text:p>0.00224726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1 17:08:55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91545867" calcext:value-type="float">
            <text:p>1.191545867</text:p>
          </table:table-cell>
          <table:table-cell office:value-type="float" office:value="1.304105676" calcext:value-type="float">
            <text:p>1.304105676</text:p>
          </table:table-cell>
          <table:table-cell office:value-type="float" office:value="1.119538679" calcext:value-type="float">
            <text:p>1.119538679</text:p>
          </table:table-cell>
          <table:table-cell/>
          <table:table-cell office:value-type="float" office:value="0.009734852" calcext:value-type="float">
            <text:p>0.009734852</text:p>
          </table:table-cell>
          <table:table-cell office:value-type="float" office:value="0.010654458" calcext:value-type="float">
            <text:p>0.010654458</text:p>
          </table:table-cell>
          <table:table-cell office:value-type="float" office:value="0.009146558" calcext:value-type="float">
            <text:p>0.009146558</text:p>
          </table:table-cell>
          <table:table-cell/>
          <table:table-cell office:value-type="float" office:value="-0.000160981" calcext:value-type="float">
            <text:p>-0.000160981</text:p>
          </table:table-cell>
          <table:table-cell office:value-type="float" office:value="0.000758625" calcext:value-type="float">
            <text:p>0.000758625</text:p>
          </table:table-cell>
          <table:table-cell office:value-type="float" office:value="-0.000749275" calcext:value-type="float">
            <text:p>-0.000749275</text:p>
          </table:table-cell>
          <table:table-cell/>
          <table:table-cell office:value-type="float" office:value="26.637207953" calcext:value-type="float">
            <text:p>26.637207953</text:p>
          </table:table-cell>
          <table:table-cell office:value-type="float" office:value="26.659871192" calcext:value-type="float">
            <text:p>26.659871192</text:p>
          </table:table-cell>
          <table:table-cell office:value-type="float" office:value="26.622709504" calcext:value-type="float">
            <text:p>26.622709504</text:p>
          </table:table-cell>
          <table:table-cell/>
          <table:table-cell office:value-type="float" office:value="-0.004080643" calcext:value-type="float">
            <text:p>-0.004080643</text:p>
          </table:table-cell>
          <table:table-cell office:value-type="float" office:value="0.019229692" calcext:value-type="float">
            <text:p>0.019229692</text:p>
          </table:table-cell>
          <table:table-cell office:value-type="float" office:value="-0.018993196" calcext:value-type="float">
            <text:p>-0.0189931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1 17:08:5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7379969" calcext:value-type="float">
            <text:p>1.27379969</text:p>
          </table:table-cell>
          <table:table-cell office:value-type="float" office:value="1.146576541" calcext:value-type="float">
            <text:p>1.146576541</text:p>
          </table:table-cell>
          <table:table-cell office:value-type="float" office:value="1.130146519" calcext:value-type="float">
            <text:p>1.130146519</text:p>
          </table:table-cell>
          <table:table-cell/>
          <table:table-cell office:value-type="float" office:value="0.01040686" calcext:value-type="float">
            <text:p>0.01040686</text:p>
          </table:table-cell>
          <table:table-cell office:value-type="float" office:value="0.009367455" calcext:value-type="float">
            <text:p>0.009367455</text:p>
          </table:table-cell>
          <table:table-cell office:value-type="float" office:value="0.009233223" calcext:value-type="float">
            <text:p>0.009233223</text:p>
          </table:table-cell>
          <table:table-cell/>
          <table:table-cell office:value-type="float" office:value="0.000511027" calcext:value-type="float">
            <text:p>0.000511027</text:p>
          </table:table-cell>
          <table:table-cell office:value-type="float" office:value="-0.000528378" calcext:value-type="float">
            <text:p>-0.000528378</text:p>
          </table:table-cell>
          <table:table-cell office:value-type="float" office:value="-0.00066261" calcext:value-type="float">
            <text:p>-0.00066261</text:p>
          </table:table-cell>
          <table:table-cell/>
          <table:table-cell office:value-type="float" office:value="26.658823355" calcext:value-type="float">
            <text:p>26.658823355</text:p>
          </table:table-cell>
          <table:table-cell office:value-type="float" office:value="26.633207684" calcext:value-type="float">
            <text:p>26.633207684</text:p>
          </table:table-cell>
          <table:table-cell office:value-type="float" office:value="26.629899549" calcext:value-type="float">
            <text:p>26.629899549</text:p>
          </table:table-cell>
          <table:table-cell/>
          <table:table-cell office:value-type="float" office:value="0.012953591" calcext:value-type="float">
            <text:p>0.012953591</text:p>
          </table:table-cell>
          <table:table-cell office:value-type="float" office:value="-0.013393674" calcext:value-type="float">
            <text:p>-0.013393674</text:p>
          </table:table-cell>
          <table:table-cell office:value-type="float" office:value="-0.016796316" calcext:value-type="float">
            <text:p>-0.0167963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1 17:08:57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42833286" calcext:value-type="float">
            <text:p>1.242833286</text:p>
          </table:table-cell>
          <table:table-cell office:value-type="float" office:value="1.088286172" calcext:value-type="float">
            <text:p>1.088286172</text:p>
          </table:table-cell>
          <table:table-cell office:value-type="float" office:value="1.215375807" calcext:value-type="float">
            <text:p>1.215375807</text:p>
          </table:table-cell>
          <table:table-cell/>
          <table:table-cell office:value-type="float" office:value="0.010153867" calcext:value-type="float">
            <text:p>0.010153867</text:p>
          </table:table-cell>
          <table:table-cell office:value-type="float" office:value="0.008891227" calcext:value-type="float">
            <text:p>0.008891227</text:p>
          </table:table-cell>
          <table:table-cell office:value-type="float" office:value="0.009929541" calcext:value-type="float">
            <text:p>0.009929541</text:p>
          </table:table-cell>
          <table:table-cell/>
          <table:table-cell office:value-type="float" office:value="0.000258033" calcext:value-type="float">
            <text:p>0.000258033</text:p>
          </table:table-cell>
          <table:table-cell office:value-type="float" office:value="-0.001004606" calcext:value-type="float">
            <text:p>-0.001004606</text:p>
          </table:table-cell>
          <table:table-cell office:value-type="float" office:value="0.000033708" calcext:value-type="float">
            <text:p>3.3708E-05</text:p>
          </table:table-cell>
          <table:table-cell/>
          <table:table-cell office:value-type="float" office:value="26.657642568" calcext:value-type="float">
            <text:p>26.657642568</text:p>
          </table:table-cell>
          <table:table-cell office:value-type="float" office:value="26.626525262" calcext:value-type="float">
            <text:p>26.626525262</text:p>
          </table:table-cell>
          <table:table-cell office:value-type="float" office:value="26.652114201" calcext:value-type="float">
            <text:p>26.652114201</text:p>
          </table:table-cell>
          <table:table-cell/>
          <table:table-cell office:value-type="float" office:value="0.006540672" calcext:value-type="float">
            <text:p>0.006540672</text:p>
          </table:table-cell>
          <table:table-cell office:value-type="float" office:value="-0.025465615" calcext:value-type="float">
            <text:p>-0.025465615</text:p>
          </table:table-cell>
          <table:table-cell office:value-type="float" office:value="0.000854385" calcext:value-type="float">
            <text:p>0.00085438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1 17:08:58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80455229" calcext:value-type="float">
            <text:p>1.180455229</text:p>
          </table:table-cell>
          <table:table-cell office:value-type="float" office:value="1.109691395" calcext:value-type="float">
            <text:p>1.109691395</text:p>
          </table:table-cell>
          <table:table-cell office:value-type="float" office:value="1.284480248" calcext:value-type="float">
            <text:p>1.284480248</text:p>
          </table:table-cell>
          <table:table-cell/>
          <table:table-cell office:value-type="float" office:value="0.009644242" calcext:value-type="float">
            <text:p>0.009644242</text:p>
          </table:table-cell>
          <table:table-cell office:value-type="float" office:value="0.009066106" calcext:value-type="float">
            <text:p>0.009066106</text:p>
          </table:table-cell>
          <table:table-cell office:value-type="float" office:value="0.01049412" calcext:value-type="float">
            <text:p>0.01049412</text:p>
          </table:table-cell>
          <table:table-cell/>
          <table:table-cell office:value-type="float" office:value="-0.000251591" calcext:value-type="float">
            <text:p>-0.000251591</text:p>
          </table:table-cell>
          <table:table-cell office:value-type="float" office:value="-0.000829727" calcext:value-type="float">
            <text:p>-0.000829727</text:p>
          </table:table-cell>
          <table:table-cell office:value-type="float" office:value="0.000598286" calcext:value-type="float">
            <text:p>0.000598286</text:p>
          </table:table-cell>
          <table:table-cell/>
          <table:table-cell office:value-type="float" office:value="26.619812512" calcext:value-type="float">
            <text:p>26.619812512</text:p>
          </table:table-cell>
          <table:table-cell office:value-type="float" office:value="26.605564194" calcext:value-type="float">
            <text:p>26.605564194</text:p>
          </table:table-cell>
          <table:table-cell office:value-type="float" office:value="26.640757658" calcext:value-type="float">
            <text:p>26.640757658</text:p>
          </table:table-cell>
          <table:table-cell/>
          <table:table-cell office:value-type="float" office:value="-0.006377475" calcext:value-type="float">
            <text:p>-0.006377475</text:p>
          </table:table-cell>
          <table:table-cell office:value-type="float" office:value="-0.021032571" calcext:value-type="float">
            <text:p>-0.021032571</text:p>
          </table:table-cell>
          <table:table-cell office:value-type="float" office:value="0.015165445" calcext:value-type="float">
            <text:p>0.01516544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1 17:08:59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26962438" calcext:value-type="float">
            <text:p>1.126962438</text:p>
          </table:table-cell>
          <table:table-cell office:value-type="float" office:value="1.237303762" calcext:value-type="float">
            <text:p>1.237303762</text:p>
          </table:table-cell>
          <table:table-cell office:value-type="float" office:value="1.284637008" calcext:value-type="float">
            <text:p>1.284637008</text:p>
          </table:table-cell>
          <table:table-cell/>
          <table:table-cell office:value-type="float" office:value="0.009207209" calcext:value-type="float">
            <text:p>0.009207209</text:p>
          </table:table-cell>
          <table:table-cell office:value-type="float" office:value="0.010108691" calcext:value-type="float">
            <text:p>0.010108691</text:p>
          </table:table-cell>
          <table:table-cell office:value-type="float" office:value="0.0104954" calcext:value-type="float">
            <text:p>0.0104954</text:p>
          </table:table-cell>
          <table:table-cell/>
          <table:table-cell office:value-type="float" office:value="-0.000688624" calcext:value-type="float">
            <text:p>-0.000688624</text:p>
          </table:table-cell>
          <table:table-cell office:value-type="float" office:value="0.000212858" calcext:value-type="float">
            <text:p>0.000212858</text:p>
          </table:table-cell>
          <table:table-cell office:value-type="float" office:value="0.000599567" calcext:value-type="float">
            <text:p>0.000599567</text:p>
          </table:table-cell>
          <table:table-cell/>
          <table:table-cell office:value-type="float" office:value="26.629258442" calcext:value-type="float">
            <text:p>26.629258442</text:p>
          </table:table-cell>
          <table:table-cell office:value-type="float" office:value="26.651475162" calcext:value-type="float">
            <text:p>26.651475162</text:p>
          </table:table-cell>
          <table:table-cell office:value-type="float" office:value="26.661005361" calcext:value-type="float">
            <text:p>26.661005361</text:p>
          </table:table-cell>
          <table:table-cell/>
          <table:table-cell office:value-type="float" office:value="-0.017455737" calcext:value-type="float">
            <text:p>-0.017455737</text:p>
          </table:table-cell>
          <table:table-cell office:value-type="float" office:value="0.005395543" calcext:value-type="float">
            <text:p>0.005395543</text:p>
          </table:table-cell>
          <table:table-cell office:value-type="float" office:value="0.015197909" calcext:value-type="float">
            <text:p>0.01519790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1 17:09:01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43047946" calcext:value-type="float">
            <text:p>1.143047946</text:p>
          </table:table-cell>
          <table:table-cell office:value-type="float" office:value="1.317657389" calcext:value-type="float">
            <text:p>1.317657389</text:p>
          </table:table-cell>
          <table:table-cell office:value-type="float" office:value="1.120587721" calcext:value-type="float">
            <text:p>1.120587721</text:p>
          </table:table-cell>
          <table:table-cell/>
          <table:table-cell office:value-type="float" office:value="0.009338627" calcext:value-type="float">
            <text:p>0.009338627</text:p>
          </table:table-cell>
          <table:table-cell office:value-type="float" office:value="0.010765175" calcext:value-type="float">
            <text:p>0.010765175</text:p>
          </table:table-cell>
          <table:table-cell office:value-type="float" office:value="0.009155128" calcext:value-type="float">
            <text:p>0.009155128</text:p>
          </table:table-cell>
          <table:table-cell/>
          <table:table-cell office:value-type="float" office:value="-0.000557206" calcext:value-type="float">
            <text:p>-0.000557206</text:p>
          </table:table-cell>
          <table:table-cell office:value-type="float" office:value="0.000869341" calcext:value-type="float">
            <text:p>0.000869341</text:p>
          </table:table-cell>
          <table:table-cell office:value-type="float" office:value="-0.000740705" calcext:value-type="float">
            <text:p>-0.000740705</text:p>
          </table:table-cell>
          <table:table-cell/>
          <table:table-cell office:value-type="float" office:value="26.622388889" calcext:value-type="float">
            <text:p>26.622388889</text:p>
          </table:table-cell>
          <table:table-cell office:value-type="float" office:value="26.657545712" calcext:value-type="float">
            <text:p>26.657545712</text:p>
          </table:table-cell>
          <table:table-cell office:value-type="float" office:value="26.617866546" calcext:value-type="float">
            <text:p>26.617866546</text:p>
          </table:table-cell>
          <table:table-cell/>
          <table:table-cell office:value-type="float" office:value="-0.014124442" calcext:value-type="float">
            <text:p>-0.014124442</text:p>
          </table:table-cell>
          <table:table-cell office:value-type="float" office:value="0.022036116" calcext:value-type="float">
            <text:p>0.022036116</text:p>
          </table:table-cell>
          <table:table-cell office:value-type="float" office:value="-0.01877594" calcext:value-type="float">
            <text:p>-0.0187759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1 17:09:02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73989829" calcext:value-type="float">
            <text:p>1.273989829</text:p>
          </table:table-cell>
          <table:table-cell office:value-type="float" office:value="1.150543827" calcext:value-type="float">
            <text:p>1.150543827</text:p>
          </table:table-cell>
          <table:table-cell office:value-type="float" office:value="1.173142335" calcext:value-type="float">
            <text:p>1.173142335</text:p>
          </table:table-cell>
          <table:table-cell/>
          <table:table-cell office:value-type="float" office:value="0.010408414" calcext:value-type="float">
            <text:p>0.010408414</text:p>
          </table:table-cell>
          <table:table-cell office:value-type="float" office:value="0.009399868" calcext:value-type="float">
            <text:p>0.009399868</text:p>
          </table:table-cell>
          <table:table-cell office:value-type="float" office:value="0.009584496" calcext:value-type="float">
            <text:p>0.009584496</text:p>
          </table:table-cell>
          <table:table-cell/>
          <table:table-cell office:value-type="float" office:value="0.00051258" calcext:value-type="float">
            <text:p>0.00051258</text:p>
          </table:table-cell>
          <table:table-cell office:value-type="float" office:value="-0.000495965" calcext:value-type="float">
            <text:p>-0.000495965</text:p>
          </table:table-cell>
          <table:table-cell office:value-type="float" office:value="-0.000311337" calcext:value-type="float">
            <text:p>-0.000311337</text:p>
          </table:table-cell>
          <table:table-cell/>
          <table:table-cell office:value-type="float" office:value="26.648753548" calcext:value-type="float">
            <text:p>26.648753548</text:p>
          </table:table-cell>
          <table:table-cell office:value-type="float" office:value="26.623898173" calcext:value-type="float">
            <text:p>26.623898173</text:p>
          </table:table-cell>
          <table:table-cell office:value-type="float" office:value="26.628448336" calcext:value-type="float">
            <text:p>26.628448336</text:p>
          </table:table-cell>
          <table:table-cell/>
          <table:table-cell office:value-type="float" office:value="0.012992967" calcext:value-type="float">
            <text:p>0.012992967</text:p>
          </table:table-cell>
          <table:table-cell office:value-type="float" office:value="-0.012572056" calcext:value-type="float">
            <text:p>-0.012572056</text:p>
          </table:table-cell>
          <table:table-cell office:value-type="float" office:value="-0.007891954" calcext:value-type="float">
            <text:p>-0.00789195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1 17:09:03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20681217" calcext:value-type="float">
            <text:p>1.220681217</text:p>
          </table:table-cell>
          <table:table-cell office:value-type="float" office:value="1.113723053" calcext:value-type="float">
            <text:p>1.113723053</text:p>
          </table:table-cell>
          <table:table-cell office:value-type="float" office:value="1.292935764" calcext:value-type="float">
            <text:p>1.292935764</text:p>
          </table:table-cell>
          <table:table-cell/>
          <table:table-cell office:value-type="float" office:value="0.009972886" calcext:value-type="float">
            <text:p>0.009972886</text:p>
          </table:table-cell>
          <table:table-cell office:value-type="float" office:value="0.009099045" calcext:value-type="float">
            <text:p>0.009099045</text:p>
          </table:table-cell>
          <table:table-cell office:value-type="float" office:value="0.010563201" calcext:value-type="float">
            <text:p>0.010563201</text:p>
          </table:table-cell>
          <table:table-cell/>
          <table:table-cell office:value-type="float" office:value="0.000077052" calcext:value-type="float">
            <text:p>7.7052E-05</text:p>
          </table:table-cell>
          <table:table-cell office:value-type="float" office:value="-0.000796789" calcext:value-type="float">
            <text:p>-0.000796789</text:p>
          </table:table-cell>
          <table:table-cell office:value-type="float" office:value="0.000667367" calcext:value-type="float">
            <text:p>0.000667367</text:p>
          </table:table-cell>
          <table:table-cell/>
          <table:table-cell office:value-type="float" office:value="26.643074224" calcext:value-type="float">
            <text:p>26.643074224</text:p>
          </table:table-cell>
          <table:table-cell office:value-type="float" office:value="26.621538536" calcext:value-type="float">
            <text:p>26.621538536</text:p>
          </table:table-cell>
          <table:table-cell office:value-type="float" office:value="26.657622218" calcext:value-type="float">
            <text:p>26.657622218</text:p>
          </table:table-cell>
          <table:table-cell/>
          <table:table-cell office:value-type="float" office:value="0.001953108" calcext:value-type="float">
            <text:p>0.001953108</text:p>
          </table:table-cell>
          <table:table-cell office:value-type="float" office:value="-0.020197613" calcext:value-type="float">
            <text:p>-0.020197613</text:p>
          </table:table-cell>
          <table:table-cell office:value-type="float" office:value="0.016916508" calcext:value-type="float">
            <text:p>0.0169165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1 17:09:04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33991615" calcext:value-type="float">
            <text:p>1.133991615</text:p>
          </table:table-cell>
          <table:table-cell office:value-type="float" office:value="1.319859185" calcext:value-type="float">
            <text:p>1.319859185</text:p>
          </table:table-cell>
          <table:table-cell office:value-type="float" office:value="1.147894996" calcext:value-type="float">
            <text:p>1.147894996</text:p>
          </table:table-cell>
          <table:table-cell/>
          <table:table-cell office:value-type="float" office:value="0.009264637" calcext:value-type="float">
            <text:p>0.009264637</text:p>
          </table:table-cell>
          <table:table-cell office:value-type="float" office:value="0.010783163" calcext:value-type="float">
            <text:p>0.010783163</text:p>
          </table:table-cell>
          <table:table-cell office:value-type="float" office:value="0.009378227" calcext:value-type="float">
            <text:p>0.009378227</text:p>
          </table:table-cell>
          <table:table-cell/>
          <table:table-cell office:value-type="float" office:value="-0.000631196" calcext:value-type="float">
            <text:p>-0.000631196</text:p>
          </table:table-cell>
          <table:table-cell office:value-type="float" office:value="0.00088733" calcext:value-type="float">
            <text:p>0.00088733</text:p>
          </table:table-cell>
          <table:table-cell office:value-type="float" office:value="-0.000517606" calcext:value-type="float">
            <text:p>-0.000517606</text:p>
          </table:table-cell>
          <table:table-cell/>
          <table:table-cell office:value-type="float" office:value="26.620565408" calcext:value-type="float">
            <text:p>26.620565408</text:p>
          </table:table-cell>
          <table:table-cell office:value-type="float" office:value="26.657989027" calcext:value-type="float">
            <text:p>26.657989027</text:p>
          </table:table-cell>
          <table:table-cell office:value-type="float" office:value="26.623364836" calcext:value-type="float">
            <text:p>26.623364836</text:p>
          </table:table-cell>
          <table:table-cell/>
          <table:table-cell office:value-type="float" office:value="-0.015999999" calcext:value-type="float">
            <text:p>-0.015999999</text:p>
          </table:table-cell>
          <table:table-cell office:value-type="float" office:value="0.022492085" calcext:value-type="float">
            <text:p>0.022492085</text:p>
          </table:table-cell>
          <table:table-cell office:value-type="float" office:value="-0.013120624" calcext:value-type="float">
            <text:p>-0.01312062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1 17:09:0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9573721" calcext:value-type="float">
            <text:p>1.269573721</text:p>
          </table:table-cell>
          <table:table-cell office:value-type="float" office:value="1.199181223" calcext:value-type="float">
            <text:p>1.199181223</text:p>
          </table:table-cell>
          <table:table-cell office:value-type="float" office:value="1.10932423" calcext:value-type="float">
            <text:p>1.10932423</text:p>
          </table:table-cell>
          <table:table-cell/>
          <table:table-cell office:value-type="float" office:value="0.010372334" calcext:value-type="float">
            <text:p>0.010372334</text:p>
          </table:table-cell>
          <table:table-cell office:value-type="float" office:value="0.009797232" calcext:value-type="float">
            <text:p>0.009797232</text:p>
          </table:table-cell>
          <table:table-cell office:value-type="float" office:value="0.009063106" calcext:value-type="float">
            <text:p>0.009063106</text:p>
          </table:table-cell>
          <table:table-cell/>
          <table:table-cell office:value-type="float" office:value="0.000476501" calcext:value-type="float">
            <text:p>0.000476501</text:p>
          </table:table-cell>
          <table:table-cell office:value-type="float" office:value="-0.000098601" calcext:value-type="float">
            <text:p>-9.8601E-05</text:p>
          </table:table-cell>
          <table:table-cell office:value-type="float" office:value="-0.000832727" calcext:value-type="float">
            <text:p>-0.000832727</text:p>
          </table:table-cell>
          <table:table-cell/>
          <table:table-cell office:value-type="float" office:value="26.652918439" calcext:value-type="float">
            <text:p>26.652918439</text:p>
          </table:table-cell>
          <table:table-cell office:value-type="float" office:value="26.638745301" calcext:value-type="float">
            <text:p>26.638745301</text:p>
          </table:table-cell>
          <table:table-cell office:value-type="float" office:value="26.620652838" calcext:value-type="float">
            <text:p>26.620652838</text:p>
          </table:table-cell>
          <table:table-cell/>
          <table:table-cell office:value-type="float" office:value="0.012078426" calcext:value-type="float">
            <text:p>0.012078426</text:p>
          </table:table-cell>
          <table:table-cell office:value-type="float" office:value="-0.00249939" calcext:value-type="float">
            <text:p>-0.00249939</text:p>
          </table:table-cell>
          <table:table-cell office:value-type="float" office:value="-0.021108611" calcext:value-type="float">
            <text:p>-0.02110861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1 17:09:07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572141" calcext:value-type="float">
            <text:p>1.2572141</text:p>
          </table:table-cell>
          <table:table-cell office:value-type="float" office:value="1.097554695" calcext:value-type="float">
            <text:p>1.097554695</text:p>
          </table:table-cell>
          <table:table-cell office:value-type="float" office:value="1.1548145" calcext:value-type="float">
            <text:p>1.1548145</text:p>
          </table:table-cell>
          <table:table-cell/>
          <table:table-cell office:value-type="float" office:value="0.010271357" calcext:value-type="float">
            <text:p>0.010271357</text:p>
          </table:table-cell>
          <table:table-cell office:value-type="float" office:value="0.00896695" calcext:value-type="float">
            <text:p>0.00896695</text:p>
          </table:table-cell>
          <table:table-cell office:value-type="float" office:value="0.009434759" calcext:value-type="float">
            <text:p>0.009434759</text:p>
          </table:table-cell>
          <table:table-cell/>
          <table:table-cell office:value-type="float" office:value="0.000375524" calcext:value-type="float">
            <text:p>0.000375524</text:p>
          </table:table-cell>
          <table:table-cell office:value-type="float" office:value="-0.000928883" calcext:value-type="float">
            <text:p>-0.000928883</text:p>
          </table:table-cell>
          <table:table-cell office:value-type="float" office:value="-0.000461074" calcext:value-type="float">
            <text:p>-0.000461074</text:p>
          </table:table-cell>
          <table:table-cell/>
          <table:table-cell office:value-type="float" office:value="26.645375851" calcext:value-type="float">
            <text:p>26.645375851</text:p>
          </table:table-cell>
          <table:table-cell office:value-type="float" office:value="26.613228851" calcext:value-type="float">
            <text:p>26.613228851</text:p>
          </table:table-cell>
          <table:table-cell office:value-type="float" office:value="26.624758066" calcext:value-type="float">
            <text:p>26.624758066</text:p>
          </table:table-cell>
          <table:table-cell/>
          <table:table-cell office:value-type="float" office:value="0.009518841" calcext:value-type="float">
            <text:p>0.009518841</text:p>
          </table:table-cell>
          <table:table-cell office:value-type="float" office:value="-0.023546091" calcext:value-type="float">
            <text:p>-0.023546091</text:p>
          </table:table-cell>
          <table:table-cell office:value-type="float" office:value="-0.011687606" calcext:value-type="float">
            <text:p>-0.0116876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1 17:09:0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04984332" calcext:value-type="float">
            <text:p>1.204984332</text:p>
          </table:table-cell>
          <table:table-cell office:value-type="float" office:value="1.112479104" calcext:value-type="float">
            <text:p>1.112479104</text:p>
          </table:table-cell>
          <table:table-cell office:value-type="float" office:value="1.286386405" calcext:value-type="float">
            <text:p>1.286386405</text:p>
          </table:table-cell>
          <table:table-cell/>
          <table:table-cell office:value-type="float" office:value="0.009844643" calcext:value-type="float">
            <text:p>0.009844643</text:p>
          </table:table-cell>
          <table:table-cell office:value-type="float" office:value="0.009088882" calcext:value-type="float">
            <text:p>0.009088882</text:p>
          </table:table-cell>
          <table:table-cell office:value-type="float" office:value="0.010509693" calcext:value-type="float">
            <text:p>0.010509693</text:p>
          </table:table-cell>
          <table:table-cell/>
          <table:table-cell office:value-type="float" office:value="-0.00005119" calcext:value-type="float">
            <text:p>-5.119E-05</text:p>
          </table:table-cell>
          <table:table-cell office:value-type="float" office:value="-0.000806952" calcext:value-type="float">
            <text:p>-0.000806952</text:p>
          </table:table-cell>
          <table:table-cell office:value-type="float" office:value="0.00061386" calcext:value-type="float">
            <text:p>0.00061386</text:p>
          </table:table-cell>
          <table:table-cell/>
          <table:table-cell office:value-type="float" office:value="26.644967838" calcext:value-type="float">
            <text:p>26.644967838</text:p>
          </table:table-cell>
          <table:table-cell office:value-type="float" office:value="26.626342257" calcext:value-type="float">
            <text:p>26.626342257</text:p>
          </table:table-cell>
          <table:table-cell office:value-type="float" office:value="26.661357588" calcext:value-type="float">
            <text:p>26.661357588</text:p>
          </table:table-cell>
          <table:table-cell/>
          <table:table-cell office:value-type="float" office:value="-0.001297591" calcext:value-type="float">
            <text:p>-0.001297591</text:p>
          </table:table-cell>
          <table:table-cell office:value-type="float" office:value="-0.020455235" calcext:value-type="float">
            <text:p>-0.020455235</text:p>
          </table:table-cell>
          <table:table-cell office:value-type="float" office:value="0.015560194" calcext:value-type="float">
            <text:p>0.01556019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1 17:09:09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14392413" calcext:value-type="float">
            <text:p>1.114392413</text:p>
          </table:table-cell>
          <table:table-cell office:value-type="float" office:value="1.295160806" calcext:value-type="float">
            <text:p>1.295160806</text:p>
          </table:table-cell>
          <table:table-cell office:value-type="float" office:value="1.23214796" calcext:value-type="float">
            <text:p>1.23214796</text:p>
          </table:table-cell>
          <table:table-cell/>
          <table:table-cell office:value-type="float" office:value="0.009104513" calcext:value-type="float">
            <text:p>0.009104513</text:p>
          </table:table-cell>
          <table:table-cell office:value-type="float" office:value="0.010581379" calcext:value-type="float">
            <text:p>0.010581379</text:p>
          </table:table-cell>
          <table:table-cell office:value-type="float" office:value="0.010066568" calcext:value-type="float">
            <text:p>0.010066568</text:p>
          </table:table-cell>
          <table:table-cell/>
          <table:table-cell office:value-type="float" office:value="-0.00079132" calcext:value-type="float">
            <text:p>-0.00079132</text:p>
          </table:table-cell>
          <table:table-cell office:value-type="float" office:value="0.000685546" calcext:value-type="float">
            <text:p>0.000685546</text:p>
          </table:table-cell>
          <table:table-cell office:value-type="float" office:value="0.000170735" calcext:value-type="float">
            <text:p>0.000170735</text:p>
          </table:table-cell>
          <table:table-cell/>
          <table:table-cell office:value-type="float" office:value="26.626727498" calcext:value-type="float">
            <text:p>26.626727498</text:p>
          </table:table-cell>
          <table:table-cell office:value-type="float" office:value="26.66312424" calcext:value-type="float">
            <text:p>26.66312424</text:p>
          </table:table-cell>
          <table:table-cell office:value-type="float" office:value="26.650437074" calcext:value-type="float">
            <text:p>26.650437074</text:p>
          </table:table-cell>
          <table:table-cell/>
          <table:table-cell office:value-type="float" office:value="-0.020058988" calcext:value-type="float">
            <text:p>-0.020058988</text:p>
          </table:table-cell>
          <table:table-cell office:value-type="float" office:value="0.017377293" calcext:value-type="float">
            <text:p>0.017377293</text:p>
          </table:table-cell>
          <table:table-cell office:value-type="float" office:value="0.004327807" calcext:value-type="float">
            <text:p>0.00432780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1 17:09:1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77637121" calcext:value-type="float">
            <text:p>1.177637121</text:p>
          </table:table-cell>
          <table:table-cell office:value-type="float" office:value="1.302332437" calcext:value-type="float">
            <text:p>1.302332437</text:p>
          </table:table-cell>
          <table:table-cell office:value-type="float" office:value="1.11901535" calcext:value-type="float">
            <text:p>1.11901535</text:p>
          </table:table-cell>
          <table:table-cell/>
          <table:table-cell office:value-type="float" office:value="0.009621218" calcext:value-type="float">
            <text:p>0.009621218</text:p>
          </table:table-cell>
          <table:table-cell office:value-type="float" office:value="0.010639971" calcext:value-type="float">
            <text:p>0.010639971</text:p>
          </table:table-cell>
          <table:table-cell office:value-type="float" office:value="0.009142282" calcext:value-type="float">
            <text:p>0.009142282</text:p>
          </table:table-cell>
          <table:table-cell/>
          <table:table-cell office:value-type="float" office:value="-0.000274615" calcext:value-type="float">
            <text:p>-0.000274615</text:p>
          </table:table-cell>
          <table:table-cell office:value-type="float" office:value="0.000744138" calcext:value-type="float">
            <text:p>0.000744138</text:p>
          </table:table-cell>
          <table:table-cell office:value-type="float" office:value="-0.000753551" calcext:value-type="float">
            <text:p>-0.000753551</text:p>
          </table:table-cell>
          <table:table-cell/>
          <table:table-cell office:value-type="float" office:value="26.63440748" calcext:value-type="float">
            <text:p>26.63440748</text:p>
          </table:table-cell>
          <table:table-cell office:value-type="float" office:value="26.659514165" calcext:value-type="float">
            <text:p>26.659514165</text:p>
          </table:table-cell>
          <table:table-cell office:value-type="float" office:value="26.622604133" calcext:value-type="float">
            <text:p>26.622604133</text:p>
          </table:table-cell>
          <table:table-cell/>
          <table:table-cell office:value-type="float" office:value="-0.006961097" calcext:value-type="float">
            <text:p>-0.006961097</text:p>
          </table:table-cell>
          <table:table-cell office:value-type="float" office:value="0.018862471" calcext:value-type="float">
            <text:p>0.018862471</text:p>
          </table:table-cell>
          <table:table-cell office:value-type="float" office:value="-0.019101578" calcext:value-type="float">
            <text:p>-0.01910157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1 17:09:12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72499713" calcext:value-type="float">
            <text:p>1.272499713</text:p>
          </table:table-cell>
          <table:table-cell office:value-type="float" office:value="1.106142534" calcext:value-type="float">
            <text:p>1.106142534</text:p>
          </table:table-cell>
          <table:table-cell office:value-type="float" office:value="1.220402863" calcext:value-type="float">
            <text:p>1.220402863</text:p>
          </table:table-cell>
          <table:table-cell/>
          <table:table-cell office:value-type="float" office:value="0.010396239" calcext:value-type="float">
            <text:p>0.010396239</text:p>
          </table:table-cell>
          <table:table-cell office:value-type="float" office:value="0.009037112" calcext:value-type="float">
            <text:p>0.009037112</text:p>
          </table:table-cell>
          <table:table-cell office:value-type="float" office:value="0.009970612" calcext:value-type="float">
            <text:p>0.009970612</text:p>
          </table:table-cell>
          <table:table-cell/>
          <table:table-cell office:value-type="float" office:value="0.000500406" calcext:value-type="float">
            <text:p>0.000500406</text:p>
          </table:table-cell>
          <table:table-cell office:value-type="float" office:value="-0.000858721" calcext:value-type="float">
            <text:p>-0.000858721</text:p>
          </table:table-cell>
          <table:table-cell office:value-type="float" office:value="0.000074778" calcext:value-type="float">
            <text:p>7.4778E-05</text:p>
          </table:table-cell>
          <table:table-cell/>
          <table:table-cell office:value-type="float" office:value="26.658561614" calcext:value-type="float">
            <text:p>26.658561614</text:p>
          </table:table-cell>
          <table:table-cell office:value-type="float" office:value="26.625066402" calcext:value-type="float">
            <text:p>26.625066402</text:p>
          </table:table-cell>
          <table:table-cell office:value-type="float" office:value="26.648072271" calcext:value-type="float">
            <text:p>26.648072271</text:p>
          </table:table-cell>
          <table:table-cell/>
          <table:table-cell office:value-type="float" office:value="0.012684376" calcext:value-type="float">
            <text:p>0.012684376</text:p>
          </table:table-cell>
          <table:table-cell office:value-type="float" office:value="-0.021767542" calcext:value-type="float">
            <text:p>-0.021767542</text:p>
          </table:table-cell>
          <table:table-cell office:value-type="float" office:value="0.001895462" calcext:value-type="float">
            <text:p>0.00189546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1 17:09:13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60492439" calcext:value-type="float">
            <text:p>1.160492439</text:p>
          </table:table-cell>
          <table:table-cell office:value-type="float" office:value="1.160682578" calcext:value-type="float">
            <text:p>1.160682578</text:p>
          </table:table-cell>
          <table:table-cell office:value-type="float" office:value="1.286446009" calcext:value-type="float">
            <text:p>1.286446009</text:p>
          </table:table-cell>
          <table:table-cell/>
          <table:table-cell office:value-type="float" office:value="0.009481147" calcext:value-type="float">
            <text:p>0.009481147</text:p>
          </table:table-cell>
          <table:table-cell office:value-type="float" office:value="0.009482701" calcext:value-type="float">
            <text:p>0.009482701</text:p>
          </table:table-cell>
          <table:table-cell office:value-type="float" office:value="0.01051018" calcext:value-type="float">
            <text:p>0.01051018</text:p>
          </table:table-cell>
          <table:table-cell/>
          <table:table-cell office:value-type="float" office:value="-0.000414686" calcext:value-type="float">
            <text:p>-0.000414686</text:p>
          </table:table-cell>
          <table:table-cell office:value-type="float" office:value="-0.000413133" calcext:value-type="float">
            <text:p>-0.000413133</text:p>
          </table:table-cell>
          <table:table-cell office:value-type="float" office:value="0.000614346" calcext:value-type="float">
            <text:p>0.000614346</text:p>
          </table:table-cell>
          <table:table-cell/>
          <table:table-cell office:value-type="float" office:value="26.6360096" calcext:value-type="float">
            <text:p>26.6360096</text:p>
          </table:table-cell>
          <table:table-cell office:value-type="float" office:value="26.636047884" calcext:value-type="float">
            <text:p>26.636047884</text:p>
          </table:table-cell>
          <table:table-cell office:value-type="float" office:value="26.661369589" calcext:value-type="float">
            <text:p>26.661369589</text:p>
          </table:table-cell>
          <table:table-cell/>
          <table:table-cell office:value-type="float" office:value="-0.010511717" calcext:value-type="float">
            <text:p>-0.010511717</text:p>
          </table:table-cell>
          <table:table-cell office:value-type="float" office:value="-0.010472339" calcext:value-type="float">
            <text:p>-0.010472339</text:p>
          </table:table-cell>
          <table:table-cell office:value-type="float" office:value="0.015572537" calcext:value-type="float">
            <text:p>0.01557253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1 17:09:1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58209581" calcext:value-type="float">
            <text:p>1.158209581</text:p>
          </table:table-cell>
          <table:table-cell office:value-type="float" office:value="1.310409464" calcext:value-type="float">
            <text:p>1.310409464</text:p>
          </table:table-cell>
          <table:table-cell office:value-type="float" office:value="1.119071975" calcext:value-type="float">
            <text:p>1.119071975</text:p>
          </table:table-cell>
          <table:table-cell/>
          <table:table-cell office:value-type="float" office:value="0.009462497" calcext:value-type="float">
            <text:p>0.009462497</text:p>
          </table:table-cell>
          <table:table-cell office:value-type="float" office:value="0.01070596" calcext:value-type="float">
            <text:p>0.01070596</text:p>
          </table:table-cell>
          <table:table-cell office:value-type="float" office:value="0.009142745" calcext:value-type="float">
            <text:p>0.009142745</text:p>
          </table:table-cell>
          <table:table-cell/>
          <table:table-cell office:value-type="float" office:value="-0.000433337" calcext:value-type="float">
            <text:p>-0.000433337</text:p>
          </table:table-cell>
          <table:table-cell office:value-type="float" office:value="0.000810126" calcext:value-type="float">
            <text:p>0.000810126</text:p>
          </table:table-cell>
          <table:table-cell office:value-type="float" office:value="-0.000753088" calcext:value-type="float">
            <text:p>-0.000753088</text:p>
          </table:table-cell>
          <table:table-cell/>
          <table:table-cell office:value-type="float" office:value="26.635549955" calcext:value-type="float">
            <text:p>26.635549955</text:p>
          </table:table-cell>
          <table:table-cell office:value-type="float" office:value="26.666194422" calcext:value-type="float">
            <text:p>26.666194422</text:p>
          </table:table-cell>
          <table:table-cell office:value-type="float" office:value="26.627669717" calcext:value-type="float">
            <text:p>26.627669717</text:p>
          </table:table-cell>
          <table:table-cell/>
          <table:table-cell office:value-type="float" office:value="-0.010984492" calcext:value-type="float">
            <text:p>-0.010984492</text:p>
          </table:table-cell>
          <table:table-cell office:value-type="float" office:value="0.020535144" calcext:value-type="float">
            <text:p>0.020535144</text:p>
          </table:table-cell>
          <table:table-cell office:value-type="float" office:value="-0.019089851" calcext:value-type="float">
            <text:p>-0.01908985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1 17:09:1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68431696" calcext:value-type="float">
            <text:p>1.268431696</text:p>
          </table:table-cell>
          <table:table-cell office:value-type="float" office:value="1.123342648" calcext:value-type="float">
            <text:p>1.123342648</text:p>
          </table:table-cell>
          <table:table-cell office:value-type="float" office:value="1.137941615" calcext:value-type="float">
            <text:p>1.137941615</text:p>
          </table:table-cell>
          <table:table-cell/>
          <table:table-cell office:value-type="float" office:value="0.010363004" calcext:value-type="float">
            <text:p>0.010363004</text:p>
          </table:table-cell>
          <table:table-cell office:value-type="float" office:value="0.009177636" calcext:value-type="float">
            <text:p>0.009177636</text:p>
          </table:table-cell>
          <table:table-cell office:value-type="float" office:value="0.009296909" calcext:value-type="float">
            <text:p>0.009296909</text:p>
          </table:table-cell>
          <table:table-cell/>
          <table:table-cell office:value-type="float" office:value="0.000467171" calcext:value-type="float">
            <text:p>0.000467171</text:p>
          </table:table-cell>
          <table:table-cell office:value-type="float" office:value="-0.000718197" calcext:value-type="float">
            <text:p>-0.000718197</text:p>
          </table:table-cell>
          <table:table-cell office:value-type="float" office:value="-0.000598925" calcext:value-type="float">
            <text:p>-0.000598925</text:p>
          </table:table-cell>
          <table:table-cell/>
          <table:table-cell office:value-type="float" office:value="26.65774255" calcext:value-type="float">
            <text:p>26.65774255</text:p>
          </table:table-cell>
          <table:table-cell office:value-type="float" office:value="26.628529607" calcext:value-type="float">
            <text:p>26.628529607</text:p>
          </table:table-cell>
          <table:table-cell office:value-type="float" office:value="26.631469069" calcext:value-type="float">
            <text:p>26.631469069</text:p>
          </table:table-cell>
          <table:table-cell/>
          <table:table-cell office:value-type="float" office:value="0.011841921" calcext:value-type="float">
            <text:p>0.011841921</text:p>
          </table:table-cell>
          <table:table-cell office:value-type="float" office:value="-0.018205395" calcext:value-type="float">
            <text:p>-0.018205395</text:p>
          </table:table-cell>
          <table:table-cell office:value-type="float" office:value="-0.015181957" calcext:value-type="float">
            <text:p>-0.01518195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1 17:09:17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32783941" calcext:value-type="float">
            <text:p>1.232783941</text:p>
          </table:table-cell>
          <table:table-cell office:value-type="float" office:value="1.08856393" calcext:value-type="float">
            <text:p>1.08856393</text:p>
          </table:table-cell>
          <table:table-cell office:value-type="float" office:value="1.23210266" calcext:value-type="float">
            <text:p>1.23210266</text:p>
          </table:table-cell>
          <table:table-cell/>
          <table:table-cell office:value-type="float" office:value="0.010071764" calcext:value-type="float">
            <text:p>0.010071764</text:p>
          </table:table-cell>
          <table:table-cell office:value-type="float" office:value="0.008893496" calcext:value-type="float">
            <text:p>0.008893496</text:p>
          </table:table-cell>
          <table:table-cell office:value-type="float" office:value="0.010066198" calcext:value-type="float">
            <text:p>0.010066198</text:p>
          </table:table-cell>
          <table:table-cell/>
          <table:table-cell office:value-type="float" office:value="0.000175931" calcext:value-type="float">
            <text:p>0.000175931</text:p>
          </table:table-cell>
          <table:table-cell office:value-type="float" office:value="-0.001002337" calcext:value-type="float">
            <text:p>-0.001002337</text:p>
          </table:table-cell>
          <table:table-cell office:value-type="float" office:value="0.000170365" calcext:value-type="float">
            <text:p>0.000170365</text:p>
          </table:table-cell>
          <table:table-cell/>
          <table:table-cell office:value-type="float" office:value="26.650565125" calcext:value-type="float">
            <text:p>26.650565125</text:p>
          </table:table-cell>
          <table:table-cell office:value-type="float" office:value="26.621526977" calcext:value-type="float">
            <text:p>26.621526977</text:p>
          </table:table-cell>
          <table:table-cell office:value-type="float" office:value="26.650427954" calcext:value-type="float">
            <text:p>26.650427954</text:p>
          </table:table-cell>
          <table:table-cell/>
          <table:table-cell office:value-type="float" office:value="0.004459515" calcext:value-type="float">
            <text:p>0.004459515</text:p>
          </table:table-cell>
          <table:table-cell office:value-type="float" office:value="-0.025408091" calcext:value-type="float">
            <text:p>-0.025408091</text:p>
          </table:table-cell>
          <table:table-cell office:value-type="float" office:value="0.004318426" calcext:value-type="float">
            <text:p>0.0043184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1 17:09:1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4678933" calcext:value-type="float">
            <text:p>1.14678933</text:p>
          </table:table-cell>
          <table:table-cell office:value-type="float" office:value="1.165475388" calcext:value-type="float">
            <text:p>1.165475388</text:p>
          </table:table-cell>
          <table:table-cell office:value-type="float" office:value="1.288969074" calcext:value-type="float">
            <text:p>1.288969074</text:p>
          </table:table-cell>
          <table:table-cell/>
          <table:table-cell office:value-type="float" office:value="0.009369194" calcext:value-type="float">
            <text:p>0.009369194</text:p>
          </table:table-cell>
          <table:table-cell office:value-type="float" office:value="0.009521858" calcext:value-type="float">
            <text:p>0.009521858</text:p>
          </table:table-cell>
          <table:table-cell office:value-type="float" office:value="0.010530793" calcext:value-type="float">
            <text:p>0.010530793</text:p>
          </table:table-cell>
          <table:table-cell/>
          <table:table-cell office:value-type="float" office:value="-0.000526639" calcext:value-type="float">
            <text:p>-0.000526639</text:p>
          </table:table-cell>
          <table:table-cell office:value-type="float" office:value="-0.000373976" calcext:value-type="float">
            <text:p>-0.000373976</text:p>
          </table:table-cell>
          <table:table-cell office:value-type="float" office:value="0.00063496" calcext:value-type="float">
            <text:p>0.00063496</text:p>
          </table:table-cell>
          <table:table-cell/>
          <table:table-cell office:value-type="float" office:value="26.633250528" calcext:value-type="float">
            <text:p>26.633250528</text:p>
          </table:table-cell>
          <table:table-cell office:value-type="float" office:value="26.637012897" calcext:value-type="float">
            <text:p>26.637012897</text:p>
          </table:table-cell>
          <table:table-cell office:value-type="float" office:value="26.661877587" calcext:value-type="float">
            <text:p>26.661877587</text:p>
          </table:table-cell>
          <table:table-cell/>
          <table:table-cell office:value-type="float" office:value="-0.013349606" calcext:value-type="float">
            <text:p>-0.013349606</text:p>
          </table:table-cell>
          <table:table-cell office:value-type="float" office:value="-0.009479759" calcext:value-type="float">
            <text:p>-0.009479759</text:p>
          </table:table-cell>
          <table:table-cell office:value-type="float" office:value="0.016095042" calcext:value-type="float">
            <text:p>0.01609504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1 17:09:19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28956214" calcext:value-type="float">
            <text:p>1.128956214</text:p>
          </table:table-cell>
          <table:table-cell office:value-type="float" office:value="1.310562052" calcext:value-type="float">
            <text:p>1.310562052</text:p>
          </table:table-cell>
          <table:table-cell office:value-type="float" office:value="1.23192623" calcext:value-type="float">
            <text:p>1.23192623</text:p>
          </table:table-cell>
          <table:table-cell/>
          <table:table-cell office:value-type="float" office:value="0.009223498" calcext:value-type="float">
            <text:p>0.009223498</text:p>
          </table:table-cell>
          <table:table-cell office:value-type="float" office:value="0.010707206" calcext:value-type="float">
            <text:p>0.010707206</text:p>
          </table:table-cell>
          <table:table-cell office:value-type="float" office:value="0.010064757" calcext:value-type="float">
            <text:p>0.010064757</text:p>
          </table:table-cell>
          <table:table-cell/>
          <table:table-cell office:value-type="float" office:value="-0.000672335" calcext:value-type="float">
            <text:p>-0.000672335</text:p>
          </table:table-cell>
          <table:table-cell office:value-type="float" office:value="0.000811373" calcext:value-type="float">
            <text:p>0.000811373</text:p>
          </table:table-cell>
          <table:table-cell office:value-type="float" office:value="0.000168923" calcext:value-type="float">
            <text:p>0.000168923</text:p>
          </table:table-cell>
          <table:table-cell/>
          <table:table-cell office:value-type="float" office:value="26.62460571" calcext:value-type="float">
            <text:p>26.62460571</text:p>
          </table:table-cell>
          <table:table-cell office:value-type="float" office:value="26.661171131" calcext:value-type="float">
            <text:p>26.661171131</text:p>
          </table:table-cell>
          <table:table-cell office:value-type="float" office:value="26.645338348" calcext:value-type="float">
            <text:p>26.645338348</text:p>
          </table:table-cell>
          <table:table-cell/>
          <table:table-cell office:value-type="float" office:value="-0.017042827" calcext:value-type="float">
            <text:p>-0.017042827</text:p>
          </table:table-cell>
          <table:table-cell office:value-type="float" office:value="0.020566744" calcext:value-type="float">
            <text:p>0.020566744</text:p>
          </table:table-cell>
          <table:table-cell office:value-type="float" office:value="0.004281888" calcext:value-type="float">
            <text:p>0.00428188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1 17:09:2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77087567" calcext:value-type="float">
            <text:p>1.177087567</text:p>
          </table:table-cell>
          <table:table-cell office:value-type="float" office:value="1.307737983" calcext:value-type="float">
            <text:p>1.307737983</text:p>
          </table:table-cell>
          <table:table-cell office:value-type="float" office:value="1.119716301" calcext:value-type="float">
            <text:p>1.119716301</text:p>
          </table:table-cell>
          <table:table-cell/>
          <table:table-cell office:value-type="float" office:value="0.009616728" calcext:value-type="float">
            <text:p>0.009616728</text:p>
          </table:table-cell>
          <table:table-cell office:value-type="float" office:value="0.010684134" calcext:value-type="float">
            <text:p>0.010684134</text:p>
          </table:table-cell>
          <table:table-cell office:value-type="float" office:value="0.009148009" calcext:value-type="float">
            <text:p>0.009148009</text:p>
          </table:table-cell>
          <table:table-cell/>
          <table:table-cell office:value-type="float" office:value="-0.000279105" calcext:value-type="float">
            <text:p>-0.000279105</text:p>
          </table:table-cell>
          <table:table-cell office:value-type="float" office:value="0.000788301" calcext:value-type="float">
            <text:p>0.000788301</text:p>
          </table:table-cell>
          <table:table-cell office:value-type="float" office:value="-0.000747824" calcext:value-type="float">
            <text:p>-0.000747824</text:p>
          </table:table-cell>
          <table:table-cell/>
          <table:table-cell office:value-type="float" office:value="26.634296829" calcext:value-type="float">
            <text:p>26.634296829</text:p>
          </table:table-cell>
          <table:table-cell office:value-type="float" office:value="26.660602528" calcext:value-type="float">
            <text:p>26.660602528</text:p>
          </table:table-cell>
          <table:table-cell office:value-type="float" office:value="26.622745268" calcext:value-type="float">
            <text:p>26.622745268</text:p>
          </table:table-cell>
          <table:table-cell/>
          <table:table-cell office:value-type="float" office:value="-0.007074908" calcext:value-type="float">
            <text:p>-0.007074908</text:p>
          </table:table-cell>
          <table:table-cell office:value-type="float" office:value="0.019981907" calcext:value-type="float">
            <text:p>0.019981907</text:p>
          </table:table-cell>
          <table:table-cell office:value-type="float" office:value="-0.018956411" calcext:value-type="float">
            <text:p>-0.01895641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1 17:09:22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71977576" calcext:value-type="float">
            <text:p>1.271977576</text:p>
          </table:table-cell>
          <table:table-cell office:value-type="float" office:value="1.105502976" calcext:value-type="float">
            <text:p>1.105502976</text:p>
          </table:table-cell>
          <table:table-cell office:value-type="float" office:value="1.225319651" calcext:value-type="float">
            <text:p>1.225319651</text:p>
          </table:table-cell>
          <table:table-cell/>
          <table:table-cell office:value-type="float" office:value="0.010391974" calcext:value-type="float">
            <text:p>0.010391974</text:p>
          </table:table-cell>
          <table:table-cell office:value-type="float" office:value="0.009031887" calcext:value-type="float">
            <text:p>0.009031887</text:p>
          </table:table-cell>
          <table:table-cell office:value-type="float" office:value="0.010010781" calcext:value-type="float">
            <text:p>0.010010781</text:p>
          </table:table-cell>
          <table:table-cell/>
          <table:table-cell office:value-type="float" office:value="0.00049614" calcext:value-type="float">
            <text:p>0.00049614</text:p>
          </table:table-cell>
          <table:table-cell office:value-type="float" office:value="-0.000863946" calcext:value-type="float">
            <text:p>-0.000863946</text:p>
          </table:table-cell>
          <table:table-cell office:value-type="float" office:value="0.000114948" calcext:value-type="float">
            <text:p>0.000114948</text:p>
          </table:table-cell>
          <table:table-cell/>
          <table:table-cell office:value-type="float" office:value="26.658456486" calcext:value-type="float">
            <text:p>26.658456486</text:p>
          </table:table-cell>
          <table:table-cell office:value-type="float" office:value="26.624937628" calcext:value-type="float">
            <text:p>26.624937628</text:p>
          </table:table-cell>
          <table:table-cell office:value-type="float" office:value="26.649062237" calcext:value-type="float">
            <text:p>26.649062237</text:p>
          </table:table-cell>
          <table:table-cell/>
          <table:table-cell office:value-type="float" office:value="0.012576245" calcext:value-type="float">
            <text:p>0.012576245</text:p>
          </table:table-cell>
          <table:table-cell office:value-type="float" office:value="-0.021899995" calcext:value-type="float">
            <text:p>-0.021899995</text:p>
          </table:table-cell>
          <table:table-cell office:value-type="float" office:value="0.002913703" calcext:value-type="float">
            <text:p>0.00291370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1 17:09:23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17347016" calcext:value-type="float">
            <text:p>1.117347016</text:p>
          </table:table-cell>
          <table:table-cell office:value-type="float" office:value="1.302886165" calcext:value-type="float">
            <text:p>1.302886165</text:p>
          </table:table-cell>
          <table:table-cell office:value-type="float" office:value="1.228172925" calcext:value-type="float">
            <text:p>1.228172925</text:p>
          </table:table-cell>
          <table:table-cell/>
          <table:table-cell office:value-type="float" office:value="0.009128652" calcext:value-type="float">
            <text:p>0.009128652</text:p>
          </table:table-cell>
          <table:table-cell office:value-type="float" office:value="0.010644495" calcext:value-type="float">
            <text:p>0.010644495</text:p>
          </table:table-cell>
          <table:table-cell office:value-type="float" office:value="0.010034093" calcext:value-type="float">
            <text:p>0.010034093</text:p>
          </table:table-cell>
          <table:table-cell/>
          <table:table-cell office:value-type="float" office:value="-0.000767181" calcext:value-type="float">
            <text:p>-0.000767181</text:p>
          </table:table-cell>
          <table:table-cell office:value-type="float" office:value="0.000748661" calcext:value-type="float">
            <text:p>0.000748661</text:p>
          </table:table-cell>
          <table:table-cell office:value-type="float" office:value="0.000138259" calcext:value-type="float">
            <text:p>0.000138259</text:p>
          </table:table-cell>
          <table:table-cell/>
          <table:table-cell office:value-type="float" office:value="26.617214032" calcext:value-type="float">
            <text:p>26.617214032</text:p>
          </table:table-cell>
          <table:table-cell office:value-type="float" office:value="26.654571635" calcext:value-type="float">
            <text:p>26.654571635</text:p>
          </table:table-cell>
          <table:table-cell office:value-type="float" office:value="26.639528555" calcext:value-type="float">
            <text:p>26.639528555</text:p>
          </table:table-cell>
          <table:table-cell/>
          <table:table-cell office:value-type="float" office:value="-0.01944709" calcext:value-type="float">
            <text:p>-0.01944709</text:p>
          </table:table-cell>
          <table:table-cell office:value-type="float" office:value="0.018977143" calcext:value-type="float">
            <text:p>0.018977143</text:p>
          </table:table-cell>
          <table:table-cell office:value-type="float" office:value="0.0035046" calcext:value-type="float">
            <text:p>0.003504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1 17:09:2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93016826" calcext:value-type="float">
            <text:p>1.293016826</text:p>
          </table:table-cell>
          <table:table-cell office:value-type="float" office:value="1.145215767" calcext:value-type="float">
            <text:p>1.145215767</text:p>
          </table:table-cell>
          <table:table-cell office:value-type="float" office:value="1.198499346" calcext:value-type="float">
            <text:p>1.198499346</text:p>
          </table:table-cell>
          <table:table-cell/>
          <table:table-cell office:value-type="float" office:value="0.010563863" calcext:value-type="float">
            <text:p>0.010563863</text:p>
          </table:table-cell>
          <table:table-cell office:value-type="float" office:value="0.009356338" calcext:value-type="float">
            <text:p>0.009356338</text:p>
          </table:table-cell>
          <table:table-cell office:value-type="float" office:value="0.009791661" calcext:value-type="float">
            <text:p>0.009791661</text:p>
          </table:table-cell>
          <table:table-cell/>
          <table:table-cell office:value-type="float" office:value="0.00066803" calcext:value-type="float">
            <text:p>0.00066803</text:p>
          </table:table-cell>
          <table:table-cell office:value-type="float" office:value="-0.000539495" calcext:value-type="float">
            <text:p>-0.000539495</text:p>
          </table:table-cell>
          <table:table-cell office:value-type="float" office:value="-0.000104172" calcext:value-type="float">
            <text:p>-0.000104172</text:p>
          </table:table-cell>
          <table:table-cell/>
          <table:table-cell office:value-type="float" office:value="26.662692568" calcext:value-type="float">
            <text:p>26.662692568</text:p>
          </table:table-cell>
          <table:table-cell office:value-type="float" office:value="26.632933696" calcext:value-type="float">
            <text:p>26.632933696</text:p>
          </table:table-cell>
          <table:table-cell office:value-type="float" office:value="26.64366212" calcext:value-type="float">
            <text:p>26.64366212</text:p>
          </table:table-cell>
          <table:table-cell/>
          <table:table-cell office:value-type="float" office:value="0.016933295" calcext:value-type="float">
            <text:p>0.016933295</text:p>
          </table:table-cell>
          <table:table-cell office:value-type="float" office:value="-0.013675489" calcext:value-type="float">
            <text:p>-0.013675489</text:p>
          </table:table-cell>
          <table:table-cell office:value-type="float" office:value="-0.002640604" calcext:value-type="float">
            <text:p>-0.00264060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1 17:09:2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13827361" calcext:value-type="float">
            <text:p>1.113827361</text:p>
          </table:table-cell>
          <table:table-cell office:value-type="float" office:value="1.234023718" calcext:value-type="float">
            <text:p>1.234023718</text:p>
          </table:table-cell>
          <table:table-cell office:value-type="float" office:value="1.248301416" calcext:value-type="float">
            <text:p>1.248301416</text:p>
          </table:table-cell>
          <table:table-cell/>
          <table:table-cell office:value-type="float" office:value="0.009099897" calcext:value-type="float">
            <text:p>0.009099897</text:p>
          </table:table-cell>
          <table:table-cell office:value-type="float" office:value="0.010081893" calcext:value-type="float">
            <text:p>0.010081893</text:p>
          </table:table-cell>
          <table:table-cell office:value-type="float" office:value="0.010198541" calcext:value-type="float">
            <text:p>0.010198541</text:p>
          </table:table-cell>
          <table:table-cell/>
          <table:table-cell office:value-type="float" office:value="-0.000795937" calcext:value-type="float">
            <text:p>-0.000795937</text:p>
          </table:table-cell>
          <table:table-cell office:value-type="float" office:value="0.00018606" calcext:value-type="float">
            <text:p>0.00018606</text:p>
          </table:table-cell>
          <table:table-cell office:value-type="float" office:value="0.000302708" calcext:value-type="float">
            <text:p>0.000302708</text:p>
          </table:table-cell>
          <table:table-cell/>
          <table:table-cell office:value-type="float" office:value="26.626613726" calcext:value-type="float">
            <text:p>26.626613726</text:p>
          </table:table-cell>
          <table:table-cell office:value-type="float" office:value="26.650814746" calcext:value-type="float">
            <text:p>26.650814746</text:p>
          </table:table-cell>
          <table:table-cell office:value-type="float" office:value="26.653689465" calcext:value-type="float">
            <text:p>26.653689465</text:p>
          </table:table-cell>
          <table:table-cell/>
          <table:table-cell office:value-type="float" office:value="-0.020176011" calcext:value-type="float">
            <text:p>-0.020176011</text:p>
          </table:table-cell>
          <table:table-cell office:value-type="float" office:value="0.004716265" calcext:value-type="float">
            <text:p>0.004716265</text:p>
          </table:table-cell>
          <table:table-cell office:value-type="float" office:value="0.007673086" calcext:value-type="float">
            <text:p>0.00767308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1 17:09:27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63014908" calcext:value-type="float">
            <text:p>1.163014908</text:p>
          </table:table-cell>
          <table:table-cell office:value-type="float" office:value="1.309976138" calcext:value-type="float">
            <text:p>1.309976138</text:p>
          </table:table-cell>
          <table:table-cell office:value-type="float" office:value="1.118790641" calcext:value-type="float">
            <text:p>1.118790641</text:p>
          </table:table-cell>
          <table:table-cell/>
          <table:table-cell office:value-type="float" office:value="0.009501756" calcext:value-type="float">
            <text:p>0.009501756</text:p>
          </table:table-cell>
          <table:table-cell office:value-type="float" office:value="0.010702419" calcext:value-type="float">
            <text:p>0.010702419</text:p>
          </table:table-cell>
          <table:table-cell office:value-type="float" office:value="0.009140446" calcext:value-type="float">
            <text:p>0.009140446</text:p>
          </table:table-cell>
          <table:table-cell/>
          <table:table-cell office:value-type="float" office:value="-0.000394078" calcext:value-type="float">
            <text:p>-0.000394078</text:p>
          </table:table-cell>
          <table:table-cell office:value-type="float" office:value="0.000806586" calcext:value-type="float">
            <text:p>0.000806586</text:p>
          </table:table-cell>
          <table:table-cell office:value-type="float" office:value="-0.000755387" calcext:value-type="float">
            <text:p>-0.000755387</text:p>
          </table:table-cell>
          <table:table-cell/>
          <table:table-cell office:value-type="float" office:value="26.626409202" calcext:value-type="float">
            <text:p>26.626409202</text:p>
          </table:table-cell>
          <table:table-cell office:value-type="float" office:value="26.65599915" calcext:value-type="float">
            <text:p>26.65599915</text:p>
          </table:table-cell>
          <table:table-cell office:value-type="float" office:value="26.617504705" calcext:value-type="float">
            <text:p>26.617504705</text:p>
          </table:table-cell>
          <table:table-cell/>
          <table:table-cell office:value-type="float" office:value="-0.009989319" calcext:value-type="float">
            <text:p>-0.009989319</text:p>
          </table:table-cell>
          <table:table-cell office:value-type="float" office:value="0.020445407" calcext:value-type="float">
            <text:p>0.020445407</text:p>
          </table:table-cell>
          <table:table-cell office:value-type="float" office:value="-0.019148115" calcext:value-type="float">
            <text:p>-0.01914811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1 17:09:2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70728263" calcext:value-type="float">
            <text:p>1.270728263</text:p>
          </table:table-cell>
          <table:table-cell office:value-type="float" office:value="1.09744085" calcext:value-type="float">
            <text:p>1.09744085</text:p>
          </table:table-cell>
          <table:table-cell office:value-type="float" office:value="1.275417361" calcext:value-type="float">
            <text:p>1.275417361</text:p>
          </table:table-cell>
          <table:table-cell/>
          <table:table-cell office:value-type="float" office:value="0.010381767" calcext:value-type="float">
            <text:p>0.010381767</text:p>
          </table:table-cell>
          <table:table-cell office:value-type="float" office:value="0.00896602" calcext:value-type="float">
            <text:p>0.00896602</text:p>
          </table:table-cell>
          <table:table-cell office:value-type="float" office:value="0.010420076" calcext:value-type="float">
            <text:p>0.010420076</text:p>
          </table:table-cell>
          <table:table-cell/>
          <table:table-cell office:value-type="float" office:value="0.000485934" calcext:value-type="float">
            <text:p>0.000485934</text:p>
          </table:table-cell>
          <table:table-cell office:value-type="float" office:value="-0.000929813" calcext:value-type="float">
            <text:p>-0.000929813</text:p>
          </table:table-cell>
          <table:table-cell office:value-type="float" office:value="0.000524243" calcext:value-type="float">
            <text:p>0.000524243</text:p>
          </table:table-cell>
          <table:table-cell/>
          <table:table-cell office:value-type="float" office:value="26.658204946" calcext:value-type="float">
            <text:p>26.658204946</text:p>
          </table:table-cell>
          <table:table-cell office:value-type="float" office:value="26.623314333" calcext:value-type="float">
            <text:p>26.623314333</text:p>
          </table:table-cell>
          <table:table-cell office:value-type="float" office:value="26.65914906" calcext:value-type="float">
            <text:p>26.65914906</text:p>
          </table:table-cell>
          <table:table-cell/>
          <table:table-cell office:value-type="float" office:value="0.012317522" calcext:value-type="float">
            <text:p>0.012317522</text:p>
          </table:table-cell>
          <table:table-cell office:value-type="float" office:value="-0.023569669" calcext:value-type="float">
            <text:p>-0.023569669</text:p>
          </table:table-cell>
          <table:table-cell office:value-type="float" office:value="0.013288597" calcext:value-type="float">
            <text:p>0.01328859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1 17:09:29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26152411" calcext:value-type="float">
            <text:p>1.126152411</text:p>
          </table:table-cell>
          <table:table-cell office:value-type="float" office:value="1.271829757" calcext:value-type="float">
            <text:p>1.271829757</text:p>
          </table:table-cell>
          <table:table-cell office:value-type="float" office:value="1.234372405" calcext:value-type="float">
            <text:p>1.234372405</text:p>
          </table:table-cell>
          <table:table-cell/>
          <table:table-cell office:value-type="float" office:value="0.009200592" calcext:value-type="float">
            <text:p>0.009200592</text:p>
          </table:table-cell>
          <table:table-cell office:value-type="float" office:value="0.010390766" calcext:value-type="float">
            <text:p>0.010390766</text:p>
          </table:table-cell>
          <table:table-cell office:value-type="float" office:value="0.010084742" calcext:value-type="float">
            <text:p>0.010084742</text:p>
          </table:table-cell>
          <table:table-cell/>
          <table:table-cell office:value-type="float" office:value="-0.000695242" calcext:value-type="float">
            <text:p>-0.000695242</text:p>
          </table:table-cell>
          <table:table-cell office:value-type="float" office:value="0.000494933" calcext:value-type="float">
            <text:p>0.000494933</text:p>
          </table:table-cell>
          <table:table-cell office:value-type="float" office:value="0.000188909" calcext:value-type="float">
            <text:p>0.000188909</text:p>
          </table:table-cell>
          <table:table-cell/>
          <table:table-cell office:value-type="float" office:value="26.6392037" calcext:value-type="float">
            <text:p>26.6392037</text:p>
          </table:table-cell>
          <table:table-cell office:value-type="float" office:value="26.668534819" calcext:value-type="float">
            <text:p>26.668534819</text:p>
          </table:table-cell>
          <table:table-cell office:value-type="float" office:value="26.660993114" calcext:value-type="float">
            <text:p>26.660993114</text:p>
          </table:table-cell>
          <table:table-cell/>
          <table:table-cell office:value-type="float" office:value="-0.017623494" calcext:value-type="float">
            <text:p>-0.017623494</text:p>
          </table:table-cell>
          <table:table-cell office:value-type="float" office:value="0.012545633" calcext:value-type="float">
            <text:p>0.012545633</text:p>
          </table:table-cell>
          <table:table-cell office:value-type="float" office:value="0.004788476" calcext:value-type="float">
            <text:p>0.00478847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1 17:09:30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88614427" calcext:value-type="float">
            <text:p>1.288614427</text:p>
          </table:table-cell>
          <table:table-cell office:value-type="float" office:value="1.222583201" calcext:value-type="float">
            <text:p>1.222583201</text:p>
          </table:table-cell>
          <table:table-cell office:value-type="float" office:value="1.116564407" calcext:value-type="float">
            <text:p>1.116564407</text:p>
          </table:table-cell>
          <table:table-cell/>
          <table:table-cell office:value-type="float" office:value="0.010527896" calcext:value-type="float">
            <text:p>0.010527896</text:p>
          </table:table-cell>
          <table:table-cell office:value-type="float" office:value="0.009988425" calcext:value-type="float">
            <text:p>0.009988425</text:p>
          </table:table-cell>
          <table:table-cell office:value-type="float" office:value="0.009122258" calcext:value-type="float">
            <text:p>0.009122258</text:p>
          </table:table-cell>
          <table:table-cell/>
          <table:table-cell office:value-type="float" office:value="0.000632062" calcext:value-type="float">
            <text:p>0.000632062</text:p>
          </table:table-cell>
          <table:table-cell office:value-type="float" office:value="0.000092592" calcext:value-type="float">
            <text:p>9.2592E-05</text:p>
          </table:table-cell>
          <table:table-cell office:value-type="float" office:value="-0.000773575" calcext:value-type="float">
            <text:p>-0.000773575</text:p>
          </table:table-cell>
          <table:table-cell/>
          <table:table-cell office:value-type="float" office:value="26.666860214" calcext:value-type="float">
            <text:p>26.666860214</text:p>
          </table:table-cell>
          <table:table-cell office:value-type="float" office:value="26.653565361" calcext:value-type="float">
            <text:p>26.653565361</text:p>
          </table:table-cell>
          <table:table-cell office:value-type="float" office:value="26.63221901" calcext:value-type="float">
            <text:p>26.63221901</text:p>
          </table:table-cell>
          <table:table-cell/>
          <table:table-cell office:value-type="float" office:value="0.016021597" calcext:value-type="float">
            <text:p>0.016021597</text:p>
          </table:table-cell>
          <table:table-cell office:value-type="float" office:value="0.002346999" calcext:value-type="float">
            <text:p>0.002346999</text:p>
          </table:table-cell>
          <table:table-cell office:value-type="float" office:value="-0.019609168" calcext:value-type="float">
            <text:p>-0.0196091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1 17:09:32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84951804" calcext:value-type="float">
            <text:p>1.184951804</text:p>
          </table:table-cell>
          <table:table-cell office:value-type="float" office:value="1.264321955" calcext:value-type="float">
            <text:p>1.264321955</text:p>
          </table:table-cell>
          <table:table-cell office:value-type="float" office:value="1.093216669" calcext:value-type="float">
            <text:p>1.093216669</text:p>
          </table:table-cell>
          <table:table-cell/>
          <table:table-cell office:value-type="float" office:value="0.009680979" calcext:value-type="float">
            <text:p>0.009680979</text:p>
          </table:table-cell>
          <table:table-cell office:value-type="float" office:value="0.010329428" calcext:value-type="float">
            <text:p>0.010329428</text:p>
          </table:table-cell>
          <table:table-cell office:value-type="float" office:value="0.008931509" calcext:value-type="float">
            <text:p>0.008931509</text:p>
          </table:table-cell>
          <table:table-cell/>
          <table:table-cell office:value-type="float" office:value="-0.000214855" calcext:value-type="float">
            <text:p>-0.000214855</text:p>
          </table:table-cell>
          <table:table-cell office:value-type="float" office:value="0.000433594" calcext:value-type="float">
            <text:p>0.000433594</text:p>
          </table:table-cell>
          <table:table-cell office:value-type="float" office:value="-0.000964325" calcext:value-type="float">
            <text:p>-0.000964325</text:p>
          </table:table-cell>
          <table:table-cell/>
          <table:table-cell office:value-type="float" office:value="26.651042639" calcext:value-type="float">
            <text:p>26.651042639</text:p>
          </table:table-cell>
          <table:table-cell office:value-type="float" office:value="26.667023194" calcext:value-type="float">
            <text:p>26.667023194</text:p>
          </table:table-cell>
          <table:table-cell office:value-type="float" office:value="26.632572213" calcext:value-type="float">
            <text:p>26.632572213</text:p>
          </table:table-cell>
          <table:table-cell/>
          <table:table-cell office:value-type="float" office:value="-0.00544625" calcext:value-type="float">
            <text:p>-0.00544625</text:p>
          </table:table-cell>
          <table:table-cell office:value-type="float" office:value="0.010990826" calcext:value-type="float">
            <text:p>0.010990826</text:p>
          </table:table-cell>
          <table:table-cell office:value-type="float" office:value="-0.024444502" calcext:value-type="float">
            <text:p>-0.02444450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1 17:09:33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6772538" calcext:value-type="float">
            <text:p>1.26772538</text:p>
          </table:table-cell>
          <table:table-cell office:value-type="float" office:value="1.114289893" calcext:value-type="float">
            <text:p>1.114289893</text:p>
          </table:table-cell>
          <table:table-cell office:value-type="float" office:value="1.147716778" calcext:value-type="float">
            <text:p>1.147716778</text:p>
          </table:table-cell>
          <table:table-cell/>
          <table:table-cell office:value-type="float" office:value="0.010357233" calcext:value-type="float">
            <text:p>0.010357233</text:p>
          </table:table-cell>
          <table:table-cell office:value-type="float" office:value="0.009103676" calcext:value-type="float">
            <text:p>0.009103676</text:p>
          </table:table-cell>
          <table:table-cell office:value-type="float" office:value="0.009376771" calcext:value-type="float">
            <text:p>0.009376771</text:p>
          </table:table-cell>
          <table:table-cell/>
          <table:table-cell office:value-type="float" office:value="0.0004614" calcext:value-type="float">
            <text:p>0.0004614</text:p>
          </table:table-cell>
          <table:table-cell office:value-type="float" office:value="-0.000792158" calcext:value-type="float">
            <text:p>-0.000792158</text:p>
          </table:table-cell>
          <table:table-cell office:value-type="float" office:value="-0.000519062" calcext:value-type="float">
            <text:p>-0.000519062</text:p>
          </table:table-cell>
          <table:table-cell/>
          <table:table-cell office:value-type="float" office:value="26.66265439" calcext:value-type="float">
            <text:p>26.66265439</text:p>
          </table:table-cell>
          <table:table-cell office:value-type="float" office:value="26.631761044" calcext:value-type="float">
            <text:p>26.631761044</text:p>
          </table:table-cell>
          <table:table-cell office:value-type="float" office:value="26.638491424" calcext:value-type="float">
            <text:p>26.638491424</text:p>
          </table:table-cell>
          <table:table-cell/>
          <table:table-cell office:value-type="float" office:value="0.011695649" calcext:value-type="float">
            <text:p>0.011695649</text:p>
          </table:table-cell>
          <table:table-cell office:value-type="float" office:value="-0.02008022" calcext:value-type="float">
            <text:p>-0.02008022</text:p>
          </table:table-cell>
          <table:table-cell office:value-type="float" office:value="-0.013157533" calcext:value-type="float">
            <text:p>-0.01315753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1 17:09:3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22651151" calcext:value-type="float">
            <text:p>1.222651151</text:p>
          </table:table-cell>
          <table:table-cell office:value-type="float" office:value="1.198591733" calcext:value-type="float">
            <text:p>1.198591733</text:p>
          </table:table-cell>
          <table:table-cell office:value-type="float" office:value="1.085866819" calcext:value-type="float">
            <text:p>1.085866819</text:p>
          </table:table-cell>
          <table:table-cell/>
          <table:table-cell office:value-type="float" office:value="0.00998898" calcext:value-type="float">
            <text:p>0.00998898</text:p>
          </table:table-cell>
          <table:table-cell office:value-type="float" office:value="0.009792416" calcext:value-type="float">
            <text:p>0.009792416</text:p>
          </table:table-cell>
          <table:table-cell office:value-type="float" office:value="0.008871461" calcext:value-type="float">
            <text:p>0.008871461</text:p>
          </table:table-cell>
          <table:table-cell/>
          <table:table-cell office:value-type="float" office:value="0.000093147" calcext:value-type="float">
            <text:p>9.3147E-05</text:p>
          </table:table-cell>
          <table:table-cell office:value-type="float" office:value="-0.000103417" calcext:value-type="float">
            <text:p>-0.000103417</text:p>
          </table:table-cell>
          <table:table-cell office:value-type="float" office:value="-0.001024372" calcext:value-type="float">
            <text:p>-0.001024372</text:p>
          </table:table-cell>
          <table:table-cell/>
          <table:table-cell office:value-type="float" office:value="26.648524951" calcext:value-type="float">
            <text:p>26.648524951</text:p>
          </table:table-cell>
          <table:table-cell office:value-type="float" office:value="26.643680722" calcext:value-type="float">
            <text:p>26.643680722</text:p>
          </table:table-cell>
          <table:table-cell office:value-type="float" office:value="26.620983918" calcext:value-type="float">
            <text:p>26.620983918</text:p>
          </table:table-cell>
          <table:table-cell/>
          <table:table-cell office:value-type="float" office:value="0.002361071" calcext:value-type="float">
            <text:p>0.002361071</text:p>
          </table:table-cell>
          <table:table-cell office:value-type="float" office:value="-0.002621471" calcext:value-type="float">
            <text:p>-0.002621471</text:p>
          </table:table-cell>
          <table:table-cell office:value-type="float" office:value="-0.025966667" calcext:value-type="float">
            <text:p>-0.02596666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1 17:09:35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53520996" calcext:value-type="float">
            <text:p>1.253520996</text:p>
          </table:table-cell>
          <table:table-cell office:value-type="float" office:value="1.089417468" calcext:value-type="float">
            <text:p>1.089417468</text:p>
          </table:table-cell>
          <table:table-cell office:value-type="float" office:value="1.178090713" calcext:value-type="float">
            <text:p>1.178090713</text:p>
          </table:table-cell>
          <table:table-cell/>
          <table:table-cell office:value-type="float" office:value="0.010241185" calcext:value-type="float">
            <text:p>0.010241185</text:p>
          </table:table-cell>
          <table:table-cell office:value-type="float" office:value="0.00890047" calcext:value-type="float">
            <text:p>0.00890047</text:p>
          </table:table-cell>
          <table:table-cell office:value-type="float" office:value="0.009624924" calcext:value-type="float">
            <text:p>0.009624924</text:p>
          </table:table-cell>
          <table:table-cell/>
          <table:table-cell office:value-type="float" office:value="0.000345351" calcext:value-type="float">
            <text:p>0.000345351</text:p>
          </table:table-cell>
          <table:table-cell office:value-type="float" office:value="-0.000995364" calcext:value-type="float">
            <text:p>-0.000995364</text:p>
          </table:table-cell>
          <table:table-cell office:value-type="float" office:value="-0.000270909" calcext:value-type="float">
            <text:p>-0.000270909</text:p>
          </table:table-cell>
          <table:table-cell/>
          <table:table-cell office:value-type="float" office:value="26.659794455" calcext:value-type="float">
            <text:p>26.659794455</text:p>
          </table:table-cell>
          <table:table-cell office:value-type="float" office:value="26.626753046" calcext:value-type="float">
            <text:p>26.626753046</text:p>
          </table:table-cell>
          <table:table-cell office:value-type="float" office:value="26.644607071" calcext:value-type="float">
            <text:p>26.644607071</text:p>
          </table:table-cell>
          <table:table-cell/>
          <table:table-cell office:value-type="float" office:value="0.008754025" calcext:value-type="float">
            <text:p>0.008754025</text:p>
          </table:table-cell>
          <table:table-cell office:value-type="float" office:value="-0.025231322" calcext:value-type="float">
            <text:p>-0.025231322</text:p>
          </table:table-cell>
          <table:table-cell office:value-type="float" office:value="-0.00686716" calcext:value-type="float">
            <text:p>-0.0068671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1 17:09:37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98141718" calcext:value-type="float">
            <text:p>1.198141718</text:p>
          </table:table-cell>
          <table:table-cell office:value-type="float" office:value="1.097757351" calcext:value-type="float">
            <text:p>1.097757351</text:p>
          </table:table-cell>
          <table:table-cell office:value-type="float" office:value="1.268816146" calcext:value-type="float">
            <text:p>1.268816146</text:p>
          </table:table-cell>
          <table:table-cell/>
          <table:table-cell office:value-type="float" office:value="0.00978874" calcext:value-type="float">
            <text:p>0.00978874</text:p>
          </table:table-cell>
          <table:table-cell office:value-type="float" office:value="0.008968606" calcext:value-type="float">
            <text:p>0.008968606</text:p>
          </table:table-cell>
          <table:table-cell office:value-type="float" office:value="0.010366145" calcext:value-type="float">
            <text:p>0.010366145</text:p>
          </table:table-cell>
          <table:table-cell/>
          <table:table-cell office:value-type="float" office:value="-0.000107094" calcext:value-type="float">
            <text:p>-0.000107094</text:p>
          </table:table-cell>
          <table:table-cell office:value-type="float" office:value="-0.000927228" calcext:value-type="float">
            <text:p>-0.000927228</text:p>
          </table:table-cell>
          <table:table-cell office:value-type="float" office:value="0.000470312" calcext:value-type="float">
            <text:p>0.000470312</text:p>
          </table:table-cell>
          <table:table-cell/>
          <table:table-cell office:value-type="float" office:value="26.65369834" calcext:value-type="float">
            <text:p>26.65369834</text:p>
          </table:table-cell>
          <table:table-cell office:value-type="float" office:value="26.633486465" calcext:value-type="float">
            <text:p>26.633486465</text:p>
          </table:table-cell>
          <table:table-cell office:value-type="float" office:value="26.667928057" calcext:value-type="float">
            <text:p>26.667928057</text:p>
          </table:table-cell>
          <table:table-cell/>
          <table:table-cell office:value-type="float" office:value="-0.002714668" calcext:value-type="float">
            <text:p>-0.002714668</text:p>
          </table:table-cell>
          <table:table-cell office:value-type="float" office:value="-0.023504121" calcext:value-type="float">
            <text:p>-0.023504121</text:p>
          </table:table-cell>
          <table:table-cell office:value-type="float" office:value="0.011921538" calcext:value-type="float">
            <text:p>0.01192153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1 17:09:38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06662203" calcext:value-type="float">
            <text:p>1.206662203</text:p>
          </table:table-cell>
          <table:table-cell office:value-type="float" office:value="1.110770239" calcext:value-type="float">
            <text:p>1.110770239</text:p>
          </table:table-cell>
          <table:table-cell office:value-type="float" office:value="1.278931055" calcext:value-type="float">
            <text:p>1.278931055</text:p>
          </table:table-cell>
          <table:table-cell/>
          <table:table-cell office:value-type="float" office:value="0.009858351" calcext:value-type="float">
            <text:p>0.009858351</text:p>
          </table:table-cell>
          <table:table-cell office:value-type="float" office:value="0.00907492" calcext:value-type="float">
            <text:p>0.00907492</text:p>
          </table:table-cell>
          <table:table-cell office:value-type="float" office:value="0.010448783" calcext:value-type="float">
            <text:p>0.010448783</text:p>
          </table:table-cell>
          <table:table-cell/>
          <table:table-cell office:value-type="float" office:value="-0.000037482" calcext:value-type="float">
            <text:p>-3.7482E-05</text:p>
          </table:table-cell>
          <table:table-cell office:value-type="float" office:value="-0.000820913" calcext:value-type="float">
            <text:p>-0.000820913</text:p>
          </table:table-cell>
          <table:table-cell office:value-type="float" office:value="0.00055295" calcext:value-type="float">
            <text:p>0.00055295</text:p>
          </table:table-cell>
          <table:table-cell/>
          <table:table-cell office:value-type="float" office:value="26.650359773" calcext:value-type="float">
            <text:p>26.650359773</text:p>
          </table:table-cell>
          <table:table-cell office:value-type="float" office:value="26.631052372" calcext:value-type="float">
            <text:p>26.631052372</text:p>
          </table:table-cell>
          <table:table-cell office:value-type="float" office:value="26.664910555" calcext:value-type="float">
            <text:p>26.664910555</text:p>
          </table:table-cell>
          <table:table-cell/>
          <table:table-cell office:value-type="float" office:value="-0.000950112" calcext:value-type="float">
            <text:p>-0.000950112</text:p>
          </table:table-cell>
          <table:table-cell office:value-type="float" office:value="-0.020809142" calcext:value-type="float">
            <text:p>-0.020809142</text:p>
          </table:table-cell>
          <table:table-cell office:value-type="float" office:value="0.014016254" calcext:value-type="float">
            <text:p>0.01401625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1 17:09:3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1298932" calcext:value-type="float">
            <text:p>1.11298932</text:p>
          </table:table-cell>
          <table:table-cell office:value-type="float" office:value="1.267108472" calcext:value-type="float">
            <text:p>1.267108472</text:p>
          </table:table-cell>
          <table:table-cell office:value-type="float" office:value="1.243292241" calcext:value-type="float">
            <text:p>1.243292241</text:p>
          </table:table-cell>
          <table:table-cell/>
          <table:table-cell office:value-type="float" office:value="0.00909305" calcext:value-type="float">
            <text:p>0.00909305</text:p>
          </table:table-cell>
          <table:table-cell office:value-type="float" office:value="0.010352193" calcext:value-type="float">
            <text:p>0.010352193</text:p>
          </table:table-cell>
          <table:table-cell office:value-type="float" office:value="0.010157616" calcext:value-type="float">
            <text:p>0.010157616</text:p>
          </table:table-cell>
          <table:table-cell/>
          <table:table-cell office:value-type="float" office:value="-0.000802783" calcext:value-type="float">
            <text:p>-0.000802783</text:p>
          </table:table-cell>
          <table:table-cell office:value-type="float" office:value="0.00045636" calcext:value-type="float">
            <text:p>0.00045636</text:p>
          </table:table-cell>
          <table:table-cell office:value-type="float" office:value="0.000261783" calcext:value-type="float">
            <text:p>0.000261783</text:p>
          </table:table-cell>
          <table:table-cell/>
          <table:table-cell office:value-type="float" office:value="26.631499177" calcext:value-type="float">
            <text:p>26.631499177</text:p>
          </table:table-cell>
          <table:table-cell office:value-type="float" office:value="26.662530181" calcext:value-type="float">
            <text:p>26.662530181</text:p>
          </table:table-cell>
          <table:table-cell office:value-type="float" office:value="26.657734975" calcext:value-type="float">
            <text:p>26.657734975</text:p>
          </table:table-cell>
          <table:table-cell/>
          <table:table-cell office:value-type="float" office:value="-0.020349569" calcext:value-type="float">
            <text:p>-0.020349569</text:p>
          </table:table-cell>
          <table:table-cell office:value-type="float" office:value="0.011567892" calcext:value-type="float">
            <text:p>0.011567892</text:p>
          </table:table-cell>
          <table:table-cell office:value-type="float" office:value="0.006635719" calcext:value-type="float">
            <text:p>0.00663571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1 17:09:40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1.147945064" calcext:value-type="float">
            <text:p>1.147945064</text:p>
          </table:table-cell>
          <table:table-cell office:value-type="float" office:value="1.257334501" calcext:value-type="float">
            <text:p>1.257334501</text:p>
          </table:table-cell>
          <table:table-cell office:value-type="float" office:value="1.300997293" calcext:value-type="float">
            <text:p>1.300997293</text:p>
          </table:table-cell>
          <table:table-cell/>
          <table:table-cell office:value-type="float" office:value="0.009378636" calcext:value-type="float">
            <text:p>0.009378636</text:p>
          </table:table-cell>
          <table:table-cell office:value-type="float" office:value="0.010272341" calcext:value-type="float">
            <text:p>0.010272341</text:p>
          </table:table-cell>
          <table:table-cell office:value-type="float" office:value="0.010629063" calcext:value-type="float">
            <text:p>0.010629063</text:p>
          </table:table-cell>
          <table:table-cell/>
          <table:table-cell office:value-type="float" office:value="-0.000517197" calcext:value-type="float">
            <text:p>-0.000517197</text:p>
          </table:table-cell>
          <table:table-cell office:value-type="float" office:value="0.000376507" calcext:value-type="float">
            <text:p>0.000376507</text:p>
          </table:table-cell>
          <table:table-cell office:value-type="float" office:value="0.00073323" calcext:value-type="float">
            <text:p>0.00073323</text:p>
          </table:table-cell>
          <table:table-cell/>
          <table:table-cell office:value-type="float" office:value="26.648645705" calcext:value-type="float">
            <text:p>26.648645705</text:p>
          </table:table-cell>
          <table:table-cell office:value-type="float" office:value="26.670670395" calcext:value-type="float">
            <text:p>26.670670395</text:p>
          </table:table-cell>
          <table:table-cell office:value-type="float" office:value="26.679461431" calcext:value-type="float">
            <text:p>26.679461431</text:p>
          </table:table-cell>
          <table:table-cell/>
          <table:table-cell office:value-type="float" office:value="-0.013110255" calcext:value-type="float">
            <text:p>-0.013110255</text:p>
          </table:table-cell>
          <table:table-cell office:value-type="float" office:value="0.009543775" calcext:value-type="float">
            <text:p>0.009543775</text:p>
          </table:table-cell>
          <table:table-cell office:value-type="float" office:value="0.018585975" calcext:value-type="float">
            <text:p>0.01858597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1 17:09:42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78697488" calcext:value-type="float">
            <text:p>1.178697488</text:p>
          </table:table-cell>
          <table:table-cell office:value-type="float" office:value="1.297866857" calcext:value-type="float">
            <text:p>1.297866857</text:p>
          </table:table-cell>
          <table:table-cell office:value-type="float" office:value="1.113891138" calcext:value-type="float">
            <text:p>1.113891138</text:p>
          </table:table-cell>
          <table:table-cell/>
          <table:table-cell office:value-type="float" office:value="0.009629881" calcext:value-type="float">
            <text:p>0.009629881</text:p>
          </table:table-cell>
          <table:table-cell office:value-type="float" office:value="0.010603487" calcext:value-type="float">
            <text:p>0.010603487</text:p>
          </table:table-cell>
          <table:table-cell office:value-type="float" office:value="0.009100418" calcext:value-type="float">
            <text:p>0.009100418</text:p>
          </table:table-cell>
          <table:table-cell/>
          <table:table-cell office:value-type="float" office:value="-0.000265952" calcext:value-type="float">
            <text:p>-0.000265952</text:p>
          </table:table-cell>
          <table:table-cell office:value-type="float" office:value="0.000707654" calcext:value-type="float">
            <text:p>0.000707654</text:p>
          </table:table-cell>
          <table:table-cell office:value-type="float" office:value="-0.000795416" calcext:value-type="float">
            <text:p>-0.000795416</text:p>
          </table:table-cell>
          <table:table-cell/>
          <table:table-cell office:value-type="float" office:value="26.644729242" calcext:value-type="float">
            <text:p>26.644729242</text:p>
          </table:table-cell>
          <table:table-cell office:value-type="float" office:value="26.668723104" calcext:value-type="float">
            <text:p>26.668723104</text:p>
          </table:table-cell>
          <table:table-cell office:value-type="float" office:value="26.631680756" calcext:value-type="float">
            <text:p>26.631680756</text:p>
          </table:table-cell>
          <table:table-cell/>
          <table:table-cell office:value-type="float" office:value="-0.006741498" calcext:value-type="float">
            <text:p>-0.006741498</text:p>
          </table:table-cell>
          <table:table-cell office:value-type="float" office:value="0.017937691" calcext:value-type="float">
            <text:p>0.017937691</text:p>
          </table:table-cell>
          <table:table-cell office:value-type="float" office:value="-0.020162803" calcext:value-type="float">
            <text:p>-0.02016280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1 17:09:43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274094733" calcext:value-type="float">
            <text:p>1.274094733</text:p>
          </table:table-cell>
          <table:table-cell office:value-type="float" office:value="1.161081333" calcext:value-type="float">
            <text:p>1.161081333</text:p>
          </table:table-cell>
          <table:table-cell office:value-type="float" office:value="1.121565237" calcext:value-type="float">
            <text:p>1.121565237</text:p>
          </table:table-cell>
          <table:table-cell/>
          <table:table-cell office:value-type="float" office:value="0.010409271" calcext:value-type="float">
            <text:p>0.010409271</text:p>
          </table:table-cell>
          <table:table-cell office:value-type="float" office:value="0.009485959" calcext:value-type="float">
            <text:p>0.009485959</text:p>
          </table:table-cell>
          <table:table-cell office:value-type="float" office:value="0.009163115" calcext:value-type="float">
            <text:p>0.009163115</text:p>
          </table:table-cell>
          <table:table-cell/>
          <table:table-cell office:value-type="float" office:value="0.000513437" calcext:value-type="float">
            <text:p>0.000513437</text:p>
          </table:table-cell>
          <table:table-cell office:value-type="float" office:value="-0.000409875" calcext:value-type="float">
            <text:p>-0.000409875</text:p>
          </table:table-cell>
          <table:table-cell office:value-type="float" office:value="-0.000732719" calcext:value-type="float">
            <text:p>-0.000732719</text:p>
          </table:table-cell>
          <table:table-cell/>
          <table:table-cell office:value-type="float" office:value="26.66899085" calcext:value-type="float">
            <text:p>26.66899085</text:p>
          </table:table-cell>
          <table:table-cell office:value-type="float" office:value="26.646236464" calcext:value-type="float">
            <text:p>26.646236464</text:p>
          </table:table-cell>
          <table:table-cell office:value-type="float" office:value="26.638280092" calcext:value-type="float">
            <text:p>26.638280092</text:p>
          </table:table-cell>
          <table:table-cell/>
          <table:table-cell office:value-type="float" office:value="0.013014692" calcext:value-type="float">
            <text:p>0.013014692</text:p>
          </table:table-cell>
          <table:table-cell office:value-type="float" office:value="-0.010389758" calcext:value-type="float">
            <text:p>-0.010389758</text:p>
          </table:table-cell>
          <table:table-cell office:value-type="float" office:value="-0.018573496" calcext:value-type="float">
            <text:p>-0.01857349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1 17:09:44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251033098" calcext:value-type="float">
            <text:p>1.251033098</text:p>
          </table:table-cell>
          <table:table-cell office:value-type="float" office:value="1.09451009" calcext:value-type="float">
            <text:p>1.09451009</text:p>
          </table:table-cell>
          <table:table-cell office:value-type="float" office:value="1.25785783" calcext:value-type="float">
            <text:p>1.25785783</text:p>
          </table:table-cell>
          <table:table-cell/>
          <table:table-cell office:value-type="float" office:value="0.010220859" calcext:value-type="float">
            <text:p>0.010220859</text:p>
          </table:table-cell>
          <table:table-cell office:value-type="float" office:value="0.008942076" calcext:value-type="float">
            <text:p>0.008942076</text:p>
          </table:table-cell>
          <table:table-cell office:value-type="float" office:value="0.010276616" calcext:value-type="float">
            <text:p>0.010276616</text:p>
          </table:table-cell>
          <table:table-cell/>
          <table:table-cell office:value-type="float" office:value="0.000325025" calcext:value-type="float">
            <text:p>0.000325025</text:p>
          </table:table-cell>
          <table:table-cell office:value-type="float" office:value="-0.000953757" calcext:value-type="float">
            <text:p>-0.000953757</text:p>
          </table:table-cell>
          <table:table-cell office:value-type="float" office:value="0.000380783" calcext:value-type="float">
            <text:p>0.000380783</text:p>
          </table:table-cell>
          <table:table-cell/>
          <table:table-cell office:value-type="float" office:value="26.664347602" calcext:value-type="float">
            <text:p>26.664347602</text:p>
          </table:table-cell>
          <table:table-cell office:value-type="float" office:value="26.63283264" calcext:value-type="float">
            <text:p>26.63283264</text:p>
          </table:table-cell>
          <table:table-cell office:value-type="float" office:value="26.665721701" calcext:value-type="float">
            <text:p>26.665721701</text:p>
          </table:table-cell>
          <table:table-cell/>
          <table:table-cell office:value-type="float" office:value="0.008238799" calcext:value-type="float">
            <text:p>0.008238799</text:p>
          </table:table-cell>
          <table:table-cell office:value-type="float" office:value="-0.024176633" calcext:value-type="float">
            <text:p>-0.024176633</text:p>
          </table:table-cell>
          <table:table-cell office:value-type="float" office:value="0.009652153" calcext:value-type="float">
            <text:p>0.00965215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1 17:09:45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3290383" calcext:value-type="float">
            <text:p>1.13290383</text:p>
          </table:table-cell>
          <table:table-cell office:value-type="float" office:value="1.197138571" calcext:value-type="float">
            <text:p>1.197138571</text:p>
          </table:table-cell>
          <table:table-cell office:value-type="float" office:value="1.2724866" calcext:value-type="float">
            <text:p>1.2724866</text:p>
          </table:table-cell>
          <table:table-cell/>
          <table:table-cell office:value-type="float" office:value="0.00925575" calcext:value-type="float">
            <text:p>0.00925575</text:p>
          </table:table-cell>
          <table:table-cell office:value-type="float" office:value="0.009780544" calcext:value-type="float">
            <text:p>0.009780544</text:p>
          </table:table-cell>
          <table:table-cell office:value-type="float" office:value="0.010396132" calcext:value-type="float">
            <text:p>0.010396132</text:p>
          </table:table-cell>
          <table:table-cell/>
          <table:table-cell office:value-type="float" office:value="-0.000640083" calcext:value-type="float">
            <text:p>-0.000640083</text:p>
          </table:table-cell>
          <table:table-cell office:value-type="float" office:value="-0.000115289" calcext:value-type="float">
            <text:p>-0.000115289</text:p>
          </table:table-cell>
          <table:table-cell office:value-type="float" office:value="0.000500299" calcext:value-type="float">
            <text:p>0.000500299</text:p>
          </table:table-cell>
          <table:table-cell/>
          <table:table-cell office:value-type="float" office:value="26.635508897" calcext:value-type="float">
            <text:p>26.635508897</text:p>
          </table:table-cell>
          <table:table-cell office:value-type="float" office:value="26.648442249" calcext:value-type="float">
            <text:p>26.648442249</text:p>
          </table:table-cell>
          <table:table-cell office:value-type="float" office:value="26.663613021" calcext:value-type="float">
            <text:p>26.663613021</text:p>
          </table:table-cell>
          <table:table-cell/>
          <table:table-cell office:value-type="float" office:value="-0.016225278" calcext:value-type="float">
            <text:p>-0.016225278</text:p>
          </table:table-cell>
          <table:table-cell office:value-type="float" office:value="-0.002922415" calcext:value-type="float">
            <text:p>-0.002922415</text:p>
          </table:table-cell>
          <table:table-cell office:value-type="float" office:value="0.01268166" calcext:value-type="float">
            <text:p>0.0126816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1 17:09:47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83064125" calcext:value-type="float">
            <text:p>1.183064125</text:p>
          </table:table-cell>
          <table:table-cell office:value-type="float" office:value="1.168351909" calcext:value-type="float">
            <text:p>1.168351909</text:p>
          </table:table-cell>
          <table:table-cell office:value-type="float" office:value="1.316129722" calcext:value-type="float">
            <text:p>1.316129722</text:p>
          </table:table-cell>
          <table:table-cell/>
          <table:table-cell office:value-type="float" office:value="0.009665557" calcext:value-type="float">
            <text:p>0.009665557</text:p>
          </table:table-cell>
          <table:table-cell office:value-type="float" office:value="0.009545359" calcext:value-type="float">
            <text:p>0.009545359</text:p>
          </table:table-cell>
          <table:table-cell office:value-type="float" office:value="0.010752694" calcext:value-type="float">
            <text:p>0.010752694</text:p>
          </table:table-cell>
          <table:table-cell/>
          <table:table-cell office:value-type="float" office:value="-0.000230277" calcext:value-type="float">
            <text:p>-0.000230277</text:p>
          </table:table-cell>
          <table:table-cell office:value-type="float" office:value="-0.000350475" calcext:value-type="float">
            <text:p>-0.000350475</text:p>
          </table:table-cell>
          <table:table-cell office:value-type="float" office:value="0.00085686" calcext:value-type="float">
            <text:p>0.00085686</text:p>
          </table:table-cell>
          <table:table-cell/>
          <table:table-cell office:value-type="float" office:value="26.650662567" calcext:value-type="float">
            <text:p>26.650662567</text:p>
          </table:table-cell>
          <table:table-cell office:value-type="float" office:value="26.647700352" calcext:value-type="float">
            <text:p>26.647700352</text:p>
          </table:table-cell>
          <table:table-cell office:value-type="float" office:value="26.677454159" calcext:value-type="float">
            <text:p>26.677454159</text:p>
          </table:table-cell>
          <table:table-cell/>
          <table:table-cell office:value-type="float" office:value="-0.005837182" calcext:value-type="float">
            <text:p>-0.005837182</text:p>
          </table:table-cell>
          <table:table-cell office:value-type="float" office:value="-0.008884039" calcext:value-type="float">
            <text:p>-0.008884039</text:p>
          </table:table-cell>
          <table:table-cell office:value-type="float" office:value="0.021719752" calcext:value-type="float">
            <text:p>0.0217197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1 17:09:4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35032908" calcext:value-type="float">
            <text:p>1.135032908</text:p>
          </table:table-cell>
          <table:table-cell office:value-type="float" office:value="1.317224064" calcext:value-type="float">
            <text:p>1.317224064</text:p>
          </table:table-cell>
          <table:table-cell office:value-type="float" office:value="1.171995541" calcext:value-type="float">
            <text:p>1.171995541</text:p>
          </table:table-cell>
          <table:table-cell/>
          <table:table-cell office:value-type="float" office:value="0.009273145" calcext:value-type="float">
            <text:p>0.009273145</text:p>
          </table:table-cell>
          <table:table-cell office:value-type="float" office:value="0.010761635" calcext:value-type="float">
            <text:p>0.010761635</text:p>
          </table:table-cell>
          <table:table-cell office:value-type="float" office:value="0.009575127" calcext:value-type="float">
            <text:p>0.009575127</text:p>
          </table:table-cell>
          <table:table-cell/>
          <table:table-cell office:value-type="float" office:value="-0.000622689" calcext:value-type="float">
            <text:p>-0.000622689</text:p>
          </table:table-cell>
          <table:table-cell office:value-type="float" office:value="0.000865801" calcext:value-type="float">
            <text:p>0.000865801</text:p>
          </table:table-cell>
          <table:table-cell office:value-type="float" office:value="-0.000320706" calcext:value-type="float">
            <text:p>-0.000320706</text:p>
          </table:table-cell>
          <table:table-cell/>
          <table:table-cell office:value-type="float" office:value="26.630883409" calcext:value-type="float">
            <text:p>26.630883409</text:p>
          </table:table-cell>
          <table:table-cell office:value-type="float" office:value="26.667566478" calcext:value-type="float">
            <text:p>26.667566478</text:p>
          </table:table-cell>
          <table:table-cell office:value-type="float" office:value="26.638325703" calcext:value-type="float">
            <text:p>26.638325703</text:p>
          </table:table-cell>
          <table:table-cell/>
          <table:table-cell office:value-type="float" office:value="-0.015784348" calcext:value-type="float">
            <text:p>-0.015784348</text:p>
          </table:table-cell>
          <table:table-cell office:value-type="float" office:value="0.021946378" calcext:value-type="float">
            <text:p>0.021946378</text:p>
          </table:table-cell>
          <table:table-cell office:value-type="float" office:value="-0.008129452" calcext:value-type="float">
            <text:p>-0.0081294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1 17:09:4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40591042" calcext:value-type="float">
            <text:p>1.140591042</text:p>
          </table:table-cell>
          <table:table-cell office:value-type="float" office:value="1.31356851" calcext:value-type="float">
            <text:p>1.31356851</text:p>
          </table:table-cell>
          <table:table-cell office:value-type="float" office:value="1.198321724" calcext:value-type="float">
            <text:p>1.198321724</text:p>
          </table:table-cell>
          <table:table-cell/>
          <table:table-cell office:value-type="float" office:value="0.009318554" calcext:value-type="float">
            <text:p>0.009318554</text:p>
          </table:table-cell>
          <table:table-cell office:value-type="float" office:value="0.010731769" calcext:value-type="float">
            <text:p>0.010731769</text:p>
          </table:table-cell>
          <table:table-cell office:value-type="float" office:value="0.00979021" calcext:value-type="float">
            <text:p>0.00979021</text:p>
          </table:table-cell>
          <table:table-cell/>
          <table:table-cell office:value-type="float" office:value="-0.000577279" calcext:value-type="float">
            <text:p>-0.000577279</text:p>
          </table:table-cell>
          <table:table-cell office:value-type="float" office:value="0.000835936" calcext:value-type="float">
            <text:p>0.000835936</text:p>
          </table:table-cell>
          <table:table-cell office:value-type="float" office:value="-0.000105623" calcext:value-type="float">
            <text:p>-0.000105623</text:p>
          </table:table-cell>
          <table:table-cell/>
          <table:table-cell office:value-type="float" office:value="26.637056687" calcext:value-type="float">
            <text:p>26.637056687</text:p>
          </table:table-cell>
          <table:table-cell office:value-type="float" office:value="26.671884477" calcext:value-type="float">
            <text:p>26.671884477</text:p>
          </table:table-cell>
          <table:table-cell office:value-type="float" office:value="26.648680469" calcext:value-type="float">
            <text:p>26.648680469</text:p>
          </table:table-cell>
          <table:table-cell/>
          <table:table-cell office:value-type="float" office:value="-0.014633264" calcext:value-type="float">
            <text:p>-0.014633264</text:p>
          </table:table-cell>
          <table:table-cell office:value-type="float" office:value="0.021189351" calcext:value-type="float">
            <text:p>0.021189351</text:p>
          </table:table-cell>
          <table:table-cell office:value-type="float" office:value="-0.002677389" calcext:value-type="float">
            <text:p>-0.0026773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1 17:09:5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2034924" calcext:value-type="float">
            <text:p>1.262034924</text:p>
          </table:table-cell>
          <table:table-cell office:value-type="float" office:value="1.227361706" calcext:value-type="float">
            <text:p>1.227361706</text:p>
          </table:table-cell>
          <table:table-cell office:value-type="float" office:value="1.119440331" calcext:value-type="float">
            <text:p>1.119440331</text:p>
          </table:table-cell>
          <table:table-cell/>
          <table:table-cell office:value-type="float" office:value="0.010310743" calcext:value-type="float">
            <text:p>0.010310743</text:p>
          </table:table-cell>
          <table:table-cell office:value-type="float" office:value="0.010027465" calcext:value-type="float">
            <text:p>0.010027465</text:p>
          </table:table-cell>
          <table:table-cell office:value-type="float" office:value="0.009145754" calcext:value-type="float">
            <text:p>0.009145754</text:p>
          </table:table-cell>
          <table:table-cell/>
          <table:table-cell office:value-type="float" office:value="0.00041491" calcext:value-type="float">
            <text:p>0.00041491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-0.000750079" calcext:value-type="float">
            <text:p>-0.000750079</text:p>
          </table:table-cell>
          <table:table-cell/>
          <table:table-cell office:value-type="float" office:value="26.651400553" calcext:value-type="float">
            <text:p>26.651400553</text:p>
          </table:table-cell>
          <table:table-cell office:value-type="float" office:value="26.644419306" calcext:value-type="float">
            <text:p>26.644419306</text:p>
          </table:table-cell>
          <table:table-cell office:value-type="float" office:value="26.622689702" calcext:value-type="float">
            <text:p>26.622689702</text:p>
          </table:table-cell>
          <table:table-cell/>
          <table:table-cell office:value-type="float" office:value="0.010517199" calcext:value-type="float">
            <text:p>0.010517199</text:p>
          </table:table-cell>
          <table:table-cell office:value-type="float" office:value="0.003336601" calcext:value-type="float">
            <text:p>0.003336601</text:p>
          </table:table-cell>
          <table:table-cell office:value-type="float" office:value="-0.019013564" calcext:value-type="float">
            <text:p>-0.01901356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1 17:09:52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05108309" calcext:value-type="float">
            <text:p>1.205108309</text:p>
          </table:table-cell>
          <table:table-cell office:value-type="float" office:value="1.255125553" calcext:value-type="float">
            <text:p>1.255125553</text:p>
          </table:table-cell>
          <table:table-cell office:value-type="float" office:value="1.08985437" calcext:value-type="float">
            <text:p>1.08985437</text:p>
          </table:table-cell>
          <table:table-cell/>
          <table:table-cell office:value-type="float" office:value="0.009845656" calcext:value-type="float">
            <text:p>0.009845656</text:p>
          </table:table-cell>
          <table:table-cell office:value-type="float" office:value="0.010254294" calcext:value-type="float">
            <text:p>0.010254294</text:p>
          </table:table-cell>
          <table:table-cell office:value-type="float" office:value="0.008904039" calcext:value-type="float">
            <text:p>0.008904039</text:p>
          </table:table-cell>
          <table:table-cell/>
          <table:table-cell office:value-type="float" office:value="-0.000050177" calcext:value-type="float">
            <text:p>-5.0177E-05</text:p>
          </table:table-cell>
          <table:table-cell office:value-type="float" office:value="0.00035846" calcext:value-type="float">
            <text:p>0.00035846</text:p>
          </table:table-cell>
          <table:table-cell office:value-type="float" office:value="-0.000991794" calcext:value-type="float">
            <text:p>-0.000991794</text:p>
          </table:table-cell>
          <table:table-cell/>
          <table:table-cell office:value-type="float" office:value="26.650046907" calcext:value-type="float">
            <text:p>26.650046907</text:p>
          </table:table-cell>
          <table:table-cell office:value-type="float" office:value="26.660117519" calcext:value-type="float">
            <text:p>26.660117519</text:p>
          </table:table-cell>
          <table:table-cell office:value-type="float" office:value="26.626841016" calcext:value-type="float">
            <text:p>26.626841016</text:p>
          </table:table-cell>
          <table:table-cell/>
          <table:table-cell office:value-type="float" office:value="-0.001271916" calcext:value-type="float">
            <text:p>-0.001271916</text:p>
          </table:table-cell>
          <table:table-cell office:value-type="float" office:value="0.009086318" calcext:value-type="float">
            <text:p>0.009086318</text:p>
          </table:table-cell>
          <table:table-cell office:value-type="float" office:value="-0.025140838" calcext:value-type="float">
            <text:p>-0.02514083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1 17:09:53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6570061" calcext:value-type="float">
            <text:p>1.26570061</text:p>
          </table:table-cell>
          <table:table-cell office:value-type="float" office:value="1.094761621" calcext:value-type="float">
            <text:p>1.094761621</text:p>
          </table:table-cell>
          <table:table-cell office:value-type="float" office:value="1.23591557" calcext:value-type="float">
            <text:p>1.23591557</text:p>
          </table:table-cell>
          <table:table-cell/>
          <table:table-cell office:value-type="float" office:value="0.010340691" calcext:value-type="float">
            <text:p>0.010340691</text:p>
          </table:table-cell>
          <table:table-cell office:value-type="float" office:value="0.008944131" calcext:value-type="float">
            <text:p>0.008944131</text:p>
          </table:table-cell>
          <table:table-cell office:value-type="float" office:value="0.010097349" calcext:value-type="float">
            <text:p>0.010097349</text:p>
          </table:table-cell>
          <table:table-cell/>
          <table:table-cell office:value-type="float" office:value="0.000444858" calcext:value-type="float">
            <text:p>0.000444858</text:p>
          </table:table-cell>
          <table:table-cell office:value-type="float" office:value="-0.000951702" calcext:value-type="float">
            <text:p>-0.000951702</text:p>
          </table:table-cell>
          <table:table-cell office:value-type="float" office:value="0.000201516" calcext:value-type="float">
            <text:p>0.000201516</text:p>
          </table:table-cell>
          <table:table-cell/>
          <table:table-cell office:value-type="float" office:value="26.657192667" calcext:value-type="float">
            <text:p>26.657192667</text:p>
          </table:table-cell>
          <table:table-cell office:value-type="float" office:value="26.622774874" calcext:value-type="float">
            <text:p>26.622774874</text:p>
          </table:table-cell>
          <table:table-cell office:value-type="float" office:value="26.651195658" calcext:value-type="float">
            <text:p>26.651195658</text:p>
          </table:table-cell>
          <table:table-cell/>
          <table:table-cell office:value-type="float" office:value="0.011276335" calcext:value-type="float">
            <text:p>0.011276335</text:p>
          </table:table-cell>
          <table:table-cell office:value-type="float" office:value="-0.02412454" calcext:value-type="float">
            <text:p>-0.02412454</text:p>
          </table:table-cell>
          <table:table-cell office:value-type="float" office:value="0.005108056" calcext:value-type="float">
            <text:p>0.00510805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1 17:09:5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45360523" calcext:value-type="float">
            <text:p>1.245360523</text:p>
          </table:table-cell>
          <table:table-cell office:value-type="float" office:value="1.102222932" calcext:value-type="float">
            <text:p>1.102222932</text:p>
          </table:table-cell>
          <table:table-cell office:value-type="float" office:value="1.129236952" calcext:value-type="float">
            <text:p>1.129236952</text:p>
          </table:table-cell>
          <table:table-cell/>
          <table:table-cell office:value-type="float" office:value="0.010174514" calcext:value-type="float">
            <text:p>0.010174514</text:p>
          </table:table-cell>
          <table:table-cell office:value-type="float" office:value="0.009005089" calcext:value-type="float">
            <text:p>0.009005089</text:p>
          </table:table-cell>
          <table:table-cell office:value-type="float" office:value="0.009225792" calcext:value-type="float">
            <text:p>0.009225792</text:p>
          </table:table-cell>
          <table:table-cell/>
          <table:table-cell office:value-type="float" office:value="0.000278681" calcext:value-type="float">
            <text:p>0.000278681</text:p>
          </table:table-cell>
          <table:table-cell office:value-type="float" office:value="-0.000890744" calcext:value-type="float">
            <text:p>-0.000890744</text:p>
          </table:table-cell>
          <table:table-cell office:value-type="float" office:value="-0.000670041" calcext:value-type="float">
            <text:p>-0.000670041</text:p>
          </table:table-cell>
          <table:table-cell/>
          <table:table-cell office:value-type="float" office:value="26.653097337" calcext:value-type="float">
            <text:p>26.653097337</text:p>
          </table:table-cell>
          <table:table-cell office:value-type="float" office:value="26.624277197" calcext:value-type="float">
            <text:p>26.624277197</text:p>
          </table:table-cell>
          <table:table-cell office:value-type="float" office:value="26.62971641" calcext:value-type="float">
            <text:p>26.62971641</text:p>
          </table:table-cell>
          <table:table-cell/>
          <table:table-cell office:value-type="float" office:value="0.007064047" calcext:value-type="float">
            <text:p>0.007064047</text:p>
          </table:table-cell>
          <table:table-cell office:value-type="float" office:value="-0.022579295" calcext:value-type="float">
            <text:p>-0.022579295</text:p>
          </table:table-cell>
          <table:table-cell office:value-type="float" office:value="-0.016984687" calcext:value-type="float">
            <text:p>-0.01698468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1 17:09:55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1.215072419" calcext:value-type="float">
            <text:p>1.215072419</text:p>
          </table:table-cell>
          <table:table-cell office:value-type="float" office:value="1.108570827" calcext:value-type="float">
            <text:p>1.108570827</text:p>
          </table:table-cell>
          <table:table-cell office:value-type="float" office:value="1.289314781" calcext:value-type="float">
            <text:p>1.289314781</text:p>
          </table:table-cell>
          <table:table-cell/>
          <table:table-cell office:value-type="float" office:value="0.009927062" calcext:value-type="float">
            <text:p>0.009927062</text:p>
          </table:table-cell>
          <table:table-cell office:value-type="float" office:value="0.009056951" calcext:value-type="float">
            <text:p>0.009056951</text:p>
          </table:table-cell>
          <table:table-cell office:value-type="float" office:value="0.010533617" calcext:value-type="float">
            <text:p>0.010533617</text:p>
          </table:table-cell>
          <table:table-cell/>
          <table:table-cell office:value-type="float" office:value="0.000031229" calcext:value-type="float">
            <text:p>3.1229E-05</text:p>
          </table:table-cell>
          <table:table-cell office:value-type="float" office:value="-0.000838882" calcext:value-type="float">
            <text:p>-0.000838882</text:p>
          </table:table-cell>
          <table:table-cell office:value-type="float" office:value="0.000637784" calcext:value-type="float">
            <text:p>0.000637784</text:p>
          </table:table-cell>
          <table:table-cell/>
          <table:table-cell office:value-type="float" office:value="26.662161312" calcext:value-type="float">
            <text:p>26.662161312</text:p>
          </table:table-cell>
          <table:table-cell office:value-type="float" office:value="26.640717913" calcext:value-type="float">
            <text:p>26.640717913</text:p>
          </table:table-cell>
          <table:table-cell office:value-type="float" office:value="26.677109288" calcext:value-type="float">
            <text:p>26.677109288</text:p>
          </table:table-cell>
          <table:table-cell/>
          <table:table-cell office:value-type="float" office:value="0.000791554" calcext:value-type="float">
            <text:p>0.000791554</text:p>
          </table:table-cell>
          <table:table-cell office:value-type="float" office:value="-0.021264641" calcext:value-type="float">
            <text:p>-0.021264641</text:p>
          </table:table-cell>
          <table:table-cell office:value-type="float" office:value="0.016166635" calcext:value-type="float">
            <text:p>0.01616663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1 17:09:56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22504607" calcext:value-type="float">
            <text:p>1.122504607</text:p>
          </table:table-cell>
          <table:table-cell office:value-type="float" office:value="1.311869778" calcext:value-type="float">
            <text:p>1.311869778</text:p>
          </table:table-cell>
          <table:table-cell office:value-type="float" office:value="1.143542068" calcext:value-type="float">
            <text:p>1.143542068</text:p>
          </table:table-cell>
          <table:table-cell/>
          <table:table-cell office:value-type="float" office:value="0.009170789" calcext:value-type="float">
            <text:p>0.009170789</text:p>
          </table:table-cell>
          <table:table-cell office:value-type="float" office:value="0.01071789" calcext:value-type="float">
            <text:p>0.01071789</text:p>
          </table:table-cell>
          <table:table-cell office:value-type="float" office:value="0.009342664" calcext:value-type="float">
            <text:p>0.009342664</text:p>
          </table:table-cell>
          <table:table-cell/>
          <table:table-cell office:value-type="float" office:value="-0.000725044" calcext:value-type="float">
            <text:p>-0.000725044</text:p>
          </table:table-cell>
          <table:table-cell office:value-type="float" office:value="0.000822057" calcext:value-type="float">
            <text:p>0.000822057</text:p>
          </table:table-cell>
          <table:table-cell office:value-type="float" office:value="-0.000553169" calcext:value-type="float">
            <text:p>-0.000553169</text:p>
          </table:table-cell>
          <table:table-cell/>
          <table:table-cell office:value-type="float" office:value="26.63341505" calcext:value-type="float">
            <text:p>26.63341505</text:p>
          </table:table-cell>
          <table:table-cell office:value-type="float" office:value="26.671542454" calcext:value-type="float">
            <text:p>26.671542454</text:p>
          </table:table-cell>
          <table:table-cell office:value-type="float" office:value="26.637650864" calcext:value-type="float">
            <text:p>26.637650864</text:p>
          </table:table-cell>
          <table:table-cell/>
          <table:table-cell office:value-type="float" office:value="-0.018378953" calcext:value-type="float">
            <text:p>-0.018378953</text:p>
          </table:table-cell>
          <table:table-cell office:value-type="float" office:value="0.02083756" calcext:value-type="float">
            <text:p>0.02083756</text:p>
          </table:table-cell>
          <table:table-cell office:value-type="float" office:value="-0.01402211" calcext:value-type="float">
            <text:p>-0.0140221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1 17:09:5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65365632" calcext:value-type="float">
            <text:p>1.265365632</text:p>
          </table:table-cell>
          <table:table-cell office:value-type="float" office:value="1.174177667" calcext:value-type="float">
            <text:p>1.174177667</text:p>
          </table:table-cell>
          <table:table-cell office:value-type="float" office:value="1.153290409" calcext:value-type="float">
            <text:p>1.153290409</text:p>
          </table:table-cell>
          <table:table-cell/>
          <table:table-cell office:value-type="float" office:value="0.010337955" calcext:value-type="float">
            <text:p>0.010337955</text:p>
          </table:table-cell>
          <table:table-cell office:value-type="float" office:value="0.009592955" calcext:value-type="float">
            <text:p>0.009592955</text:p>
          </table:table-cell>
          <table:table-cell office:value-type="float" office:value="0.009422307" calcext:value-type="float">
            <text:p>0.009422307</text:p>
          </table:table-cell>
          <table:table-cell/>
          <table:table-cell office:value-type="float" office:value="0.000442121" calcext:value-type="float">
            <text:p>0.000442121</text:p>
          </table:table-cell>
          <table:table-cell office:value-type="float" office:value="-0.000302879" calcext:value-type="float">
            <text:p>-0.000302879</text:p>
          </table:table-cell>
          <table:table-cell office:value-type="float" office:value="-0.000473526" calcext:value-type="float">
            <text:p>-0.000473526</text:p>
          </table:table-cell>
          <table:table-cell/>
          <table:table-cell office:value-type="float" office:value="26.657125222" calcext:value-type="float">
            <text:p>26.657125222</text:p>
          </table:table-cell>
          <table:table-cell office:value-type="float" office:value="26.638765065" calcext:value-type="float">
            <text:p>26.638765065</text:p>
          </table:table-cell>
          <table:table-cell office:value-type="float" office:value="26.634559498" calcext:value-type="float">
            <text:p>26.634559498</text:p>
          </table:table-cell>
          <table:table-cell/>
          <table:table-cell office:value-type="float" office:value="0.011206963" calcext:value-type="float">
            <text:p>0.011206963</text:p>
          </table:table-cell>
          <table:table-cell office:value-type="float" office:value="-0.00767754" calcext:value-type="float">
            <text:p>-0.00767754</text:p>
          </table:table-cell>
          <table:table-cell office:value-type="float" office:value="-0.012003243" calcext:value-type="float">
            <text:p>-0.01200324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1 17:09:5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62493367" calcext:value-type="float">
            <text:p>1.162493367</text:p>
          </table:table-cell>
          <table:table-cell office:value-type="float" office:value="1.157950897" calcext:value-type="float">
            <text:p>1.157950897</text:p>
          </table:table-cell>
          <table:table-cell office:value-type="float" office:value="1.285302196" calcext:value-type="float">
            <text:p>1.285302196</text:p>
          </table:table-cell>
          <table:table-cell/>
          <table:table-cell office:value-type="float" office:value="0.009497495" calcext:value-type="float">
            <text:p>0.009497495</text:p>
          </table:table-cell>
          <table:table-cell office:value-type="float" office:value="0.009460383" calcext:value-type="float">
            <text:p>0.009460383</text:p>
          </table:table-cell>
          <table:table-cell office:value-type="float" office:value="0.010500835" calcext:value-type="float">
            <text:p>0.010500835</text:p>
          </table:table-cell>
          <table:table-cell/>
          <table:table-cell office:value-type="float" office:value="-0.000398339" calcext:value-type="float">
            <text:p>-0.000398339</text:p>
          </table:table-cell>
          <table:table-cell office:value-type="float" office:value="-0.00043545" calcext:value-type="float">
            <text:p>-0.00043545</text:p>
          </table:table-cell>
          <table:table-cell office:value-type="float" office:value="0.000605002" calcext:value-type="float">
            <text:p>0.000605002</text:p>
          </table:table-cell>
          <table:table-cell/>
          <table:table-cell office:value-type="float" office:value="26.641466624" calcext:value-type="float">
            <text:p>26.641466624</text:p>
          </table:table-cell>
          <table:table-cell office:value-type="float" office:value="26.640552019" calcext:value-type="float">
            <text:p>26.640552019</text:p>
          </table:table-cell>
          <table:table-cell office:value-type="float" office:value="26.666193327" calcext:value-type="float">
            <text:p>26.666193327</text:p>
          </table:table-cell>
          <table:table-cell/>
          <table:table-cell office:value-type="float" office:value="-0.010097329" calcext:value-type="float">
            <text:p>-0.010097329</text:p>
          </table:table-cell>
          <table:table-cell office:value-type="float" office:value="-0.011038065" calcext:value-type="float">
            <text:p>-0.011038065</text:p>
          </table:table-cell>
          <table:table-cell office:value-type="float" office:value="0.015335663" calcext:value-type="float">
            <text:p>0.01533566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1 17:10:00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1700659" calcext:value-type="float">
            <text:p>1.21700659</text:p>
          </table:table-cell>
          <table:table-cell office:value-type="float" office:value="1.290981327" calcext:value-type="float">
            <text:p>1.290981327</text:p>
          </table:table-cell>
          <table:table-cell office:value-type="float" office:value="1.110614671" calcext:value-type="float">
            <text:p>1.110614671</text:p>
          </table:table-cell>
          <table:table-cell/>
          <table:table-cell office:value-type="float" office:value="0.009942864" calcext:value-type="float">
            <text:p>0.009942864</text:p>
          </table:table-cell>
          <table:table-cell office:value-type="float" office:value="0.010547233" calcext:value-type="float">
            <text:p>0.010547233</text:p>
          </table:table-cell>
          <table:table-cell office:value-type="float" office:value="0.009073649" calcext:value-type="float">
            <text:p>0.009073649</text:p>
          </table:table-cell>
          <table:table-cell/>
          <table:table-cell office:value-type="float" office:value="0.000047031" calcext:value-type="float">
            <text:p>4.7031E-05</text:p>
          </table:table-cell>
          <table:table-cell office:value-type="float" office:value="0.0006514" calcext:value-type="float">
            <text:p>0.0006514</text:p>
          </table:table-cell>
          <table:table-cell office:value-type="float" office:value="-0.000822184" calcext:value-type="float">
            <text:p>-0.000822184</text:p>
          </table:table-cell>
          <table:table-cell/>
          <table:table-cell office:value-type="float" office:value="26.652442548" calcext:value-type="float">
            <text:p>26.652442548</text:p>
          </table:table-cell>
          <table:table-cell office:value-type="float" office:value="26.667336768" calcext:value-type="float">
            <text:p>26.667336768</text:p>
          </table:table-cell>
          <table:table-cell office:value-type="float" office:value="26.631021049" calcext:value-type="float">
            <text:p>26.631021049</text:p>
          </table:table-cell>
          <table:table-cell/>
          <table:table-cell office:value-type="float" office:value="0.001192112" calcext:value-type="float">
            <text:p>0.001192112</text:p>
          </table:table-cell>
          <table:table-cell office:value-type="float" office:value="0.016511761" calcext:value-type="float">
            <text:p>0.016511761</text:p>
          </table:table-cell>
          <table:table-cell office:value-type="float" office:value="-0.02084136" calcext:value-type="float">
            <text:p>-0.0208413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1 17:10:01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65251191" calcext:value-type="float">
            <text:p>1.265251191</text:p>
          </table:table-cell>
          <table:table-cell office:value-type="float" office:value="1.162825961" calcext:value-type="float">
            <text:p>1.162825961</text:p>
          </table:table-cell>
          <table:table-cell office:value-type="float" office:value="1.120801106" calcext:value-type="float">
            <text:p>1.120801106</text:p>
          </table:table-cell>
          <table:table-cell/>
          <table:table-cell office:value-type="float" office:value="0.01033702" calcext:value-type="float">
            <text:p>0.01033702</text:p>
          </table:table-cell>
          <table:table-cell office:value-type="float" office:value="0.009500212" calcext:value-type="float">
            <text:p>0.009500212</text:p>
          </table:table-cell>
          <table:table-cell office:value-type="float" office:value="0.009156872" calcext:value-type="float">
            <text:p>0.009156872</text:p>
          </table:table-cell>
          <table:table-cell/>
          <table:table-cell office:value-type="float" office:value="0.000441186" calcext:value-type="float">
            <text:p>0.000441186</text:p>
          </table:table-cell>
          <table:table-cell office:value-type="float" office:value="-0.000395621" calcext:value-type="float">
            <text:p>-0.000395621</text:p>
          </table:table-cell>
          <table:table-cell office:value-type="float" office:value="-0.000738962" calcext:value-type="float">
            <text:p>-0.000738962</text:p>
          </table:table-cell>
          <table:table-cell/>
          <table:table-cell office:value-type="float" office:value="26.65710218" calcext:value-type="float">
            <text:p>26.65710218</text:p>
          </table:table-cell>
          <table:table-cell office:value-type="float" office:value="26.636479446" calcext:value-type="float">
            <text:p>26.636479446</text:p>
          </table:table-cell>
          <table:table-cell office:value-type="float" office:value="26.628017874" calcext:value-type="float">
            <text:p>26.628017874</text:p>
          </table:table-cell>
          <table:table-cell/>
          <table:table-cell office:value-type="float" office:value="0.011183263" calcext:value-type="float">
            <text:p>0.011183263</text:p>
          </table:table-cell>
          <table:table-cell office:value-type="float" office:value="-0.010028449" calcext:value-type="float">
            <text:p>-0.010028449</text:p>
          </table:table-cell>
          <table:table-cell office:value-type="float" office:value="-0.018731748" calcext:value-type="float">
            <text:p>-0.01873174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1 17:10:03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51273304" calcext:value-type="float">
            <text:p>1.251273304</text:p>
          </table:table-cell>
          <table:table-cell office:value-type="float" office:value="1.090292465" calcext:value-type="float">
            <text:p>1.090292465</text:p>
          </table:table-cell>
          <table:table-cell office:value-type="float" office:value="1.239802985" calcext:value-type="float">
            <text:p>1.239802985</text:p>
          </table:table-cell>
          <table:table-cell/>
          <table:table-cell office:value-type="float" office:value="0.010222821" calcext:value-type="float">
            <text:p>0.010222821</text:p>
          </table:table-cell>
          <table:table-cell office:value-type="float" office:value="0.008907618" calcext:value-type="float">
            <text:p>0.008907618</text:p>
          </table:table-cell>
          <table:table-cell office:value-type="float" office:value="0.010129109" calcext:value-type="float">
            <text:p>0.010129109</text:p>
          </table:table-cell>
          <table:table-cell/>
          <table:table-cell office:value-type="float" office:value="0.000326988" calcext:value-type="float">
            <text:p>0.000326988</text:p>
          </table:table-cell>
          <table:table-cell office:value-type="float" office:value="-0.000988215" calcext:value-type="float">
            <text:p>-0.000988215</text:p>
          </table:table-cell>
          <table:table-cell office:value-type="float" office:value="0.000233276" calcext:value-type="float">
            <text:p>0.000233276</text:p>
          </table:table-cell>
          <table:table-cell/>
          <table:table-cell office:value-type="float" office:value="26.654287834" calcext:value-type="float">
            <text:p>26.654287834</text:p>
          </table:table-cell>
          <table:table-cell office:value-type="float" office:value="26.621875016" calcext:value-type="float">
            <text:p>26.621875016</text:p>
          </table:table-cell>
          <table:table-cell office:value-type="float" office:value="26.651978364" calcext:value-type="float">
            <text:p>26.651978364</text:p>
          </table:table-cell>
          <table:table-cell/>
          <table:table-cell office:value-type="float" office:value="0.008288544" calcext:value-type="float">
            <text:p>0.008288544</text:p>
          </table:table-cell>
          <table:table-cell office:value-type="float" office:value="-0.025050109" calcext:value-type="float">
            <text:p>-0.025050109</text:p>
          </table:table-cell>
          <table:table-cell office:value-type="float" office:value="0.005913116" calcext:value-type="float">
            <text:p>0.00591311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1 17:10:04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64816757" calcext:value-type="float">
            <text:p>1.164816757</text:p>
          </table:table-cell>
          <table:table-cell office:value-type="float" office:value="1.15209772" calcext:value-type="float">
            <text:p>1.15209772</text:p>
          </table:table-cell>
          <table:table-cell office:value-type="float" office:value="1.286558662" calcext:value-type="float">
            <text:p>1.286558662</text:p>
          </table:table-cell>
          <table:table-cell/>
          <table:table-cell office:value-type="float" office:value="0.009516477" calcext:value-type="float">
            <text:p>0.009516477</text:p>
          </table:table-cell>
          <table:table-cell office:value-type="float" office:value="0.009412563" calcext:value-type="float">
            <text:p>0.009412563</text:p>
          </table:table-cell>
          <table:table-cell office:value-type="float" office:value="0.0105111" calcext:value-type="float">
            <text:p>0.0105111</text:p>
          </table:table-cell>
          <table:table-cell/>
          <table:table-cell office:value-type="float" office:value="-0.000379357" calcext:value-type="float">
            <text:p>-0.000379357</text:p>
          </table:table-cell>
          <table:table-cell office:value-type="float" office:value="-0.00048327" calcext:value-type="float">
            <text:p>-0.00048327</text:p>
          </table:table-cell>
          <table:table-cell office:value-type="float" office:value="0.000615267" calcext:value-type="float">
            <text:p>0.000615267</text:p>
          </table:table-cell>
          <table:table-cell/>
          <table:table-cell office:value-type="float" office:value="26.641934427" calcext:value-type="float">
            <text:p>26.641934427</text:p>
          </table:table-cell>
          <table:table-cell office:value-type="float" office:value="26.639373508" calcext:value-type="float">
            <text:p>26.639373508</text:p>
          </table:table-cell>
          <table:table-cell office:value-type="float" office:value="26.666446305" calcext:value-type="float">
            <text:p>26.666446305</text:p>
          </table:table-cell>
          <table:table-cell/>
          <table:table-cell office:value-type="float" office:value="-0.00961616" calcext:value-type="float">
            <text:p>-0.00961616</text:p>
          </table:table-cell>
          <table:table-cell office:value-type="float" office:value="-0.012250247" calcext:value-type="float">
            <text:p>-0.012250247</text:p>
          </table:table-cell>
          <table:table-cell office:value-type="float" office:value="0.015595867" calcext:value-type="float">
            <text:p>0.01559586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1 17:10:0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33535639" calcext:value-type="float">
            <text:p>1.133535639</text:p>
          </table:table-cell>
          <table:table-cell office:value-type="float" office:value="1.319917598" calcext:value-type="float">
            <text:p>1.319917598</text:p>
          </table:table-cell>
          <table:table-cell office:value-type="float" office:value="1.142410176" calcext:value-type="float">
            <text:p>1.142410176</text:p>
          </table:table-cell>
          <table:table-cell/>
          <table:table-cell office:value-type="float" office:value="0.009260912" calcext:value-type="float">
            <text:p>0.009260912</text:p>
          </table:table-cell>
          <table:table-cell office:value-type="float" office:value="0.010783641" calcext:value-type="float">
            <text:p>0.010783641</text:p>
          </table:table-cell>
          <table:table-cell office:value-type="float" office:value="0.009333416" calcext:value-type="float">
            <text:p>0.009333416</text:p>
          </table:table-cell>
          <table:table-cell/>
          <table:table-cell office:value-type="float" office:value="-0.000634921" calcext:value-type="float">
            <text:p>-0.000634921</text:p>
          </table:table-cell>
          <table:table-cell office:value-type="float" office:value="0.000887807" calcext:value-type="float">
            <text:p>0.000887807</text:p>
          </table:table-cell>
          <table:table-cell office:value-type="float" office:value="-0.000562417" calcext:value-type="float">
            <text:p>-0.000562417</text:p>
          </table:table-cell>
          <table:table-cell/>
          <table:table-cell office:value-type="float" office:value="26.630581938" calcext:value-type="float">
            <text:p>26.630581938</text:p>
          </table:table-cell>
          <table:table-cell office:value-type="float" office:value="26.668108796" calcext:value-type="float">
            <text:p>26.668108796</text:p>
          </table:table-cell>
          <table:table-cell office:value-type="float" office:value="26.6323688" calcext:value-type="float">
            <text:p>26.6323688</text:p>
          </table:table-cell>
          <table:table-cell/>
          <table:table-cell office:value-type="float" office:value="-0.016094431" calcext:value-type="float">
            <text:p>-0.016094431</text:p>
          </table:table-cell>
          <table:table-cell office:value-type="float" office:value="0.022504181" calcext:value-type="float">
            <text:p>0.022504181</text:p>
          </table:table-cell>
          <table:table-cell office:value-type="float" office:value="-0.014256523" calcext:value-type="float">
            <text:p>-0.01425652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1 17:10:06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80520115" calcext:value-type="float">
            <text:p>1.280520115</text:p>
          </table:table-cell>
          <table:table-cell office:value-type="float" office:value="1.127596036" calcext:value-type="float">
            <text:p>1.127596036</text:p>
          </table:table-cell>
          <table:table-cell office:value-type="float" office:value="1.201826477" calcext:value-type="float">
            <text:p>1.201826477</text:p>
          </table:table-cell>
          <table:table-cell/>
          <table:table-cell office:value-type="float" office:value="0.010461766" calcext:value-type="float">
            <text:p>0.010461766</text:p>
          </table:table-cell>
          <table:table-cell office:value-type="float" office:value="0.009212386" calcext:value-type="float">
            <text:p>0.009212386</text:p>
          </table:table-cell>
          <table:table-cell office:value-type="float" office:value="0.009818844" calcext:value-type="float">
            <text:p>0.009818844</text:p>
          </table:table-cell>
          <table:table-cell/>
          <table:table-cell office:value-type="float" office:value="0.000565932" calcext:value-type="float">
            <text:p>0.000565932</text:p>
          </table:table-cell>
          <table:table-cell office:value-type="float" office:value="-0.000683447" calcext:value-type="float">
            <text:p>-0.000683447</text:p>
          </table:table-cell>
          <table:table-cell office:value-type="float" office:value="-0.00007699" calcext:value-type="float">
            <text:p>-7.699E-05</text:p>
          </table:table-cell>
          <table:table-cell/>
          <table:table-cell office:value-type="float" office:value="26.665230498" calcext:value-type="float">
            <text:p>26.665230498</text:p>
          </table:table-cell>
          <table:table-cell office:value-type="float" office:value="26.634440191" calcext:value-type="float">
            <text:p>26.634440191</text:p>
          </table:table-cell>
          <table:table-cell office:value-type="float" office:value="26.64938613" calcext:value-type="float">
            <text:p>26.64938613</text:p>
          </table:table-cell>
          <table:table-cell/>
          <table:table-cell office:value-type="float" office:value="0.014345335" calcext:value-type="float">
            <text:p>0.014345335</text:p>
          </table:table-cell>
          <table:table-cell office:value-type="float" office:value="-0.017324519" calcext:value-type="float">
            <text:p>-0.017324519</text:p>
          </table:table-cell>
          <table:table-cell office:value-type="float" office:value="-0.001951569" calcext:value-type="float">
            <text:p>-0.0019515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1 17:10:08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47952813" calcext:value-type="float">
            <text:p>1.147952813</text:p>
          </table:table-cell>
          <table:table-cell office:value-type="float" office:value="1.136757867" calcext:value-type="float">
            <text:p>1.136757867</text:p>
          </table:table-cell>
          <table:table-cell office:value-type="float" office:value="1.29767493" calcext:value-type="float">
            <text:p>1.29767493</text:p>
          </table:table-cell>
          <table:table-cell/>
          <table:table-cell office:value-type="float" office:value="0.009378699" calcext:value-type="float">
            <text:p>0.009378699</text:p>
          </table:table-cell>
          <table:table-cell office:value-type="float" office:value="0.009287237" calcext:value-type="float">
            <text:p>0.009287237</text:p>
          </table:table-cell>
          <table:table-cell office:value-type="float" office:value="0.010601919" calcext:value-type="float">
            <text:p>0.010601919</text:p>
          </table:table-cell>
          <table:table-cell/>
          <table:table-cell office:value-type="float" office:value="-0.000517134" calcext:value-type="float">
            <text:p>-0.000517134</text:p>
          </table:table-cell>
          <table:table-cell office:value-type="float" office:value="-0.000608596" calcext:value-type="float">
            <text:p>-0.000608596</text:p>
          </table:table-cell>
          <table:table-cell office:value-type="float" office:value="0.000706086" calcext:value-type="float">
            <text:p>0.000706086</text:p>
          </table:table-cell>
          <table:table-cell/>
          <table:table-cell office:value-type="float" office:value="26.643593107" calcext:value-type="float">
            <text:p>26.643593107</text:p>
          </table:table-cell>
          <table:table-cell office:value-type="float" office:value="26.64133906" calcext:value-type="float">
            <text:p>26.64133906</text:p>
          </table:table-cell>
          <table:table-cell office:value-type="float" office:value="26.673738486" calcext:value-type="float">
            <text:p>26.673738486</text:p>
          </table:table-cell>
          <table:table-cell/>
          <table:table-cell office:value-type="float" office:value="-0.013108651" calcext:value-type="float">
            <text:p>-0.013108651</text:p>
          </table:table-cell>
          <table:table-cell office:value-type="float" office:value="-0.01542711" calcext:value-type="float">
            <text:p>-0.01542711</text:p>
          </table:table-cell>
          <table:table-cell office:value-type="float" office:value="0.017897945" calcext:value-type="float">
            <text:p>0.0178979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1 17:10:09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26769319" calcext:value-type="float">
            <text:p>1.126769319</text:p>
          </table:table-cell>
          <table:table-cell office:value-type="float" office:value="1.24145761" calcext:value-type="float">
            <text:p>1.24145761</text:p>
          </table:table-cell>
          <table:table-cell office:value-type="float" office:value="1.290363227" calcext:value-type="float">
            <text:p>1.290363227</text:p>
          </table:table-cell>
          <table:table-cell/>
          <table:table-cell office:value-type="float" office:value="0.009205632" calcext:value-type="float">
            <text:p>0.009205632</text:p>
          </table:table-cell>
          <table:table-cell office:value-type="float" office:value="0.010142628" calcext:value-type="float">
            <text:p>0.010142628</text:p>
          </table:table-cell>
          <table:table-cell office:value-type="float" office:value="0.010542183" calcext:value-type="float">
            <text:p>0.010542183</text:p>
          </table:table-cell>
          <table:table-cell/>
          <table:table-cell office:value-type="float" office:value="-0.000690202" calcext:value-type="float">
            <text:p>-0.000690202</text:p>
          </table:table-cell>
          <table:table-cell office:value-type="float" office:value="0.000246794" calcext:value-type="float">
            <text:p>0.000246794</text:p>
          </table:table-cell>
          <table:table-cell office:value-type="float" office:value="0.00064635" calcext:value-type="float">
            <text:p>0.00064635</text:p>
          </table:table-cell>
          <table:table-cell/>
          <table:table-cell office:value-type="float" office:value="26.624165382" calcext:value-type="float">
            <text:p>26.624165382</text:p>
          </table:table-cell>
          <table:table-cell office:value-type="float" office:value="26.647257438" calcext:value-type="float">
            <text:p>26.647257438</text:p>
          </table:table-cell>
          <table:table-cell office:value-type="float" office:value="26.657104257" calcext:value-type="float">
            <text:p>26.657104257</text:p>
          </table:table-cell>
          <table:table-cell/>
          <table:table-cell office:value-type="float" office:value="-0.017495732" calcext:value-type="float">
            <text:p>-0.017495732</text:p>
          </table:table-cell>
          <table:table-cell office:value-type="float" office:value="0.006255779" calcext:value-type="float">
            <text:p>0.006255779</text:p>
          </table:table-cell>
          <table:table-cell office:value-type="float" office:value="0.016383758" calcext:value-type="float">
            <text:p>0.01638375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1 17:10:1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45734328" calcext:value-type="float">
            <text:p>1.145734328</text:p>
          </table:table-cell>
          <table:table-cell office:value-type="float" office:value="1.317567386" calcext:value-type="float">
            <text:p>1.317567386</text:p>
          </table:table-cell>
          <table:table-cell office:value-type="float" office:value="1.146967548" calcext:value-type="float">
            <text:p>1.146967548</text:p>
          </table:table-cell>
          <table:table-cell/>
          <table:table-cell office:value-type="float" office:value="0.009360575" calcext:value-type="float">
            <text:p>0.009360575</text:p>
          </table:table-cell>
          <table:table-cell office:value-type="float" office:value="0.010764439" calcext:value-type="float">
            <text:p>0.010764439</text:p>
          </table:table-cell>
          <table:table-cell office:value-type="float" office:value="0.00937065" calcext:value-type="float">
            <text:p>0.00937065</text:p>
          </table:table-cell>
          <table:table-cell/>
          <table:table-cell office:value-type="float" office:value="-0.000535259" calcext:value-type="float">
            <text:p>-0.000535259</text:p>
          </table:table-cell>
          <table:table-cell office:value-type="float" office:value="0.000868606" calcext:value-type="float">
            <text:p>0.000868606</text:p>
          </table:table-cell>
          <table:table-cell office:value-type="float" office:value="-0.000525183" calcext:value-type="float">
            <text:p>-0.000525183</text:p>
          </table:table-cell>
          <table:table-cell/>
          <table:table-cell office:value-type="float" office:value="26.627983947" calcext:value-type="float">
            <text:p>26.627983947</text:p>
          </table:table-cell>
          <table:table-cell office:value-type="float" office:value="26.662581597" calcext:value-type="float">
            <text:p>26.662581597</text:p>
          </table:table-cell>
          <table:table-cell office:value-type="float" office:value="26.628232253" calcext:value-type="float">
            <text:p>26.628232253</text:p>
          </table:table-cell>
          <table:table-cell/>
          <table:table-cell office:value-type="float" office:value="-0.013568096" calcext:value-type="float">
            <text:p>-0.013568096</text:p>
          </table:table-cell>
          <table:table-cell office:value-type="float" office:value="0.022017477" calcext:value-type="float">
            <text:p>0.022017477</text:p>
          </table:table-cell>
          <table:table-cell office:value-type="float" office:value="-0.013312697" calcext:value-type="float">
            <text:p>-0.01331269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1 17:10:1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89006029" calcext:value-type="float">
            <text:p>1.289006029</text:p>
          </table:table-cell>
          <table:table-cell office:value-type="float" office:value="1.145276564" calcext:value-type="float">
            <text:p>1.145276564</text:p>
          </table:table-cell>
          <table:table-cell office:value-type="float" office:value="1.19073584" calcext:value-type="float">
            <text:p>1.19073584</text:p>
          </table:table-cell>
          <table:table-cell/>
          <table:table-cell office:value-type="float" office:value="0.010531095" calcext:value-type="float">
            <text:p>0.010531095</text:p>
          </table:table-cell>
          <table:table-cell office:value-type="float" office:value="0.009356835" calcext:value-type="float">
            <text:p>0.009356835</text:p>
          </table:table-cell>
          <table:table-cell office:value-type="float" office:value="0.009728234" calcext:value-type="float">
            <text:p>0.009728234</text:p>
          </table:table-cell>
          <table:table-cell/>
          <table:table-cell office:value-type="float" office:value="0.000635262" calcext:value-type="float">
            <text:p>0.000635262</text:p>
          </table:table-cell>
          <table:table-cell office:value-type="float" office:value="-0.000538999" calcext:value-type="float">
            <text:p>-0.000538999</text:p>
          </table:table-cell>
          <table:table-cell office:value-type="float" office:value="-0.000167599" calcext:value-type="float">
            <text:p>-0.000167599</text:p>
          </table:table-cell>
          <table:table-cell/>
          <table:table-cell office:value-type="float" office:value="26.656830996" calcext:value-type="float">
            <text:p>26.656830996</text:p>
          </table:table-cell>
          <table:table-cell office:value-type="float" office:value="26.627891778" calcext:value-type="float">
            <text:p>26.627891778</text:p>
          </table:table-cell>
          <table:table-cell office:value-type="float" office:value="26.637044858" calcext:value-type="float">
            <text:p>26.637044858</text:p>
          </table:table-cell>
          <table:table-cell/>
          <table:table-cell office:value-type="float" office:value="0.016102695" calcext:value-type="float">
            <text:p>0.016102695</text:p>
          </table:table-cell>
          <table:table-cell office:value-type="float" office:value="-0.013662898" calcext:value-type="float">
            <text:p>-0.013662898</text:p>
          </table:table-cell>
          <table:table-cell office:value-type="float" office:value="-0.004248396" calcext:value-type="float">
            <text:p>-0.0042483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1 17:10:13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39077084" calcext:value-type="float">
            <text:p>1.139077084</text:p>
          </table:table-cell>
          <table:table-cell office:value-type="float" office:value="1.184230588" calcext:value-type="float">
            <text:p>1.184230588</text:p>
          </table:table-cell>
          <table:table-cell office:value-type="float" office:value="1.27760664" calcext:value-type="float">
            <text:p>1.27760664</text:p>
          </table:table-cell>
          <table:table-cell/>
          <table:table-cell office:value-type="float" office:value="0.009306185" calcext:value-type="float">
            <text:p>0.009306185</text:p>
          </table:table-cell>
          <table:table-cell office:value-type="float" office:value="0.009675087" calcext:value-type="float">
            <text:p>0.009675087</text:p>
          </table:table-cell>
          <table:table-cell office:value-type="float" office:value="0.010437963" calcext:value-type="float">
            <text:p>0.010437963</text:p>
          </table:table-cell>
          <table:table-cell/>
          <table:table-cell office:value-type="float" office:value="-0.000589648" calcext:value-type="float">
            <text:p>-0.000589648</text:p>
          </table:table-cell>
          <table:table-cell office:value-type="float" office:value="-0.000220747" calcext:value-type="float">
            <text:p>-0.000220747</text:p>
          </table:table-cell>
          <table:table-cell office:value-type="float" office:value="0.000542129" calcext:value-type="float">
            <text:p>0.000542129</text:p>
          </table:table-cell>
          <table:table-cell/>
          <table:table-cell office:value-type="float" office:value="26.626643527" calcext:value-type="float">
            <text:p>26.626643527</text:p>
          </table:table-cell>
          <table:table-cell office:value-type="float" office:value="26.635735051" calcext:value-type="float">
            <text:p>26.635735051</text:p>
          </table:table-cell>
          <table:table-cell office:value-type="float" office:value="26.654535812" calcext:value-type="float">
            <text:p>26.654535812</text:p>
          </table:table-cell>
          <table:table-cell/>
          <table:table-cell office:value-type="float" office:value="-0.014946803" calcext:value-type="float">
            <text:p>-0.014946803</text:p>
          </table:table-cell>
          <table:table-cell office:value-type="float" office:value="-0.005595611" calcext:value-type="float">
            <text:p>-0.005595611</text:p>
          </table:table-cell>
          <table:table-cell office:value-type="float" office:value="0.013741979" calcext:value-type="float">
            <text:p>0.01374197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1 17:10:14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86984919" calcext:value-type="float">
            <text:p>1.186984919</text:p>
          </table:table-cell>
          <table:table-cell office:value-type="float" office:value="1.282700453" calcext:value-type="float">
            <text:p>1.282700453</text:p>
          </table:table-cell>
          <table:table-cell office:value-type="float" office:value="1.116926207" calcext:value-type="float">
            <text:p>1.116926207</text:p>
          </table:table-cell>
          <table:table-cell/>
          <table:table-cell office:value-type="float" office:value="0.009697589" calcext:value-type="float">
            <text:p>0.009697589</text:p>
          </table:table-cell>
          <table:table-cell office:value-type="float" office:value="0.010479579" calcext:value-type="float">
            <text:p>0.010479579</text:p>
          </table:table-cell>
          <table:table-cell office:value-type="float" office:value="0.009125214" calcext:value-type="float">
            <text:p>0.009125214</text:p>
          </table:table-cell>
          <table:table-cell/>
          <table:table-cell office:value-type="float" office:value="-0.000198244" calcext:value-type="float">
            <text:p>-0.000198244</text:p>
          </table:table-cell>
          <table:table-cell office:value-type="float" office:value="0.000583746" calcext:value-type="float">
            <text:p>0.000583746</text:p>
          </table:table-cell>
          <table:table-cell office:value-type="float" office:value="-0.000770619" calcext:value-type="float">
            <text:p>-0.000770619</text:p>
          </table:table-cell>
          <table:table-cell/>
          <table:table-cell office:value-type="float" office:value="26.64639787" calcext:value-type="float">
            <text:p>26.64639787</text:p>
          </table:table-cell>
          <table:table-cell office:value-type="float" office:value="26.66566949" calcext:value-type="float">
            <text:p>26.66566949</text:p>
          </table:table-cell>
          <table:table-cell office:value-type="float" office:value="26.632291857" calcext:value-type="float">
            <text:p>26.632291857</text:p>
          </table:table-cell>
          <table:table-cell/>
          <table:table-cell office:value-type="float" office:value="-0.005025198" calcext:value-type="float">
            <text:p>-0.005025198</text:p>
          </table:table-cell>
          <table:table-cell office:value-type="float" office:value="0.014796865" calcext:value-type="float">
            <text:p>0.014796865</text:p>
          </table:table-cell>
          <table:table-cell office:value-type="float" office:value="-0.019534239" calcext:value-type="float">
            <text:p>-0.01953423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1 17:10:1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20138218" calcext:value-type="float">
            <text:p>1.220138218</text:p>
          </table:table-cell>
          <table:table-cell office:value-type="float" office:value="1.130052344" calcext:value-type="float">
            <text:p>1.130052344</text:p>
          </table:table-cell>
          <table:table-cell office:value-type="float" office:value="1.299181139" calcext:value-type="float">
            <text:p>1.299181139</text:p>
          </table:table-cell>
          <table:table-cell/>
          <table:table-cell office:value-type="float" office:value="0.009968449" calcext:value-type="float">
            <text:p>0.009968449</text:p>
          </table:table-cell>
          <table:table-cell office:value-type="float" office:value="0.009232454" calcext:value-type="float">
            <text:p>0.009232454</text:p>
          </table:table-cell>
          <table:table-cell office:value-type="float" office:value="0.010614225" calcext:value-type="float">
            <text:p>0.010614225</text:p>
          </table:table-cell>
          <table:table-cell/>
          <table:table-cell office:value-type="float" office:value="0.000072616" calcext:value-type="float">
            <text:p>7.2616E-05</text:p>
          </table:table-cell>
          <table:table-cell office:value-type="float" office:value="-0.00066338" calcext:value-type="float">
            <text:p>-0.00066338</text:p>
          </table:table-cell>
          <table:table-cell office:value-type="float" office:value="0.000718392" calcext:value-type="float">
            <text:p>0.000718392</text:p>
          </table:table-cell>
          <table:table-cell/>
          <table:table-cell office:value-type="float" office:value="26.648018987" calcext:value-type="float">
            <text:p>26.648018987</text:p>
          </table:table-cell>
          <table:table-cell office:value-type="float" office:value="26.629880587" calcext:value-type="float">
            <text:p>26.629880587</text:p>
          </table:table-cell>
          <table:table-cell office:value-type="float" office:value="26.663933699" calcext:value-type="float">
            <text:p>26.663933699</text:p>
          </table:table-cell>
          <table:table-cell/>
          <table:table-cell office:value-type="float" office:value="0.001840656" calcext:value-type="float">
            <text:p>0.001840656</text:p>
          </table:table-cell>
          <table:table-cell office:value-type="float" office:value="-0.016815819" calcext:value-type="float">
            <text:p>-0.016815819</text:p>
          </table:table-cell>
          <table:table-cell office:value-type="float" office:value="0.018209867" calcext:value-type="float">
            <text:p>0.0182098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1 17:10:1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21986559" calcext:value-type="float">
            <text:p>1.221986559</text:p>
          </table:table-cell>
          <table:table-cell office:value-type="float" office:value="1.286259447" calcext:value-type="float">
            <text:p>1.286259447</text:p>
          </table:table-cell>
          <table:table-cell office:value-type="float" office:value="1.107552184" calcext:value-type="float">
            <text:p>1.107552184</text:p>
          </table:table-cell>
          <table:table-cell/>
          <table:table-cell office:value-type="float" office:value="0.00998355" calcext:value-type="float">
            <text:p>0.00998355</text:p>
          </table:table-cell>
          <table:table-cell office:value-type="float" office:value="0.010508656" calcext:value-type="float">
            <text:p>0.010508656</text:p>
          </table:table-cell>
          <table:table-cell office:value-type="float" office:value="0.009048629" calcext:value-type="float">
            <text:p>0.009048629</text:p>
          </table:table-cell>
          <table:table-cell/>
          <table:table-cell office:value-type="float" office:value="0.000087717" calcext:value-type="float">
            <text:p>8.7717E-05</text:p>
          </table:table-cell>
          <table:table-cell office:value-type="float" office:value="0.000612822" calcext:value-type="float">
            <text:p>0.000612822</text:p>
          </table:table-cell>
          <table:table-cell office:value-type="float" office:value="-0.000847204" calcext:value-type="float">
            <text:p>-0.000847204</text:p>
          </table:table-cell>
          <table:table-cell/>
          <table:table-cell office:value-type="float" office:value="26.643337048" calcext:value-type="float">
            <text:p>26.643337048</text:p>
          </table:table-cell>
          <table:table-cell office:value-type="float" office:value="26.656277992" calcext:value-type="float">
            <text:p>26.656277992</text:p>
          </table:table-cell>
          <table:table-cell office:value-type="float" office:value="26.620296039" calcext:value-type="float">
            <text:p>26.620296039</text:p>
          </table:table-cell>
          <table:table-cell/>
          <table:table-cell office:value-type="float" office:value="0.002223437" calcext:value-type="float">
            <text:p>0.002223437</text:p>
          </table:table-cell>
          <table:table-cell office:value-type="float" office:value="0.015533902" calcext:value-type="float">
            <text:p>0.015533902</text:p>
          </table:table-cell>
          <table:table-cell office:value-type="float" office:value="-0.021475603" calcext:value-type="float">
            <text:p>-0.02147560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1 17:10:18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77322921" calcext:value-type="float">
            <text:p>1.277322921</text:p>
          </table:table-cell>
          <table:table-cell office:value-type="float" office:value="1.100772154" calcext:value-type="float">
            <text:p>1.100772154</text:p>
          </table:table-cell>
          <table:table-cell office:value-type="float" office:value="1.199206853" calcext:value-type="float">
            <text:p>1.199206853</text:p>
          </table:table-cell>
          <table:table-cell/>
          <table:table-cell office:value-type="float" office:value="0.010435645" calcext:value-type="float">
            <text:p>0.010435645</text:p>
          </table:table-cell>
          <table:table-cell office:value-type="float" office:value="0.008993237" calcext:value-type="float">
            <text:p>0.008993237</text:p>
          </table:table-cell>
          <table:table-cell office:value-type="float" office:value="0.009797442" calcext:value-type="float">
            <text:p>0.009797442</text:p>
          </table:table-cell>
          <table:table-cell/>
          <table:table-cell office:value-type="float" office:value="0.000539811" calcext:value-type="float">
            <text:p>0.000539811</text:p>
          </table:table-cell>
          <table:table-cell office:value-type="float" office:value="-0.000902597" calcext:value-type="float">
            <text:p>-0.000902597</text:p>
          </table:table-cell>
          <table:table-cell office:value-type="float" office:value="-0.000098392" calcext:value-type="float">
            <text:p>-9.8392E-05</text:p>
          </table:table-cell>
          <table:table-cell/>
          <table:table-cell office:value-type="float" office:value="26.649424645" calcext:value-type="float">
            <text:p>26.649424645</text:p>
          </table:table-cell>
          <table:table-cell office:value-type="float" office:value="26.613876687" calcext:value-type="float">
            <text:p>26.613876687</text:p>
          </table:table-cell>
          <table:table-cell office:value-type="float" office:value="26.63369635" calcext:value-type="float">
            <text:p>26.63369635</text:p>
          </table:table-cell>
          <table:table-cell/>
          <table:table-cell office:value-type="float" office:value="0.013683223" calcext:value-type="float">
            <text:p>0.013683223</text:p>
          </table:table-cell>
          <table:table-cell office:value-type="float" office:value="-0.022879752" calcext:value-type="float">
            <text:p>-0.022879752</text:p>
          </table:table-cell>
          <table:table-cell office:value-type="float" office:value="-0.002494082" calcext:value-type="float">
            <text:p>-0.0024940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1 17:10:19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20496526" calcext:value-type="float">
            <text:p>1.120496526</text:p>
          </table:table-cell>
          <table:table-cell office:value-type="float" office:value="1.203172946" calcext:value-type="float">
            <text:p>1.203172946</text:p>
          </table:table-cell>
          <table:table-cell office:value-type="float" office:value="1.277403984" calcext:value-type="float">
            <text:p>1.277403984</text:p>
          </table:table-cell>
          <table:table-cell/>
          <table:table-cell office:value-type="float" office:value="0.009154383" calcext:value-type="float">
            <text:p>0.009154383</text:p>
          </table:table-cell>
          <table:table-cell office:value-type="float" office:value="0.009829844" calcext:value-type="float">
            <text:p>0.009829844</text:p>
          </table:table-cell>
          <table:table-cell office:value-type="float" office:value="0.010436307" calcext:value-type="float">
            <text:p>0.010436307</text:p>
          </table:table-cell>
          <table:table-cell/>
          <table:table-cell office:value-type="float" office:value="-0.00074145" calcext:value-type="float">
            <text:p>-0.00074145</text:p>
          </table:table-cell>
          <table:table-cell office:value-type="float" office:value="-0.000065989" calcext:value-type="float">
            <text:p>-6.5989E-05</text:p>
          </table:table-cell>
          <table:table-cell office:value-type="float" office:value="0.000540474" calcext:value-type="float">
            <text:p>0.000540474</text:p>
          </table:table-cell>
          <table:table-cell/>
          <table:table-cell office:value-type="float" office:value="26.622902365" calcext:value-type="float">
            <text:p>26.622902365</text:p>
          </table:table-cell>
          <table:table-cell office:value-type="float" office:value="26.639549017" calcext:value-type="float">
            <text:p>26.639549017</text:p>
          </table:table-cell>
          <table:table-cell office:value-type="float" office:value="26.654495008" calcext:value-type="float">
            <text:p>26.654495008</text:p>
          </table:table-cell>
          <table:table-cell/>
          <table:table-cell office:value-type="float" office:value="-0.018794826" calcext:value-type="float">
            <text:p>-0.018794826</text:p>
          </table:table-cell>
          <table:table-cell office:value-type="float" office:value="-0.001672721" calcext:value-type="float">
            <text:p>-0.001672721</text:p>
          </table:table-cell>
          <table:table-cell office:value-type="float" office:value="0.01370001" calcext:value-type="float">
            <text:p>0.0137000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1 17:10:20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84320591" calcext:value-type="float">
            <text:p>1.184320591</text:p>
          </table:table-cell>
          <table:table-cell office:value-type="float" office:value="1.281758104" calcext:value-type="float">
            <text:p>1.281758104</text:p>
          </table:table-cell>
          <table:table-cell office:value-type="float" office:value="1.1162187" calcext:value-type="float">
            <text:p>1.1162187</text:p>
          </table:table-cell>
          <table:table-cell/>
          <table:table-cell office:value-type="float" office:value="0.009675822" calcext:value-type="float">
            <text:p>0.009675822</text:p>
          </table:table-cell>
          <table:table-cell office:value-type="float" office:value="0.01047188" calcext:value-type="float">
            <text:p>0.01047188</text:p>
          </table:table-cell>
          <table:table-cell office:value-type="float" office:value="0.009119434" calcext:value-type="float">
            <text:p>0.009119434</text:p>
          </table:table-cell>
          <table:table-cell/>
          <table:table-cell office:value-type="float" office:value="-0.000220012" calcext:value-type="float">
            <text:p>-0.000220012</text:p>
          </table:table-cell>
          <table:table-cell office:value-type="float" office:value="0.000576047" calcext:value-type="float">
            <text:p>0.000576047</text:p>
          </table:table-cell>
          <table:table-cell office:value-type="float" office:value="-0.0007764" calcext:value-type="float">
            <text:p>-0.0007764</text:p>
          </table:table-cell>
          <table:table-cell/>
          <table:table-cell office:value-type="float" office:value="26.645861423" calcext:value-type="float">
            <text:p>26.645861423</text:p>
          </table:table-cell>
          <table:table-cell office:value-type="float" office:value="26.665479756" calcext:value-type="float">
            <text:p>26.665479756</text:p>
          </table:table-cell>
          <table:table-cell office:value-type="float" office:value="26.632149403" calcext:value-type="float">
            <text:p>26.632149403</text:p>
          </table:table-cell>
          <table:table-cell/>
          <table:table-cell office:value-type="float" office:value="-0.005576972" calcext:value-type="float">
            <text:p>-0.005576972</text:p>
          </table:table-cell>
          <table:table-cell office:value-type="float" office:value="0.014601712" calcext:value-type="float">
            <text:p>0.014601712</text:p>
          </table:table-cell>
          <table:table-cell office:value-type="float" office:value="-0.019680764" calcext:value-type="float">
            <text:p>-0.0196807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1 17:10:21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5741616" calcext:value-type="float">
            <text:p>1.25741616</text:p>
          </table:table-cell>
          <table:table-cell office:value-type="float" office:value="1.110565199" calcext:value-type="float">
            <text:p>1.110565199</text:p>
          </table:table-cell>
          <table:table-cell office:value-type="float" office:value="1.280435476" calcext:value-type="float">
            <text:p>1.280435476</text:p>
          </table:table-cell>
          <table:table-cell/>
          <table:table-cell office:value-type="float" office:value="0.010273008" calcext:value-type="float">
            <text:p>0.010273008</text:p>
          </table:table-cell>
          <table:table-cell office:value-type="float" office:value="0.009073245" calcext:value-type="float">
            <text:p>0.009073245</text:p>
          </table:table-cell>
          <table:table-cell office:value-type="float" office:value="0.010461074" calcext:value-type="float">
            <text:p>0.010461074</text:p>
          </table:table-cell>
          <table:table-cell/>
          <table:table-cell office:value-type="float" office:value="0.000377175" calcext:value-type="float">
            <text:p>0.000377175</text:p>
          </table:table-cell>
          <table:table-cell office:value-type="float" office:value="-0.000822588" calcext:value-type="float">
            <text:p>-0.000822588</text:p>
          </table:table-cell>
          <table:table-cell office:value-type="float" office:value="0.000565241" calcext:value-type="float">
            <text:p>0.000565241</text:p>
          </table:table-cell>
          <table:table-cell/>
          <table:table-cell office:value-type="float" office:value="26.655524654" calcext:value-type="float">
            <text:p>26.655524654</text:p>
          </table:table-cell>
          <table:table-cell office:value-type="float" office:value="26.625956897" calcext:value-type="float">
            <text:p>26.625956897</text:p>
          </table:table-cell>
          <table:table-cell office:value-type="float" office:value="26.660159417" calcext:value-type="float">
            <text:p>26.660159417</text:p>
          </table:table-cell>
          <table:table-cell/>
          <table:table-cell office:value-type="float" office:value="0.009560686" calcext:value-type="float">
            <text:p>0.009560686</text:p>
          </table:table-cell>
          <table:table-cell office:value-type="float" office:value="-0.020851606" calcext:value-type="float">
            <text:p>-0.020851606</text:p>
          </table:table-cell>
          <table:table-cell office:value-type="float" office:value="0.014327807" calcext:value-type="float">
            <text:p>0.01432780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1 17:10:22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10983683" calcext:value-type="float">
            <text:p>1.10983683</text:p>
          </table:table-cell>
          <table:table-cell office:value-type="float" office:value="1.295407569" calcext:value-type="float">
            <text:p>1.295407569</text:p>
          </table:table-cell>
          <table:table-cell office:value-type="float" office:value="1.215835359" calcext:value-type="float">
            <text:p>1.215835359</text:p>
          </table:table-cell>
          <table:table-cell/>
          <table:table-cell office:value-type="float" office:value="0.009067294" calcext:value-type="float">
            <text:p>0.009067294</text:p>
          </table:table-cell>
          <table:table-cell office:value-type="float" office:value="0.010583395" calcext:value-type="float">
            <text:p>0.010583395</text:p>
          </table:table-cell>
          <table:table-cell office:value-type="float" office:value="0.009933295" calcext:value-type="float">
            <text:p>0.009933295</text:p>
          </table:table-cell>
          <table:table-cell/>
          <table:table-cell office:value-type="float" office:value="-0.000828539" calcext:value-type="float">
            <text:p>-0.000828539</text:p>
          </table:table-cell>
          <table:table-cell office:value-type="float" office:value="0.000687562" calcext:value-type="float">
            <text:p>0.000687562</text:p>
          </table:table-cell>
          <table:table-cell office:value-type="float" office:value="0.000037462" calcext:value-type="float">
            <text:p>3.7462E-05</text:p>
          </table:table-cell>
          <table:table-cell/>
          <table:table-cell office:value-type="float" office:value="26.630864433" calcext:value-type="float">
            <text:p>26.630864433</text:p>
          </table:table-cell>
          <table:table-cell office:value-type="float" office:value="26.66822795" calcext:value-type="float">
            <text:p>26.66822795</text:p>
          </table:table-cell>
          <table:table-cell office:value-type="float" office:value="26.652206728" calcext:value-type="float">
            <text:p>26.652206728</text:p>
          </table:table-cell>
          <table:table-cell/>
          <table:table-cell office:value-type="float" office:value="-0.021002451" calcext:value-type="float">
            <text:p>-0.021002451</text:p>
          </table:table-cell>
          <table:table-cell office:value-type="float" office:value="0.017428396" calcext:value-type="float">
            <text:p>0.017428396</text:p>
          </table:table-cell>
          <table:table-cell office:value-type="float" office:value="0.000949555" calcext:value-type="float">
            <text:p>0.00094955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1 17:10:24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1329205" calcext:value-type="float">
            <text:p>1.261329205</text:p>
          </table:table-cell>
          <table:table-cell office:value-type="float" office:value="1.216287162" calcext:value-type="float">
            <text:p>1.216287162</text:p>
          </table:table-cell>
          <table:table-cell office:value-type="float" office:value="1.140431898" calcext:value-type="float">
            <text:p>1.140431898</text:p>
          </table:table-cell>
          <table:table-cell/>
          <table:table-cell office:value-type="float" office:value="0.010304977" calcext:value-type="float">
            <text:p>0.010304977</text:p>
          </table:table-cell>
          <table:table-cell office:value-type="float" office:value="0.009936987" calcext:value-type="float">
            <text:p>0.009936987</text:p>
          </table:table-cell>
          <table:table-cell office:value-type="float" office:value="0.009317254" calcext:value-type="float">
            <text:p>0.009317254</text:p>
          </table:table-cell>
          <table:table-cell/>
          <table:table-cell office:value-type="float" office:value="0.000409144" calcext:value-type="float">
            <text:p>0.000409144</text:p>
          </table:table-cell>
          <table:table-cell office:value-type="float" office:value="0.000041153" calcext:value-type="float">
            <text:p>4.1153E-05</text:p>
          </table:table-cell>
          <table:table-cell office:value-type="float" office:value="-0.000578579" calcext:value-type="float">
            <text:p>-0.000578579</text:p>
          </table:table-cell>
          <table:table-cell/>
          <table:table-cell office:value-type="float" office:value="26.651258461" calcext:value-type="float">
            <text:p>26.651258461</text:p>
          </table:table-cell>
          <table:table-cell office:value-type="float" office:value="26.642189503" calcext:value-type="float">
            <text:p>26.642189503</text:p>
          </table:table-cell>
          <table:table-cell office:value-type="float" office:value="26.626916315" calcext:value-type="float">
            <text:p>26.626916315</text:p>
          </table:table-cell>
          <table:table-cell/>
          <table:table-cell office:value-type="float" office:value="0.01037105" calcext:value-type="float">
            <text:p>0.01037105</text:p>
          </table:table-cell>
          <table:table-cell office:value-type="float" office:value="0.001043122" calcext:value-type="float">
            <text:p>0.001043122</text:p>
          </table:table-cell>
          <table:table-cell office:value-type="float" office:value="-0.014666222" calcext:value-type="float">
            <text:p>-0.01466622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1 17:10:2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07840587" calcext:value-type="float">
            <text:p>1.207840587</text:p>
          </table:table-cell>
          <table:table-cell office:value-type="float" office:value="1.132158176" calcext:value-type="float">
            <text:p>1.132158176</text:p>
          </table:table-cell>
          <table:table-cell office:value-type="float" office:value="1.295349156" calcext:value-type="float">
            <text:p>1.295349156</text:p>
          </table:table-cell>
          <table:table-cell/>
          <table:table-cell office:value-type="float" office:value="0.009867979" calcext:value-type="float">
            <text:p>0.009867979</text:p>
          </table:table-cell>
          <table:table-cell office:value-type="float" office:value="0.009249658" calcext:value-type="float">
            <text:p>0.009249658</text:p>
          </table:table-cell>
          <table:table-cell office:value-type="float" office:value="0.010582918" calcext:value-type="float">
            <text:p>0.010582918</text:p>
          </table:table-cell>
          <table:table-cell/>
          <table:table-cell office:value-type="float" office:value="-0.000027855" calcext:value-type="float">
            <text:p>-2.7855E-05</text:p>
          </table:table-cell>
          <table:table-cell office:value-type="float" office:value="-0.000646175" calcext:value-type="float">
            <text:p>-0.000646175</text:p>
          </table:table-cell>
          <table:table-cell office:value-type="float" office:value="0.000687085" calcext:value-type="float">
            <text:p>0.000687085</text:p>
          </table:table-cell>
          <table:table-cell/>
          <table:table-cell office:value-type="float" office:value="26.645542929" calcext:value-type="float">
            <text:p>26.645542929</text:p>
          </table:table-cell>
          <table:table-cell office:value-type="float" office:value="26.63030459" calcext:value-type="float">
            <text:p>26.63030459</text:p>
          </table:table-cell>
          <table:table-cell office:value-type="float" office:value="26.663162162" calcext:value-type="float">
            <text:p>26.663162162</text:p>
          </table:table-cell>
          <table:table-cell/>
          <table:table-cell office:value-type="float" office:value="-0.000706074" calcext:value-type="float">
            <text:p>-0.000706074</text:p>
          </table:table-cell>
          <table:table-cell office:value-type="float" office:value="-0.016379703" calcext:value-type="float">
            <text:p>-0.016379703</text:p>
          </table:table-cell>
          <table:table-cell office:value-type="float" office:value="0.017416299" calcext:value-type="float">
            <text:p>0.01741629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1 17:10:2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87877201" calcext:value-type="float">
            <text:p>1.187877201</text:p>
          </table:table-cell>
          <table:table-cell office:value-type="float" office:value="1.283723269" calcext:value-type="float">
            <text:p>1.283723269</text:p>
          </table:table-cell>
          <table:table-cell office:value-type="float" office:value="1.116937532" calcext:value-type="float">
            <text:p>1.116937532</text:p>
          </table:table-cell>
          <table:table-cell/>
          <table:table-cell office:value-type="float" office:value="0.009704879" calcext:value-type="float">
            <text:p>0.009704879</text:p>
          </table:table-cell>
          <table:table-cell office:value-type="float" office:value="0.010487935" calcext:value-type="float">
            <text:p>0.010487935</text:p>
          </table:table-cell>
          <table:table-cell office:value-type="float" office:value="0.009125307" calcext:value-type="float">
            <text:p>0.009125307</text:p>
          </table:table-cell>
          <table:table-cell/>
          <table:table-cell office:value-type="float" office:value="-0.000190954" calcext:value-type="float">
            <text:p>-0.000190954</text:p>
          </table:table-cell>
          <table:table-cell office:value-type="float" office:value="0.000592102" calcext:value-type="float">
            <text:p>0.000592102</text:p>
          </table:table-cell>
          <table:table-cell office:value-type="float" office:value="-0.000770527" calcext:value-type="float">
            <text:p>-0.000770527</text:p>
          </table:table-cell>
          <table:table-cell/>
          <table:table-cell office:value-type="float" office:value="26.636469282" calcext:value-type="float">
            <text:p>26.636469282</text:p>
          </table:table-cell>
          <table:table-cell office:value-type="float" office:value="26.655767351" calcext:value-type="float">
            <text:p>26.655767351</text:p>
          </table:table-cell>
          <table:table-cell office:value-type="float" office:value="26.622185767" calcext:value-type="float">
            <text:p>26.622185767</text:p>
          </table:table-cell>
          <table:table-cell/>
          <table:table-cell office:value-type="float" office:value="-0.00484041" calcext:value-type="float">
            <text:p>-0.00484041</text:p>
          </table:table-cell>
          <table:table-cell office:value-type="float" office:value="0.015008681" calcext:value-type="float">
            <text:p>0.015008681</text:p>
          </table:table-cell>
          <table:table-cell office:value-type="float" office:value="-0.019531894" calcext:value-type="float">
            <text:p>-0.01953189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1 17:10:27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41880887" calcext:value-type="float">
            <text:p>1.141880887</text:p>
          </table:table-cell>
          <table:table-cell office:value-type="float" office:value="1.147992748" calcext:value-type="float">
            <text:p>1.147992748</text:p>
          </table:table-cell>
          <table:table-cell office:value-type="float" office:value="1.298426544" calcext:value-type="float">
            <text:p>1.298426544</text:p>
          </table:table-cell>
          <table:table-cell/>
          <table:table-cell office:value-type="float" office:value="0.009329092" calcext:value-type="float">
            <text:p>0.009329092</text:p>
          </table:table-cell>
          <table:table-cell office:value-type="float" office:value="0.009379026" calcext:value-type="float">
            <text:p>0.009379026</text:p>
          </table:table-cell>
          <table:table-cell office:value-type="float" office:value="0.01060806" calcext:value-type="float">
            <text:p>0.01060806</text:p>
          </table:table-cell>
          <table:table-cell/>
          <table:table-cell office:value-type="float" office:value="-0.000566741" calcext:value-type="float">
            <text:p>-0.000566741</text:p>
          </table:table-cell>
          <table:table-cell office:value-type="float" office:value="-0.000516808" calcext:value-type="float">
            <text:p>-0.000516808</text:p>
          </table:table-cell>
          <table:table-cell office:value-type="float" office:value="0.000712227" calcext:value-type="float">
            <text:p>0.000712227</text:p>
          </table:table-cell>
          <table:table-cell/>
          <table:table-cell office:value-type="float" office:value="26.627208066" calcext:value-type="float">
            <text:p>26.627208066</text:p>
          </table:table-cell>
          <table:table-cell office:value-type="float" office:value="26.628438675" calcext:value-type="float">
            <text:p>26.628438675</text:p>
          </table:table-cell>
          <table:table-cell office:value-type="float" office:value="26.658727744" calcext:value-type="float">
            <text:p>26.658727744</text:p>
          </table:table-cell>
          <table:table-cell/>
          <table:table-cell office:value-type="float" office:value="-0.014366138" calcext:value-type="float">
            <text:p>-0.014366138</text:p>
          </table:table-cell>
          <table:table-cell office:value-type="float" office:value="-0.01310038" calcext:value-type="float">
            <text:p>-0.01310038</text:p>
          </table:table-cell>
          <table:table-cell office:value-type="float" office:value="0.018053598" calcext:value-type="float">
            <text:p>0.01805359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1 17:10:29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25443712" calcext:value-type="float">
            <text:p>1.125443712</text:p>
          </table:table-cell>
          <table:table-cell office:value-type="float" office:value="1.299423134" calcext:value-type="float">
            <text:p>1.299423134</text:p>
          </table:table-cell>
          <table:table-cell office:value-type="float" office:value="1.23353198" calcext:value-type="float">
            <text:p>1.23353198</text:p>
          </table:table-cell>
          <table:table-cell/>
          <table:table-cell office:value-type="float" office:value="0.009194802" calcext:value-type="float">
            <text:p>0.009194802</text:p>
          </table:table-cell>
          <table:table-cell office:value-type="float" office:value="0.010616202" calcext:value-type="float">
            <text:p>0.010616202</text:p>
          </table:table-cell>
          <table:table-cell office:value-type="float" office:value="0.010077876" calcext:value-type="float">
            <text:p>0.010077876</text:p>
          </table:table-cell>
          <table:table-cell/>
          <table:table-cell office:value-type="float" office:value="-0.000701032" calcext:value-type="float">
            <text:p>-0.000701032</text:p>
          </table:table-cell>
          <table:table-cell office:value-type="float" office:value="0.000720369" calcext:value-type="float">
            <text:p>0.000720369</text:p>
          </table:table-cell>
          <table:table-cell office:value-type="float" office:value="0.000182042" calcext:value-type="float">
            <text:p>0.000182042</text:p>
          </table:table-cell>
          <table:table-cell/>
          <table:table-cell office:value-type="float" office:value="26.628952651" calcext:value-type="float">
            <text:p>26.628952651</text:p>
          </table:table-cell>
          <table:table-cell office:value-type="float" office:value="26.663982422" calcext:value-type="float">
            <text:p>26.663982422</text:p>
          </table:table-cell>
          <table:table-cell office:value-type="float" office:value="26.650715738" calcext:value-type="float">
            <text:p>26.650715738</text:p>
          </table:table-cell>
          <table:table-cell/>
          <table:table-cell office:value-type="float" office:value="-0.017770265" calcext:value-type="float">
            <text:p>-0.017770265</text:p>
          </table:table-cell>
          <table:table-cell office:value-type="float" office:value="0.018259982" calcext:value-type="float">
            <text:p>0.018259982</text:p>
          </table:table-cell>
          <table:table-cell office:value-type="float" office:value="0.004614429" calcext:value-type="float">
            <text:p>0.0046144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1 17:10:3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45834976" calcext:value-type="float">
            <text:p>1.245834976</text:p>
          </table:table-cell>
          <table:table-cell office:value-type="float" office:value="1.246571689" calcext:value-type="float">
            <text:p>1.246571689</text:p>
          </table:table-cell>
          <table:table-cell office:value-type="float" office:value="1.11714138" calcext:value-type="float">
            <text:p>1.11714138</text:p>
          </table:table-cell>
          <table:table-cell/>
          <table:table-cell office:value-type="float" office:value="0.01017839" calcext:value-type="float">
            <text:p>0.01017839</text:p>
          </table:table-cell>
          <table:table-cell office:value-type="float" office:value="0.010184409" calcext:value-type="float">
            <text:p>0.010184409</text:p>
          </table:table-cell>
          <table:table-cell office:value-type="float" office:value="0.009126972" calcext:value-type="float">
            <text:p>0.009126972</text:p>
          </table:table-cell>
          <table:table-cell/>
          <table:table-cell office:value-type="float" office:value="0.000282557" calcext:value-type="float">
            <text:p>0.000282557</text:p>
          </table:table-cell>
          <table:table-cell office:value-type="float" office:value="0.000288576" calcext:value-type="float">
            <text:p>0.000288576</text:p>
          </table:table-cell>
          <table:table-cell office:value-type="float" office:value="-0.000768861" calcext:value-type="float">
            <text:p>-0.000768861</text:p>
          </table:table-cell>
          <table:table-cell/>
          <table:table-cell office:value-type="float" office:value="26.648138794" calcext:value-type="float">
            <text:p>26.648138794</text:p>
          </table:table-cell>
          <table:table-cell office:value-type="float" office:value="26.648287127" calcext:value-type="float">
            <text:p>26.648287127</text:p>
          </table:table-cell>
          <table:table-cell office:value-type="float" office:value="26.622226812" calcext:value-type="float">
            <text:p>26.622226812</text:p>
          </table:table-cell>
          <table:table-cell/>
          <table:table-cell office:value-type="float" office:value="0.007162303" calcext:value-type="float">
            <text:p>0.007162303</text:p>
          </table:table-cell>
          <table:table-cell office:value-type="float" office:value="0.007314871" calcext:value-type="float">
            <text:p>0.007314871</text:p>
          </table:table-cell>
          <table:table-cell office:value-type="float" office:value="-0.019489677" calcext:value-type="float">
            <text:p>-0.0194896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1 17:10:3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64081152" calcext:value-type="float">
            <text:p>1.264081152</text:p>
          </table:table-cell>
          <table:table-cell office:value-type="float" office:value="1.108232273" calcext:value-type="float">
            <text:p>1.108232273</text:p>
          </table:table-cell>
          <table:table-cell office:value-type="float" office:value="1.29616276" calcext:value-type="float">
            <text:p>1.29616276</text:p>
          </table:table-cell>
          <table:table-cell/>
          <table:table-cell office:value-type="float" office:value="0.01032746" calcext:value-type="float">
            <text:p>0.01032746</text:p>
          </table:table-cell>
          <table:table-cell office:value-type="float" office:value="0.009054185" calcext:value-type="float">
            <text:p>0.009054185</text:p>
          </table:table-cell>
          <table:table-cell office:value-type="float" office:value="0.010589565" calcext:value-type="float">
            <text:p>0.010589565</text:p>
          </table:table-cell>
          <table:table-cell/>
          <table:table-cell office:value-type="float" office:value="0.000431627" calcext:value-type="float">
            <text:p>0.000431627</text:p>
          </table:table-cell>
          <table:table-cell office:value-type="float" office:value="-0.000841648" calcext:value-type="float">
            <text:p>-0.000841648</text:p>
          </table:table-cell>
          <table:table-cell office:value-type="float" office:value="0.000693732" calcext:value-type="float">
            <text:p>0.000693732</text:p>
          </table:table-cell>
          <table:table-cell/>
          <table:table-cell office:value-type="float" office:value="26.661920656" calcext:value-type="float">
            <text:p>26.661920656</text:p>
          </table:table-cell>
          <table:table-cell office:value-type="float" office:value="26.63054136" calcext:value-type="float">
            <text:p>26.63054136</text:p>
          </table:table-cell>
          <table:table-cell office:value-type="float" office:value="26.66838" calcext:value-type="float">
            <text:p>26.66838</text:p>
          </table:table-cell>
          <table:table-cell/>
          <table:table-cell office:value-type="float" office:value="0.010940957" calcext:value-type="float">
            <text:p>0.010940957</text:p>
          </table:table-cell>
          <table:table-cell office:value-type="float" office:value="-0.021334756" calcext:value-type="float">
            <text:p>-0.021334756</text:p>
          </table:table-cell>
          <table:table-cell office:value-type="float" office:value="0.017584789" calcext:value-type="float">
            <text:p>0.01758478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1 17:10:32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18263736" calcext:value-type="float">
            <text:p>1.118263736</text:p>
          </table:table-cell>
          <table:table-cell office:value-type="float" office:value="1.309281744" calcext:value-type="float">
            <text:p>1.309281744</text:p>
          </table:table-cell>
          <table:table-cell office:value-type="float" office:value="1.143661278" calcext:value-type="float">
            <text:p>1.143661278</text:p>
          </table:table-cell>
          <table:table-cell/>
          <table:table-cell office:value-type="float" office:value="0.009136142" calcext:value-type="float">
            <text:p>0.009136142</text:p>
          </table:table-cell>
          <table:table-cell office:value-type="float" office:value="0.010696746" calcext:value-type="float">
            <text:p>0.010696746</text:p>
          </table:table-cell>
          <table:table-cell office:value-type="float" office:value="0.009343638" calcext:value-type="float">
            <text:p>0.009343638</text:p>
          </table:table-cell>
          <table:table-cell/>
          <table:table-cell office:value-type="float" office:value="-0.000759692" calcext:value-type="float">
            <text:p>-0.000759692</text:p>
          </table:table-cell>
          <table:table-cell office:value-type="float" office:value="0.000800913" calcext:value-type="float">
            <text:p>0.000800913</text:p>
          </table:table-cell>
          <table:table-cell office:value-type="float" office:value="-0.000552195" calcext:value-type="float">
            <text:p>-0.000552195</text:p>
          </table:table-cell>
          <table:table-cell/>
          <table:table-cell office:value-type="float" office:value="26.622452796" calcext:value-type="float">
            <text:p>26.622452796</text:p>
          </table:table-cell>
          <table:table-cell office:value-type="float" office:value="26.660913352" calcext:value-type="float">
            <text:p>26.660913352</text:p>
          </table:table-cell>
          <table:table-cell office:value-type="float" office:value="26.627566544" calcext:value-type="float">
            <text:p>26.627566544</text:p>
          </table:table-cell>
          <table:table-cell/>
          <table:table-cell office:value-type="float" office:value="-0.019257237" calcext:value-type="float">
            <text:p>-0.019257237</text:p>
          </table:table-cell>
          <table:table-cell office:value-type="float" office:value="0.020301605" calcext:value-type="float">
            <text:p>0.020301605</text:p>
          </table:table-cell>
          <table:table-cell office:value-type="float" office:value="-0.013997422" calcext:value-type="float">
            <text:p>-0.01399742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1 17:10:3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82848273" calcext:value-type="float">
            <text:p>1.282848273</text:p>
          </table:table-cell>
          <table:table-cell office:value-type="float" office:value="1.106782091" calcext:value-type="float">
            <text:p>1.106782091</text:p>
          </table:table-cell>
          <table:table-cell office:value-type="float" office:value="1.256940515" calcext:value-type="float">
            <text:p>1.256940515</text:p>
          </table:table-cell>
          <table:table-cell/>
          <table:table-cell office:value-type="float" office:value="0.010480787" calcext:value-type="float">
            <text:p>0.010480787</text:p>
          </table:table-cell>
          <table:table-cell office:value-type="float" office:value="0.009042337" calcext:value-type="float">
            <text:p>0.009042337</text:p>
          </table:table-cell>
          <table:table-cell office:value-type="float" office:value="0.010269122" calcext:value-type="float">
            <text:p>0.010269122</text:p>
          </table:table-cell>
          <table:table-cell/>
          <table:table-cell office:value-type="float" office:value="0.000584953" calcext:value-type="float">
            <text:p>0.000584953</text:p>
          </table:table-cell>
          <table:table-cell office:value-type="float" office:value="-0.000853496" calcext:value-type="float">
            <text:p>-0.000853496</text:p>
          </table:table-cell>
          <table:table-cell office:value-type="float" office:value="0.000373289" calcext:value-type="float">
            <text:p>0.000373289</text:p>
          </table:table-cell>
          <table:table-cell/>
          <table:table-cell office:value-type="float" office:value="26.660645214" calcext:value-type="float">
            <text:p>26.660645214</text:p>
          </table:table-cell>
          <table:table-cell office:value-type="float" office:value="26.625195175" calcext:value-type="float">
            <text:p>26.625195175</text:p>
          </table:table-cell>
          <table:table-cell office:value-type="float" office:value="26.655428887" calcext:value-type="float">
            <text:p>26.655428887</text:p>
          </table:table-cell>
          <table:table-cell/>
          <table:table-cell office:value-type="float" office:value="0.014827477" calcext:value-type="float">
            <text:p>0.014827477</text:p>
          </table:table-cell>
          <table:table-cell office:value-type="float" office:value="-0.021635089" calcext:value-type="float">
            <text:p>-0.021635089</text:p>
          </table:table-cell>
          <table:table-cell office:value-type="float" office:value="0.009462184" calcext:value-type="float">
            <text:p>0.00946218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1 17:10:35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16413607" calcext:value-type="float">
            <text:p>1.116413607</text:p>
          </table:table-cell>
          <table:table-cell office:value-type="float" office:value="1.262951048" calcext:value-type="float">
            <text:p>1.262951048</text:p>
          </table:table-cell>
          <table:table-cell office:value-type="float" office:value="1.269144567" calcext:value-type="float">
            <text:p>1.269144567</text:p>
          </table:table-cell>
          <table:table-cell/>
          <table:table-cell office:value-type="float" office:value="0.009121026" calcext:value-type="float">
            <text:p>0.009121026</text:p>
          </table:table-cell>
          <table:table-cell office:value-type="float" office:value="0.010318228" calcext:value-type="float">
            <text:p>0.010318228</text:p>
          </table:table-cell>
          <table:table-cell office:value-type="float" office:value="0.010368828" calcext:value-type="float">
            <text:p>0.010368828</text:p>
          </table:table-cell>
          <table:table-cell/>
          <table:table-cell office:value-type="float" office:value="-0.000774807" calcext:value-type="float">
            <text:p>-0.000774807</text:p>
          </table:table-cell>
          <table:table-cell office:value-type="float" office:value="0.000422394" calcext:value-type="float">
            <text:p>0.000422394</text:p>
          </table:table-cell>
          <table:table-cell office:value-type="float" office:value="0.000472995" calcext:value-type="float">
            <text:p>0.000472995</text:p>
          </table:table-cell>
          <table:table-cell/>
          <table:table-cell office:value-type="float" office:value="26.622080276" calcext:value-type="float">
            <text:p>26.622080276</text:p>
          </table:table-cell>
          <table:table-cell office:value-type="float" office:value="26.651585008" calcext:value-type="float">
            <text:p>26.651585008</text:p>
          </table:table-cell>
          <table:table-cell office:value-type="float" office:value="26.652832032" calcext:value-type="float">
            <text:p>26.652832032</text:p>
          </table:table-cell>
          <table:table-cell/>
          <table:table-cell office:value-type="float" office:value="-0.019640399" calcext:value-type="float">
            <text:p>-0.019640399</text:p>
          </table:table-cell>
          <table:table-cell office:value-type="float" office:value="0.010706921" calcext:value-type="float">
            <text:p>0.010706921</text:p>
          </table:table-cell>
          <table:table-cell office:value-type="float" office:value="0.011989552" calcext:value-type="float">
            <text:p>0.0119895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1 17:10:3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03394676" calcext:value-type="float">
            <text:p>1.203394676</text:p>
          </table:table-cell>
          <table:table-cell office:value-type="float" office:value="1.295632874" calcext:value-type="float">
            <text:p>1.295632874</text:p>
          </table:table-cell>
          <table:table-cell office:value-type="float" office:value="1.113499536" calcext:value-type="float">
            <text:p>1.113499536</text:p>
          </table:table-cell>
          <table:table-cell/>
          <table:table-cell office:value-type="float" office:value="0.009831656" calcext:value-type="float">
            <text:p>0.009831656</text:p>
          </table:table-cell>
          <table:table-cell office:value-type="float" office:value="0.010585236" calcext:value-type="float">
            <text:p>0.010585236</text:p>
          </table:table-cell>
          <table:table-cell office:value-type="float" office:value="0.009097218" calcext:value-type="float">
            <text:p>0.009097218</text:p>
          </table:table-cell>
          <table:table-cell/>
          <table:table-cell office:value-type="float" office:value="-0.000064177" calcext:value-type="float">
            <text:p>-6.4177E-05</text:p>
          </table:table-cell>
          <table:table-cell office:value-type="float" office:value="0.000689403" calcext:value-type="float">
            <text:p>0.000689403</text:p>
          </table:table-cell>
          <table:table-cell office:value-type="float" office:value="-0.000798615" calcext:value-type="float">
            <text:p>-0.000798615</text:p>
          </table:table-cell>
          <table:table-cell/>
          <table:table-cell office:value-type="float" office:value="26.644647769" calcext:value-type="float">
            <text:p>26.644647769</text:p>
          </table:table-cell>
          <table:table-cell office:value-type="float" office:value="26.663219287" calcext:value-type="float">
            <text:p>26.663219287</text:p>
          </table:table-cell>
          <table:table-cell office:value-type="float" office:value="26.626547719" calcext:value-type="float">
            <text:p>26.626547719</text:p>
          </table:table-cell>
          <table:table-cell/>
          <table:table-cell office:value-type="float" office:value="-0.001626802" calcext:value-type="float">
            <text:p>-0.001626802</text:p>
          </table:table-cell>
          <table:table-cell office:value-type="float" office:value="0.017475054" calcext:value-type="float">
            <text:p>0.017475054</text:p>
          </table:table-cell>
          <table:table-cell office:value-type="float" office:value="-0.020243904" calcext:value-type="float">
            <text:p>-0.02024390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1 17:10:37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80960593" calcext:value-type="float">
            <text:p>1.280960593</text:p>
          </table:table-cell>
          <table:table-cell office:value-type="float" office:value="1.104650629" calcext:value-type="float">
            <text:p>1.104650629</text:p>
          </table:table-cell>
          <table:table-cell office:value-type="float" office:value="1.185301088" calcext:value-type="float">
            <text:p>1.185301088</text:p>
          </table:table-cell>
          <table:table-cell/>
          <table:table-cell office:value-type="float" office:value="0.010465364" calcext:value-type="float">
            <text:p>0.010465364</text:p>
          </table:table-cell>
          <table:table-cell office:value-type="float" office:value="0.009024923" calcext:value-type="float">
            <text:p>0.009024923</text:p>
          </table:table-cell>
          <table:table-cell office:value-type="float" office:value="0.009683832" calcext:value-type="float">
            <text:p>0.009683832</text:p>
          </table:table-cell>
          <table:table-cell/>
          <table:table-cell office:value-type="float" office:value="0.000569531" calcext:value-type="float">
            <text:p>0.000569531</text:p>
          </table:table-cell>
          <table:table-cell office:value-type="float" office:value="-0.00087091" calcext:value-type="float">
            <text:p>-0.00087091</text:p>
          </table:table-cell>
          <table:table-cell office:value-type="float" office:value="-0.000212001" calcext:value-type="float">
            <text:p>-0.000212001</text:p>
          </table:table-cell>
          <table:table-cell/>
          <table:table-cell office:value-type="float" office:value="26.655211106" calcext:value-type="float">
            <text:p>26.655211106</text:p>
          </table:table-cell>
          <table:table-cell office:value-type="float" office:value="26.619711813" calcext:value-type="float">
            <text:p>26.619711813</text:p>
          </table:table-cell>
          <table:table-cell office:value-type="float" office:value="26.635950592" calcext:value-type="float">
            <text:p>26.635950592</text:p>
          </table:table-cell>
          <table:table-cell/>
          <table:table-cell office:value-type="float" office:value="0.014436555" calcext:value-type="float">
            <text:p>0.014436555</text:p>
          </table:table-cell>
          <table:table-cell office:value-type="float" office:value="-0.022076517" calcext:value-type="float">
            <text:p>-0.022076517</text:p>
          </table:table-cell>
          <table:table-cell office:value-type="float" office:value="-0.005373914" calcext:value-type="float">
            <text:p>-0.00537391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1 17:10:39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29309074" calcext:value-type="float">
            <text:p>1.129309074</text:p>
          </table:table-cell>
          <table:table-cell office:value-type="float" office:value="1.194722199" calcext:value-type="float">
            <text:p>1.194722199</text:p>
          </table:table-cell>
          <table:table-cell office:value-type="float" office:value="1.279920492" calcext:value-type="float">
            <text:p>1.279920492</text:p>
          </table:table-cell>
          <table:table-cell/>
          <table:table-cell office:value-type="float" office:value="0.009226381" calcext:value-type="float">
            <text:p>0.009226381</text:p>
          </table:table-cell>
          <table:table-cell office:value-type="float" office:value="0.009760802" calcext:value-type="float">
            <text:p>0.009760802</text:p>
          </table:table-cell>
          <table:table-cell office:value-type="float" office:value="0.010456867" calcext:value-type="float">
            <text:p>0.010456867</text:p>
          </table:table-cell>
          <table:table-cell/>
          <table:table-cell office:value-type="float" office:value="-0.000669452" calcext:value-type="float">
            <text:p>-0.000669452</text:p>
          </table:table-cell>
          <table:table-cell office:value-type="float" office:value="-0.000135031" calcext:value-type="float">
            <text:p>-0.000135031</text:p>
          </table:table-cell>
          <table:table-cell office:value-type="float" office:value="0.000561033" calcext:value-type="float">
            <text:p>0.000561033</text:p>
          </table:table-cell>
          <table:table-cell/>
          <table:table-cell office:value-type="float" office:value="26.624676757" calcext:value-type="float">
            <text:p>26.624676757</text:p>
          </table:table-cell>
          <table:table-cell office:value-type="float" office:value="26.637847495" calcext:value-type="float">
            <text:p>26.637847495</text:p>
          </table:table-cell>
          <table:table-cell office:value-type="float" office:value="26.655001689" calcext:value-type="float">
            <text:p>26.655001689</text:p>
          </table:table-cell>
          <table:table-cell/>
          <table:table-cell office:value-type="float" office:value="-0.01696975" calcext:value-type="float">
            <text:p>-0.01696975</text:p>
          </table:table-cell>
          <table:table-cell office:value-type="float" office:value="-0.003422836" calcext:value-type="float">
            <text:p>-0.003422836</text:p>
          </table:table-cell>
          <table:table-cell office:value-type="float" office:value="0.014221158" calcext:value-type="float">
            <text:p>0.01422115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1 17:10:4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68210646" calcext:value-type="float">
            <text:p>1.168210646</text:p>
          </table:table-cell>
          <table:table-cell office:value-type="float" office:value="1.292697941" calcext:value-type="float">
            <text:p>1.292697941</text:p>
          </table:table-cell>
          <table:table-cell office:value-type="float" office:value="1.115093364" calcext:value-type="float">
            <text:p>1.115093364</text:p>
          </table:table-cell>
          <table:table-cell/>
          <table:table-cell office:value-type="float" office:value="0.009544205" calcext:value-type="float">
            <text:p>0.009544205</text:p>
          </table:table-cell>
          <table:table-cell office:value-type="float" office:value="0.010561258" calcext:value-type="float">
            <text:p>0.010561258</text:p>
          </table:table-cell>
          <table:table-cell office:value-type="float" office:value="0.00911024" calcext:value-type="float">
            <text:p>0.00911024</text:p>
          </table:table-cell>
          <table:table-cell/>
          <table:table-cell office:value-type="float" office:value="-0.000351629" calcext:value-type="float">
            <text:p>-0.000351629</text:p>
          </table:table-cell>
          <table:table-cell office:value-type="float" office:value="0.000665424" calcext:value-type="float">
            <text:p>0.000665424</text:p>
          </table:table-cell>
          <table:table-cell office:value-type="float" office:value="-0.000785593" calcext:value-type="float">
            <text:p>-0.000785593</text:p>
          </table:table-cell>
          <table:table-cell/>
          <table:table-cell office:value-type="float" office:value="26.632509491" calcext:value-type="float">
            <text:p>26.632509491</text:p>
          </table:table-cell>
          <table:table-cell office:value-type="float" office:value="26.657574334" calcext:value-type="float">
            <text:p>26.657574334</text:p>
          </table:table-cell>
          <table:table-cell office:value-type="float" office:value="26.621814446" calcext:value-type="float">
            <text:p>26.621814446</text:p>
          </table:table-cell>
          <table:table-cell/>
          <table:table-cell office:value-type="float" office:value="-0.008913294" calcext:value-type="float">
            <text:p>-0.008913294</text:p>
          </table:table-cell>
          <table:table-cell office:value-type="float" office:value="0.016867257" calcext:value-type="float">
            <text:p>0.016867257</text:p>
          </table:table-cell>
          <table:table-cell office:value-type="float" office:value="-0.019913821" calcext:value-type="float">
            <text:p>-0.0199138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1 17:10:4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1.267835649" calcext:value-type="float">
            <text:p>1.267835649</text:p>
          </table:table-cell>
          <table:table-cell office:value-type="float" office:value="1.104116571" calcext:value-type="float">
            <text:p>1.104116571</text:p>
          </table:table-cell>
          <table:table-cell office:value-type="float" office:value="1.290797149" calcext:value-type="float">
            <text:p>1.290797149</text:p>
          </table:table-cell>
          <table:table-cell/>
          <table:table-cell office:value-type="float" office:value="0.010358134" calcext:value-type="float">
            <text:p>0.010358134</text:p>
          </table:table-cell>
          <table:table-cell office:value-type="float" office:value="0.00902056" calcext:value-type="float">
            <text:p>0.00902056</text:p>
          </table:table-cell>
          <table:table-cell office:value-type="float" office:value="0.010545728" calcext:value-type="float">
            <text:p>0.010545728</text:p>
          </table:table-cell>
          <table:table-cell/>
          <table:table-cell office:value-type="float" office:value="0.000462301" calcext:value-type="float">
            <text:p>0.000462301</text:p>
          </table:table-cell>
          <table:table-cell office:value-type="float" office:value="-0.000875273" calcext:value-type="float">
            <text:p>-0.000875273</text:p>
          </table:table-cell>
          <table:table-cell office:value-type="float" office:value="0.000649895" calcext:value-type="float">
            <text:p>0.000649895</text:p>
          </table:table-cell>
          <table:table-cell/>
          <table:table-cell office:value-type="float" office:value="26.662676592" calcext:value-type="float">
            <text:p>26.662676592</text:p>
          </table:table-cell>
          <table:table-cell office:value-type="float" office:value="26.629712675" calcext:value-type="float">
            <text:p>26.629712675</text:p>
          </table:table-cell>
          <table:table-cell office:value-type="float" office:value="26.667299685" calcext:value-type="float">
            <text:p>26.667299685</text:p>
          </table:table-cell>
          <table:table-cell/>
          <table:table-cell office:value-type="float" office:value="0.011718485" calcext:value-type="float">
            <text:p>0.011718485</text:p>
          </table:table-cell>
          <table:table-cell office:value-type="float" office:value="-0.02218712" calcext:value-type="float">
            <text:p>-0.02218712</text:p>
          </table:table-cell>
          <table:table-cell office:value-type="float" office:value="0.01647362" calcext:value-type="float">
            <text:p>0.016473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1 17:10:42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1.125898495" calcext:value-type="float">
            <text:p>1.125898495</text:p>
          </table:table-cell>
          <table:table-cell office:value-type="float" office:value="1.311405457" calcext:value-type="float">
            <text:p>1.311405457</text:p>
          </table:table-cell>
          <table:table-cell office:value-type="float" office:value="1.125123039" calcext:value-type="float">
            <text:p>1.125123039</text:p>
          </table:table-cell>
          <table:table-cell/>
          <table:table-cell office:value-type="float" office:value="0.009198517" calcext:value-type="float">
            <text:p>0.009198517</text:p>
          </table:table-cell>
          <table:table-cell office:value-type="float" office:value="0.010714097" calcext:value-type="float">
            <text:p>0.010714097</text:p>
          </table:table-cell>
          <table:table-cell office:value-type="float" office:value="0.009192182" calcext:value-type="float">
            <text:p>0.009192182</text:p>
          </table:table-cell>
          <table:table-cell/>
          <table:table-cell office:value-type="float" office:value="-0.000697316" calcext:value-type="float">
            <text:p>-0.000697316</text:p>
          </table:table-cell>
          <table:table-cell office:value-type="float" office:value="0.000818264" calcext:value-type="float">
            <text:p>0.000818264</text:p>
          </table:table-cell>
          <table:table-cell office:value-type="float" office:value="-0.000703652" calcext:value-type="float">
            <text:p>-0.000703652</text:p>
          </table:table-cell>
          <table:table-cell/>
          <table:table-cell office:value-type="float" office:value="26.639152575" calcext:value-type="float">
            <text:p>26.639152575</text:p>
          </table:table-cell>
          <table:table-cell office:value-type="float" office:value="26.67650298" calcext:value-type="float">
            <text:p>26.67650298</text:p>
          </table:table-cell>
          <table:table-cell office:value-type="float" office:value="26.638996441" calcext:value-type="float">
            <text:p>26.638996441</text:p>
          </table:table-cell>
          <table:table-cell/>
          <table:table-cell office:value-type="float" office:value="-0.017676079" calcext:value-type="float">
            <text:p>-0.017676079</text:p>
          </table:table-cell>
          <table:table-cell office:value-type="float" office:value="0.020741404" calcext:value-type="float">
            <text:p>0.020741404</text:p>
          </table:table-cell>
          <table:table-cell office:value-type="float" office:value="-0.017836676" calcext:value-type="float">
            <text:p>-0.0178366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1 17:10:44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80187521" calcext:value-type="float">
            <text:p>1.280187521</text:p>
          </table:table-cell>
          <table:table-cell office:value-type="float" office:value="1.105591787" calcext:value-type="float">
            <text:p>1.105591787</text:p>
          </table:table-cell>
          <table:table-cell office:value-type="float" office:value="1.285696183" calcext:value-type="float">
            <text:p>1.285696183</text:p>
          </table:table-cell>
          <table:table-cell/>
          <table:table-cell office:value-type="float" office:value="0.010459048" calcext:value-type="float">
            <text:p>0.010459048</text:p>
          </table:table-cell>
          <table:table-cell office:value-type="float" office:value="0.009032613" calcext:value-type="float">
            <text:p>0.009032613</text:p>
          </table:table-cell>
          <table:table-cell office:value-type="float" office:value="0.010504054" calcext:value-type="float">
            <text:p>0.010504054</text:p>
          </table:table-cell>
          <table:table-cell/>
          <table:table-cell office:value-type="float" office:value="0.000563215" calcext:value-type="float">
            <text:p>0.000563215</text:p>
          </table:table-cell>
          <table:table-cell office:value-type="float" office:value="-0.000863221" calcext:value-type="float">
            <text:p>-0.000863221</text:p>
          </table:table-cell>
          <table:table-cell office:value-type="float" office:value="0.00060822" calcext:value-type="float">
            <text:p>0.00060822</text:p>
          </table:table-cell>
          <table:table-cell/>
          <table:table-cell office:value-type="float" office:value="26.650001414" calcext:value-type="float">
            <text:p>26.650001414</text:p>
          </table:table-cell>
          <table:table-cell office:value-type="float" office:value="26.61484712" calcext:value-type="float">
            <text:p>26.61484712</text:p>
          </table:table-cell>
          <table:table-cell office:value-type="float" office:value="26.651110548" calcext:value-type="float">
            <text:p>26.651110548</text:p>
          </table:table-cell>
          <table:table-cell/>
          <table:table-cell office:value-type="float" office:value="0.014276458" calcext:value-type="float">
            <text:p>0.014276458</text:p>
          </table:table-cell>
          <table:table-cell office:value-type="float" office:value="-0.021881602" calcext:value-type="float">
            <text:p>-0.021881602</text:p>
          </table:table-cell>
          <table:table-cell office:value-type="float" office:value="0.015417255" calcext:value-type="float">
            <text:p>0.0154172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1 17:10:4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25543848" calcext:value-type="float">
            <text:p>1.125543848</text:p>
          </table:table-cell>
          <table:table-cell office:value-type="float" office:value="1.285211597" calcext:value-type="float">
            <text:p>1.285211597</text:p>
          </table:table-cell>
          <table:table-cell office:value-type="float" office:value="1.260778458" calcext:value-type="float">
            <text:p>1.260778458</text:p>
          </table:table-cell>
          <table:table-cell/>
          <table:table-cell office:value-type="float" office:value="0.00919562" calcext:value-type="float">
            <text:p>0.00919562</text:p>
          </table:table-cell>
          <table:table-cell office:value-type="float" office:value="0.010500095" calcext:value-type="float">
            <text:p>0.010500095</text:p>
          </table:table-cell>
          <table:table-cell office:value-type="float" office:value="0.010300478" calcext:value-type="float">
            <text:p>0.010300478</text:p>
          </table:table-cell>
          <table:table-cell/>
          <table:table-cell office:value-type="float" office:value="-0.000700214" calcext:value-type="float">
            <text:p>-0.000700214</text:p>
          </table:table-cell>
          <table:table-cell office:value-type="float" office:value="0.000604261" calcext:value-type="float">
            <text:p>0.000604261</text:p>
          </table:table-cell>
          <table:table-cell office:value-type="float" office:value="0.000404644" calcext:value-type="float">
            <text:p>0.000404644</text:p>
          </table:table-cell>
          <table:table-cell/>
          <table:table-cell office:value-type="float" office:value="26.628972813" calcext:value-type="float">
            <text:p>26.628972813</text:p>
          </table:table-cell>
          <table:table-cell office:value-type="float" office:value="26.66112105" calcext:value-type="float">
            <text:p>26.66112105</text:p>
          </table:table-cell>
          <table:table-cell office:value-type="float" office:value="26.656201629" calcext:value-type="float">
            <text:p>26.656201629</text:p>
          </table:table-cell>
          <table:table-cell/>
          <table:table-cell office:value-type="float" office:value="-0.017749527" calcext:value-type="float">
            <text:p>-0.017749527</text:p>
          </table:table-cell>
          <table:table-cell office:value-type="float" office:value="0.015316901" calcext:value-type="float">
            <text:p>0.015316901</text:p>
          </table:table-cell>
          <table:table-cell office:value-type="float" office:value="0.010256994" calcext:value-type="float">
            <text:p>0.01025699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1 17:10:4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84722922" calcext:value-type="float">
            <text:p>1.184722922</text:p>
          </table:table-cell>
          <table:table-cell office:value-type="float" office:value="1.306746162" calcext:value-type="float">
            <text:p>1.306746162</text:p>
          </table:table-cell>
          <table:table-cell office:value-type="float" office:value="1.130077974" calcext:value-type="float">
            <text:p>1.130077974</text:p>
          </table:table-cell>
          <table:table-cell/>
          <table:table-cell office:value-type="float" office:value="0.009679109" calcext:value-type="float">
            <text:p>0.009679109</text:p>
          </table:table-cell>
          <table:table-cell office:value-type="float" office:value="0.010676031" calcext:value-type="float">
            <text:p>0.010676031</text:p>
          </table:table-cell>
          <table:table-cell office:value-type="float" office:value="0.009232663" calcext:value-type="float">
            <text:p>0.009232663</text:p>
          </table:table-cell>
          <table:table-cell/>
          <table:table-cell office:value-type="float" office:value="-0.000216724" calcext:value-type="float">
            <text:p>-0.000216724</text:p>
          </table:table-cell>
          <table:table-cell office:value-type="float" office:value="0.000780197" calcext:value-type="float">
            <text:p>0.000780197</text:p>
          </table:table-cell>
          <table:table-cell office:value-type="float" office:value="-0.00066317" calcext:value-type="float">
            <text:p>-0.00066317</text:p>
          </table:table-cell>
          <table:table-cell/>
          <table:table-cell office:value-type="float" office:value="26.63583418" calcext:value-type="float">
            <text:p>26.63583418</text:p>
          </table:table-cell>
          <table:table-cell office:value-type="float" office:value="26.660402833" calcext:value-type="float">
            <text:p>26.660402833</text:p>
          </table:table-cell>
          <table:table-cell office:value-type="float" office:value="26.624831574" calcext:value-type="float">
            <text:p>26.624831574</text:p>
          </table:table-cell>
          <table:table-cell/>
          <table:table-cell office:value-type="float" office:value="-0.00549365" calcext:value-type="float">
            <text:p>-0.00549365</text:p>
          </table:table-cell>
          <table:table-cell office:value-type="float" office:value="0.019776511" calcext:value-type="float">
            <text:p>0.019776511</text:p>
          </table:table-cell>
          <table:table-cell office:value-type="float" office:value="-0.016810511" calcext:value-type="float">
            <text:p>-0.01681051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1 17:10:47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84397994" calcext:value-type="float">
            <text:p>1.284397994</text:p>
          </table:table-cell>
          <table:table-cell office:value-type="float" office:value="1.145999568" calcext:value-type="float">
            <text:p>1.145999568</text:p>
          </table:table-cell>
          <table:table-cell office:value-type="float" office:value="1.137317555" calcext:value-type="float">
            <text:p>1.137317555</text:p>
          </table:table-cell>
          <table:table-cell/>
          <table:table-cell office:value-type="float" office:value="0.010493448" calcext:value-type="float">
            <text:p>0.010493448</text:p>
          </table:table-cell>
          <table:table-cell office:value-type="float" office:value="0.009362742" calcext:value-type="float">
            <text:p>0.009362742</text:p>
          </table:table-cell>
          <table:table-cell office:value-type="float" office:value="0.00929181" calcext:value-type="float">
            <text:p>0.00929181</text:p>
          </table:table-cell>
          <table:table-cell/>
          <table:table-cell office:value-type="float" office:value="0.000597614" calcext:value-type="float">
            <text:p>0.000597614</text:p>
          </table:table-cell>
          <table:table-cell office:value-type="float" office:value="-0.000533092" calcext:value-type="float">
            <text:p>-0.000533092</text:p>
          </table:table-cell>
          <table:table-cell office:value-type="float" office:value="-0.000604023" calcext:value-type="float">
            <text:p>-0.000604023</text:p>
          </table:table-cell>
          <table:table-cell/>
          <table:table-cell office:value-type="float" office:value="26.655903202" calcext:value-type="float">
            <text:p>26.655903202</text:p>
          </table:table-cell>
          <table:table-cell office:value-type="float" office:value="26.628037353" calcext:value-type="float">
            <text:p>26.628037353</text:p>
          </table:table-cell>
          <table:table-cell office:value-type="float" office:value="26.626289249" calcext:value-type="float">
            <text:p>26.626289249</text:p>
          </table:table-cell>
          <table:table-cell/>
          <table:table-cell office:value-type="float" office:value="0.015148411" calcext:value-type="float">
            <text:p>0.015148411</text:p>
          </table:table-cell>
          <table:table-cell office:value-type="float" office:value="-0.013513165" calcext:value-type="float">
            <text:p>-0.013513165</text:p>
          </table:table-cell>
          <table:table-cell office:value-type="float" office:value="-0.0153112" calcext:value-type="float">
            <text:p>-0.015311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1 17:10:49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215316798" calcext:value-type="float">
            <text:p>1.215316798</text:p>
          </table:table-cell>
          <table:table-cell office:value-type="float" office:value="1.120702758" calcext:value-type="float">
            <text:p>1.120702758</text:p>
          </table:table-cell>
          <table:table-cell office:value-type="float" office:value="1.293998515" calcext:value-type="float">
            <text:p>1.293998515</text:p>
          </table:table-cell>
          <table:table-cell/>
          <table:table-cell office:value-type="float" office:value="0.009929059" calcext:value-type="float">
            <text:p>0.009929059</text:p>
          </table:table-cell>
          <table:table-cell office:value-type="float" office:value="0.009156068" calcext:value-type="float">
            <text:p>0.009156068</text:p>
          </table:table-cell>
          <table:table-cell office:value-type="float" office:value="0.010571883" calcext:value-type="float">
            <text:p>0.010571883</text:p>
          </table:table-cell>
          <table:table-cell/>
          <table:table-cell office:value-type="float" office:value="0.000033225" calcext:value-type="float">
            <text:p>3.3225E-05</text:p>
          </table:table-cell>
          <table:table-cell office:value-type="float" office:value="-0.000739765" calcext:value-type="float">
            <text:p>-0.000739765</text:p>
          </table:table-cell>
          <table:table-cell office:value-type="float" office:value="0.00067605" calcext:value-type="float">
            <text:p>0.00067605</text:p>
          </table:table-cell>
          <table:table-cell/>
          <table:table-cell office:value-type="float" office:value="26.647048222" calcext:value-type="float">
            <text:p>26.647048222</text:p>
          </table:table-cell>
          <table:table-cell office:value-type="float" office:value="26.627998072" calcext:value-type="float">
            <text:p>26.627998072</text:p>
          </table:table-cell>
          <table:table-cell office:value-type="float" office:value="26.662890222" calcext:value-type="float">
            <text:p>26.662890222</text:p>
          </table:table-cell>
          <table:table-cell/>
          <table:table-cell office:value-type="float" office:value="0.000842164" calcext:value-type="float">
            <text:p>0.000842164</text:p>
          </table:table-cell>
          <table:table-cell office:value-type="float" office:value="-0.018752116" calcext:value-type="float">
            <text:p>-0.018752116</text:p>
          </table:table-cell>
          <table:table-cell office:value-type="float" office:value="0.017136594" calcext:value-type="float">
            <text:p>0.01713659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1 17:10:50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20950117" calcext:value-type="float">
            <text:p>1.120950117</text:p>
          </table:table-cell>
          <table:table-cell office:value-type="float" office:value="1.301660097" calcext:value-type="float">
            <text:p>1.301660097</text:p>
          </table:table-cell>
          <table:table-cell office:value-type="float" office:value="1.178686759" calcext:value-type="float">
            <text:p>1.178686759</text:p>
          </table:table-cell>
          <table:table-cell/>
          <table:table-cell office:value-type="float" office:value="0.009158089" calcext:value-type="float">
            <text:p>0.009158089</text:p>
          </table:table-cell>
          <table:table-cell office:value-type="float" office:value="0.010634478" calcext:value-type="float">
            <text:p>0.010634478</text:p>
          </table:table-cell>
          <table:table-cell office:value-type="float" office:value="0.009629794" calcext:value-type="float">
            <text:p>0.009629794</text:p>
          </table:table-cell>
          <table:table-cell/>
          <table:table-cell office:value-type="float" office:value="-0.000737744" calcext:value-type="float">
            <text:p>-0.000737744</text:p>
          </table:table-cell>
          <table:table-cell office:value-type="float" office:value="0.000738645" calcext:value-type="float">
            <text:p>0.000738645</text:p>
          </table:table-cell>
          <table:table-cell office:value-type="float" office:value="-0.00026604" calcext:value-type="float">
            <text:p>-0.00026604</text:p>
          </table:table-cell>
          <table:table-cell/>
          <table:table-cell office:value-type="float" office:value="26.628047877" calcext:value-type="float">
            <text:p>26.628047877</text:p>
          </table:table-cell>
          <table:table-cell office:value-type="float" office:value="26.664432815" calcext:value-type="float">
            <text:p>26.664432815</text:p>
          </table:table-cell>
          <table:table-cell office:value-type="float" office:value="26.639672951" calcext:value-type="float">
            <text:p>26.639672951</text:p>
          </table:table-cell>
          <table:table-cell/>
          <table:table-cell office:value-type="float" office:value="-0.018700887" calcext:value-type="float">
            <text:p>-0.018700887</text:p>
          </table:table-cell>
          <table:table-cell office:value-type="float" office:value="0.018723236" calcext:value-type="float">
            <text:p>0.018723236</text:p>
          </table:table-cell>
          <table:table-cell office:value-type="float" office:value="-0.00674372" calcext:value-type="float">
            <text:p>-0.006743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1 17:10:5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52730042" calcext:value-type="float">
            <text:p>1.252730042</text:p>
          </table:table-cell>
          <table:table-cell office:value-type="float" office:value="1.232828049" calcext:value-type="float">
            <text:p>1.232828049</text:p>
          </table:table-cell>
          <table:table-cell office:value-type="float" office:value="1.133530871" calcext:value-type="float">
            <text:p>1.133530871</text:p>
          </table:table-cell>
          <table:table-cell/>
          <table:table-cell office:value-type="float" office:value="0.010234723" calcext:value-type="float">
            <text:p>0.010234723</text:p>
          </table:table-cell>
          <table:table-cell office:value-type="float" office:value="0.010072125" calcext:value-type="float">
            <text:p>0.010072125</text:p>
          </table:table-cell>
          <table:table-cell office:value-type="float" office:value="0.009260873" calcext:value-type="float">
            <text:p>0.009260873</text:p>
          </table:table-cell>
          <table:table-cell/>
          <table:table-cell office:value-type="float" office:value="0.000338889" calcext:value-type="float">
            <text:p>0.000338889</text:p>
          </table:table-cell>
          <table:table-cell office:value-type="float" office:value="0.000176291" calcext:value-type="float">
            <text:p>0.000176291</text:p>
          </table:table-cell>
          <table:table-cell office:value-type="float" office:value="-0.00063496" calcext:value-type="float">
            <text:p>-0.00063496</text:p>
          </table:table-cell>
          <table:table-cell/>
          <table:table-cell office:value-type="float" office:value="26.649527074" calcext:value-type="float">
            <text:p>26.649527074</text:p>
          </table:table-cell>
          <table:table-cell office:value-type="float" office:value="26.645519924" calcext:value-type="float">
            <text:p>26.645519924</text:p>
          </table:table-cell>
          <table:table-cell office:value-type="float" office:value="26.625526808" calcext:value-type="float">
            <text:p>26.625526808</text:p>
          </table:table-cell>
          <table:table-cell/>
          <table:table-cell office:value-type="float" office:value="0.008590224" calcext:value-type="float">
            <text:p>0.008590224</text:p>
          </table:table-cell>
          <table:table-cell office:value-type="float" office:value="0.004468649" calcext:value-type="float">
            <text:p>0.004468649</text:p>
          </table:table-cell>
          <table:table-cell office:value-type="float" office:value="-0.016095419" calcext:value-type="float">
            <text:p>-0.0160954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1 17:10:52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44110017" calcext:value-type="float">
            <text:p>1.244110017</text:p>
          </table:table-cell>
          <table:table-cell office:value-type="float" office:value="1.107810868" calcext:value-type="float">
            <text:p>1.107810868</text:p>
          </table:table-cell>
          <table:table-cell office:value-type="float" office:value="1.296439921" calcext:value-type="float">
            <text:p>1.296439921</text:p>
          </table:table-cell>
          <table:table-cell/>
          <table:table-cell office:value-type="float" office:value="0.010164298" calcext:value-type="float">
            <text:p>0.010164298</text:p>
          </table:table-cell>
          <table:table-cell office:value-type="float" office:value="0.009050742" calcext:value-type="float">
            <text:p>0.009050742</text:p>
          </table:table-cell>
          <table:table-cell office:value-type="float" office:value="0.010591829" calcext:value-type="float">
            <text:p>0.010591829</text:p>
          </table:table-cell>
          <table:table-cell/>
          <table:table-cell office:value-type="float" office:value="0.000268464" calcext:value-type="float">
            <text:p>0.000268464</text:p>
          </table:table-cell>
          <table:table-cell office:value-type="float" office:value="-0.000845091" calcext:value-type="float">
            <text:p>-0.000845091</text:p>
          </table:table-cell>
          <table:table-cell office:value-type="float" office:value="0.000695996" calcext:value-type="float">
            <text:p>0.000695996</text:p>
          </table:table-cell>
          <table:table-cell/>
          <table:table-cell office:value-type="float" office:value="26.647791484" calcext:value-type="float">
            <text:p>26.647791484</text:p>
          </table:table-cell>
          <table:table-cell office:value-type="float" office:value="26.620348124" calcext:value-type="float">
            <text:p>26.620348124</text:p>
          </table:table-cell>
          <table:table-cell office:value-type="float" office:value="26.658327753" calcext:value-type="float">
            <text:p>26.658327753</text:p>
          </table:table-cell>
          <table:table-cell/>
          <table:table-cell office:value-type="float" office:value="0.006805075" calcext:value-type="float">
            <text:p>0.006805075</text:p>
          </table:table-cell>
          <table:table-cell office:value-type="float" office:value="-0.021422029" calcext:value-type="float">
            <text:p>-0.021422029</text:p>
          </table:table-cell>
          <table:table-cell office:value-type="float" office:value="0.017642186" calcext:value-type="float">
            <text:p>0.01764218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1 17:10:53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32239834" calcext:value-type="float">
            <text:p>1.132239834</text:p>
          </table:table-cell>
          <table:table-cell office:value-type="float" office:value="1.317116179" calcext:value-type="float">
            <text:p>1.317116179</text:p>
          </table:table-cell>
          <table:table-cell office:value-type="float" office:value="1.129135028" calcext:value-type="float">
            <text:p>1.129135028</text:p>
          </table:table-cell>
          <table:table-cell/>
          <table:table-cell office:value-type="float" office:value="0.009250325" calcext:value-type="float">
            <text:p>0.009250325</text:p>
          </table:table-cell>
          <table:table-cell office:value-type="float" office:value="0.010760753" calcext:value-type="float">
            <text:p>0.010760753</text:p>
          </table:table-cell>
          <table:table-cell office:value-type="float" office:value="0.009224959" calcext:value-type="float">
            <text:p>0.009224959</text:p>
          </table:table-cell>
          <table:table-cell/>
          <table:table-cell office:value-type="float" office:value="-0.000645508" calcext:value-type="float">
            <text:p>-0.000645508</text:p>
          </table:table-cell>
          <table:table-cell office:value-type="float" office:value="0.00086492" calcext:value-type="float">
            <text:p>0.00086492</text:p>
          </table:table-cell>
          <table:table-cell office:value-type="float" office:value="-0.000670874" calcext:value-type="float">
            <text:p>-0.000670874</text:p>
          </table:table-cell>
          <table:table-cell/>
          <table:table-cell office:value-type="float" office:value="26.62526686" calcext:value-type="float">
            <text:p>26.62526686</text:p>
          </table:table-cell>
          <table:table-cell office:value-type="float" office:value="26.66249075" calcext:value-type="float">
            <text:p>26.66249075</text:p>
          </table:table-cell>
          <table:table-cell office:value-type="float" office:value="26.624641713" calcext:value-type="float">
            <text:p>26.624641713</text:p>
          </table:table-cell>
          <table:table-cell/>
          <table:table-cell office:value-type="float" office:value="-0.016362791" calcext:value-type="float">
            <text:p>-0.016362791</text:p>
          </table:table-cell>
          <table:table-cell office:value-type="float" office:value="0.021924037" calcext:value-type="float">
            <text:p>0.021924037</text:p>
          </table:table-cell>
          <table:table-cell office:value-type="float" office:value="-0.017005795" calcext:value-type="float">
            <text:p>-0.01700579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1 17:10:55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80420575" calcext:value-type="float">
            <text:p>1.280420575</text:p>
          </table:table-cell>
          <table:table-cell office:value-type="float" office:value="1.141853469" calcext:value-type="float">
            <text:p>1.141853469</text:p>
          </table:table-cell>
          <table:table-cell office:value-type="float" office:value="1.129998699" calcext:value-type="float">
            <text:p>1.129998699</text:p>
          </table:table-cell>
          <table:table-cell/>
          <table:table-cell office:value-type="float" office:value="0.010460952" calcext:value-type="float">
            <text:p>0.010460952</text:p>
          </table:table-cell>
          <table:table-cell office:value-type="float" office:value="0.009328868" calcext:value-type="float">
            <text:p>0.009328868</text:p>
          </table:table-cell>
          <table:table-cell office:value-type="float" office:value="0.009232016" calcext:value-type="float">
            <text:p>0.009232016</text:p>
          </table:table-cell>
          <table:table-cell/>
          <table:table-cell office:value-type="float" office:value="0.000565119" calcext:value-type="float">
            <text:p>0.000565119</text:p>
          </table:table-cell>
          <table:table-cell office:value-type="float" office:value="-0.000566965" calcext:value-type="float">
            <text:p>-0.000566965</text:p>
          </table:table-cell>
          <table:table-cell office:value-type="float" office:value="-0.000663818" calcext:value-type="float">
            <text:p>-0.000663818</text:p>
          </table:table-cell>
          <table:table-cell/>
          <table:table-cell office:value-type="float" office:value="26.650048338" calcext:value-type="float">
            <text:p>26.650048338</text:p>
          </table:table-cell>
          <table:table-cell office:value-type="float" office:value="26.622148383" calcext:value-type="float">
            <text:p>26.622148383</text:p>
          </table:table-cell>
          <table:table-cell office:value-type="float" office:value="26.619761439" calcext:value-type="float">
            <text:p>26.619761439</text:p>
          </table:table-cell>
          <table:table-cell/>
          <table:table-cell office:value-type="float" office:value="0.014324721" calcext:value-type="float">
            <text:p>0.014324721</text:p>
          </table:table-cell>
          <table:table-cell office:value-type="float" office:value="-0.014371817" calcext:value-type="float">
            <text:p>-0.014371817</text:p>
          </table:table-cell>
          <table:table-cell office:value-type="float" office:value="-0.016826929" calcext:value-type="float">
            <text:p>-0.01682692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1 17:10:56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41644256" calcext:value-type="float">
            <text:p>1.141644256</text:p>
          </table:table-cell>
          <table:table-cell office:value-type="float" office:value="1.183267973" calcext:value-type="float">
            <text:p>1.183267973</text:p>
          </table:table-cell>
          <table:table-cell office:value-type="float" office:value="1.276244077" calcext:value-type="float">
            <text:p>1.276244077</text:p>
          </table:table-cell>
          <table:table-cell/>
          <table:table-cell office:value-type="float" office:value="0.009327159" calcext:value-type="float">
            <text:p>0.009327159</text:p>
          </table:table-cell>
          <table:table-cell office:value-type="float" office:value="0.009667222" calcext:value-type="float">
            <text:p>0.009667222</text:p>
          </table:table-cell>
          <table:table-cell office:value-type="float" office:value="0.010426831" calcext:value-type="float">
            <text:p>0.010426831</text:p>
          </table:table-cell>
          <table:table-cell/>
          <table:table-cell office:value-type="float" office:value="-0.000568674" calcext:value-type="float">
            <text:p>-0.000568674</text:p>
          </table:table-cell>
          <table:table-cell office:value-type="float" office:value="-0.000228611" calcext:value-type="float">
            <text:p>-0.000228611</text:p>
          </table:table-cell>
          <table:table-cell office:value-type="float" office:value="0.000530997" calcext:value-type="float">
            <text:p>0.000530997</text:p>
          </table:table-cell>
          <table:table-cell/>
          <table:table-cell office:value-type="float" office:value="26.617052096" calcext:value-type="float">
            <text:p>26.617052096</text:p>
          </table:table-cell>
          <table:table-cell office:value-type="float" office:value="26.625432981" calcext:value-type="float">
            <text:p>26.625432981</text:p>
          </table:table-cell>
          <table:table-cell office:value-type="float" office:value="26.644153384" calcext:value-type="float">
            <text:p>26.644153384</text:p>
          </table:table-cell>
          <table:table-cell/>
          <table:table-cell office:value-type="float" office:value="-0.014415144" calcext:value-type="float">
            <text:p>-0.014415144</text:p>
          </table:table-cell>
          <table:table-cell office:value-type="float" office:value="-0.005794965" calcext:value-type="float">
            <text:p>-0.005794965</text:p>
          </table:table-cell>
          <table:table-cell office:value-type="float" office:value="0.013459803" calcext:value-type="float">
            <text:p>0.01345980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1 17:10:57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33899144" calcext:value-type="float">
            <text:p>1.233899144</text:p>
          </table:table-cell>
          <table:table-cell office:value-type="float" office:value="1.240805535" calcext:value-type="float">
            <text:p>1.240805535</text:p>
          </table:table-cell>
          <table:table-cell office:value-type="float" office:value="1.11117555" calcext:value-type="float">
            <text:p>1.11117555</text:p>
          </table:table-cell>
          <table:table-cell/>
          <table:table-cell office:value-type="float" office:value="0.010080875" calcext:value-type="float">
            <text:p>0.010080875</text:p>
          </table:table-cell>
          <table:table-cell office:value-type="float" office:value="0.0101373" calcext:value-type="float">
            <text:p>0.0101373</text:p>
          </table:table-cell>
          <table:table-cell office:value-type="float" office:value="0.009078232" calcext:value-type="float">
            <text:p>0.009078232</text:p>
          </table:table-cell>
          <table:table-cell/>
          <table:table-cell office:value-type="float" office:value="0.000185042" calcext:value-type="float">
            <text:p>0.000185042</text:p>
          </table:table-cell>
          <table:table-cell office:value-type="float" office:value="0.000241467" calcext:value-type="float">
            <text:p>0.000241467</text:p>
          </table:table-cell>
          <table:table-cell office:value-type="float" office:value="-0.000817602" calcext:value-type="float">
            <text:p>-0.000817602</text:p>
          </table:table-cell>
          <table:table-cell/>
          <table:table-cell office:value-type="float" office:value="26.635627422" calcext:value-type="float">
            <text:p>26.635627422</text:p>
          </table:table-cell>
          <table:table-cell office:value-type="float" office:value="26.637017998" calcext:value-type="float">
            <text:p>26.637017998</text:p>
          </table:table-cell>
          <table:table-cell office:value-type="float" office:value="26.61091722" calcext:value-type="float">
            <text:p>26.61091722</text:p>
          </table:table-cell>
          <table:table-cell/>
          <table:table-cell office:value-type="float" office:value="0.004690467" calcext:value-type="float">
            <text:p>0.004690467</text:p>
          </table:table-cell>
          <table:table-cell office:value-type="float" office:value="0.006120738" calcext:value-type="float">
            <text:p>0.006120738</text:p>
          </table:table-cell>
          <table:table-cell office:value-type="float" office:value="-0.020725202" calcext:value-type="float">
            <text:p>-0.02072520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1 17:10:58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3014229" calcext:value-type="float">
            <text:p>1.263014229</text:p>
          </table:table-cell>
          <table:table-cell office:value-type="float" office:value="1.103564632" calcext:value-type="float">
            <text:p>1.103564632</text:p>
          </table:table-cell>
          <table:table-cell office:value-type="float" office:value="1.29193083" calcext:value-type="float">
            <text:p>1.29193083</text:p>
          </table:table-cell>
          <table:table-cell/>
          <table:table-cell office:value-type="float" office:value="0.010318744" calcext:value-type="float">
            <text:p>0.010318744</text:p>
          </table:table-cell>
          <table:table-cell office:value-type="float" office:value="0.009016051" calcext:value-type="float">
            <text:p>0.009016051</text:p>
          </table:table-cell>
          <table:table-cell office:value-type="float" office:value="0.01055499" calcext:value-type="float">
            <text:p>0.01055499</text:p>
          </table:table-cell>
          <table:table-cell/>
          <table:table-cell office:value-type="float" office:value="0.00042291" calcext:value-type="float">
            <text:p>0.00042291</text:p>
          </table:table-cell>
          <table:table-cell office:value-type="float" office:value="-0.000879782" calcext:value-type="float">
            <text:p>-0.000879782</text:p>
          </table:table-cell>
          <table:table-cell office:value-type="float" office:value="0.000659157" calcext:value-type="float">
            <text:p>0.000659157</text:p>
          </table:table-cell>
          <table:table-cell/>
          <table:table-cell office:value-type="float" office:value="26.651597729" calcext:value-type="float">
            <text:p>26.651597729</text:p>
          </table:table-cell>
          <table:table-cell office:value-type="float" office:value="26.619493149" calcext:value-type="float">
            <text:p>26.619493149</text:p>
          </table:table-cell>
          <table:table-cell office:value-type="float" office:value="26.657419882" calcext:value-type="float">
            <text:p>26.657419882</text:p>
          </table:table-cell>
          <table:table-cell/>
          <table:table-cell office:value-type="float" office:value="0.010720005" calcext:value-type="float">
            <text:p>0.010720005</text:p>
          </table:table-cell>
          <table:table-cell office:value-type="float" office:value="-0.022301427" calcext:value-type="float">
            <text:p>-0.022301427</text:p>
          </table:table-cell>
          <table:table-cell office:value-type="float" office:value="0.016708395" calcext:value-type="float">
            <text:p>0.01670839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1 17:11:0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16573348" calcext:value-type="float">
            <text:p>1.116573348</text:p>
          </table:table-cell>
          <table:table-cell office:value-type="float" office:value="1.291009342" calcext:value-type="float">
            <text:p>1.291009342</text:p>
          </table:table-cell>
          <table:table-cell office:value-type="float" office:value="1.194293641" calcext:value-type="float">
            <text:p>1.194293641</text:p>
          </table:table-cell>
          <table:table-cell/>
          <table:table-cell office:value-type="float" office:value="0.009122331" calcext:value-type="float">
            <text:p>0.009122331</text:p>
          </table:table-cell>
          <table:table-cell office:value-type="float" office:value="0.010547462" calcext:value-type="float">
            <text:p>0.010547462</text:p>
          </table:table-cell>
          <table:table-cell office:value-type="float" office:value="0.009757301" calcext:value-type="float">
            <text:p>0.009757301</text:p>
          </table:table-cell>
          <table:table-cell/>
          <table:table-cell office:value-type="float" office:value="-0.000773502" calcext:value-type="float">
            <text:p>-0.000773502</text:p>
          </table:table-cell>
          <table:table-cell office:value-type="float" office:value="0.000651629" calcext:value-type="float">
            <text:p>0.000651629</text:p>
          </table:table-cell>
          <table:table-cell office:value-type="float" office:value="-0.000138532" calcext:value-type="float">
            <text:p>-0.000138532</text:p>
          </table:table-cell>
          <table:table-cell/>
          <table:table-cell office:value-type="float" office:value="26.622112439" calcext:value-type="float">
            <text:p>26.622112439</text:p>
          </table:table-cell>
          <table:table-cell office:value-type="float" office:value="26.657234348" calcext:value-type="float">
            <text:p>26.657234348</text:p>
          </table:table-cell>
          <table:table-cell office:value-type="float" office:value="26.637761207" calcext:value-type="float">
            <text:p>26.637761207</text:p>
          </table:table-cell>
          <table:table-cell/>
          <table:table-cell office:value-type="float" office:value="-0.019607316" calcext:value-type="float">
            <text:p>-0.019607316</text:p>
          </table:table-cell>
          <table:table-cell office:value-type="float" office:value="0.016517563" calcext:value-type="float">
            <text:p>0.016517563</text:p>
          </table:table-cell>
          <table:table-cell office:value-type="float" office:value="-0.003511589" calcext:value-type="float">
            <text:p>-0.00351158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1 17:11:0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93484127" calcext:value-type="float">
            <text:p>1.293484127</text:p>
          </table:table-cell>
          <table:table-cell office:value-type="float" office:value="1.13372101" calcext:value-type="float">
            <text:p>1.13372101</text:p>
          </table:table-cell>
          <table:table-cell office:value-type="float" office:value="1.206738497" calcext:value-type="float">
            <text:p>1.206738497</text:p>
          </table:table-cell>
          <table:table-cell/>
          <table:table-cell office:value-type="float" office:value="0.010567681" calcext:value-type="float">
            <text:p>0.010567681</text:p>
          </table:table-cell>
          <table:table-cell office:value-type="float" office:value="0.009262427" calcext:value-type="float">
            <text:p>0.009262427</text:p>
          </table:table-cell>
          <table:table-cell office:value-type="float" office:value="0.009858975" calcext:value-type="float">
            <text:p>0.009858975</text:p>
          </table:table-cell>
          <table:table-cell/>
          <table:table-cell office:value-type="float" office:value="0.000671847" calcext:value-type="float">
            <text:p>0.000671847</text:p>
          </table:table-cell>
          <table:table-cell office:value-type="float" office:value="-0.000633407" calcext:value-type="float">
            <text:p>-0.000633407</text:p>
          </table:table-cell>
          <table:table-cell office:value-type="float" office:value="-0.000036859" calcext:value-type="float">
            <text:p>-3.6859E-05</text:p>
          </table:table-cell>
          <table:table-cell/>
          <table:table-cell office:value-type="float" office:value="26.657732627" calcext:value-type="float">
            <text:p>26.657732627</text:p>
          </table:table-cell>
          <table:table-cell office:value-type="float" office:value="26.625565092" calcext:value-type="float">
            <text:p>26.625565092</text:p>
          </table:table-cell>
          <table:table-cell office:value-type="float" office:value="26.640266924" calcext:value-type="float">
            <text:p>26.640266924</text:p>
          </table:table-cell>
          <table:table-cell/>
          <table:table-cell office:value-type="float" office:value="0.017030068" calcext:value-type="float">
            <text:p>0.017030068</text:p>
          </table:table-cell>
          <table:table-cell office:value-type="float" office:value="-0.016056041" calcext:value-type="float">
            <text:p>-0.016056041</text:p>
          </table:table-cell>
          <table:table-cell office:value-type="float" office:value="-0.000934311" calcext:value-type="float">
            <text:p>-0.00093431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1 17:11:02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48706132" calcext:value-type="float">
            <text:p>1.248706132</text:p>
          </table:table-cell>
          <table:table-cell office:value-type="float" office:value="1.094087493" calcext:value-type="float">
            <text:p>1.094087493</text:p>
          </table:table-cell>
          <table:table-cell office:value-type="float" office:value="1.148902911" calcext:value-type="float">
            <text:p>1.148902911</text:p>
          </table:table-cell>
          <table:table-cell/>
          <table:table-cell office:value-type="float" office:value="0.010201847" calcext:value-type="float">
            <text:p>0.010201847</text:p>
          </table:table-cell>
          <table:table-cell office:value-type="float" office:value="0.008938623" calcext:value-type="float">
            <text:p>0.008938623</text:p>
          </table:table-cell>
          <table:table-cell office:value-type="float" office:value="0.009386462" calcext:value-type="float">
            <text:p>0.009386462</text:p>
          </table:table-cell>
          <table:table-cell/>
          <table:table-cell office:value-type="float" office:value="0.000306014" calcext:value-type="float">
            <text:p>0.000306014</text:p>
          </table:table-cell>
          <table:table-cell office:value-type="float" office:value="-0.00095721" calcext:value-type="float">
            <text:p>-0.00095721</text:p>
          </table:table-cell>
          <table:table-cell office:value-type="float" office:value="-0.000509372" calcext:value-type="float">
            <text:p>-0.000509372</text:p>
          </table:table-cell>
          <table:table-cell/>
          <table:table-cell office:value-type="float" office:value="26.648716884" calcext:value-type="float">
            <text:p>26.648716884</text:p>
          </table:table-cell>
          <table:table-cell office:value-type="float" office:value="26.617584934" calcext:value-type="float">
            <text:p>26.617584934</text:p>
          </table:table-cell>
          <table:table-cell office:value-type="float" office:value="26.628621934" calcext:value-type="float">
            <text:p>26.628621934</text:p>
          </table:table-cell>
          <table:table-cell/>
          <table:table-cell office:value-type="float" office:value="0.0077569" calcext:value-type="float">
            <text:p>0.0077569</text:p>
          </table:table-cell>
          <table:table-cell office:value-type="float" office:value="-0.024264153" calcext:value-type="float">
            <text:p>-0.024264153</text:p>
          </table:table-cell>
          <table:table-cell office:value-type="float" office:value="-0.012911887" calcext:value-type="float">
            <text:p>-0.01291188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1 17:11:03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3869919" calcext:value-type="float">
            <text:p>1.13869919</text:p>
          </table:table-cell>
          <table:table-cell office:value-type="float" office:value="1.125664249" calcext:value-type="float">
            <text:p>1.125664249</text:p>
          </table:table-cell>
          <table:table-cell office:value-type="float" office:value="1.291312133" calcext:value-type="float">
            <text:p>1.291312133</text:p>
          </table:table-cell>
          <table:table-cell/>
          <table:table-cell office:value-type="float" office:value="0.009303098" calcext:value-type="float">
            <text:p>0.009303098</text:p>
          </table:table-cell>
          <table:table-cell office:value-type="float" office:value="0.009196603" calcext:value-type="float">
            <text:p>0.009196603</text:p>
          </table:table-cell>
          <table:table-cell office:value-type="float" office:value="0.010549936" calcext:value-type="float">
            <text:p>0.010549936</text:p>
          </table:table-cell>
          <table:table-cell/>
          <table:table-cell office:value-type="float" office:value="-0.000592735" calcext:value-type="float">
            <text:p>-0.000592735</text:p>
          </table:table-cell>
          <table:table-cell office:value-type="float" office:value="-0.00069923" calcext:value-type="float">
            <text:p>-0.00069923</text:p>
          </table:table-cell>
          <table:table-cell office:value-type="float" office:value="0.000654102" calcext:value-type="float">
            <text:p>0.000654102</text:p>
          </table:table-cell>
          <table:table-cell/>
          <table:table-cell office:value-type="float" office:value="26.616459108" calcext:value-type="float">
            <text:p>26.616459108</text:p>
          </table:table-cell>
          <table:table-cell office:value-type="float" office:value="26.613834524" calcext:value-type="float">
            <text:p>26.613834524</text:p>
          </table:table-cell>
          <table:table-cell office:value-type="float" office:value="26.647187254" calcext:value-type="float">
            <text:p>26.647187254</text:p>
          </table:table-cell>
          <table:table-cell/>
          <table:table-cell office:value-type="float" office:value="-0.015025064" calcext:value-type="float">
            <text:p>-0.015025064</text:p>
          </table:table-cell>
          <table:table-cell office:value-type="float" office:value="-0.017724592" calcext:value-type="float">
            <text:p>-0.017724592</text:p>
          </table:table-cell>
          <table:table-cell office:value-type="float" office:value="0.016580268" calcext:value-type="float">
            <text:p>0.01658026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1 17:11:05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21195688" calcext:value-type="float">
            <text:p>1.121195688</text:p>
          </table:table-cell>
          <table:table-cell office:value-type="float" office:value="1.295854604" calcext:value-type="float">
            <text:p>1.295854604</text:p>
          </table:table-cell>
          <table:table-cell office:value-type="float" office:value="1.238736062" calcext:value-type="float">
            <text:p>1.238736062</text:p>
          </table:table-cell>
          <table:table-cell/>
          <table:table-cell office:value-type="float" office:value="0.009160095" calcext:value-type="float">
            <text:p>0.009160095</text:p>
          </table:table-cell>
          <table:table-cell office:value-type="float" office:value="0.010587047" calcext:value-type="float">
            <text:p>0.010587047</text:p>
          </table:table-cell>
          <table:table-cell office:value-type="float" office:value="0.010120393" calcext:value-type="float">
            <text:p>0.010120393</text:p>
          </table:table-cell>
          <table:table-cell/>
          <table:table-cell office:value-type="float" office:value="-0.000735738" calcext:value-type="float">
            <text:p>-0.000735738</text:p>
          </table:table-cell>
          <table:table-cell office:value-type="float" office:value="0.000691214" calcext:value-type="float">
            <text:p>0.000691214</text:p>
          </table:table-cell>
          <table:table-cell office:value-type="float" office:value="0.000224559" calcext:value-type="float">
            <text:p>0.000224559</text:p>
          </table:table-cell>
          <table:table-cell/>
          <table:table-cell office:value-type="float" office:value="26.623043141" calcext:value-type="float">
            <text:p>26.623043141</text:p>
          </table:table-cell>
          <table:table-cell office:value-type="float" office:value="26.658209904" calcext:value-type="float">
            <text:p>26.658209904</text:p>
          </table:table-cell>
          <table:table-cell office:value-type="float" office:value="26.646709469" calcext:value-type="float">
            <text:p>26.646709469</text:p>
          </table:table-cell>
          <table:table-cell/>
          <table:table-cell office:value-type="float" office:value="-0.01865003" calcext:value-type="float">
            <text:p>-0.01865003</text:p>
          </table:table-cell>
          <table:table-cell office:value-type="float" office:value="0.017520973" calcext:value-type="float">
            <text:p>0.017520973</text:p>
          </table:table-cell>
          <table:table-cell office:value-type="float" office:value="0.005692163" calcext:value-type="float">
            <text:p>0.00569216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1 17:11:06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90902733" calcext:value-type="float">
            <text:p>1.190902733</text:p>
          </table:table-cell>
          <table:table-cell office:value-type="float" office:value="1.291998183" calcext:value-type="float">
            <text:p>1.291998183</text:p>
          </table:table-cell>
          <table:table-cell office:value-type="float" office:value="1.114714875" calcext:value-type="float">
            <text:p>1.114714875</text:p>
          </table:table-cell>
          <table:table-cell/>
          <table:table-cell office:value-type="float" office:value="0.009729597" calcext:value-type="float">
            <text:p>0.009729597</text:p>
          </table:table-cell>
          <table:table-cell office:value-type="float" office:value="0.010555541" calcext:value-type="float">
            <text:p>0.010555541</text:p>
          </table:table-cell>
          <table:table-cell office:value-type="float" office:value="0.009107148" calcext:value-type="float">
            <text:p>0.009107148</text:p>
          </table:table-cell>
          <table:table-cell/>
          <table:table-cell office:value-type="float" office:value="-0.000166236" calcext:value-type="float">
            <text:p>-0.000166236</text:p>
          </table:table-cell>
          <table:table-cell office:value-type="float" office:value="0.000659707" calcext:value-type="float">
            <text:p>0.000659707</text:p>
          </table:table-cell>
          <table:table-cell office:value-type="float" office:value="-0.000788686" calcext:value-type="float">
            <text:p>-0.000788686</text:p>
          </table:table-cell>
          <table:table-cell/>
          <table:table-cell office:value-type="float" office:value="26.626970223" calcext:value-type="float">
            <text:p>26.626970223</text:p>
          </table:table-cell>
          <table:table-cell office:value-type="float" office:value="26.647325386" calcext:value-type="float">
            <text:p>26.647325386</text:p>
          </table:table-cell>
          <table:table-cell office:value-type="float" office:value="26.611629865" calcext:value-type="float">
            <text:p>26.611629865</text:p>
          </table:table-cell>
          <table:table-cell/>
          <table:table-cell office:value-type="float" office:value="-0.004213833" calcext:value-type="float">
            <text:p>-0.004213833</text:p>
          </table:table-cell>
          <table:table-cell office:value-type="float" office:value="0.016722343" calcext:value-type="float">
            <text:p>0.016722343</text:p>
          </table:table-cell>
          <table:table-cell office:value-type="float" office:value="-0.019992207" calcext:value-type="float">
            <text:p>-0.01999220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1 17:11:07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276678595" calcext:value-type="float">
            <text:p>1.276678595</text:p>
          </table:table-cell>
          <table:table-cell office:value-type="float" office:value="1.115548744" calcext:value-type="float">
            <text:p>1.115548744</text:p>
          </table:table-cell>
          <table:table-cell office:value-type="float" office:value="1.210982944" calcext:value-type="float">
            <text:p>1.210982944</text:p>
          </table:table-cell>
          <table:table-cell/>
          <table:table-cell office:value-type="float" office:value="0.010430381" calcext:value-type="float">
            <text:p>0.010430381</text:p>
          </table:table-cell>
          <table:table-cell office:value-type="float" office:value="0.00911396" calcext:value-type="float">
            <text:p>0.00911396</text:p>
          </table:table-cell>
          <table:table-cell office:value-type="float" office:value="0.009893652" calcext:value-type="float">
            <text:p>0.009893652</text:p>
          </table:table-cell>
          <table:table-cell/>
          <table:table-cell office:value-type="float" office:value="0.000534547" calcext:value-type="float">
            <text:p>0.000534547</text:p>
          </table:table-cell>
          <table:table-cell office:value-type="float" office:value="-0.000781873" calcext:value-type="float">
            <text:p>-0.000781873</text:p>
          </table:table-cell>
          <table:table-cell office:value-type="float" office:value="-0.000002182" calcext:value-type="float">
            <text:p>-2.182E-06</text:p>
          </table:table-cell>
          <table:table-cell/>
          <table:table-cell office:value-type="float" office:value="26.63918683" calcext:value-type="float">
            <text:p>26.63918683</text:p>
          </table:table-cell>
          <table:table-cell office:value-type="float" office:value="26.606743579" calcext:value-type="float">
            <text:p>26.606743579</text:p>
          </table:table-cell>
          <table:table-cell office:value-type="float" office:value="26.625959222" calcext:value-type="float">
            <text:p>26.625959222</text:p>
          </table:table-cell>
          <table:table-cell/>
          <table:table-cell office:value-type="float" office:value="0.013549788" calcext:value-type="float">
            <text:p>0.013549788</text:p>
          </table:table-cell>
          <table:table-cell office:value-type="float" office:value="-0.019819512" calcext:value-type="float">
            <text:p>-0.019819512</text:p>
          </table:table-cell>
          <table:table-cell office:value-type="float" office:value="-0.000055306" calcext:value-type="float">
            <text:p>-5.5306E-0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1 17:11:0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1.147951621" calcext:value-type="float">
            <text:p>1.147951621</text:p>
          </table:table-cell>
          <table:table-cell office:value-type="float" office:value="1.168177863" calcext:value-type="float">
            <text:p>1.168177863</text:p>
          </table:table-cell>
          <table:table-cell office:value-type="float" office:value="1.19814589" calcext:value-type="float">
            <text:p>1.19814589</text:p>
          </table:table-cell>
          <table:table-cell/>
          <table:table-cell office:value-type="float" office:value="0.00937869" calcext:value-type="float">
            <text:p>0.00937869</text:p>
          </table:table-cell>
          <table:table-cell office:value-type="float" office:value="0.009543937" calcext:value-type="float">
            <text:p>0.009543937</text:p>
          </table:table-cell>
          <table:table-cell office:value-type="float" office:value="0.009788774" calcext:value-type="float">
            <text:p>0.009788774</text:p>
          </table:table-cell>
          <table:table-cell/>
          <table:table-cell office:value-type="float" office:value="-0.000517144" calcext:value-type="float">
            <text:p>-0.000517144</text:p>
          </table:table-cell>
          <table:table-cell office:value-type="float" office:value="-0.000351897" calcext:value-type="float">
            <text:p>-0.000351897</text:p>
          </table:table-cell>
          <table:table-cell office:value-type="float" office:value="-0.00010706" calcext:value-type="float">
            <text:p>-0.00010706</text:p>
          </table:table-cell>
          <table:table-cell/>
          <table:table-cell office:value-type="float" office:value="26.633484551" calcext:value-type="float">
            <text:p>26.633484551</text:p>
          </table:table-cell>
          <table:table-cell office:value-type="float" office:value="26.63755703" calcext:value-type="float">
            <text:p>26.63755703</text:p>
          </table:table-cell>
          <table:table-cell office:value-type="float" office:value="26.643590953" calcext:value-type="float">
            <text:p>26.643590953</text:p>
          </table:table-cell>
          <table:table-cell/>
          <table:table-cell office:value-type="float" office:value="-0.013108897" calcext:value-type="float">
            <text:p>-0.013108897</text:p>
          </table:table-cell>
          <table:table-cell office:value-type="float" office:value="-0.008920083" calcext:value-type="float">
            <text:p>-0.008920083</text:p>
          </table:table-cell>
          <table:table-cell office:value-type="float" office:value="-0.002713804" calcext:value-type="float">
            <text:p>-0.00271380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1 17:11:10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40949183" calcext:value-type="float">
            <text:p>1.240949183</text:p>
          </table:table-cell>
          <table:table-cell office:value-type="float" office:value="1.247287541" calcext:value-type="float">
            <text:p>1.247287541</text:p>
          </table:table-cell>
          <table:table-cell office:value-type="float" office:value="1.129318014" calcext:value-type="float">
            <text:p>1.129318014</text:p>
          </table:table-cell>
          <table:table-cell/>
          <table:table-cell office:value-type="float" office:value="0.010138474" calcext:value-type="float">
            <text:p>0.010138474</text:p>
          </table:table-cell>
          <table:table-cell office:value-type="float" office:value="0.010190258" calcext:value-type="float">
            <text:p>0.010190258</text:p>
          </table:table-cell>
          <table:table-cell office:value-type="float" office:value="0.009226454" calcext:value-type="float">
            <text:p>0.009226454</text:p>
          </table:table-cell>
          <table:table-cell/>
          <table:table-cell office:value-type="float" office:value="0.00024264" calcext:value-type="float">
            <text:p>0.00024264</text:p>
          </table:table-cell>
          <table:table-cell office:value-type="float" office:value="0.000294424" calcext:value-type="float">
            <text:p>0.000294424</text:p>
          </table:table-cell>
          <table:table-cell office:value-type="float" office:value="-0.000669379" calcext:value-type="float">
            <text:p>-0.000669379</text:p>
          </table:table-cell>
          <table:table-cell/>
          <table:table-cell office:value-type="float" office:value="26.647155069" calcext:value-type="float">
            <text:p>26.647155069</text:p>
          </table:table-cell>
          <table:table-cell office:value-type="float" office:value="26.64843126" calcext:value-type="float">
            <text:p>26.64843126</text:p>
          </table:table-cell>
          <table:table-cell office:value-type="float" office:value="26.624678557" calcext:value-type="float">
            <text:p>26.624678557</text:p>
          </table:table-cell>
          <table:table-cell/>
          <table:table-cell office:value-type="float" office:value="0.006150487" calcext:value-type="float">
            <text:p>0.006150487</text:p>
          </table:table-cell>
          <table:table-cell office:value-type="float" office:value="0.00746312" calcext:value-type="float">
            <text:p>0.00746312</text:p>
          </table:table-cell>
          <table:table-cell office:value-type="float" office:value="-0.016967899" calcext:value-type="float">
            <text:p>-0.01696789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1 17:11:11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2605696" calcext:value-type="float">
            <text:p>1.22605696</text:p>
          </table:table-cell>
          <table:table-cell office:value-type="float" office:value="1.119013562" calcext:value-type="float">
            <text:p>1.119013562</text:p>
          </table:table-cell>
          <table:table-cell office:value-type="float" office:value="1.298704898" calcext:value-type="float">
            <text:p>1.298704898</text:p>
          </table:table-cell>
          <table:table-cell/>
          <table:table-cell office:value-type="float" office:value="0.010016805" calcext:value-type="float">
            <text:p>0.010016805</text:p>
          </table:table-cell>
          <table:table-cell office:value-type="float" office:value="0.009142268" calcext:value-type="float">
            <text:p>0.009142268</text:p>
          </table:table-cell>
          <table:table-cell office:value-type="float" office:value="0.010610334" calcext:value-type="float">
            <text:p>0.010610334</text:p>
          </table:table-cell>
          <table:table-cell/>
          <table:table-cell office:value-type="float" office:value="0.000120972" calcext:value-type="float">
            <text:p>0.000120972</text:p>
          </table:table-cell>
          <table:table-cell office:value-type="float" office:value="-0.000753566" calcext:value-type="float">
            <text:p>-0.000753566</text:p>
          </table:table-cell>
          <table:table-cell office:value-type="float" office:value="0.000714501" calcext:value-type="float">
            <text:p>0.000714501</text:p>
          </table:table-cell>
          <table:table-cell/>
          <table:table-cell office:value-type="float" office:value="26.639102514" calcext:value-type="float">
            <text:p>26.639102514</text:p>
          </table:table-cell>
          <table:table-cell office:value-type="float" office:value="26.61754959" calcext:value-type="float">
            <text:p>26.61754959</text:p>
          </table:table-cell>
          <table:table-cell office:value-type="float" office:value="26.653729766" calcext:value-type="float">
            <text:p>26.653729766</text:p>
          </table:table-cell>
          <table:table-cell/>
          <table:table-cell office:value-type="float" office:value="0.003066395" calcext:value-type="float">
            <text:p>0.003066395</text:p>
          </table:table-cell>
          <table:table-cell office:value-type="float" office:value="-0.019101948" calcext:value-type="float">
            <text:p>-0.019101948</text:p>
          </table:table-cell>
          <table:table-cell office:value-type="float" office:value="0.018111242" calcext:value-type="float">
            <text:p>0.01811124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1 17:11:12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38048308" calcext:value-type="float">
            <text:p>1.138048308</text:p>
          </table:table-cell>
          <table:table-cell office:value-type="float" office:value="1.316802063" calcext:value-type="float">
            <text:p>1.316802063</text:p>
          </table:table-cell>
          <table:table-cell office:value-type="float" office:value="1.125969425" calcext:value-type="float">
            <text:p>1.125969425</text:p>
          </table:table-cell>
          <table:table-cell/>
          <table:table-cell office:value-type="float" office:value="0.00929778" calcext:value-type="float">
            <text:p>0.00929778</text:p>
          </table:table-cell>
          <table:table-cell office:value-type="float" office:value="0.010758187" calcext:value-type="float">
            <text:p>0.010758187</text:p>
          </table:table-cell>
          <table:table-cell office:value-type="float" office:value="0.009199097" calcext:value-type="float">
            <text:p>0.009199097</text:p>
          </table:table-cell>
          <table:table-cell/>
          <table:table-cell office:value-type="float" office:value="-0.000598053" calcext:value-type="float">
            <text:p>-0.000598053</text:p>
          </table:table-cell>
          <table:table-cell office:value-type="float" office:value="0.000862353" calcext:value-type="float">
            <text:p>0.000862353</text:p>
          </table:table-cell>
          <table:table-cell office:value-type="float" office:value="-0.000696737" calcext:value-type="float">
            <text:p>-0.000696737</text:p>
          </table:table-cell>
          <table:table-cell/>
          <table:table-cell office:value-type="float" office:value="26.616328053" calcext:value-type="float">
            <text:p>26.616328053</text:p>
          </table:table-cell>
          <table:table-cell office:value-type="float" office:value="26.652319492" calcext:value-type="float">
            <text:p>26.652319492</text:p>
          </table:table-cell>
          <table:table-cell office:value-type="float" office:value="26.613895972" calcext:value-type="float">
            <text:p>26.613895972</text:p>
          </table:table-cell>
          <table:table-cell/>
          <table:table-cell office:value-type="float" office:value="-0.015159861" calcext:value-type="float">
            <text:p>-0.015159861</text:p>
          </table:table-cell>
          <table:table-cell office:value-type="float" office:value="0.021858986" calcext:value-type="float">
            <text:p>0.021858986</text:p>
          </table:table-cell>
          <table:table-cell office:value-type="float" office:value="-0.01766139" calcext:value-type="float">
            <text:p>-0.0176613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1 17:11:13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76076588" calcext:value-type="float">
            <text:p>1.276076588</text:p>
          </table:table-cell>
          <table:table-cell office:value-type="float" office:value="1.159604926" calcext:value-type="float">
            <text:p>1.159604926</text:p>
          </table:table-cell>
          <table:table-cell office:value-type="float" office:value="1.119638219" calcext:value-type="float">
            <text:p>1.119638219</text:p>
          </table:table-cell>
          <table:table-cell/>
          <table:table-cell office:value-type="float" office:value="0.010425462" calcext:value-type="float">
            <text:p>0.010425462</text:p>
          </table:table-cell>
          <table:table-cell office:value-type="float" office:value="0.009473896" calcext:value-type="float">
            <text:p>0.009473896</text:p>
          </table:table-cell>
          <table:table-cell office:value-type="float" office:value="0.009147371" calcext:value-type="float">
            <text:p>0.009147371</text:p>
          </table:table-cell>
          <table:table-cell/>
          <table:table-cell office:value-type="float" office:value="0.000529629" calcext:value-type="float">
            <text:p>0.000529629</text:p>
          </table:table-cell>
          <table:table-cell office:value-type="float" office:value="-0.000421937" calcext:value-type="float">
            <text:p>-0.000421937</text:p>
          </table:table-cell>
          <table:table-cell office:value-type="float" office:value="-0.000748462" calcext:value-type="float">
            <text:p>-0.000748462</text:p>
          </table:table-cell>
          <table:table-cell/>
          <table:table-cell office:value-type="float" office:value="26.649173704" calcext:value-type="float">
            <text:p>26.649173704</text:p>
          </table:table-cell>
          <table:table-cell office:value-type="float" office:value="26.625722609" calcext:value-type="float">
            <text:p>26.625722609</text:p>
          </table:table-cell>
          <table:table-cell office:value-type="float" office:value="26.617675364" calcext:value-type="float">
            <text:p>26.617675364</text:p>
          </table:table-cell>
          <table:table-cell/>
          <table:table-cell office:value-type="float" office:value="0.013425118" calcext:value-type="float">
            <text:p>0.013425118</text:p>
          </table:table-cell>
          <table:table-cell office:value-type="float" office:value="-0.010695519" calcext:value-type="float">
            <text:p>-0.010695519</text:p>
          </table:table-cell>
          <table:table-cell office:value-type="float" office:value="-0.018972582" calcext:value-type="float">
            <text:p>-0.01897258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1 17:11:15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40493207" calcext:value-type="float">
            <text:p>1.240493207</text:p>
          </table:table-cell>
          <table:table-cell office:value-type="float" office:value="1.091511976" calcext:value-type="float">
            <text:p>1.091511976</text:p>
          </table:table-cell>
          <table:table-cell office:value-type="float" office:value="1.229903249" calcext:value-type="float">
            <text:p>1.229903249</text:p>
          </table:table-cell>
          <table:table-cell/>
          <table:table-cell office:value-type="float" office:value="0.010134748" calcext:value-type="float">
            <text:p>0.010134748</text:p>
          </table:table-cell>
          <table:table-cell office:value-type="float" office:value="0.008917582" calcext:value-type="float">
            <text:p>0.008917582</text:p>
          </table:table-cell>
          <table:table-cell office:value-type="float" office:value="0.010048229" calcext:value-type="float">
            <text:p>0.010048229</text:p>
          </table:table-cell>
          <table:table-cell/>
          <table:table-cell office:value-type="float" office:value="0.000238915" calcext:value-type="float">
            <text:p>0.000238915</text:p>
          </table:table-cell>
          <table:table-cell office:value-type="float" office:value="-0.000978252" calcext:value-type="float">
            <text:p>-0.000978252</text:p>
          </table:table-cell>
          <table:table-cell office:value-type="float" office:value="0.000152396" calcext:value-type="float">
            <text:p>0.000152396</text:p>
          </table:table-cell>
          <table:table-cell/>
          <table:table-cell office:value-type="float" office:value="26.636955111" calcext:value-type="float">
            <text:p>26.636955111</text:p>
          </table:table-cell>
          <table:table-cell office:value-type="float" office:value="26.60695794" calcext:value-type="float">
            <text:p>26.60695794</text:p>
          </table:table-cell>
          <table:table-cell office:value-type="float" office:value="26.634822864" calcext:value-type="float">
            <text:p>26.634822864</text:p>
          </table:table-cell>
          <table:table-cell/>
          <table:table-cell office:value-type="float" office:value="0.006056057" calcext:value-type="float">
            <text:p>0.006056057</text:p>
          </table:table-cell>
          <table:table-cell office:value-type="float" office:value="-0.024797546" calcext:value-type="float">
            <text:p>-0.024797546</text:p>
          </table:table-cell>
          <table:table-cell office:value-type="float" office:value="0.00386294" calcext:value-type="float">
            <text:p>0.0038629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1 17:11:16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26421824" calcext:value-type="float">
            <text:p>1.126421824</text:p>
          </table:table-cell>
          <table:table-cell office:value-type="float" office:value="1.193274402" calcext:value-type="float">
            <text:p>1.193274402</text:p>
          </table:table-cell>
          <table:table-cell office:value-type="float" office:value="1.287223254" calcext:value-type="float">
            <text:p>1.287223254</text:p>
          </table:table-cell>
          <table:table-cell/>
          <table:table-cell office:value-type="float" office:value="0.009202793" calcext:value-type="float">
            <text:p>0.009202793</text:p>
          </table:table-cell>
          <table:table-cell office:value-type="float" office:value="0.009748974" calcext:value-type="float">
            <text:p>0.009748974</text:p>
          </table:table-cell>
          <table:table-cell office:value-type="float" office:value="0.01051653" calcext:value-type="float">
            <text:p>0.01051653</text:p>
          </table:table-cell>
          <table:table-cell/>
          <table:table-cell office:value-type="float" office:value="-0.000693041" calcext:value-type="float">
            <text:p>-0.000693041</text:p>
          </table:table-cell>
          <table:table-cell office:value-type="float" office:value="-0.000146859" calcext:value-type="float">
            <text:p>-0.000146859</text:p>
          </table:table-cell>
          <table:table-cell office:value-type="float" office:value="0.000620697" calcext:value-type="float">
            <text:p>0.000620697</text:p>
          </table:table-cell>
          <table:table-cell/>
          <table:table-cell office:value-type="float" office:value="26.619041238" calcext:value-type="float">
            <text:p>26.619041238</text:p>
          </table:table-cell>
          <table:table-cell office:value-type="float" office:value="26.63250187" calcext:value-type="float">
            <text:p>26.63250187</text:p>
          </table:table-cell>
          <table:table-cell office:value-type="float" office:value="26.651418014" calcext:value-type="float">
            <text:p>26.651418014</text:p>
          </table:table-cell>
          <table:table-cell/>
          <table:table-cell office:value-type="float" office:value="-0.017567698" calcext:value-type="float">
            <text:p>-0.017567698</text:p>
          </table:table-cell>
          <table:table-cell office:value-type="float" office:value="-0.00372267" calcext:value-type="float">
            <text:p>-0.00372267</text:p>
          </table:table-cell>
          <table:table-cell office:value-type="float" office:value="0.015733498" calcext:value-type="float">
            <text:p>0.01573349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1 17:11:17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49119872" calcext:value-type="float">
            <text:p>1.149119872</text:p>
          </table:table-cell>
          <table:table-cell office:value-type="float" office:value="1.300544298" calcext:value-type="float">
            <text:p>1.300544298</text:p>
          </table:table-cell>
          <table:table-cell office:value-type="float" office:value="1.110766662" calcext:value-type="float">
            <text:p>1.110766662</text:p>
          </table:table-cell>
          <table:table-cell/>
          <table:table-cell office:value-type="float" office:value="0.009388234" calcext:value-type="float">
            <text:p>0.009388234</text:p>
          </table:table-cell>
          <table:table-cell office:value-type="float" office:value="0.010625362" calcext:value-type="float">
            <text:p>0.010625362</text:p>
          </table:table-cell>
          <table:table-cell office:value-type="float" office:value="0.009074891" calcext:value-type="float">
            <text:p>0.009074891</text:p>
          </table:table-cell>
          <table:table-cell/>
          <table:table-cell office:value-type="float" office:value="-0.000507599" calcext:value-type="float">
            <text:p>-0.000507599</text:p>
          </table:table-cell>
          <table:table-cell office:value-type="float" office:value="0.000729529" calcext:value-type="float">
            <text:p>0.000729529</text:p>
          </table:table-cell>
          <table:table-cell office:value-type="float" office:value="-0.000820942" calcext:value-type="float">
            <text:p>-0.000820942</text:p>
          </table:table-cell>
          <table:table-cell/>
          <table:table-cell office:value-type="float" office:value="26.623611462" calcext:value-type="float">
            <text:p>26.623611462</text:p>
          </table:table-cell>
          <table:table-cell office:value-type="float" office:value="26.654100116" calcext:value-type="float">
            <text:p>26.654100116</text:p>
          </table:table-cell>
          <table:table-cell office:value-type="float" office:value="26.61588908" calcext:value-type="float">
            <text:p>26.61588908</text:p>
          </table:table-cell>
          <table:table-cell/>
          <table:table-cell office:value-type="float" office:value="-0.012866954" calcext:value-type="float">
            <text:p>-0.012866954</text:p>
          </table:table-cell>
          <table:table-cell office:value-type="float" office:value="0.018492164" calcext:value-type="float">
            <text:p>0.018492164</text:p>
          </table:table-cell>
          <table:table-cell office:value-type="float" office:value="-0.020809883" calcext:value-type="float">
            <text:p>-0.02080988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1 17:11:18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78565082" calcext:value-type="float">
            <text:p>1.278565082</text:p>
          </table:table-cell>
          <table:table-cell office:value-type="float" office:value="1.114756598" calcext:value-type="float">
            <text:p>1.114756598</text:p>
          </table:table-cell>
          <table:table-cell office:value-type="float" office:value="1.21072426" calcext:value-type="float">
            <text:p>1.21072426</text:p>
          </table:table-cell>
          <table:table-cell/>
          <table:table-cell office:value-type="float" office:value="0.010445793" calcext:value-type="float">
            <text:p>0.010445793</text:p>
          </table:table-cell>
          <table:table-cell office:value-type="float" office:value="0.009107489" calcext:value-type="float">
            <text:p>0.009107489</text:p>
          </table:table-cell>
          <table:table-cell office:value-type="float" office:value="0.009891538" calcext:value-type="float">
            <text:p>0.009891538</text:p>
          </table:table-cell>
          <table:table-cell/>
          <table:table-cell office:value-type="float" office:value="0.00054996" calcext:value-type="float">
            <text:p>0.00054996</text:p>
          </table:table-cell>
          <table:table-cell office:value-type="float" office:value="-0.000788345" calcext:value-type="float">
            <text:p>-0.000788345</text:p>
          </table:table-cell>
          <table:table-cell office:value-type="float" office:value="-0.000004295" calcext:value-type="float">
            <text:p>-4.295E-06</text:p>
          </table:table-cell>
          <table:table-cell/>
          <table:table-cell office:value-type="float" office:value="26.654728787" calcext:value-type="float">
            <text:p>26.654728787</text:p>
          </table:table-cell>
          <table:table-cell office:value-type="float" office:value="26.621746639" calcext:value-type="float">
            <text:p>26.621746639</text:p>
          </table:table-cell>
          <table:table-cell office:value-type="float" office:value="26.641069439" calcext:value-type="float">
            <text:p>26.641069439</text:p>
          </table:table-cell>
          <table:table-cell/>
          <table:table-cell office:value-type="float" office:value="0.013940464" calcext:value-type="float">
            <text:p>0.013940464</text:p>
          </table:table-cell>
          <table:table-cell office:value-type="float" office:value="-0.019983566" calcext:value-type="float">
            <text:p>-0.019983566</text:p>
          </table:table-cell>
          <table:table-cell office:value-type="float" office:value="-0.000108878" calcext:value-type="float">
            <text:p>-0.0001088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1 17:11:19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62646551" calcext:value-type="float">
            <text:p>1.162646551</text:p>
          </table:table-cell>
          <table:table-cell office:value-type="float" office:value="1.154088516" calcext:value-type="float">
            <text:p>1.154088516</text:p>
          </table:table-cell>
          <table:table-cell office:value-type="float" office:value="1.28568009" calcext:value-type="float">
            <text:p>1.28568009</text:p>
          </table:table-cell>
          <table:table-cell/>
          <table:table-cell office:value-type="float" office:value="0.009498746" calcext:value-type="float">
            <text:p>0.009498746</text:p>
          </table:table-cell>
          <table:table-cell office:value-type="float" office:value="0.009428828" calcext:value-type="float">
            <text:p>0.009428828</text:p>
          </table:table-cell>
          <table:table-cell office:value-type="float" office:value="0.010503922" calcext:value-type="float">
            <text:p>0.010503922</text:p>
          </table:table-cell>
          <table:table-cell/>
          <table:table-cell office:value-type="float" office:value="-0.000397087" calcext:value-type="float">
            <text:p>-0.000397087</text:p>
          </table:table-cell>
          <table:table-cell office:value-type="float" office:value="-0.000467006" calcext:value-type="float">
            <text:p>-0.000467006</text:p>
          </table:table-cell>
          <table:table-cell office:value-type="float" office:value="0.000608089" calcext:value-type="float">
            <text:p>0.000608089</text:p>
          </table:table-cell>
          <table:table-cell/>
          <table:table-cell office:value-type="float" office:value="26.631389178" calcext:value-type="float">
            <text:p>26.631389178</text:p>
          </table:table-cell>
          <table:table-cell office:value-type="float" office:value="26.629666042" calcext:value-type="float">
            <text:p>26.629666042</text:p>
          </table:table-cell>
          <table:table-cell office:value-type="float" office:value="26.656161343" calcext:value-type="float">
            <text:p>26.656161343</text:p>
          </table:table-cell>
          <table:table-cell/>
          <table:table-cell office:value-type="float" office:value="-0.010065605" calcext:value-type="float">
            <text:p>-0.010065605</text:p>
          </table:table-cell>
          <table:table-cell office:value-type="float" office:value="-0.011837957" calcext:value-type="float">
            <text:p>-0.011837957</text:p>
          </table:table-cell>
          <table:table-cell office:value-type="float" office:value="0.015413922" calcext:value-type="float">
            <text:p>0.01541392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1 17:11:21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91756271" calcext:value-type="float">
            <text:p>1.191756271</text:p>
          </table:table-cell>
          <table:table-cell office:value-type="float" office:value="1.283927713" calcext:value-type="float">
            <text:p>1.283927713</text:p>
          </table:table-cell>
          <table:table-cell office:value-type="float" office:value="1.118713751" calcext:value-type="float">
            <text:p>1.118713751</text:p>
          </table:table-cell>
          <table:table-cell/>
          <table:table-cell office:value-type="float" office:value="0.009736571" calcext:value-type="float">
            <text:p>0.009736571</text:p>
          </table:table-cell>
          <table:table-cell office:value-type="float" office:value="0.010489605" calcext:value-type="float">
            <text:p>0.010489605</text:p>
          </table:table-cell>
          <table:table-cell office:value-type="float" office:value="0.009139818" calcext:value-type="float">
            <text:p>0.009139818</text:p>
          </table:table-cell>
          <table:table-cell/>
          <table:table-cell office:value-type="float" office:value="-0.000159262" calcext:value-type="float">
            <text:p>-0.000159262</text:p>
          </table:table-cell>
          <table:table-cell office:value-type="float" office:value="0.000593772" calcext:value-type="float">
            <text:p>0.000593772</text:p>
          </table:table-cell>
          <table:table-cell office:value-type="float" office:value="-0.000756015" calcext:value-type="float">
            <text:p>-0.000756015</text:p>
          </table:table-cell>
          <table:table-cell/>
          <table:table-cell office:value-type="float" office:value="26.637250317" calcext:value-type="float">
            <text:p>26.637250317</text:p>
          </table:table-cell>
          <table:table-cell office:value-type="float" office:value="26.655808514" calcext:value-type="float">
            <text:p>26.655808514</text:p>
          </table:table-cell>
          <table:table-cell office:value-type="float" office:value="26.622543406" calcext:value-type="float">
            <text:p>26.622543406</text:p>
          </table:table-cell>
          <table:table-cell/>
          <table:table-cell office:value-type="float" office:value="-0.004037069" calcext:value-type="float">
            <text:p>-0.004037069</text:p>
          </table:table-cell>
          <table:table-cell office:value-type="float" office:value="0.01505102" calcext:value-type="float">
            <text:p>0.01505102</text:p>
          </table:table-cell>
          <table:table-cell office:value-type="float" office:value="-0.019164039" calcext:value-type="float">
            <text:p>-0.01916403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1 17:11:22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51888424" calcext:value-type="float">
            <text:p>1.251888424</text:p>
          </table:table-cell>
          <table:table-cell office:value-type="float" office:value="1.108041538" calcext:value-type="float">
            <text:p>1.108041538</text:p>
          </table:table-cell>
          <table:table-cell office:value-type="float" office:value="1.296178257" calcext:value-type="float">
            <text:p>1.296178257</text:p>
          </table:table-cell>
          <table:table-cell/>
          <table:table-cell office:value-type="float" office:value="0.010227847" calcext:value-type="float">
            <text:p>0.010227847</text:p>
          </table:table-cell>
          <table:table-cell office:value-type="float" office:value="0.009052627" calcext:value-type="float">
            <text:p>0.009052627</text:p>
          </table:table-cell>
          <table:table-cell office:value-type="float" office:value="0.010589692" calcext:value-type="float">
            <text:p>0.010589692</text:p>
          </table:table-cell>
          <table:table-cell/>
          <table:table-cell office:value-type="float" office:value="0.000332013" calcext:value-type="float">
            <text:p>0.000332013</text:p>
          </table:table-cell>
          <table:table-cell office:value-type="float" office:value="-0.000843206" calcext:value-type="float">
            <text:p>-0.000843206</text:p>
          </table:table-cell>
          <table:table-cell office:value-type="float" office:value="0.000693858" calcext:value-type="float">
            <text:p>0.000693858</text:p>
          </table:table-cell>
          <table:table-cell/>
          <table:table-cell office:value-type="float" office:value="26.644303555" calcext:value-type="float">
            <text:p>26.644303555</text:p>
          </table:table-cell>
          <table:table-cell office:value-type="float" office:value="26.615340377" calcext:value-type="float">
            <text:p>26.615340377</text:p>
          </table:table-cell>
          <table:table-cell office:value-type="float" office:value="26.653221044" calcext:value-type="float">
            <text:p>26.653221044</text:p>
          </table:table-cell>
          <table:table-cell/>
          <table:table-cell office:value-type="float" office:value="0.008415931" calcext:value-type="float">
            <text:p>0.008415931</text:p>
          </table:table-cell>
          <table:table-cell office:value-type="float" office:value="-0.021374257" calcext:value-type="float">
            <text:p>-0.021374257</text:p>
          </table:table-cell>
          <table:table-cell office:value-type="float" office:value="0.017587998" calcext:value-type="float">
            <text:p>0.01758799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1 17:11:23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50065798" calcext:value-type="float">
            <text:p>1.150065798</text:p>
          </table:table-cell>
          <table:table-cell office:value-type="float" office:value="1.307467974" calcext:value-type="float">
            <text:p>1.307467974</text:p>
          </table:table-cell>
          <table:table-cell office:value-type="float" office:value="1.147395509" calcext:value-type="float">
            <text:p>1.147395509</text:p>
          </table:table-cell>
          <table:table-cell/>
          <table:table-cell office:value-type="float" office:value="0.009395962" calcext:value-type="float">
            <text:p>0.009395962</text:p>
          </table:table-cell>
          <table:table-cell office:value-type="float" office:value="0.010681928" calcext:value-type="float">
            <text:p>0.010681928</text:p>
          </table:table-cell>
          <table:table-cell office:value-type="float" office:value="0.009374146" calcext:value-type="float">
            <text:p>0.009374146</text:p>
          </table:table-cell>
          <table:table-cell/>
          <table:table-cell office:value-type="float" office:value="-0.000499871" calcext:value-type="float">
            <text:p>-0.000499871</text:p>
          </table:table-cell>
          <table:table-cell office:value-type="float" office:value="0.000786095" calcext:value-type="float">
            <text:p>0.000786095</text:p>
          </table:table-cell>
          <table:table-cell office:value-type="float" office:value="-0.000521687" calcext:value-type="float">
            <text:p>-0.000521687</text:p>
          </table:table-cell>
          <table:table-cell/>
          <table:table-cell office:value-type="float" office:value="26.628856078" calcext:value-type="float">
            <text:p>26.628856078</text:p>
          </table:table-cell>
          <table:table-cell office:value-type="float" office:value="26.660548164" calcext:value-type="float">
            <text:p>26.660548164</text:p>
          </table:table-cell>
          <table:table-cell office:value-type="float" office:value="26.628318422" calcext:value-type="float">
            <text:p>26.628318422</text:p>
          </table:table-cell>
          <table:table-cell/>
          <table:table-cell office:value-type="float" office:value="-0.012671055" calcext:value-type="float">
            <text:p>-0.012671055</text:p>
          </table:table-cell>
          <table:table-cell office:value-type="float" office:value="0.019925991" calcext:value-type="float">
            <text:p>0.019925991</text:p>
          </table:table-cell>
          <table:table-cell office:value-type="float" office:value="-0.013224067" calcext:value-type="float">
            <text:p>-0.0132240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1 17:11:24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2805612" calcext:value-type="float">
            <text:p>1.262805612</text:p>
          </table:table-cell>
          <table:table-cell office:value-type="float" office:value="1.244765072" calcext:value-type="float">
            <text:p>1.244765072</text:p>
          </table:table-cell>
          <table:table-cell office:value-type="float" office:value="1.108446849" calcext:value-type="float">
            <text:p>1.108446849</text:p>
          </table:table-cell>
          <table:table-cell/>
          <table:table-cell office:value-type="float" office:value="0.010317039" calcext:value-type="float">
            <text:p>0.010317039</text:p>
          </table:table-cell>
          <table:table-cell office:value-type="float" office:value="0.010169649" calcext:value-type="float">
            <text:p>0.010169649</text:p>
          </table:table-cell>
          <table:table-cell office:value-type="float" office:value="0.009055938" calcext:value-type="float">
            <text:p>0.009055938</text:p>
          </table:table-cell>
          <table:table-cell/>
          <table:table-cell office:value-type="float" office:value="0.000421206" calcext:value-type="float">
            <text:p>0.000421206</text:p>
          </table:table-cell>
          <table:table-cell office:value-type="float" office:value="0.000273816" calcext:value-type="float">
            <text:p>0.000273816</text:p>
          </table:table-cell>
          <table:table-cell office:value-type="float" office:value="-0.000839895" calcext:value-type="float">
            <text:p>-0.000839895</text:p>
          </table:table-cell>
          <table:table-cell/>
          <table:table-cell office:value-type="float" office:value="26.651555726" calcext:value-type="float">
            <text:p>26.651555726</text:p>
          </table:table-cell>
          <table:table-cell office:value-type="float" office:value="26.647923376" calcext:value-type="float">
            <text:p>26.647923376</text:p>
          </table:table-cell>
          <table:table-cell office:value-type="float" office:value="26.620476179" calcext:value-type="float">
            <text:p>26.620476179</text:p>
          </table:table-cell>
          <table:table-cell/>
          <table:table-cell office:value-type="float" office:value="0.010676802" calcext:value-type="float">
            <text:p>0.010676802</text:p>
          </table:table-cell>
          <table:table-cell office:value-type="float" office:value="0.006940733" calcext:value-type="float">
            <text:p>0.006940733</text:p>
          </table:table-cell>
          <table:table-cell office:value-type="float" office:value="-0.021290317" calcext:value-type="float">
            <text:p>-0.0212903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1 17:11:26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67663988" calcext:value-type="float">
            <text:p>1.267663988</text:p>
          </table:table-cell>
          <table:table-cell office:value-type="float" office:value="1.094008815" calcext:value-type="float">
            <text:p>1.094008815</text:p>
          </table:table-cell>
          <table:table-cell office:value-type="float" office:value="1.205148245" calcext:value-type="float">
            <text:p>1.205148245</text:p>
          </table:table-cell>
          <table:table-cell/>
          <table:table-cell office:value-type="float" office:value="0.010356732" calcext:value-type="float">
            <text:p>0.010356732</text:p>
          </table:table-cell>
          <table:table-cell office:value-type="float" office:value="0.008937981" calcext:value-type="float">
            <text:p>0.008937981</text:p>
          </table:table-cell>
          <table:table-cell office:value-type="float" office:value="0.009845982" calcext:value-type="float">
            <text:p>0.009845982</text:p>
          </table:table-cell>
          <table:table-cell/>
          <table:table-cell office:value-type="float" office:value="0.000460899" calcext:value-type="float">
            <text:p>0.000460899</text:p>
          </table:table-cell>
          <table:table-cell office:value-type="float" office:value="-0.000957853" calcext:value-type="float">
            <text:p>-0.000957853</text:p>
          </table:table-cell>
          <table:table-cell office:value-type="float" office:value="-0.000049851" calcext:value-type="float">
            <text:p>-4.9851E-05</text:p>
          </table:table-cell>
          <table:table-cell/>
          <table:table-cell office:value-type="float" office:value="26.647479877" calcext:value-type="float">
            <text:p>26.647479877</text:p>
          </table:table-cell>
          <table:table-cell office:value-type="float" office:value="26.612514887" calcext:value-type="float">
            <text:p>26.612514887</text:p>
          </table:table-cell>
          <table:table-cell office:value-type="float" office:value="26.634892628" calcext:value-type="float">
            <text:p>26.634892628</text:p>
          </table:table-cell>
          <table:table-cell/>
          <table:table-cell office:value-type="float" office:value="0.011682935" calcext:value-type="float">
            <text:p>0.011682935</text:p>
          </table:table-cell>
          <table:table-cell office:value-type="float" office:value="-0.024280447" calcext:value-type="float">
            <text:p>-0.024280447</text:p>
          </table:table-cell>
          <table:table-cell office:value-type="float" office:value="-0.001263646" calcext:value-type="float">
            <text:p>-0.00126364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1 17:11:27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53258819" calcext:value-type="float">
            <text:p>1.153258819</text:p>
          </table:table-cell>
          <table:table-cell office:value-type="float" office:value="1.159305115" calcext:value-type="float">
            <text:p>1.159305115</text:p>
          </table:table-cell>
          <table:table-cell office:value-type="float" office:value="1.281076226" calcext:value-type="float">
            <text:p>1.281076226</text:p>
          </table:table-cell>
          <table:table-cell/>
          <table:table-cell office:value-type="float" office:value="0.009422049" calcext:value-type="float">
            <text:p>0.009422049</text:p>
          </table:table-cell>
          <table:table-cell office:value-type="float" office:value="0.009471447" calcext:value-type="float">
            <text:p>0.009471447</text:p>
          </table:table-cell>
          <table:table-cell office:value-type="float" office:value="0.010466309" calcext:value-type="float">
            <text:p>0.010466309</text:p>
          </table:table-cell>
          <table:table-cell/>
          <table:table-cell office:value-type="float" office:value="-0.000473784" calcext:value-type="float">
            <text:p>-0.000473784</text:p>
          </table:table-cell>
          <table:table-cell office:value-type="float" office:value="-0.000424386" calcext:value-type="float">
            <text:p>-0.000424386</text:p>
          </table:table-cell>
          <table:table-cell office:value-type="float" office:value="0.000570476" calcext:value-type="float">
            <text:p>0.000570476</text:p>
          </table:table-cell>
          <table:table-cell/>
          <table:table-cell office:value-type="float" office:value="26.609282377" calcext:value-type="float">
            <text:p>26.609282377</text:p>
          </table:table-cell>
          <table:table-cell office:value-type="float" office:value="26.610499803" calcext:value-type="float">
            <text:p>26.610499803</text:p>
          </table:table-cell>
          <table:table-cell office:value-type="float" office:value="26.635018236" calcext:value-type="float">
            <text:p>26.635018236</text:p>
          </table:table-cell>
          <table:table-cell/>
          <table:table-cell office:value-type="float" office:value="-0.012009785" calcext:value-type="float">
            <text:p>-0.012009785</text:p>
          </table:table-cell>
          <table:table-cell office:value-type="float" office:value="-0.010757609" calcext:value-type="float">
            <text:p>-0.010757609</text:p>
          </table:table-cell>
          <table:table-cell office:value-type="float" office:value="0.014460501" calcext:value-type="float">
            <text:p>0.01446050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1 17:11:28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40052216" calcext:value-type="float">
            <text:p>1.140052216</text:p>
          </table:table-cell>
          <table:table-cell office:value-type="float" office:value="1.311724938" calcext:value-type="float">
            <text:p>1.311724938</text:p>
          </table:table-cell>
          <table:table-cell office:value-type="float" office:value="1.117567553" calcext:value-type="float">
            <text:p>1.117567553</text:p>
          </table:table-cell>
          <table:table-cell/>
          <table:table-cell office:value-type="float" office:value="0.009314152" calcext:value-type="float">
            <text:p>0.009314152</text:p>
          </table:table-cell>
          <table:table-cell office:value-type="float" office:value="0.010716707" calcext:value-type="float">
            <text:p>0.010716707</text:p>
          </table:table-cell>
          <table:table-cell office:value-type="float" office:value="0.009130454" calcext:value-type="float">
            <text:p>0.009130454</text:p>
          </table:table-cell>
          <table:table-cell/>
          <table:table-cell office:value-type="float" office:value="-0.000581681" calcext:value-type="float">
            <text:p>-0.000581681</text:p>
          </table:table-cell>
          <table:table-cell office:value-type="float" office:value="0.000820874" calcext:value-type="float">
            <text:p>0.000820874</text:p>
          </table:table-cell>
          <table:table-cell office:value-type="float" office:value="-0.000765379" calcext:value-type="float">
            <text:p>-0.000765379</text:p>
          </table:table-cell>
          <table:table-cell/>
          <table:table-cell office:value-type="float" office:value="26.616731539" calcext:value-type="float">
            <text:p>26.616731539</text:p>
          </table:table-cell>
          <table:table-cell office:value-type="float" office:value="26.651297247" calcext:value-type="float">
            <text:p>26.651297247</text:p>
          </table:table-cell>
          <table:table-cell office:value-type="float" office:value="26.612204253" calcext:value-type="float">
            <text:p>26.612204253</text:p>
          </table:table-cell>
          <table:table-cell/>
          <table:table-cell office:value-type="float" office:value="-0.014744854" calcext:value-type="float">
            <text:p>-0.014744854</text:p>
          </table:table-cell>
          <table:table-cell office:value-type="float" office:value="0.020807566" calcext:value-type="float">
            <text:p>0.020807566</text:p>
          </table:table-cell>
          <table:table-cell office:value-type="float" office:value="-0.019401416" calcext:value-type="float">
            <text:p>-0.01940141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1 17:11:29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78718266" calcext:value-type="float">
            <text:p>1.278718266</text:p>
          </table:table-cell>
          <table:table-cell office:value-type="float" office:value="1.102827323" calcext:value-type="float">
            <text:p>1.102827323</text:p>
          </table:table-cell>
          <table:table-cell office:value-type="float" office:value="1.277762208" calcext:value-type="float">
            <text:p>1.277762208</text:p>
          </table:table-cell>
          <table:table-cell/>
          <table:table-cell office:value-type="float" office:value="0.010447045" calcext:value-type="float">
            <text:p>0.010447045</text:p>
          </table:table-cell>
          <table:table-cell office:value-type="float" office:value="0.009010027" calcext:value-type="float">
            <text:p>0.009010027</text:p>
          </table:table-cell>
          <table:table-cell office:value-type="float" office:value="0.010439234" calcext:value-type="float">
            <text:p>0.010439234</text:p>
          </table:table-cell>
          <table:table-cell/>
          <table:table-cell office:value-type="float" office:value="0.000551211" calcext:value-type="float">
            <text:p>0.000551211</text:p>
          </table:table-cell>
          <table:table-cell office:value-type="float" office:value="-0.000885806" calcext:value-type="float">
            <text:p>-0.000885806</text:p>
          </table:table-cell>
          <table:table-cell office:value-type="float" office:value="0.0005434" calcext:value-type="float">
            <text:p>0.0005434</text:p>
          </table:table-cell>
          <table:table-cell/>
          <table:table-cell office:value-type="float" office:value="26.644651549" calcext:value-type="float">
            <text:p>26.644651549</text:p>
          </table:table-cell>
          <table:table-cell office:value-type="float" office:value="26.609236298" calcext:value-type="float">
            <text:p>26.609236298</text:p>
          </table:table-cell>
          <table:table-cell office:value-type="float" office:value="26.644459052" calcext:value-type="float">
            <text:p>26.644459052</text:p>
          </table:table-cell>
          <table:table-cell/>
          <table:table-cell office:value-type="float" office:value="0.013972187" calcext:value-type="float">
            <text:p>0.013972187</text:p>
          </table:table-cell>
          <table:table-cell office:value-type="float" office:value="-0.022454125" calcext:value-type="float">
            <text:p>-0.022454125</text:p>
          </table:table-cell>
          <table:table-cell office:value-type="float" office:value="0.013774196" calcext:value-type="float">
            <text:p>0.01377419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1 17:11:31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21833458" calcext:value-type="float">
            <text:p>1.121833458</text:p>
          </table:table-cell>
          <table:table-cell office:value-type="float" office:value="1.293969309" calcext:value-type="float">
            <text:p>1.293969309</text:p>
          </table:table-cell>
          <table:table-cell office:value-type="float" office:value="1.199248576" calcext:value-type="float">
            <text:p>1.199248576</text:p>
          </table:table-cell>
          <table:table-cell/>
          <table:table-cell office:value-type="float" office:value="0.009165306" calcext:value-type="float">
            <text:p>0.009165306</text:p>
          </table:table-cell>
          <table:table-cell office:value-type="float" office:value="0.010571645" calcext:value-type="float">
            <text:p>0.010571645</text:p>
          </table:table-cell>
          <table:table-cell office:value-type="float" office:value="0.009797782" calcext:value-type="float">
            <text:p>0.009797782</text:p>
          </table:table-cell>
          <table:table-cell/>
          <table:table-cell office:value-type="float" office:value="-0.000730527" calcext:value-type="float">
            <text:p>-0.000730527</text:p>
          </table:table-cell>
          <table:table-cell office:value-type="float" office:value="0.000675811" calcext:value-type="float">
            <text:p>0.000675811</text:p>
          </table:table-cell>
          <table:table-cell office:value-type="float" office:value="-0.000098051" calcext:value-type="float">
            <text:p>-9.8051E-05</text:p>
          </table:table-cell>
          <table:table-cell/>
          <table:table-cell office:value-type="float" office:value="26.613063194" calcext:value-type="float">
            <text:p>26.613063194</text:p>
          </table:table-cell>
          <table:table-cell office:value-type="float" office:value="26.647722261" calcext:value-type="float">
            <text:p>26.647722261</text:p>
          </table:table-cell>
          <table:table-cell office:value-type="float" office:value="26.628650639" calcext:value-type="float">
            <text:p>26.628650639</text:p>
          </table:table-cell>
          <table:table-cell/>
          <table:table-cell office:value-type="float" office:value="-0.018517948" calcext:value-type="float">
            <text:p>-0.018517948</text:p>
          </table:table-cell>
          <table:table-cell office:value-type="float" office:value="0.017130545" calcext:value-type="float">
            <text:p>0.017130545</text:p>
          </table:table-cell>
          <table:table-cell office:value-type="float" office:value="-0.002485442" calcext:value-type="float">
            <text:p>-0.00248544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1 17:11:32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82062087" calcext:value-type="float">
            <text:p>1.282062087</text:p>
          </table:table-cell>
          <table:table-cell office:value-type="float" office:value="1.196898365" calcext:value-type="float">
            <text:p>1.196898365</text:p>
          </table:table-cell>
          <table:table-cell office:value-type="float" office:value="1.114828719" calcext:value-type="float">
            <text:p>1.114828719</text:p>
          </table:table-cell>
          <table:table-cell/>
          <table:table-cell office:value-type="float" office:value="0.010474363" calcext:value-type="float">
            <text:p>0.010474363</text:p>
          </table:table-cell>
          <table:table-cell office:value-type="float" office:value="0.009778581" calcext:value-type="float">
            <text:p>0.009778581</text:p>
          </table:table-cell>
          <table:table-cell office:value-type="float" office:value="0.009108078" calcext:value-type="float">
            <text:p>0.009108078</text:p>
          </table:table-cell>
          <table:table-cell/>
          <table:table-cell office:value-type="float" office:value="0.00057853" calcext:value-type="float">
            <text:p>0.00057853</text:p>
          </table:table-cell>
          <table:table-cell office:value-type="float" office:value="-0.000117252" calcext:value-type="float">
            <text:p>-0.000117252</text:p>
          </table:table-cell>
          <table:table-cell office:value-type="float" office:value="-0.000787756" calcext:value-type="float">
            <text:p>-0.000787756</text:p>
          </table:table-cell>
          <table:table-cell/>
          <table:table-cell office:value-type="float" office:value="26.650378847" calcext:value-type="float">
            <text:p>26.650378847</text:p>
          </table:table-cell>
          <table:table-cell office:value-type="float" office:value="26.633231543" calcext:value-type="float">
            <text:p>26.633231543</text:p>
          </table:table-cell>
          <table:table-cell office:value-type="float" office:value="26.616706974" calcext:value-type="float">
            <text:p>26.616706974</text:p>
          </table:table-cell>
          <table:table-cell/>
          <table:table-cell office:value-type="float" office:value="0.014664665" calcext:value-type="float">
            <text:p>0.014664665</text:p>
          </table:table-cell>
          <table:table-cell office:value-type="float" office:value="-0.002972161" calcext:value-type="float">
            <text:p>-0.002972161</text:p>
          </table:table-cell>
          <table:table-cell office:value-type="float" office:value="-0.019968629" calcext:value-type="float">
            <text:p>-0.01996862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1 17:11:33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56403477" calcext:value-type="float">
            <text:p>1.256403477</text:p>
          </table:table-cell>
          <table:table-cell office:value-type="float" office:value="1.093557607" calcext:value-type="float">
            <text:p>1.093557607</text:p>
          </table:table-cell>
          <table:table-cell office:value-type="float" office:value="1.219840791" calcext:value-type="float">
            <text:p>1.219840791</text:p>
          </table:table-cell>
          <table:table-cell/>
          <table:table-cell office:value-type="float" office:value="0.010264734" calcext:value-type="float">
            <text:p>0.010264734</text:p>
          </table:table-cell>
          <table:table-cell office:value-type="float" office:value="0.008934294" calcext:value-type="float">
            <text:p>0.008934294</text:p>
          </table:table-cell>
          <table:table-cell office:value-type="float" office:value="0.00996602" calcext:value-type="float">
            <text:p>0.00996602</text:p>
          </table:table-cell>
          <table:table-cell/>
          <table:table-cell office:value-type="float" office:value="0.000368901" calcext:value-type="float">
            <text:p>0.000368901</text:p>
          </table:table-cell>
          <table:table-cell office:value-type="float" office:value="-0.000961539" calcext:value-type="float">
            <text:p>-0.000961539</text:p>
          </table:table-cell>
          <table:table-cell office:value-type="float" office:value="0.000070186" calcext:value-type="float">
            <text:p>7.0186E-05</text:p>
          </table:table-cell>
          <table:table-cell/>
          <table:table-cell office:value-type="float" office:value="26.650266697" calcext:value-type="float">
            <text:p>26.650266697</text:p>
          </table:table-cell>
          <table:table-cell office:value-type="float" office:value="26.617478242" calcext:value-type="float">
            <text:p>26.617478242</text:p>
          </table:table-cell>
          <table:table-cell office:value-type="float" office:value="26.642905008" calcext:value-type="float">
            <text:p>26.642905008</text:p>
          </table:table-cell>
          <table:table-cell/>
          <table:table-cell office:value-type="float" office:value="0.009350967" calcext:value-type="float">
            <text:p>0.009350967</text:p>
          </table:table-cell>
          <table:table-cell office:value-type="float" office:value="-0.024373893" calcext:value-type="float">
            <text:p>-0.024373893</text:p>
          </table:table-cell>
          <table:table-cell office:value-type="float" office:value="0.00177906" calcext:value-type="float">
            <text:p>0.0017790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1 17:11:34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124319568" calcext:value-type="float">
            <text:p>1.124319568</text:p>
          </table:table-cell>
          <table:table-cell office:value-type="float" office:value="1.191841506" calcext:value-type="float">
            <text:p>1.191841506</text:p>
          </table:table-cell>
          <table:table-cell office:value-type="float" office:value="1.285189543" calcext:value-type="float">
            <text:p>1.285189543</text:p>
          </table:table-cell>
          <table:table-cell/>
          <table:table-cell office:value-type="float" office:value="0.009185617" calcext:value-type="float">
            <text:p>0.009185617</text:p>
          </table:table-cell>
          <table:table-cell office:value-type="float" office:value="0.009737267" calcext:value-type="float">
            <text:p>0.009737267</text:p>
          </table:table-cell>
          <table:table-cell office:value-type="float" office:value="0.010499915" calcext:value-type="float">
            <text:p>0.010499915</text:p>
          </table:table-cell>
          <table:table-cell/>
          <table:table-cell office:value-type="float" office:value="-0.000710216" calcext:value-type="float">
            <text:p>-0.000710216</text:p>
          </table:table-cell>
          <table:table-cell office:value-type="float" office:value="-0.000158566" calcext:value-type="float">
            <text:p>-0.000158566</text:p>
          </table:table-cell>
          <table:table-cell office:value-type="float" office:value="0.000604081" calcext:value-type="float">
            <text:p>0.000604081</text:p>
          </table:table-cell>
          <table:table-cell/>
          <table:table-cell office:value-type="float" office:value="26.618617951" calcext:value-type="float">
            <text:p>26.618617951</text:p>
          </table:table-cell>
          <table:table-cell office:value-type="float" office:value="26.632213361" calcext:value-type="float">
            <text:p>26.632213361</text:p>
          </table:table-cell>
          <table:table-cell office:value-type="float" office:value="26.65100854" calcext:value-type="float">
            <text:p>26.65100854</text:p>
          </table:table-cell>
          <table:table-cell/>
          <table:table-cell office:value-type="float" office:value="-0.018003075" calcext:value-type="float">
            <text:p>-0.018003075</text:p>
          </table:table-cell>
          <table:table-cell office:value-type="float" office:value="-0.004019417" calcext:value-type="float">
            <text:p>-0.004019417</text:p>
          </table:table-cell>
          <table:table-cell office:value-type="float" office:value="0.015312334" calcext:value-type="float">
            <text:p>0.01531233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1 17:11:3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137988107" calcext:value-type="float">
            <text:p>1.137988107</text:p>
          </table:table-cell>
          <table:table-cell office:value-type="float" office:value="1.308667816" calcext:value-type="float">
            <text:p>1.308667816</text:p>
          </table:table-cell>
          <table:table-cell office:value-type="float" office:value="1.175334594" calcext:value-type="float">
            <text:p>1.175334594</text:p>
          </table:table-cell>
          <table:table-cell/>
          <table:table-cell office:value-type="float" office:value="0.009297288" calcext:value-type="float">
            <text:p>0.009297288</text:p>
          </table:table-cell>
          <table:table-cell office:value-type="float" office:value="0.010691731" calcext:value-type="float">
            <text:p>0.010691731</text:p>
          </table:table-cell>
          <table:table-cell office:value-type="float" office:value="0.009602407" calcext:value-type="float">
            <text:p>0.009602407</text:p>
          </table:table-cell>
          <table:table-cell/>
          <table:table-cell office:value-type="float" office:value="-0.000598545" calcext:value-type="float">
            <text:p>-0.000598545</text:p>
          </table:table-cell>
          <table:table-cell office:value-type="float" office:value="0.000795897" calcext:value-type="float">
            <text:p>0.000795897</text:p>
          </table:table-cell>
          <table:table-cell office:value-type="float" office:value="-0.000293427" calcext:value-type="float">
            <text:p>-0.000293427</text:p>
          </table:table-cell>
          <table:table-cell/>
          <table:table-cell office:value-type="float" office:value="26.626424263" calcext:value-type="float">
            <text:p>26.626424263</text:p>
          </table:table-cell>
          <table:table-cell office:value-type="float" office:value="26.660789742" calcext:value-type="float">
            <text:p>26.660789742</text:p>
          </table:table-cell>
          <table:table-cell office:value-type="float" office:value="26.633943874" calcext:value-type="float">
            <text:p>26.633943874</text:p>
          </table:table-cell>
          <table:table-cell/>
          <table:table-cell office:value-type="float" office:value="-0.015172329" calcext:value-type="float">
            <text:p>-0.015172329</text:p>
          </table:table-cell>
          <table:table-cell office:value-type="float" office:value="0.020174466" calcext:value-type="float">
            <text:p>0.020174466</text:p>
          </table:table-cell>
          <table:table-cell office:value-type="float" office:value="-0.007437944" calcext:value-type="float">
            <text:p>-0.00743794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1 17:11:37</text:p>
          </table:table-cell>
          <table:table-cell office:value-type="float" office:value="26.63612" calcext:value-type="float">
            <text:p>26.63612</text:p>
          </table:table-cell>
          <table:table-cell office:value-type="float" office:value="1.269227418" calcext:value-type="float">
            <text:p>1.269227418</text:p>
          </table:table-cell>
          <table:table-cell office:value-type="float" office:value="1.252083332" calcext:value-type="float">
            <text:p>1.252083332</text:p>
          </table:table-cell>
          <table:table-cell office:value-type="float" office:value="1.109004153" calcext:value-type="float">
            <text:p>1.109004153</text:p>
          </table:table-cell>
          <table:table-cell/>
          <table:table-cell office:value-type="float" office:value="0.010369505" calcext:value-type="float">
            <text:p>0.010369505</text:p>
          </table:table-cell>
          <table:table-cell office:value-type="float" office:value="0.010229439" calcext:value-type="float">
            <text:p>0.010229439</text:p>
          </table:table-cell>
          <table:table-cell office:value-type="float" office:value="0.009060491" calcext:value-type="float">
            <text:p>0.009060491</text:p>
          </table:table-cell>
          <table:table-cell/>
          <table:table-cell office:value-type="float" office:value="0.000473672" calcext:value-type="float">
            <text:p>0.000473672</text:p>
          </table:table-cell>
          <table:table-cell office:value-type="float" office:value="0.000333606" calcext:value-type="float">
            <text:p>0.000333606</text:p>
          </table:table-cell>
          <table:table-cell office:value-type="float" office:value="-0.000835342" calcext:value-type="float">
            <text:p>-0.000835342</text:p>
          </table:table-cell>
          <table:table-cell/>
          <table:table-cell office:value-type="float" office:value="26.647794664" calcext:value-type="float">
            <text:p>26.647794664</text:p>
          </table:table-cell>
          <table:table-cell office:value-type="float" office:value="26.644342799" calcext:value-type="float">
            <text:p>26.644342799</text:p>
          </table:table-cell>
          <table:table-cell office:value-type="float" office:value="26.615534199" calcext:value-type="float">
            <text:p>26.615534199</text:p>
          </table:table-cell>
          <table:table-cell/>
          <table:table-cell office:value-type="float" office:value="0.012006709" calcext:value-type="float">
            <text:p>0.012006709</text:p>
          </table:table-cell>
          <table:table-cell office:value-type="float" office:value="0.008456295" calcext:value-type="float">
            <text:p>0.008456295</text:p>
          </table:table-cell>
          <table:table-cell office:value-type="float" office:value="-0.021174899" calcext:value-type="float">
            <text:p>-0.02117489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1 17:11:38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1.266822966" calcext:value-type="float">
            <text:p>1.266822966</text:p>
          </table:table-cell>
          <table:table-cell office:value-type="float" office:value="1.096166503" calcext:value-type="float">
            <text:p>1.096166503</text:p>
          </table:table-cell>
          <table:table-cell office:value-type="float" office:value="1.23586133" calcext:value-type="float">
            <text:p>1.23586133</text:p>
          </table:table-cell>
          <table:table-cell/>
          <table:table-cell office:value-type="float" office:value="0.010349861" calcext:value-type="float">
            <text:p>0.010349861</text:p>
          </table:table-cell>
          <table:table-cell office:value-type="float" office:value="0.008955609" calcext:value-type="float">
            <text:p>0.008955609</text:p>
          </table:table-cell>
          <table:table-cell office:value-type="float" office:value="0.010096906" calcext:value-type="float">
            <text:p>0.010096906</text:p>
          </table:table-cell>
          <table:table-cell/>
          <table:table-cell office:value-type="float" office:value="0.000454027" calcext:value-type="float">
            <text:p>0.000454027</text:p>
          </table:table-cell>
          <table:table-cell office:value-type="float" office:value="-0.000940225" calcext:value-type="float">
            <text:p>-0.000940225</text:p>
          </table:table-cell>
          <table:table-cell office:value-type="float" office:value="0.000201073" calcext:value-type="float">
            <text:p>0.000201073</text:p>
          </table:table-cell>
          <table:table-cell/>
          <table:table-cell office:value-type="float" office:value="26.652364593" calcext:value-type="float">
            <text:p>26.652364593</text:p>
          </table:table-cell>
          <table:table-cell office:value-type="float" office:value="26.618003541" calcext:value-type="float">
            <text:p>26.618003541</text:p>
          </table:table-cell>
          <table:table-cell office:value-type="float" office:value="26.646130658" calcext:value-type="float">
            <text:p>26.646130658</text:p>
          </table:table-cell>
          <table:table-cell/>
          <table:table-cell office:value-type="float" office:value="0.011508766" calcext:value-type="float">
            <text:p>0.011508766</text:p>
          </table:table-cell>
          <table:table-cell office:value-type="float" office:value="-0.023833587" calcext:value-type="float">
            <text:p>-0.023833587</text:p>
          </table:table-cell>
          <table:table-cell office:value-type="float" office:value="0.005096824" calcext:value-type="float">
            <text:p>0.00509682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1 17:11:39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15924253" calcext:value-type="float">
            <text:p>1.115924253</text:p>
          </table:table-cell>
          <table:table-cell office:value-type="float" office:value="1.274339709" calcext:value-type="float">
            <text:p>1.274339709</text:p>
          </table:table-cell>
          <table:table-cell office:value-type="float" office:value="1.099692118" calcext:value-type="float">
            <text:p>1.099692118</text:p>
          </table:table-cell>
          <table:table-cell/>
          <table:table-cell office:value-type="float" office:value="0.009117028" calcext:value-type="float">
            <text:p>0.009117028</text:p>
          </table:table-cell>
          <table:table-cell office:value-type="float" office:value="0.010411272" calcext:value-type="float">
            <text:p>0.010411272</text:p>
          </table:table-cell>
          <table:table-cell office:value-type="float" office:value="0.008984413" calcext:value-type="float">
            <text:p>0.008984413</text:p>
          </table:table-cell>
          <table:table-cell/>
          <table:table-cell office:value-type="float" office:value="-0.000778805" calcext:value-type="float">
            <text:p>-0.000778805</text:p>
          </table:table-cell>
          <table:table-cell office:value-type="float" office:value="0.000515439" calcext:value-type="float">
            <text:p>0.000515439</text:p>
          </table:table-cell>
          <table:table-cell office:value-type="float" office:value="-0.000911421" calcext:value-type="float">
            <text:p>-0.000911421</text:p>
          </table:table-cell>
          <table:table-cell/>
          <table:table-cell office:value-type="float" office:value="26.611873374" calcext:value-type="float">
            <text:p>26.611873374</text:p>
          </table:table-cell>
          <table:table-cell office:value-type="float" office:value="26.643769949" calcext:value-type="float">
            <text:p>26.643769949</text:p>
          </table:table-cell>
          <table:table-cell office:value-type="float" office:value="26.608605022" calcext:value-type="float">
            <text:p>26.608605022</text:p>
          </table:table-cell>
          <table:table-cell/>
          <table:table-cell office:value-type="float" office:value="-0.019741744" calcext:value-type="float">
            <text:p>-0.019741744</text:p>
          </table:table-cell>
          <table:table-cell office:value-type="float" office:value="0.013065424" calcext:value-type="float">
            <text:p>0.013065424</text:p>
          </table:table-cell>
          <table:table-cell office:value-type="float" office:value="-0.023103429" calcext:value-type="float">
            <text:p>-0.02310342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1 17:11:41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7681807" calcext:value-type="float">
            <text:p>1.27681807</text:p>
          </table:table-cell>
          <table:table-cell office:value-type="float" office:value="1.102081669" calcext:value-type="float">
            <text:p>1.102081669</text:p>
          </table:table-cell>
          <table:table-cell office:value-type="float" office:value="1.271736773" calcext:value-type="float">
            <text:p>1.271736773</text:p>
          </table:table-cell>
          <table:table-cell/>
          <table:table-cell office:value-type="float" office:value="0.01043152" calcext:value-type="float">
            <text:p>0.01043152</text:p>
          </table:table-cell>
          <table:table-cell office:value-type="float" office:value="0.009003935" calcext:value-type="float">
            <text:p>0.009003935</text:p>
          </table:table-cell>
          <table:table-cell office:value-type="float" office:value="0.010390006" calcext:value-type="float">
            <text:p>0.010390006</text:p>
          </table:table-cell>
          <table:table-cell/>
          <table:table-cell office:value-type="float" office:value="0.000535687" calcext:value-type="float">
            <text:p>0.000535687</text:p>
          </table:table-cell>
          <table:table-cell office:value-type="float" office:value="-0.000891898" calcext:value-type="float">
            <text:p>-0.000891898</text:p>
          </table:table-cell>
          <table:table-cell office:value-type="float" office:value="0.000494173" calcext:value-type="float">
            <text:p>0.000494173</text:p>
          </table:table-cell>
          <table:table-cell/>
          <table:table-cell office:value-type="float" office:value="26.644268954" calcext:value-type="float">
            <text:p>26.644268954</text:p>
          </table:table-cell>
          <table:table-cell office:value-type="float" office:value="26.60908616" calcext:value-type="float">
            <text:p>26.60908616</text:p>
          </table:table-cell>
          <table:table-cell office:value-type="float" office:value="26.643245862" calcext:value-type="float">
            <text:p>26.643245862</text:p>
          </table:table-cell>
          <table:table-cell/>
          <table:table-cell office:value-type="float" office:value="0.013578672" calcext:value-type="float">
            <text:p>0.013578672</text:p>
          </table:table-cell>
          <table:table-cell office:value-type="float" office:value="-0.02260855" calcext:value-type="float">
            <text:p>-0.02260855</text:p>
          </table:table-cell>
          <table:table-cell office:value-type="float" office:value="0.012526377" calcext:value-type="float">
            <text:p>0.01252637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1 17:11:42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108315719" calcext:value-type="float">
            <text:p>1.108315719</text:p>
          </table:table-cell>
          <table:table-cell office:value-type="float" office:value="1.28989235" calcext:value-type="float">
            <text:p>1.28989235</text:p>
          </table:table-cell>
          <table:table-cell office:value-type="float" office:value="1.184888623" calcext:value-type="float">
            <text:p>1.184888623</text:p>
          </table:table-cell>
          <table:table-cell/>
          <table:table-cell office:value-type="float" office:value="0.009054867" calcext:value-type="float">
            <text:p>0.009054867</text:p>
          </table:table-cell>
          <table:table-cell office:value-type="float" office:value="0.010538336" calcext:value-type="float">
            <text:p>0.010538336</text:p>
          </table:table-cell>
          <table:table-cell office:value-type="float" office:value="0.009680463" calcext:value-type="float">
            <text:p>0.009680463</text:p>
          </table:table-cell>
          <table:table-cell/>
          <table:table-cell office:value-type="float" office:value="-0.000840966" calcext:value-type="float">
            <text:p>-0.000840966</text:p>
          </table:table-cell>
          <table:table-cell office:value-type="float" office:value="0.000642503" calcext:value-type="float">
            <text:p>0.000642503</text:p>
          </table:table-cell>
          <table:table-cell office:value-type="float" office:value="-0.000215371" calcext:value-type="float">
            <text:p>-0.000215371</text:p>
          </table:table-cell>
          <table:table-cell/>
          <table:table-cell office:value-type="float" office:value="26.610341391" calcext:value-type="float">
            <text:p>26.610341391</text:p>
          </table:table-cell>
          <table:table-cell office:value-type="float" office:value="26.646901389" calcext:value-type="float">
            <text:p>26.646901389</text:p>
          </table:table-cell>
          <table:table-cell office:value-type="float" office:value="26.625759295" calcext:value-type="float">
            <text:p>26.625759295</text:p>
          </table:table-cell>
          <table:table-cell/>
          <table:table-cell office:value-type="float" office:value="-0.021317474" calcext:value-type="float">
            <text:p>-0.021317474</text:p>
          </table:table-cell>
          <table:table-cell office:value-type="float" office:value="0.016286244" calcext:value-type="float">
            <text:p>0.016286244</text:p>
          </table:table-cell>
          <table:table-cell office:value-type="float" office:value="-0.005459334" calcext:value-type="float">
            <text:p>-0.00545933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1 17:11:43</text:p>
          </table:table-cell>
          <table:table-cell office:value-type="float" office:value="26.6159" calcext:value-type="float">
            <text:p>26.6159</text:p>
          </table:table-cell>
          <table:table-cell office:value-type="float" office:value="1.291197692" calcext:value-type="float">
            <text:p>1.291197692</text:p>
          </table:table-cell>
          <table:table-cell office:value-type="float" office:value="1.133465306" calcext:value-type="float">
            <text:p>1.133465306</text:p>
          </table:table-cell>
          <table:table-cell office:value-type="float" office:value="1.207197452" calcext:value-type="float">
            <text:p>1.207197452</text:p>
          </table:table-cell>
          <table:table-cell/>
          <table:table-cell office:value-type="float" office:value="0.010549001" calcext:value-type="float">
            <text:p>0.010549001</text:p>
          </table:table-cell>
          <table:table-cell office:value-type="float" office:value="0.009260337" calcext:value-type="float">
            <text:p>0.009260337</text:p>
          </table:table-cell>
          <table:table-cell office:value-type="float" office:value="0.009862724" calcext:value-type="float">
            <text:p>0.009862724</text:p>
          </table:table-cell>
          <table:table-cell/>
          <table:table-cell office:value-type="float" office:value="0.000653167" calcext:value-type="float">
            <text:p>0.000653167</text:p>
          </table:table-cell>
          <table:table-cell office:value-type="float" office:value="-0.000635496" calcext:value-type="float">
            <text:p>-0.000635496</text:p>
          </table:table-cell>
          <table:table-cell office:value-type="float" office:value="-0.000033109" calcext:value-type="float">
            <text:p>-3.3109E-05</text:p>
          </table:table-cell>
          <table:table-cell/>
          <table:table-cell office:value-type="float" office:value="26.632002126" calcext:value-type="float">
            <text:p>26.632002126</text:p>
          </table:table-cell>
          <table:table-cell office:value-type="float" office:value="26.600242759" calcext:value-type="float">
            <text:p>26.600242759</text:p>
          </table:table-cell>
          <table:table-cell office:value-type="float" office:value="26.615088814" calcext:value-type="float">
            <text:p>26.615088814</text:p>
          </table:table-cell>
          <table:table-cell/>
          <table:table-cell office:value-type="float" office:value="0.016556569" calcext:value-type="float">
            <text:p>0.016556569</text:p>
          </table:table-cell>
          <table:table-cell office:value-type="float" office:value="-0.016108997" calcext:value-type="float">
            <text:p>-0.016108997</text:p>
          </table:table-cell>
          <table:table-cell office:value-type="float" office:value="-0.000839264" calcext:value-type="float">
            <text:p>-0.00083926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1 17:11:44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11358537" calcext:value-type="float">
            <text:p>1.111358537</text:p>
          </table:table-cell>
          <table:table-cell office:value-type="float" office:value="1.282520447" calcext:value-type="float">
            <text:p>1.282520447</text:p>
          </table:table-cell>
          <table:table-cell office:value-type="float" office:value="1.200303578" calcext:value-type="float">
            <text:p>1.200303578</text:p>
          </table:table-cell>
          <table:table-cell/>
          <table:table-cell office:value-type="float" office:value="0.009079727" calcext:value-type="float">
            <text:p>0.009079727</text:p>
          </table:table-cell>
          <table:table-cell office:value-type="float" office:value="0.010478108" calcext:value-type="float">
            <text:p>0.010478108</text:p>
          </table:table-cell>
          <table:table-cell office:value-type="float" office:value="0.009806402" calcext:value-type="float">
            <text:p>0.009806402</text:p>
          </table:table-cell>
          <table:table-cell/>
          <table:table-cell office:value-type="float" office:value="-0.000816107" calcext:value-type="float">
            <text:p>-0.000816107</text:p>
          </table:table-cell>
          <table:table-cell office:value-type="float" office:value="0.000582275" calcext:value-type="float">
            <text:p>0.000582275</text:p>
          </table:table-cell>
          <table:table-cell office:value-type="float" office:value="-0.000089432" calcext:value-type="float">
            <text:p>-8.9432E-05</text:p>
          </table:table-cell>
          <table:table-cell/>
          <table:table-cell office:value-type="float" office:value="26.605899875" calcext:value-type="float">
            <text:p>26.605899875</text:p>
          </table:table-cell>
          <table:table-cell office:value-type="float" office:value="26.640363061" calcext:value-type="float">
            <text:p>26.640363061</text:p>
          </table:table-cell>
          <table:table-cell office:value-type="float" office:value="26.623808951" calcext:value-type="float">
            <text:p>26.623808951</text:p>
          </table:table-cell>
          <table:table-cell/>
          <table:table-cell office:value-type="float" office:value="-0.020687305" calcext:value-type="float">
            <text:p>-0.020687305</text:p>
          </table:table-cell>
          <table:table-cell office:value-type="float" office:value="0.014759587" calcext:value-type="float">
            <text:p>0.014759587</text:p>
          </table:table-cell>
          <table:table-cell office:value-type="float" office:value="-0.002266955" calcext:value-type="float">
            <text:p>-0.00226695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1 17:11:45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85445247" calcext:value-type="float">
            <text:p>1.285445247</text:p>
          </table:table-cell>
          <table:table-cell office:value-type="float" office:value="1.110807194" calcext:value-type="float">
            <text:p>1.110807194</text:p>
          </table:table-cell>
          <table:table-cell office:value-type="float" office:value="1.212428357" calcext:value-type="float">
            <text:p>1.212428357</text:p>
          </table:table-cell>
          <table:table-cell/>
          <table:table-cell office:value-type="float" office:value="0.010502004" calcext:value-type="float">
            <text:p>0.010502004</text:p>
          </table:table-cell>
          <table:table-cell office:value-type="float" office:value="0.009075222" calcext:value-type="float">
            <text:p>0.009075222</text:p>
          </table:table-cell>
          <table:table-cell office:value-type="float" office:value="0.00990546" calcext:value-type="float">
            <text:p>0.00990546</text:p>
          </table:table-cell>
          <table:table-cell/>
          <table:table-cell office:value-type="float" office:value="0.00060617" calcext:value-type="float">
            <text:p>0.00060617</text:p>
          </table:table-cell>
          <table:table-cell office:value-type="float" office:value="-0.000820611" calcext:value-type="float">
            <text:p>-0.000820611</text:p>
          </table:table-cell>
          <table:table-cell office:value-type="float" office:value="0.000009627" calcext:value-type="float">
            <text:p>9.627E-06</text:p>
          </table:table-cell>
          <table:table-cell/>
          <table:table-cell office:value-type="float" office:value="26.64600599" calcext:value-type="float">
            <text:p>26.64600599</text:p>
          </table:table-cell>
          <table:table-cell office:value-type="float" office:value="26.610843051" calcext:value-type="float">
            <text:p>26.610843051</text:p>
          </table:table-cell>
          <table:table-cell office:value-type="float" office:value="26.631304352" calcext:value-type="float">
            <text:p>26.631304352</text:p>
          </table:table-cell>
          <table:table-cell/>
          <table:table-cell office:value-type="float" office:value="0.015365288" calcext:value-type="float">
            <text:p>0.015365288</text:p>
          </table:table-cell>
          <table:table-cell office:value-type="float" office:value="-0.020801489" calcext:value-type="float">
            <text:p>-0.020801489</text:p>
          </table:table-cell>
          <table:table-cell office:value-type="float" office:value="0.000243982" calcext:value-type="float">
            <text:p>0.00024398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1 17:11:47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13093032" calcext:value-type="float">
            <text:p>1.113093032</text:p>
          </table:table-cell>
          <table:table-cell office:value-type="float" office:value="1.177397511" calcext:value-type="float">
            <text:p>1.177397511</text:p>
          </table:table-cell>
          <table:table-cell office:value-type="float" office:value="1.293087756" calcext:value-type="float">
            <text:p>1.293087756</text:p>
          </table:table-cell>
          <table:table-cell/>
          <table:table-cell office:value-type="float" office:value="0.009093897" calcext:value-type="float">
            <text:p>0.009093897</text:p>
          </table:table-cell>
          <table:table-cell office:value-type="float" office:value="0.009619261" calcext:value-type="float">
            <text:p>0.009619261</text:p>
          </table:table-cell>
          <table:table-cell office:value-type="float" office:value="0.010564442" calcext:value-type="float">
            <text:p>0.010564442</text:p>
          </table:table-cell>
          <table:table-cell/>
          <table:table-cell office:value-type="float" office:value="-0.000801936" calcext:value-type="float">
            <text:p>-0.000801936</text:p>
          </table:table-cell>
          <table:table-cell office:value-type="float" office:value="-0.000276573" calcext:value-type="float">
            <text:p>-0.000276573</text:p>
          </table:table-cell>
          <table:table-cell office:value-type="float" office:value="0.000668609" calcext:value-type="float">
            <text:p>0.000668609</text:p>
          </table:table-cell>
          <table:table-cell/>
          <table:table-cell office:value-type="float" office:value="26.601194931" calcext:value-type="float">
            <text:p>26.601194931</text:p>
          </table:table-cell>
          <table:table-cell office:value-type="float" office:value="26.614142713" calcext:value-type="float">
            <text:p>26.614142713</text:p>
          </table:table-cell>
          <table:table-cell office:value-type="float" office:value="26.637436711" calcext:value-type="float">
            <text:p>26.637436711</text:p>
          </table:table-cell>
          <table:table-cell/>
          <table:table-cell office:value-type="float" office:value="-0.020328091" calcext:value-type="float">
            <text:p>-0.020328091</text:p>
          </table:table-cell>
          <table:table-cell office:value-type="float" office:value="-0.00701072" calcext:value-type="float">
            <text:p>-0.00701072</text:p>
          </table:table-cell>
          <table:table-cell office:value-type="float" office:value="0.016947984" calcext:value-type="float">
            <text:p>0.01694798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1 17:11:48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50586146" calcext:value-type="float">
            <text:p>1.150586146</text:p>
          </table:table-cell>
          <table:table-cell office:value-type="float" office:value="1.295468962" calcext:value-type="float">
            <text:p>1.295468962</text:p>
          </table:table-cell>
          <table:table-cell office:value-type="float" office:value="1.113485827" calcext:value-type="float">
            <text:p>1.113485827</text:p>
          </table:table-cell>
          <table:table-cell/>
          <table:table-cell office:value-type="float" office:value="0.009400214" calcext:value-type="float">
            <text:p>0.009400214</text:p>
          </table:table-cell>
          <table:table-cell office:value-type="float" office:value="0.010583897" calcext:value-type="float">
            <text:p>0.010583897</text:p>
          </table:table-cell>
          <table:table-cell office:value-type="float" office:value="0.009097106" calcext:value-type="float">
            <text:p>0.009097106</text:p>
          </table:table-cell>
          <table:table-cell/>
          <table:table-cell office:value-type="float" office:value="-0.00049562" calcext:value-type="float">
            <text:p>-0.00049562</text:p>
          </table:table-cell>
          <table:table-cell office:value-type="float" office:value="0.000688063" calcext:value-type="float">
            <text:p>0.000688063</text:p>
          </table:table-cell>
          <table:table-cell office:value-type="float" office:value="-0.000798727" calcext:value-type="float">
            <text:p>-0.000798727</text:p>
          </table:table-cell>
          <table:table-cell/>
          <table:table-cell office:value-type="float" office:value="26.613798385" calcext:value-type="float">
            <text:p>26.613798385</text:p>
          </table:table-cell>
          <table:table-cell office:value-type="float" office:value="26.642970182" calcext:value-type="float">
            <text:p>26.642970182</text:p>
          </table:table-cell>
          <table:table-cell office:value-type="float" office:value="26.606328208" calcext:value-type="float">
            <text:p>26.606328208</text:p>
          </table:table-cell>
          <table:table-cell/>
          <table:table-cell office:value-type="float" office:value="-0.012563291" calcext:value-type="float">
            <text:p>-0.012563291</text:p>
          </table:table-cell>
          <table:table-cell office:value-type="float" office:value="0.01744111" calcext:value-type="float">
            <text:p>0.01744111</text:p>
          </table:table-cell>
          <table:table-cell office:value-type="float" office:value="-0.020246743" calcext:value-type="float">
            <text:p>-0.02024674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1 17:11:49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284741316" calcext:value-type="float">
            <text:p>1.284741316</text:p>
          </table:table-cell>
          <table:table-cell office:value-type="float" office:value="1.104880703" calcext:value-type="float">
            <text:p>1.104880703</text:p>
          </table:table-cell>
          <table:table-cell office:value-type="float" office:value="1.202368284" calcext:value-type="float">
            <text:p>1.202368284</text:p>
          </table:table-cell>
          <table:table-cell/>
          <table:table-cell office:value-type="float" office:value="0.010496253" calcext:value-type="float">
            <text:p>0.010496253</text:p>
          </table:table-cell>
          <table:table-cell office:value-type="float" office:value="0.009026803" calcext:value-type="float">
            <text:p>0.009026803</text:p>
          </table:table-cell>
          <table:table-cell office:value-type="float" office:value="0.00982327" calcext:value-type="float">
            <text:p>0.00982327</text:p>
          </table:table-cell>
          <table:table-cell/>
          <table:table-cell office:value-type="float" office:value="0.000600419" calcext:value-type="float">
            <text:p>0.000600419</text:p>
          </table:table-cell>
          <table:table-cell office:value-type="float" office:value="-0.00086903" calcext:value-type="float">
            <text:p>-0.00086903</text:p>
          </table:table-cell>
          <table:table-cell office:value-type="float" office:value="-0.000072563" calcext:value-type="float">
            <text:p>-7.2563E-05</text:p>
          </table:table-cell>
          <table:table-cell/>
          <table:table-cell office:value-type="float" office:value="26.635756188" calcext:value-type="float">
            <text:p>26.635756188</text:p>
          </table:table-cell>
          <table:table-cell office:value-type="float" office:value="26.599541358" calcext:value-type="float">
            <text:p>26.599541358</text:p>
          </table:table-cell>
          <table:table-cell office:value-type="float" office:value="26.619170568" calcext:value-type="float">
            <text:p>26.619170568</text:p>
          </table:table-cell>
          <table:table-cell/>
          <table:table-cell office:value-type="float" office:value="0.01521951" calcext:value-type="float">
            <text:p>0.01521951</text:p>
          </table:table-cell>
          <table:table-cell office:value-type="float" office:value="-0.022028868" calcext:value-type="float">
            <text:p>-0.022028868</text:p>
          </table:table-cell>
          <table:table-cell office:value-type="float" office:value="-0.001839363" calcext:value-type="float">
            <text:p>-0.00183936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1 17:11:50</text:p>
          </table:table-cell>
          <table:table-cell office:value-type="float" office:value="26.62096" calcext:value-type="float">
            <text:p>26.62096</text:p>
          </table:table-cell>
          <table:table-cell office:value-type="float" office:value="1.107258929" calcext:value-type="float">
            <text:p>1.107258929</text:p>
          </table:table-cell>
          <table:table-cell office:value-type="float" office:value="1.242243796" calcext:value-type="float">
            <text:p>1.242243796</text:p>
          </table:table-cell>
          <table:table-cell office:value-type="float" office:value="1.234553007" calcext:value-type="float">
            <text:p>1.234553007</text:p>
          </table:table-cell>
          <table:table-cell/>
          <table:table-cell office:value-type="float" office:value="0.009046233" calcext:value-type="float">
            <text:p>0.009046233</text:p>
          </table:table-cell>
          <table:table-cell office:value-type="float" office:value="0.010149051" calcext:value-type="float">
            <text:p>0.010149051</text:p>
          </table:table-cell>
          <table:table-cell office:value-type="float" office:value="0.010086217" calcext:value-type="float">
            <text:p>0.010086217</text:p>
          </table:table-cell>
          <table:table-cell/>
          <table:table-cell office:value-type="float" office:value="-0.0008496" calcext:value-type="float">
            <text:p>-0.0008496</text:p>
          </table:table-cell>
          <table:table-cell office:value-type="float" office:value="0.000253217" calcext:value-type="float">
            <text:p>0.000253217</text:p>
          </table:table-cell>
          <table:table-cell office:value-type="float" office:value="0.000190384" calcext:value-type="float">
            <text:p>0.000190384</text:p>
          </table:table-cell>
          <table:table-cell/>
          <table:table-cell office:value-type="float" office:value="26.60002022" calcext:value-type="float">
            <text:p>26.60002022</text:p>
          </table:table-cell>
          <table:table-cell office:value-type="float" office:value="26.627199441" calcext:value-type="float">
            <text:p>26.627199441</text:p>
          </table:table-cell>
          <table:table-cell office:value-type="float" office:value="26.625650917" calcext:value-type="float">
            <text:p>26.625650917</text:p>
          </table:table-cell>
          <table:table-cell/>
          <table:table-cell office:value-type="float" office:value="-0.021536336" calcext:value-type="float">
            <text:p>-0.021536336</text:p>
          </table:table-cell>
          <table:table-cell office:value-type="float" office:value="0.006418593" calcext:value-type="float">
            <text:p>0.006418593</text:p>
          </table:table-cell>
          <table:table-cell office:value-type="float" office:value="0.004825878" calcext:value-type="float">
            <text:p>0.00482587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1 17:11:52</text:p>
          </table:table-cell>
          <table:table-cell office:value-type="float" office:value="26.63107" calcext:value-type="float">
            <text:p>26.63107</text:p>
          </table:table-cell>
          <table:table-cell office:value-type="float" office:value="1.253379733" calcext:value-type="float">
            <text:p>1.253379733</text:p>
          </table:table-cell>
          <table:table-cell office:value-type="float" office:value="1.224533465" calcext:value-type="float">
            <text:p>1.224533465</text:p>
          </table:table-cell>
          <table:table-cell office:value-type="float" office:value="1.137007014" calcext:value-type="float">
            <text:p>1.137007014</text:p>
          </table:table-cell>
          <table:table-cell/>
          <table:table-cell office:value-type="float" office:value="0.01024003" calcext:value-type="float">
            <text:p>0.01024003</text:p>
          </table:table-cell>
          <table:table-cell office:value-type="float" office:value="0.010004358" calcext:value-type="float">
            <text:p>0.010004358</text:p>
          </table:table-cell>
          <table:table-cell office:value-type="float" office:value="0.009289273" calcext:value-type="float">
            <text:p>0.009289273</text:p>
          </table:table-cell>
          <table:table-cell/>
          <table:table-cell office:value-type="float" office:value="0.000344197" calcext:value-type="float">
            <text:p>0.000344197</text:p>
          </table:table-cell>
          <table:table-cell office:value-type="float" office:value="0.000108525" calcext:value-type="float">
            <text:p>0.000108525</text:p>
          </table:table-cell>
          <table:table-cell office:value-type="float" office:value="-0.00060656" calcext:value-type="float">
            <text:p>-0.00060656</text:p>
          </table:table-cell>
          <table:table-cell/>
          <table:table-cell office:value-type="float" office:value="26.639549759" calcext:value-type="float">
            <text:p>26.639549759</text:p>
          </table:table-cell>
          <table:table-cell office:value-type="float" office:value="26.633741677" calcext:value-type="float">
            <text:p>26.633741677</text:p>
          </table:table-cell>
          <table:table-cell office:value-type="float" office:value="26.616118389" calcext:value-type="float">
            <text:p>26.616118389</text:p>
          </table:table-cell>
          <table:table-cell/>
          <table:table-cell office:value-type="float" office:value="0.008724771" calcext:value-type="float">
            <text:p>0.008724771</text:p>
          </table:table-cell>
          <table:table-cell office:value-type="float" office:value="0.002750888" calcext:value-type="float">
            <text:p>0.002750888</text:p>
          </table:table-cell>
          <table:table-cell office:value-type="float" office:value="-0.015375512" calcext:value-type="float">
            <text:p>-0.01537551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1 17:11:53</text:p>
          </table:table-cell>
          <table:table-cell office:value-type="float" office:value="26.62601" calcext:value-type="float">
            <text:p>26.62601</text:p>
          </table:table-cell>
          <table:table-cell office:value-type="float" office:value="1.198551202" calcext:value-type="float">
            <text:p>1.198551202</text:p>
          </table:table-cell>
          <table:table-cell office:value-type="float" office:value="1.136423485" calcext:value-type="float">
            <text:p>1.136423485</text:p>
          </table:table-cell>
          <table:table-cell office:value-type="float" office:value="1.298413431" calcext:value-type="float">
            <text:p>1.298413431</text:p>
          </table:table-cell>
          <table:table-cell/>
          <table:table-cell office:value-type="float" office:value="0.009792085" calcext:value-type="float">
            <text:p>0.009792085</text:p>
          </table:table-cell>
          <table:table-cell office:value-type="float" office:value="0.009284506" calcext:value-type="float">
            <text:p>0.009284506</text:p>
          </table:table-cell>
          <table:table-cell office:value-type="float" office:value="0.010607953" calcext:value-type="float">
            <text:p>0.010607953</text:p>
          </table:table-cell>
          <table:table-cell/>
          <table:table-cell office:value-type="float" office:value="-0.000103748" calcext:value-type="float">
            <text:p>-0.000103748</text:p>
          </table:table-cell>
          <table:table-cell office:value-type="float" office:value="-0.000611328" calcext:value-type="float">
            <text:p>-0.000611328</text:p>
          </table:table-cell>
          <table:table-cell office:value-type="float" office:value="0.00071212" calcext:value-type="float">
            <text:p>0.00071212</text:p>
          </table:table-cell>
          <table:table-cell/>
          <table:table-cell office:value-type="float" office:value="26.623456113" calcext:value-type="float">
            <text:p>26.623456113</text:p>
          </table:table-cell>
          <table:table-cell office:value-type="float" office:value="26.610946729" calcext:value-type="float">
            <text:p>26.610946729</text:p>
          </table:table-cell>
          <table:table-cell office:value-type="float" office:value="26.643563036" calcext:value-type="float">
            <text:p>26.643563036</text:p>
          </table:table-cell>
          <table:table-cell/>
          <table:table-cell office:value-type="float" office:value="-0.002629865" calcext:value-type="float">
            <text:p>-0.002629865</text:p>
          </table:table-cell>
          <table:table-cell office:value-type="float" office:value="-0.015496361" calcext:value-type="float">
            <text:p>-0.015496361</text:p>
          </table:table-cell>
          <table:table-cell office:value-type="float" office:value="0.018050882" calcext:value-type="float">
            <text:p>0.018050882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6613917" calcext:value-type="float">
            <text:p>26.6613917</text:p>
          </table:table-cell>
          <table:table-cell office:value-type="float" office:value="1.298751986" calcext:value-type="float">
            <text:p>1.298751986</text:p>
          </table:table-cell>
          <table:table-cell office:value-type="float" office:value="1.322009125" calcext:value-type="float">
            <text:p>1.322009125</text:p>
          </table:table-cell>
          <table:table-cell office:value-type="float" office:value="1.316129722" calcext:value-type="float">
            <text:p>1.316129722</text:p>
          </table:table-cell>
          <table:table-cell office:value-type="float" office:value="0.010610719" calcext:value-type="float">
            <text:p>0.010610719</text:p>
          </table:table-cell>
          <table:table-cell office:value-type="float" office:value="0.010800728" calcext:value-type="float">
            <text:p>0.010800728</text:p>
          </table:table-cell>
          <table:table-cell office:value-type="float" office:value="0.010752694" calcext:value-type="float">
            <text:p>0.010752694</text:p>
          </table:table-cell>
          <table:table-cell office:value-type="float" office:value="0.000714886" calcext:value-type="float">
            <text:p>0.000714886</text:p>
          </table:table-cell>
          <table:table-cell office:value-type="float" office:value="0.000904895" calcext:value-type="float">
            <text:p>0.000904895</text:p>
          </table:table-cell>
          <table:table-cell office:value-type="float" office:value="0.00085686" calcext:value-type="float">
            <text:p>0.00085686</text:p>
          </table:table-cell>
          <table:table-cell office:value-type="float" office:value="26.66899085" calcext:value-type="float">
            <text:p>26.66899085</text:p>
          </table:table-cell>
          <table:table-cell office:value-type="float" office:value="26.67650298" calcext:value-type="float">
            <text:p>26.67650298</text:p>
          </table:table-cell>
          <table:table-cell office:value-type="float" office:value="26.679461431" calcext:value-type="float">
            <text:p>26.679461431</text:p>
          </table:table-cell>
          <table:table-cell office:value-type="float" office:value="0.018120993" calcext:value-type="float">
            <text:p>0.018120993</text:p>
          </table:table-cell>
          <table:table-cell office:value-type="float" office:value="0.022937314" calcext:value-type="float">
            <text:p>0.022937314</text:p>
          </table:table-cell>
          <table:table-cell office:value-type="float" office:value="0.021719752" calcext:value-type="float">
            <text:p>0.0217197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585580202" calcext:value-type="float">
            <text:p>26.585580202</text:p>
          </table:table-cell>
          <table:table-cell office:value-type="float" office:value="1.104717386" calcext:value-type="float">
            <text:p>1.104717386</text:p>
          </table:table-cell>
          <table:table-cell office:value-type="float" office:value="1.088286172" calcext:value-type="float">
            <text:p>1.088286172</text:p>
          </table:table-cell>
          <table:table-cell office:value-type="float" office:value="1.085823308" calcext:value-type="float">
            <text:p>1.085823308</text:p>
          </table:table-cell>
          <table:table-cell office:value-type="float" office:value="0.009025469" calcext:value-type="float">
            <text:p>0.009025469</text:p>
          </table:table-cell>
          <table:table-cell office:value-type="float" office:value="0.008891227" calcext:value-type="float">
            <text:p>0.008891227</text:p>
          </table:table-cell>
          <table:table-cell office:value-type="float" office:value="0.008871105" calcext:value-type="float">
            <text:p>0.008871105</text:p>
          </table:table-cell>
          <table:table-cell office:value-type="float" office:value="-0.000870364" calcext:value-type="float">
            <text:p>-0.000870364</text:p>
          </table:table-cell>
          <table:table-cell office:value-type="float" office:value="-0.001004606" calcext:value-type="float">
            <text:p>-0.001004606</text:p>
          </table:table-cell>
          <table:table-cell office:value-type="float" office:value="-0.001024728" calcext:value-type="float">
            <text:p>-0.001024728</text:p>
          </table:table-cell>
          <table:table-cell office:value-type="float" office:value="26.569083982" calcext:value-type="float">
            <text:p>26.569083982</text:p>
          </table:table-cell>
          <table:table-cell office:value-type="float" office:value="26.562888719" calcext:value-type="float">
            <text:p>26.562888719</text:p>
          </table:table-cell>
          <table:table-cell office:value-type="float" office:value="26.566560706" calcext:value-type="float">
            <text:p>26.566560706</text:p>
          </table:table-cell>
          <table:table-cell office:value-type="float" office:value="-0.022062691" calcext:value-type="float">
            <text:p>-0.022062691</text:p>
          </table:table-cell>
          <table:table-cell office:value-type="float" office:value="-0.025465615" calcext:value-type="float">
            <text:p>-0.025465615</text:p>
          </table:table-cell>
          <table:table-cell office:value-type="float" office:value="-0.025975678" calcext:value-type="float">
            <text:p>-0.0259756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624597847" calcext:value-type="float">
            <text:p>26.624597847</text:p>
          </table:table-cell>
          <table:table-cell office:value-type="float" office:value="1.198707932" calcext:value-type="float">
            <text:p>1.198707932</text:p>
          </table:table-cell>
          <table:table-cell office:value-type="float" office:value="1.203498173" calcext:value-type="float">
            <text:p>1.203498173</text:p>
          </table:table-cell>
          <table:table-cell office:value-type="float" office:value="1.201953805" calcext:value-type="float">
            <text:p>1.201953805</text:p>
          </table:table-cell>
          <table:table-cell office:value-type="float" office:value="0.009793365" calcext:value-type="float">
            <text:p>0.009793365</text:p>
          </table:table-cell>
          <table:table-cell office:value-type="float" office:value="0.009832501" calcext:value-type="float">
            <text:p>0.009832501</text:p>
          </table:table-cell>
          <table:table-cell office:value-type="float" office:value="0.009819884" calcext:value-type="float">
            <text:p>0.009819884</text:p>
          </table:table-cell>
          <table:table-cell office:value-type="float" office:value="-0.000102468" calcext:value-type="float">
            <text:p>-0.000102468</text:p>
          </table:table-cell>
          <table:table-cell office:value-type="float" office:value="-0.000063332" calcext:value-type="float">
            <text:p>-6.3332E-05</text:p>
          </table:table-cell>
          <table:table-cell office:value-type="float" office:value="-0.000075949" calcext:value-type="float">
            <text:p>-7.5949E-05</text:p>
          </table:table-cell>
          <table:table-cell office:value-type="float" office:value="26.622072456" calcext:value-type="float">
            <text:p>26.622072456</text:p>
          </table:table-cell>
          <table:table-cell office:value-type="float" office:value="26.623036919" calcext:value-type="float">
            <text:p>26.623036919</text:p>
          </table:table-cell>
          <table:table-cell office:value-type="float" office:value="26.622725991" calcext:value-type="float">
            <text:p>26.622725991</text:p>
          </table:table-cell>
          <table:table-cell office:value-type="float" office:value="-0.00259752" calcext:value-type="float">
            <text:p>-0.00259752</text:p>
          </table:table-cell>
          <table:table-cell office:value-type="float" office:value="-0.001605572" calcext:value-type="float">
            <text:p>-0.001605572</text:p>
          </table:table-cell>
          <table:table-cell office:value-type="float" office:value="-0.001925349" calcext:value-type="float">
            <text:p>-0.0019253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631067093" calcext:value-type="float">
            <text:p>26.631067093</text:p>
          </table:table-cell>
          <table:table-cell office:value-type="float" office:value="1.195604944" calcext:value-type="float">
            <text:p>1.195604944</text:p>
          </table:table-cell>
          <table:table-cell office:value-type="float" office:value="1.197018468" calcext:value-type="float">
            <text:p>1.197018468</text:p>
          </table:table-cell>
          <table:table-cell office:value-type="float" office:value="1.205485607" calcext:value-type="float">
            <text:p>1.205485607</text:p>
          </table:table-cell>
          <table:table-cell office:value-type="float" office:value="0.009768014" calcext:value-type="float">
            <text:p>0.009768014</text:p>
          </table:table-cell>
          <table:table-cell office:value-type="float" office:value="0.009779563" calcext:value-type="float">
            <text:p>0.009779563</text:p>
          </table:table-cell>
          <table:table-cell office:value-type="float" office:value="0.009848739" calcext:value-type="float">
            <text:p>0.009848739</text:p>
          </table:table-cell>
          <table:table-cell office:value-type="float" office:value="-0.000127819" calcext:value-type="float">
            <text:p>-0.000127819</text:p>
          </table:table-cell>
          <table:table-cell office:value-type="float" office:value="-0.000116271" calcext:value-type="float">
            <text:p>-0.000116271</text:p>
          </table:table-cell>
          <table:table-cell office:value-type="float" office:value="-0.000047095" calcext:value-type="float">
            <text:p>-4.7095E-05</text:p>
          </table:table-cell>
          <table:table-cell office:value-type="float" office:value="26.622420843" calcext:value-type="float">
            <text:p>26.622420843</text:p>
          </table:table-cell>
          <table:table-cell office:value-type="float" office:value="26.623507262" calcext:value-type="float">
            <text:p>26.623507262</text:p>
          </table:table-cell>
          <table:table-cell office:value-type="float" office:value="26.622699603" calcext:value-type="float">
            <text:p>26.622699603</text:p>
          </table:table-cell>
          <table:table-cell office:value-type="float" office:value="-0.003240023" calcext:value-type="float">
            <text:p>-0.003240023</text:p>
          </table:table-cell>
          <table:table-cell office:value-type="float" office:value="-0.002947288" calcext:value-type="float">
            <text:p>-0.002947288</text:p>
          </table:table-cell>
          <table:table-cell office:value-type="float" office:value="-0.001193779" calcext:value-type="float">
            <text:p>-0.0011937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624597847" calcext:value-type="float">
            <text:p>26.624597847</text:p>
          </table:table-cell>
          <table:table-cell office:value-type="float" office:value="1.198707932" calcext:value-type="float">
            <text:p>1.198707932</text:p>
          </table:table-cell>
          <table:table-cell office:value-type="float" office:value="1.203498173" calcext:value-type="float">
            <text:p>1.203498173</text:p>
          </table:table-cell>
          <table:table-cell office:value-type="float" office:value="1.201953805" calcext:value-type="float">
            <text:p>1.201953805</text:p>
          </table:table-cell>
          <table:table-cell office:value-type="float" office:value="0.009793365" calcext:value-type="float">
            <text:p>0.009793365</text:p>
          </table:table-cell>
          <table:table-cell office:value-type="float" office:value="0.009832501" calcext:value-type="float">
            <text:p>0.009832501</text:p>
          </table:table-cell>
          <table:table-cell office:value-type="float" office:value="0.009819884" calcext:value-type="float">
            <text:p>0.009819884</text:p>
          </table:table-cell>
          <table:table-cell office:value-type="float" office:value="-0.000102468" calcext:value-type="float">
            <text:p>-0.000102468</text:p>
          </table:table-cell>
          <table:table-cell office:value-type="float" office:value="-0.000063332" calcext:value-type="float">
            <text:p>-6.3332E-05</text:p>
          </table:table-cell>
          <table:table-cell office:value-type="float" office:value="-0.000075949" calcext:value-type="float">
            <text:p>-7.5949E-05</text:p>
          </table:table-cell>
          <table:table-cell office:value-type="float" office:value="26.622072456" calcext:value-type="float">
            <text:p>26.622072456</text:p>
          </table:table-cell>
          <table:table-cell office:value-type="float" office:value="26.623036919" calcext:value-type="float">
            <text:p>26.623036919</text:p>
          </table:table-cell>
          <table:table-cell office:value-type="float" office:value="26.622725991" calcext:value-type="float">
            <text:p>26.622725991</text:p>
          </table:table-cell>
          <table:table-cell office:value-type="float" office:value="-0.00259752" calcext:value-type="float">
            <text:p>-0.00259752</text:p>
          </table:table-cell>
          <table:table-cell office:value-type="float" office:value="-0.001605572" calcext:value-type="float">
            <text:p>-0.001605572</text:p>
          </table:table-cell>
          <table:table-cell office:value-type="float" office:value="-0.001925349" calcext:value-type="float">
            <text:p>-0.0019253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20166808" calcext:value-type="float">
            <text:p>0.020166808</text:p>
          </table:table-cell>
          <table:table-cell office:value-type="float" office:value="0.059413619" calcext:value-type="float">
            <text:p>0.059413619</text:p>
          </table:table-cell>
          <table:table-cell office:value-type="float" office:value="0.083156484" calcext:value-type="float">
            <text:p>0.083156484</text:p>
          </table:table-cell>
          <table:table-cell office:value-type="float" office:value="0.069512123" calcext:value-type="float">
            <text:p>0.069512123</text:p>
          </table:table-cell>
          <table:table-cell office:value-type="float" office:value="0.000485405" calcext:value-type="float">
            <text:p>0.000485405</text:p>
          </table:table-cell>
          <table:table-cell office:value-type="float" office:value="0.000679383" calcext:value-type="float">
            <text:p>0.000679383</text:p>
          </table:table-cell>
          <table:table-cell office:value-type="float" office:value="0.00056791" calcext:value-type="float">
            <text:p>0.00056791</text:p>
          </table:table-cell>
          <table:table-cell office:value-type="float" office:value="0.000485405" calcext:value-type="float">
            <text:p>0.000485405</text:p>
          </table:table-cell>
          <table:table-cell office:value-type="float" office:value="0.000679383" calcext:value-type="float">
            <text:p>0.000679383</text:p>
          </table:table-cell>
          <table:table-cell office:value-type="float" office:value="0.00056791" calcext:value-type="float">
            <text:p>0.00056791</text:p>
          </table:table-cell>
          <table:table-cell office:value-type="float" office:value="0.023586777" calcext:value-type="float">
            <text:p>0.023586777</text:p>
          </table:table-cell>
          <table:table-cell office:value-type="float" office:value="0.025710321" calcext:value-type="float">
            <text:p>0.025710321</text:p>
          </table:table-cell>
          <table:table-cell office:value-type="float" office:value="0.024390638" calcext:value-type="float">
            <text:p>0.024390638</text:p>
          </table:table-cell>
          <table:table-cell office:value-type="float" office:value="0.012304292" calcext:value-type="float">
            <text:p>0.012304292</text:p>
          </table:table-cell>
          <table:table-cell office:value-type="float" office:value="0.017221315" calcext:value-type="float">
            <text:p>0.017221315</text:p>
          </table:table-cell>
          <table:table-cell office:value-type="float" office:value="0.014395643" calcext:value-type="float">
            <text:p>0.0143956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50" meta:object-count="0"/>
    <meta:generator>LibreOffice/5.2.7.2$Linux_ARM_EABI LibreOffice_project/20m0$Build-2</meta:generator>
  </office:meta>
</office:document-meta>
</file>